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39pt"/>
    </style:style>
    <style:style style:name="co3" style:family="table-column">
      <style:table-column-properties fo:break-before="auto" style:column-width="52.44pt"/>
    </style:style>
    <style:style style:name="co4" style:family="table-column">
      <style:table-column-properties fo:break-before="auto" style:column-width="40.31pt"/>
    </style:style>
    <style:style style:name="co5" style:family="table-column">
      <style:table-column-properties fo:break-before="auto" style:column-width="132.75pt"/>
    </style:style>
    <style:style style:name="co6" style:family="table-column">
      <style:table-column-properties fo:break-before="auto" style:column-width="54.79pt"/>
    </style:style>
    <style:style style:name="co7" style:family="table-column">
      <style:table-column-properties fo:break-before="auto" style:column-width="138.95pt"/>
    </style:style>
    <style:style style:name="co8" style:family="table-column">
      <style:table-column-properties fo:break-before="auto" style:column-width="54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style:style style:name="ce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5" style:family="table-cell" style:parent-style-name="Default">
      <style:text-properties fo:font-style="normal" fo:font-weight="normal" style:font-style-asian="normal" style:font-weight-asian="normal" style:font-style-complex="normal" style:font-weight-complex="normal"/>
    </style:style>
    <style:style style:name="ce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fo:background-color="transparent"/>
      <style:text-properties fo:font-weight="bold" style:font-weight-asian="bold" style:font-weight-complex="bold"/>
    </style:style>
    <style:style style:name="ce23" style:family="table-cell" style:parent-style-name="Default">
      <style:table-cell-properties fo:border-bottom="0.06pt solid #000000" fo:background-color="transparent" fo:border-left="none" fo:border-right="none" fo:border-top="0.06pt solid #000000"/>
      <style:text-properties fo:font-weight="bold" style:font-weight-asian="bold" style:font-weight-complex="bold"/>
    </style:style>
    <style:style style:name="ce24" style:family="table-cell" style:parent-style-name="Default">
      <style:table-cell-properties fo:background-color="transparent"/>
    </style:style>
    <style:style style:name="ce25" style:family="table-cell" style:parent-style-name="Default">
      <style:table-cell-properties fo:border-bottom="0.06pt solid #000000" fo:border-left="none" fo:border-right="none" fo:border-top="0.06pt solid #000000"/>
    </style:style>
    <style:style style:name="ce2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style>
    <style:style style:name="ce19" style:family="table-cell" style:parent-style-name="Default">
      <style:table-cell-properties style:text-align-source="fix" style:repeat-content="false"/>
      <style:paragraph-properties fo:text-align="start" fo:margin-left="0pt"/>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itamins - Original" table:style-name="ta1">
        <table:table-column table:style-name="co1" table:default-cell-style-name="ce11"/>
        <table:table-column table:style-name="co1" table:number-columns-repeated="4" table:default-cell-style-name="ce13"/>
        <table:table-column table:style-name="co1" table:default-cell-style-name="ce11"/>
        <table:table-column table:style-name="co1" table:number-columns-repeated="6" table:default-cell-style-name="ce13"/>
        <table:table-column table:style-name="co1" table:number-columns-repeated="3" table:default-cell-style-name="ce11"/>
        <table:table-row table:style-name="ro1" table:number-rows-repeated="2">
          <table:table-cell table:style-name="Default"/>
          <table:table-cell table:style-name="ce10" table:number-columns-repeated="14"/>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Recommended Dietary Allowances and Adequate Intakes, Vitamins</text:span></text:p>
              <text:p text:style-name="P1"><text:span text:style-name="T1">https://www.ncbi.nlm.nih.gov/books/NBK56068/table/summarytables.t2/?report=objectonly</text:span></text:p>
            </office:annotation>
          </table:table-cell>
          <table:table-cell table:style-name="ce10" table:number-columns-repeated="12"/>
        </table:table-row>
        <table:table-row table:style-name="ro1">
          <table:table-cell table:style-name="Default"/>
          <table:table-cell table:style-name="ce10" table:number-columns-repeated="14"/>
        </table:table-row>
        <table:table-row table:style-name="ro2">
          <table:table-cell table:style-name="ce10" office:value-type="string" calcext:value-type="string">
            <text:p>Life Stage</text:p>
            <text:p>Group</text:p>
          </table:table-cell>
          <table:table-cell table:style-name="ce10" office:value-type="string" calcext:value-type="string">
            <text:p>Vitamin A</text:p>
            <text:p>(μg/d)<text:a xlink:href="https://www.ncbi.nlm.nih.gov/books/NBK56068/table/summarytables.t2/?report=objectonly#" xlink:type="simple">a</text:a></text:p>
          </table:table-cell>
          <table:table-cell table:style-name="ce10" office:value-type="string" calcext:value-type="string">
            <text:p>Vitamin C</text:p>
            <text:p>(mg/d)</text:p>
          </table:table-cell>
          <table:table-cell table:style-name="ce10" office:value-type="string" calcext:value-type="string">
            <text:p><text:a xlink:href="https://www.ncbi.nlm.nih.gov/books/n/nap13050/appendixes.app1/def-item/appendixes.app1.gl2-d109/" xlink:type="simple">Vitamin D</text:a></text:p>
            <text:p>(μg/d)<text:a xlink:href="https://www.ncbi.nlm.nih.gov/books/NBK56068/table/summarytables.t2/?report=objectonly#" xlink:type="simple">b</text:a>,<text:a xlink:href="https://www.ncbi.nlm.nih.gov/books/NBK56068/table/summarytables.t2/?report=objectonly#" xlink:type="simple">c</text:a></text:p>
          </table:table-cell>
          <table:table-cell table:style-name="ce10" office:value-type="string" calcext:value-type="string">
            <text:p>Vitamin E</text:p>
            <text:p>(mg/d)<text:a xlink:href="https://www.ncbi.nlm.nih.gov/books/NBK56068/table/summarytables.t2/?report=objectonly#" xlink:type="simple">d</text:a></text:p>
          </table:table-cell>
          <table:table-cell table:style-name="ce10" office:value-type="string" calcext:value-type="string">
            <text:p>Vitamin K</text:p>
            <text:p>(μg/d)</text:p>
          </table:table-cell>
          <table:table-cell table:style-name="ce10" office:value-type="string" calcext:value-type="string">
            <text:p>Thiamin</text:p>
            <text:p>(mg/d)</text:p>
          </table:table-cell>
          <table:table-cell table:style-name="ce10" office:value-type="string" calcext:value-type="string">
            <text:p>Riboflavin</text:p>
            <text:p>(mg/d)</text:p>
          </table:table-cell>
          <table:table-cell table:style-name="ce10" office:value-type="string" calcext:value-type="string">
            <text:p>Niacin</text:p>
            <text:p>(mg/d)<text:a xlink:href="https://www.ncbi.nlm.nih.gov/books/NBK56068/table/summarytables.t2/?report=objectonly#" xlink:type="simple">e</text:a></text:p>
          </table:table-cell>
          <table:table-cell table:style-name="ce10" office:value-type="string" calcext:value-type="string">
            <text:p>Vitamin B6</text:p>
            <text:p>(mg/d)</text:p>
          </table:table-cell>
          <table:table-cell table:style-name="ce10" office:value-type="string" calcext:value-type="string">
            <text:p>Folate</text:p>
            <text:p>(μg/d)<text:a xlink:href="https://www.ncbi.nlm.nih.gov/books/NBK56068/table/summarytables.t2/?report=objectonly#" xlink:type="simple">f</text:a></text:p>
          </table:table-cell>
          <table:table-cell table:style-name="ce10" office:value-type="string" calcext:value-type="string">
            <text:p>Vitamin B12</text:p>
            <text:p>(μg/d)</text:p>
          </table:table-cell>
          <table:table-cell table:style-name="ce10" office:value-type="string" calcext:value-type="string">
            <text:p>Pantothenic Acid</text:p>
            <text:p>(mg/d)</text:p>
          </table:table-cell>
          <table:table-cell table:style-name="ce10" office:value-type="string" calcext:value-type="string">
            <text:p>Biotin</text:p>
            <text:p>(μg/d)</text:p>
          </table:table-cell>
          <table:table-cell table:style-name="ce10" office:value-type="string" calcext:value-type="string">
            <text:p>Choline</text:p>
            <text:p>(mg/d)<text:a xlink:href="https://www.ncbi.nlm.nih.gov/books/NBK56068/table/summarytables.t2/?report=objectonly#" xlink:type="simple">g</text:a></text:p>
          </table:table-cell>
        </table:table-row>
        <table:table-row table:style-name="ro1">
          <table:table-cell office:value-type="string" calcext:value-type="string">
            <text:p>Infants</text:p>
          </table:table-cell>
          <table:table-cell table:style-name="ce12" table:number-columns-repeated="14"/>
        </table:table-row>
        <table:table-row table:style-name="ro1">
          <table:table-cell office:value-type="string" calcext:value-type="string">
            <text:p> 0–6 <text:a xlink:href="https://www.ncbi.nlm.nih.gov/books/n/nap13050/appendixes.app1/def-item/appendixes.app1.gl1-d54/" xlink:type="simple">mo</text:a></text:p>
          </table:table-cell>
          <table:table-cell table:style-name="ce11" office:value-type="string" calcext:value-type="string">
            <text:p>400*</text:p>
          </table:table-cell>
          <table:table-cell table:style-name="ce11" office:value-type="string" calcext:value-type="string">
            <text:p>40*</text:p>
          </table:table-cell>
          <table:table-cell table:style-name="ce11" office:value-type="string" calcext:value-type="string">
            <text:p>10*</text:p>
          </table:table-cell>
          <table:table-cell table:style-name="ce11" office:value-type="string" calcext:value-type="string">
            <text:p>4*</text:p>
          </table:table-cell>
          <table:table-cell office:value-type="string" calcext:value-type="string">
            <text:p>2.0*</text:p>
          </table:table-cell>
          <table:table-cell table:style-name="ce11" office:value-type="string" calcext:value-type="string">
            <text:p>0.2*</text:p>
          </table:table-cell>
          <table:table-cell table:style-name="ce11" office:value-type="string" calcext:value-type="string">
            <text:p>0.3*</text:p>
          </table:table-cell>
          <table:table-cell table:style-name="ce11" office:value-type="string" calcext:value-type="string">
            <text:p>2*</text:p>
          </table:table-cell>
          <table:table-cell table:style-name="ce11" office:value-type="string" calcext:value-type="string">
            <text:p>0.1*</text:p>
          </table:table-cell>
          <table:table-cell table:style-name="ce11" office:value-type="string" calcext:value-type="string">
            <text:p>65*</text:p>
          </table:table-cell>
          <table:table-cell table:style-name="ce11" office:value-type="string" calcext:value-type="string">
            <text:p>0.4*</text:p>
          </table:table-cell>
          <table:table-cell office:value-type="string" calcext:value-type="string">
            <text:p>1.7*</text:p>
          </table:table-cell>
          <table:table-cell office:value-type="string" calcext:value-type="string">
            <text:p>5*</text:p>
          </table:table-cell>
          <table:table-cell office:value-type="string" calcext:value-type="string">
            <text:p>125*</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table:style-name="ce11" office:value-type="string" calcext:value-type="string">
            <text:p>500*</text:p>
          </table:table-cell>
          <table:table-cell table:style-name="ce11" office:value-type="string" calcext:value-type="string">
            <text:p>50*</text:p>
          </table:table-cell>
          <table:table-cell table:style-name="ce11" office:value-type="string" calcext:value-type="string">
            <text:p>10*</text:p>
          </table:table-cell>
          <table:table-cell table:style-name="ce11" office:value-type="string" calcext:value-type="string">
            <text:p>5*</text:p>
          </table:table-cell>
          <table:table-cell office:value-type="string" calcext:value-type="string">
            <text:p>2.5*</text:p>
          </table:table-cell>
          <table:table-cell table:style-name="ce11" office:value-type="string" calcext:value-type="string">
            <text:p>0.3*</text:p>
          </table:table-cell>
          <table:table-cell table:style-name="ce11" office:value-type="string" calcext:value-type="string">
            <text:p>0.4*</text:p>
          </table:table-cell>
          <table:table-cell table:style-name="ce11" office:value-type="string" calcext:value-type="string">
            <text:p>4*</text:p>
          </table:table-cell>
          <table:table-cell table:style-name="ce11" office:value-type="string" calcext:value-type="string">
            <text:p>0.3*</text:p>
          </table:table-cell>
          <table:table-cell table:style-name="ce11" office:value-type="string" calcext:value-type="string">
            <text:p>80*</text:p>
          </table:table-cell>
          <table:table-cell table:style-name="ce11" office:value-type="string" calcext:value-type="string">
            <text:p>0.5*</text:p>
          </table:table-cell>
          <table:table-cell office:value-type="string" calcext:value-type="string">
            <text:p>1.8*</text:p>
          </table:table-cell>
          <table:table-cell office:value-type="string" calcext:value-type="string">
            <text:p>6*</text:p>
          </table:table-cell>
          <table:table-cell office:value-type="string" calcext:value-type="string">
            <text:p>150*</text:p>
          </table:table-cell>
        </table:table-row>
        <table:table-row table:style-name="ro1">
          <table:table-cell office:value-type="string" calcext:value-type="string">
            <text:p>Children</text:p>
          </table:table-cell>
          <table:table-cell table:style-name="ce12" table:number-columns-repeated="14"/>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300" calcext:value-type="float">
            <text:p>300</text:p>
          </table:table-cell>
          <table:table-cell table:number-columns-repeated="2" office:value-type="float" office:value="15" calcext:value-type="float">
            <text:p>15</text:p>
          </table:table-cell>
          <table:table-cell office:value-type="float" office:value="6" calcext:value-type="float">
            <text:p>6</text:p>
          </table:table-cell>
          <table:table-cell office:value-type="string" calcext:value-type="string">
            <text:p>30*</text:p>
          </table:table-cell>
          <table:table-cell table:number-columns-repeated="2" office:value-type="float" office:value="0.5" calcext:value-type="float">
            <text:p>0.5</text:p>
          </table:table-cell>
          <table:table-cell office:value-type="float" office:value="6" calcext:value-type="float">
            <text:p>6</text:p>
          </table:table-cell>
          <table:table-cell office:value-type="float" office:value="0.5" calcext:value-type="float">
            <text:p>0.5</text:p>
          </table:table-cell>
          <table:table-cell office:value-type="float" office:value="150" calcext:value-type="float">
            <text:p>150</text:p>
          </table:table-cell>
          <table:table-cell office:value-type="float" office:value="0.9" calcext:value-type="float">
            <text:p>0.9</text:p>
          </table:table-cell>
          <table:table-cell office:value-type="string" calcext:value-type="string">
            <text:p>2*</text:p>
          </table:table-cell>
          <table:table-cell office:value-type="string" calcext:value-type="string">
            <text:p>8*</text:p>
          </table:table-cell>
          <table:table-cell office:value-type="string" calcext:value-type="string">
            <text:p>200*</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400" calcext:value-type="float">
            <text:p>400</text:p>
          </table:table-cell>
          <table:table-cell office:value-type="float" office:value="25" calcext:value-type="float">
            <text:p>2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55*</text:p>
          </table:table-cell>
          <table:table-cell table:number-columns-repeated="2" office:value-type="float" office:value="0.6" calcext:value-type="float">
            <text:p>0.6</text:p>
          </table:table-cell>
          <table:table-cell office:value-type="float" office:value="8" calcext:value-type="float">
            <text:p>8</text:p>
          </table:table-cell>
          <table:table-cell office:value-type="float" office:value="0.6" calcext:value-type="float">
            <text:p>0.6</text:p>
          </table:table-cell>
          <table:table-cell office:value-type="float" office:value="200" calcext:value-type="float">
            <text:p>200</text:p>
          </table:table-cell>
          <table:table-cell office:value-type="float" office:value="1.2" calcext:value-type="float">
            <text:p>1.2</text:p>
          </table:table-cell>
          <table:table-cell office:value-type="string" calcext:value-type="string">
            <text:p>3*</text:p>
          </table:table-cell>
          <table:table-cell office:value-type="string" calcext:value-type="string">
            <text:p>12*</text:p>
          </table:table-cell>
          <table:table-cell office:value-type="string" calcext:value-type="string">
            <text:p>250*</text:p>
          </table:table-cell>
        </table:table-row>
        <table:table-row table:style-name="ro1">
          <table:table-cell office:value-type="string" calcext:value-type="string">
            <text:p>Males</text:p>
          </table:table-cell>
          <table:table-cell table:style-name="ce12" table:number-columns-repeated="14"/>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5" calcext:value-type="float">
            <text:p>45</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60*</text:p>
          </table:table-cell>
          <table:table-cell table:number-columns-repeated="2" office:value-type="float" office:value="0.9" calcext:value-type="float">
            <text:p>0.9</text:p>
          </table:table-cell>
          <table:table-cell office:value-type="float" office:value="12" calcext:value-type="float">
            <text:p>12</text:p>
          </table:table-cell>
          <table:table-cell office:value-type="float" office:value="1" calcext:value-type="float">
            <text:p>1</text:p>
          </table:table-cell>
          <table:table-cell office:value-type="float" office:value="300" calcext:value-type="float">
            <text:p>300</text:p>
          </table:table-cell>
          <table:table-cell office:value-type="float" office:value="1.8" calcext:value-type="float">
            <text:p>1.8</text:p>
          </table:table-cell>
          <table:table-cell office:value-type="string" calcext:value-type="string">
            <text:p>4*</text:p>
          </table:table-cell>
          <table:table-cell office:value-type="string" calcext:value-type="string">
            <text:p>20*</text:p>
          </table:table-cell>
          <table:table-cell office:value-type="string" calcext:value-type="string">
            <text:p>375*</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75*</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25*</text:p>
          </table:table-cell>
          <table:table-cell office:value-type="string" calcext:value-type="string">
            <text:p>5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Females</text:p>
          </table:table-cell>
          <table:table-cell table:style-name="ce12" table:number-columns-repeated="14"/>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5" calcext:value-type="float">
            <text:p>45</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60*</text:p>
          </table:table-cell>
          <table:table-cell table:number-columns-repeated="2" office:value-type="float" office:value="0.9" calcext:value-type="float">
            <text:p>0.9</text:p>
          </table:table-cell>
          <table:table-cell office:value-type="float" office:value="12" calcext:value-type="float">
            <text:p>12</text:p>
          </table:table-cell>
          <table:table-cell office:value-type="float" office:value="1" calcext:value-type="float">
            <text:p>1</text:p>
          </table:table-cell>
          <table:table-cell office:value-type="float" office:value="300" calcext:value-type="float">
            <text:p>300</text:p>
          </table:table-cell>
          <table:table-cell office:value-type="float" office:value="1.8" calcext:value-type="float">
            <text:p>1.8</text:p>
          </table:table-cell>
          <table:table-cell office:value-type="string" calcext:value-type="string">
            <text:p>4*</text:p>
          </table:table-cell>
          <table:table-cell office:value-type="string" calcext:value-type="string">
            <text:p>20*</text:p>
          </table:table-cell>
          <table:table-cell office:value-type="string" calcext:value-type="string">
            <text:p>375*</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65" calcext:value-type="float">
            <text:p>65</text:p>
          </table:table-cell>
          <table:table-cell table:number-columns-repeated="2" office:value-type="float" office:value="15" calcext:value-type="float">
            <text:p>15</text:p>
          </table:table-cell>
          <table:table-cell office:value-type="string" calcext:value-type="string">
            <text:p>75*</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25*</text:p>
          </table:table-cell>
          <table:table-cell office:value-type="string" calcext:value-type="string">
            <text:p>40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Pregnancy</text:p>
          </table:table-cell>
          <table:table-cell table:style-name="ce12" table:number-columns-repeated="14"/>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750" calcext:value-type="float">
            <text:p>750</text:p>
          </table:table-cell>
          <table:table-cell office:value-type="float" office:value="80" calcext:value-type="float">
            <text:p>80</text:p>
          </table:table-cell>
          <table:table-cell table:number-columns-repeated="2" office:value-type="float" office:value="15" calcext:value-type="float">
            <text:p>15</text:p>
          </table:table-cell>
          <table:table-cell office:value-type="string" calcext:value-type="string">
            <text:p>75*</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770" calcext:value-type="float">
            <text:p>770</text:p>
          </table:table-cell>
          <table:table-cell office:value-type="float" office:value="85" calcext:value-type="float">
            <text:p>8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770" calcext:value-type="float">
            <text:p>770</text:p>
          </table:table-cell>
          <table:table-cell office:value-type="float" office:value="85" calcext:value-type="float">
            <text:p>8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Lactation</text:p>
          </table:table-cell>
          <table:table-cell table:style-name="ce12" table:number-columns-repeated="14"/>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1200" calcext:value-type="float">
            <text:p>1200</text:p>
          </table:table-cell>
          <table:table-cell office:value-type="float" office:value="115" calcext:value-type="float">
            <text:p>115</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75*</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1300" calcext:value-type="float">
            <text:p>1300</text:p>
          </table:table-cell>
          <table:table-cell office:value-type="float" office:value="120" calcext:value-type="float">
            <text:p>120</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90*</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1300" calcext:value-type="float">
            <text:p>1300</text:p>
          </table:table-cell>
          <table:table-cell office:value-type="float" office:value="120" calcext:value-type="float">
            <text:p>120</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90*</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
      <table:table table:name="Minerals - Original" table:style-name="ta1">
        <table:table-column table:style-name="co1" table:number-columns-repeated="16" table:default-cell-style-name="ce11"/>
        <table:table-row table:style-name="ro1" table:number-rows-repeated="2">
          <table:table-cell table:style-name="Default"/>
          <table:table-cell table:style-name="ce10" table:number-columns-repeated="14"/>
          <table:table-cell table:style-name="Default"/>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Recommended Dietary Allowances and Adequate Intakes, Elements</text:span></text:p>
              <text:p text:style-name="P1"><text:span text:style-name="T1">https://www.ncbi.nlm.nih.gov/books/NBK545442/table/appJ_tab3/?report=objectonly</text:span></text:p>
            </office:annotation>
          </table:table-cell>
          <table:table-cell table:style-name="ce10" table:number-columns-repeated="12"/>
          <table:table-cell table:style-name="Default"/>
        </table:table-row>
        <table:table-row table:style-name="ro1">
          <table:table-cell table:style-name="Default"/>
          <table:table-cell table:style-name="ce10" table:number-columns-repeated="14"/>
          <table:table-cell table:style-name="Default"/>
        </table:table-row>
        <table:table-row table:style-name="ro3">
          <table:table-cell table:style-name="ce10" office:value-type="string" calcext:value-type="string">
            <text:p>Life-Stage Group</text:p>
          </table:table-cell>
          <table:table-cell table:style-name="ce10" office:value-type="string" calcext:value-type="string">
            <text:p>Calcium (mg/d)</text:p>
          </table:table-cell>
          <table:table-cell table:style-name="ce10" office:value-type="string" calcext:value-type="string">
            <text:p>Chromium (μg/d)</text:p>
          </table:table-cell>
          <table:table-cell table:style-name="ce10" office:value-type="string" calcext:value-type="string">
            <text:p>Copper (μg/d)</text:p>
          </table:table-cell>
          <table:table-cell table:style-name="ce10" office:value-type="string" calcext:value-type="string">
            <text:p>Fluoride (mg/d)</text:p>
          </table:table-cell>
          <table:table-cell table:style-name="ce10" office:value-type="string" calcext:value-type="string">
            <text:p>Iodine (μg/d)</text:p>
          </table:table-cell>
          <table:table-cell table:style-name="ce10" office:value-type="string" calcext:value-type="string">
            <text:p>Iron (mg/d)</text:p>
          </table:table-cell>
          <table:table-cell table:style-name="ce10" office:value-type="string" calcext:value-type="string">
            <text:p>Magnesium (mg/d)</text:p>
          </table:table-cell>
          <table:table-cell table:style-name="ce10" office:value-type="string" calcext:value-type="string">
            <text:p>Manganese (mg/d)</text:p>
          </table:table-cell>
          <table:table-cell table:style-name="ce10" office:value-type="string" calcext:value-type="string">
            <text:p>Molybdenum (μg/d)</text:p>
          </table:table-cell>
          <table:table-cell table:style-name="ce10" office:value-type="string" calcext:value-type="string">
            <text:p>Phosphorus (mg/d)</text:p>
          </table:table-cell>
          <table:table-cell table:style-name="ce10" office:value-type="string" calcext:value-type="string">
            <text:p>Selenium (μg/d)</text:p>
          </table:table-cell>
          <table:table-cell table:style-name="ce10" office:value-type="string" calcext:value-type="string">
            <text:p>Zinc (mg/d)</text:p>
          </table:table-cell>
          <table:table-cell table:style-name="ce10" office:value-type="string" calcext:value-type="string">
            <text:p>Potassium (mg/d)</text:p>
          </table:table-cell>
          <table:table-cell table:style-name="ce10" office:value-type="string" calcext:value-type="string">
            <text:p>Sodium (mg/d)</text:p>
          </table:table-cell>
          <table:table-cell table:style-name="ce10" office:value-type="string" calcext:value-type="string">
            <text:p>Chloride (g/d)</text:p>
          </table:table-cell>
        </table:table-row>
        <table:table-row table:style-name="ro1">
          <table:table-cell office:value-type="string" calcext:value-type="string" table:number-columns-spanned="16" table:number-rows-spanned="1">
            <text:p>Infants</text:p>
          </table:table-cell>
          <table:covered-table-cell table:number-columns-repeated="15" table:style-name="Default"/>
        </table:table-row>
        <table:table-row table:style-name="ro1">
          <table:table-cell office:value-type="string" calcext:value-type="string">
            <text:p>0–6 mo</text:p>
          </table:table-cell>
          <table:table-cell office:value-type="string" calcext:value-type="string">
            <text:p>200*<text:a xlink:href="https://www.ncbi.nlm.nih.gov/books/NBK545442/table/appJ_tab3/?report=objectonly#" xlink:type="simple">a</text:a></text:p>
          </table:table-cell>
          <table:table-cell office:value-type="string" calcext:value-type="string">
            <text:p>0.2*</text:p>
          </table:table-cell>
          <table:table-cell office:value-type="string" calcext:value-type="string">
            <text:p>200*</text:p>
          </table:table-cell>
          <table:table-cell office:value-type="string" calcext:value-type="string">
            <text:p>0.01*</text:p>
          </table:table-cell>
          <table:table-cell office:value-type="string" calcext:value-type="string">
            <text:p>110*</text:p>
          </table:table-cell>
          <table:table-cell office:value-type="string" calcext:value-type="string">
            <text:p>0.27*</text:p>
          </table:table-cell>
          <table:table-cell office:value-type="string" calcext:value-type="string">
            <text:p>30*</text:p>
          </table:table-cell>
          <table:table-cell office:value-type="string" calcext:value-type="string">
            <text:p>0.003*</text:p>
          </table:table-cell>
          <table:table-cell office:value-type="string" calcext:value-type="string">
            <text:p>2*</text:p>
          </table:table-cell>
          <table:table-cell office:value-type="string" calcext:value-type="string">
            <text:p>100*</text:p>
          </table:table-cell>
          <table:table-cell office:value-type="string" calcext:value-type="string">
            <text:p>15*</text:p>
          </table:table-cell>
          <table:table-cell office:value-type="string" calcext:value-type="string">
            <text:p>2*</text:p>
          </table:table-cell>
          <table:table-cell office:value-type="string" calcext:value-type="string">
            <text:p>400*</text:p>
          </table:table-cell>
          <table:table-cell office:value-type="string" calcext:value-type="string">
            <text:p>110*</text:p>
          </table:table-cell>
          <table:table-cell office:value-type="string" calcext:value-type="string">
            <text:p>0.18*</text:p>
          </table:table-cell>
        </table:table-row>
        <table:table-row table:style-name="ro1">
          <table:table-cell office:value-type="string" calcext:value-type="string">
            <text:p>7–12 mo</text:p>
          </table:table-cell>
          <table:table-cell office:value-type="string" calcext:value-type="string">
            <text:p>260*<text:a xlink:href="https://www.ncbi.nlm.nih.gov/books/NBK545442/table/appJ_tab3/?report=objectonly#" xlink:type="simple">a</text:a></text:p>
          </table:table-cell>
          <table:table-cell office:value-type="string" calcext:value-type="string">
            <text:p>5.5*</text:p>
          </table:table-cell>
          <table:table-cell office:value-type="string" calcext:value-type="string">
            <text:p>220*</text:p>
          </table:table-cell>
          <table:table-cell office:value-type="string" calcext:value-type="string">
            <text:p>0.5*</text:p>
          </table:table-cell>
          <table:table-cell office:value-type="string" calcext:value-type="string">
            <text:p>130*</text:p>
          </table:table-cell>
          <table:table-cell office:value-type="float" office:value="11" calcext:value-type="float">
            <text:p>11</text:p>
          </table:table-cell>
          <table:table-cell office:value-type="string" calcext:value-type="string">
            <text:p>75*</text:p>
          </table:table-cell>
          <table:table-cell office:value-type="string" calcext:value-type="string">
            <text:p>0.6*</text:p>
          </table:table-cell>
          <table:table-cell office:value-type="string" calcext:value-type="string">
            <text:p>3*</text:p>
          </table:table-cell>
          <table:table-cell office:value-type="string" calcext:value-type="string">
            <text:p>275*</text:p>
          </table:table-cell>
          <table:table-cell office:value-type="string" calcext:value-type="string">
            <text:p>20*</text:p>
          </table:table-cell>
          <table:table-cell office:value-type="float" office:value="3" calcext:value-type="float">
            <text:p>3</text:p>
          </table:table-cell>
          <table:table-cell office:value-type="string" calcext:value-type="string">
            <text:p>860*</text:p>
          </table:table-cell>
          <table:table-cell office:value-type="string" calcext:value-type="string">
            <text:p>370*</text:p>
          </table:table-cell>
          <table:table-cell office:value-type="string" calcext:value-type="string">
            <text:p>0.57*</text:p>
          </table:table-cell>
        </table:table-row>
        <table:table-row table:style-name="ro1">
          <table:table-cell office:value-type="string" calcext:value-type="string" table:number-columns-spanned="16" table:number-rows-spanned="1">
            <text:p>Children</text:p>
          </table:table-cell>
          <table:covered-table-cell table:number-columns-repeated="15" table:style-name="Default"/>
        </table:table-row>
        <table:table-row table:style-name="ro1">
          <table:table-cell office:value-type="string" calcext:value-type="string">
            <text:p>1–3 y</text:p>
          </table:table-cell>
          <table:table-cell office:value-type="float" office:value="700" calcext:value-type="float">
            <text:p>700</text:p>
          </table:table-cell>
          <table:table-cell office:value-type="string" calcext:value-type="string">
            <text:p>11*</text:p>
          </table:table-cell>
          <table:table-cell office:value-type="float" office:value="340" calcext:value-type="float">
            <text:p>340</text:p>
          </table:table-cell>
          <table:table-cell office:value-type="string" calcext:value-type="string">
            <text:p>0.7*</text:p>
          </table:table-cell>
          <table:table-cell office:value-type="float" office:value="90" calcext:value-type="float">
            <text:p>90</text:p>
          </table:table-cell>
          <table:table-cell office:value-type="float" office:value="7" calcext:value-type="float">
            <text:p>7</text:p>
          </table:table-cell>
          <table:table-cell office:value-type="float" office:value="80" calcext:value-type="float">
            <text:p>80</text:p>
          </table:table-cell>
          <table:table-cell office:value-type="string" calcext:value-type="string">
            <text:p>1.2*</text:p>
          </table:table-cell>
          <table:table-cell office:value-type="float" office:value="17" calcext:value-type="float">
            <text:p>17</text:p>
          </table:table-cell>
          <table:table-cell office:value-type="float" office:value="460" calcext:value-type="float">
            <text:p>460</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2,000*</text:p>
          </table:table-cell>
          <table:table-cell office:value-type="string" calcext:value-type="string">
            <text:p>800*</text:p>
          </table:table-cell>
          <table:table-cell office:value-type="string" calcext:value-type="string">
            <text:p>1.5*</text:p>
          </table:table-cell>
        </table:table-row>
        <table:table-row table:style-name="ro1">
          <table:table-cell office:value-type="string" calcext:value-type="string">
            <text:p>4–8 y</text:p>
          </table:table-cell>
          <table:table-cell office:value-type="float" office:value="1000" calcext:value-type="float">
            <text:p>1000</text:p>
          </table:table-cell>
          <table:table-cell office:value-type="string" calcext:value-type="string">
            <text:p>15*</text:p>
          </table:table-cell>
          <table:table-cell office:value-type="float" office:value="440" calcext:value-type="float">
            <text:p>440</text:p>
          </table:table-cell>
          <table:table-cell office:value-type="string" calcext:value-type="string">
            <text:p>1*</text:p>
          </table:table-cell>
          <table:table-cell office:value-type="float" office:value="90" calcext:value-type="float">
            <text:p>90</text:p>
          </table:table-cell>
          <table:table-cell office:value-type="float" office:value="10" calcext:value-type="float">
            <text:p>10</text:p>
          </table:table-cell>
          <table:table-cell office:value-type="float" office:value="130" calcext:value-type="float">
            <text:p>130</text:p>
          </table:table-cell>
          <table:table-cell office:value-type="string" calcext:value-type="string">
            <text:p>1.5*</text:p>
          </table:table-cell>
          <table:table-cell office:value-type="float" office:value="22" calcext:value-type="float">
            <text:p>22</text:p>
          </table:table-cell>
          <table:table-cell office:value-type="float" office:value="500" calcext:value-type="float">
            <text:p>500</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2,300*</text:p>
          </table:table-cell>
          <table:table-cell office:value-type="string" calcext:value-type="string">
            <text:p>1,000*</text:p>
          </table:table-cell>
          <table:table-cell office:value-type="string" calcext:value-type="string">
            <text:p>1.9*</text:p>
          </table:table-cell>
        </table:table-row>
        <table:table-row table:style-name="ro1">
          <table:table-cell office:value-type="string" calcext:value-type="string" table:number-columns-spanned="16" table:number-rows-spanned="1">
            <text:p>Males</text:p>
          </table:table-cell>
          <table:covered-table-cell table:number-columns-repeated="15" table:style-name="Default"/>
        </table:table-row>
        <table:table-row table:style-name="ro1">
          <table:table-cell office:value-type="string" calcext:value-type="string">
            <text:p>9–13 y</text:p>
          </table:table-cell>
          <table:table-cell office:value-type="float" office:value="1300" calcext:value-type="float">
            <text:p>1300</text:p>
          </table:table-cell>
          <table:table-cell office:value-type="string" calcext:value-type="string">
            <text:p>25*</text:p>
          </table:table-cell>
          <table:table-cell office:value-type="float" office:value="700" calcext:value-type="float">
            <text:p>700</text:p>
          </table:table-cell>
          <table:table-cell office:value-type="string" calcext:value-type="string">
            <text:p>2*</text:p>
          </table:table-cell>
          <table:table-cell office:value-type="float" office:value="120" calcext:value-type="float">
            <text:p>120</text:p>
          </table:table-cell>
          <table:table-cell office:value-type="float" office:value="8" calcext:value-type="float">
            <text:p>8</text:p>
          </table:table-cell>
          <table:table-cell office:value-type="float" office:value="240" calcext:value-type="float">
            <text:p>240</text:p>
          </table:table-cell>
          <table:table-cell office:value-type="string" calcext:value-type="string">
            <text:p>1.9*</text:p>
          </table:table-cell>
          <table:table-cell office:value-type="float" office:value="34" calcext:value-type="float">
            <text:p>34</text:p>
          </table:table-cell>
          <table:table-cell office:value-type="float" office:value="1250" calcext:value-type="float">
            <text:p>1250</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2,500*</text:p>
          </table:table-cell>
          <table:table-cell office:value-type="string" calcext:value-type="string">
            <text:p>1,200*</text:p>
          </table:table-cell>
          <table:table-cell office:value-type="string" calcext:value-type="string">
            <text:p>2.3*</text:p>
          </table:table-cell>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35*</text:p>
          </table:table-cell>
          <table:table-cell office:value-type="float" office:value="890" calcext:value-type="float">
            <text:p>890</text:p>
          </table:table-cell>
          <table:table-cell office:value-type="string" calcext:value-type="string">
            <text:p>3*</text:p>
          </table:table-cell>
          <table:table-cell office:value-type="float" office:value="150" calcext:value-type="float">
            <text:p>150</text:p>
          </table:table-cell>
          <table:table-cell office:value-type="float" office:value="11" calcext:value-type="float">
            <text:p>11</text:p>
          </table:table-cell>
          <table:table-cell office:value-type="float" office:value="410" calcext:value-type="float">
            <text:p>410</text:p>
          </table:table-cell>
          <table:table-cell office:value-type="string" calcext:value-type="string">
            <text:p>2.2*</text:p>
          </table:table-cell>
          <table:table-cell office:value-type="float" office:value="43" calcext:value-type="float">
            <text:p>43</text:p>
          </table:table-cell>
          <table:table-cell office:value-type="float" office:value="1250" calcext:value-type="float">
            <text:p>125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0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35*</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00" calcext:value-type="float">
            <text:p>40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35*</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51–70 y</text:p>
          </table:table-cell>
          <table:table-cell office:value-type="float" office:value="1000" calcext:value-type="float">
            <text:p>1000</text:p>
          </table:table-cell>
          <table:table-cell office:value-type="string" calcext:value-type="string">
            <text:p>30*</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0*</text:p>
          </table:table-cell>
        </table:table-row>
        <table:table-row table:style-name="ro1">
          <table:table-cell office:value-type="string" calcext:value-type="string">
            <text:p>&gt; 70 y</text:p>
          </table:table-cell>
          <table:table-cell office:value-type="float" office:value="1200" calcext:value-type="float">
            <text:p>1200</text:p>
          </table:table-cell>
          <table:table-cell office:value-type="string" calcext:value-type="string">
            <text:p>30*</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1.8*</text:p>
          </table:table-cell>
        </table:table-row>
        <table:table-row table:style-name="ro1">
          <table:table-cell office:value-type="string" calcext:value-type="string" table:number-columns-spanned="16" table:number-rows-spanned="1">
            <text:p>Females</text:p>
          </table:table-cell>
          <table:covered-table-cell table:number-columns-repeated="15" table:style-name="Default"/>
        </table:table-row>
        <table:table-row table:style-name="ro1">
          <table:table-cell office:value-type="string" calcext:value-type="string">
            <text:p>9–13 y</text:p>
          </table:table-cell>
          <table:table-cell office:value-type="float" office:value="1300" calcext:value-type="float">
            <text:p>1300</text:p>
          </table:table-cell>
          <table:table-cell office:value-type="string" calcext:value-type="string">
            <text:p>21*</text:p>
          </table:table-cell>
          <table:table-cell office:value-type="float" office:value="700" calcext:value-type="float">
            <text:p>700</text:p>
          </table:table-cell>
          <table:table-cell office:value-type="string" calcext:value-type="string">
            <text:p>2*</text:p>
          </table:table-cell>
          <table:table-cell office:value-type="float" office:value="120" calcext:value-type="float">
            <text:p>120</text:p>
          </table:table-cell>
          <table:table-cell office:value-type="float" office:value="8" calcext:value-type="float">
            <text:p>8</text:p>
          </table:table-cell>
          <table:table-cell office:value-type="float" office:value="240" calcext:value-type="float">
            <text:p>240</text:p>
          </table:table-cell>
          <table:table-cell office:value-type="string" calcext:value-type="string">
            <text:p>1.6*</text:p>
          </table:table-cell>
          <table:table-cell office:value-type="float" office:value="34" calcext:value-type="float">
            <text:p>34</text:p>
          </table:table-cell>
          <table:table-cell office:value-type="float" office:value="1250" calcext:value-type="float">
            <text:p>1250</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2,300*</text:p>
          </table:table-cell>
          <table:table-cell office:value-type="string" calcext:value-type="string">
            <text:p>1,200*</text:p>
          </table:table-cell>
          <table:table-cell office:value-type="string" calcext:value-type="string">
            <text:p>2.3*</text:p>
          </table:table-cell>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24*</text:p>
          </table:table-cell>
          <table:table-cell office:value-type="float" office:value="890" calcext:value-type="float">
            <text:p>890</text:p>
          </table:table-cell>
          <table:table-cell office:value-type="string" calcext:value-type="string">
            <text:p>3*</text:p>
          </table:table-cell>
          <table:table-cell office:value-type="float" office:value="150" calcext:value-type="float">
            <text:p>150</text:p>
          </table:table-cell>
          <table:table-cell office:value-type="float" office:value="15" calcext:value-type="float">
            <text:p>15</text:p>
          </table:table-cell>
          <table:table-cell office:value-type="float" office:value="360" calcext:value-type="float">
            <text:p>360</text:p>
          </table:table-cell>
          <table:table-cell office:value-type="string" calcext:value-type="string">
            <text:p>1.6*</text:p>
          </table:table-cell>
          <table:table-cell office:value-type="float" office:value="43" calcext:value-type="float">
            <text:p>43</text:p>
          </table:table-cell>
          <table:table-cell office:value-type="float" office:value="1250" calcext:value-type="float">
            <text:p>1250</text:p>
          </table:table-cell>
          <table:table-cell office:value-type="float" office:value="55" calcext:value-type="float">
            <text:p>55</text:p>
          </table:table-cell>
          <table:table-cell office:value-type="float" office:value="9" calcext:value-type="float">
            <text:p>9</text:p>
          </table:table-cell>
          <table:table-cell office:value-type="string" calcext:value-type="string">
            <text:p>2,3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25*</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18" calcext:value-type="float">
            <text:p>18</text:p>
          </table:table-cell>
          <table:table-cell office:value-type="float" office:value="310" calcext:value-type="float">
            <text:p>31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25*</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18" calcext:value-type="float">
            <text:p>1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51–70 y</text:p>
          </table:table-cell>
          <table:table-cell office:value-type="float" office:value="1200" calcext:value-type="float">
            <text:p>1200</text:p>
          </table:table-cell>
          <table:table-cell office:value-type="string" calcext:value-type="string">
            <text:p>20*</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8" calcext:value-type="float">
            <text:p>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0*</text:p>
          </table:table-cell>
        </table:table-row>
        <table:table-row table:style-name="ro1">
          <table:table-cell office:value-type="string" calcext:value-type="string">
            <text:p>&gt; 70 y</text:p>
          </table:table-cell>
          <table:table-cell office:value-type="float" office:value="1200" calcext:value-type="float">
            <text:p>1200</text:p>
          </table:table-cell>
          <table:table-cell office:value-type="string" calcext:value-type="string">
            <text:p>20*</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8" calcext:value-type="float">
            <text:p>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1.8*</text:p>
          </table:table-cell>
        </table:table-row>
        <table:table-row table:style-name="ro1">
          <table:table-cell office:value-type="string" calcext:value-type="string" table:number-columns-spanned="16" table:number-rows-spanned="1">
            <text:p>Pregnancy</text:p>
          </table:table-cell>
          <table:covered-table-cell table:number-columns-repeated="15" table:style-name="Default"/>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29*</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400" calcext:value-type="float">
            <text:p>400</text:p>
          </table:table-cell>
          <table:table-cell office:value-type="string" calcext:value-type="string">
            <text:p>2.0*</text:p>
          </table:table-cell>
          <table:table-cell office:value-type="float" office:value="50" calcext:value-type="float">
            <text:p>50</text:p>
          </table:table-cell>
          <table:table-cell office:value-type="float" office:value="1250" calcext:value-type="float">
            <text:p>1250</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30*</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350" calcext:value-type="float">
            <text:p>350</text:p>
          </table:table-cell>
          <table:table-cell office:value-type="string" calcext:value-type="string">
            <text:p>2.0*</text:p>
          </table:table-cell>
          <table:table-cell office:value-type="float" office:value="50" calcext:value-type="float">
            <text:p>50</text:p>
          </table:table-cell>
          <table:table-cell office:value-type="float" office:value="700" calcext:value-type="float">
            <text:p>700</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2,9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30*</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360" calcext:value-type="float">
            <text:p>360</text:p>
          </table:table-cell>
          <table:table-cell office:value-type="string" calcext:value-type="string">
            <text:p>2.0*</text:p>
          </table:table-cell>
          <table:table-cell office:value-type="float" office:value="50" calcext:value-type="float">
            <text:p>50</text:p>
          </table:table-cell>
          <table:table-cell office:value-type="float" office:value="700" calcext:value-type="float">
            <text:p>700</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2,9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able:number-columns-spanned="16" table:number-rows-spanned="1">
            <text:p>Lactation</text:p>
          </table:table-cell>
          <table:covered-table-cell table:number-columns-repeated="15" table:style-name="Default"/>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44*</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10" calcext:value-type="float">
            <text:p>10</text:p>
          </table:table-cell>
          <table:table-cell office:value-type="float" office:value="360" calcext:value-type="float">
            <text:p>360</text:p>
          </table:table-cell>
          <table:table-cell office:value-type="string" calcext:value-type="string">
            <text:p>2.6*</text:p>
          </table:table-cell>
          <table:table-cell office:value-type="float" office:value="50" calcext:value-type="float">
            <text:p>50</text:p>
          </table:table-cell>
          <table:table-cell office:value-type="float" office:value="1250" calcext:value-type="float">
            <text:p>1250</text:p>
          </table:table-cell>
          <table:table-cell office:value-type="float" office:value="70" calcext:value-type="float">
            <text:p>70</text:p>
          </table:table-cell>
          <table:table-cell office:value-type="float" office:value="13" calcext:value-type="float">
            <text:p>13</text:p>
          </table:table-cell>
          <table:table-cell office:value-type="string" calcext:value-type="string">
            <text:p>2,5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45*</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9" calcext:value-type="float">
            <text:p>9</text:p>
          </table:table-cell>
          <table:table-cell office:value-type="float" office:value="310" calcext:value-type="float">
            <text:p>310</text:p>
          </table:table-cell>
          <table:table-cell office:value-type="string" calcext:value-type="string">
            <text:p>2.6*</text:p>
          </table:table-cell>
          <table:table-cell office:value-type="float" office:value="50" calcext:value-type="float">
            <text:p>50</text:p>
          </table:table-cell>
          <table:table-cell office:value-type="float" office:value="700" calcext:value-type="float">
            <text:p>700</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2,8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45*</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9" calcext:value-type="float">
            <text:p>9</text:p>
          </table:table-cell>
          <table:table-cell office:value-type="float" office:value="320" calcext:value-type="float">
            <text:p>320</text:p>
          </table:table-cell>
          <table:table-cell office:value-type="string" calcext:value-type="string">
            <text:p>2.6*</text:p>
          </table:table-cell>
          <table:table-cell office:value-type="float" office:value="50" calcext:value-type="float">
            <text:p>50</text:p>
          </table:table-cell>
          <table:table-cell office:value-type="float" office:value="700" calcext:value-type="float">
            <text:p>700</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2,800*</text:p>
          </table:table-cell>
          <table:table-cell office:value-type="string" calcext:value-type="string">
            <text:p>1,500*</text:p>
          </table:table-cell>
          <table:table-cell office:value-type="string" calcext:value-type="string">
            <text:p>2.3*</text:p>
          </table:table-cell>
        </table:table-row>
        <table:table-row table:style-name="ro1">
          <table:table-cell table:style-name="Default" table:number-columns-repeated="16"/>
        </table:table-row>
        <table:table-row table:style-name="ro1">
          <table:table-cell table:style-name="Default">
            <office:annotation office:display="true" draw:style-name="gr2" draw:text-style-name="P2" svg:width="915.68pt" svg:height="61.68pt" svg:x="80.99pt" svg:y="463.61pt" draw:caption-point-x="-17.29pt" draw:caption-point-y="-17.09pt">
              <dc:date>2020-07-15T00:00:00</dc:date>
              <text:p text:style-name="P1"><text:span text:style-name="T1">NOTES: This table (taken from the DRI reports, see www.nap.edu) presents Recommended Dietary Allowances (RDAs) in bold type and Adequate Intakes (AIs) in ordinary type followed by an asterisk (*). An RDA is the average daily dietary intake level sufficient to meet the nutrient requirements of nearly all (97–98 percent) healthy individuals in a group. It is calculated from an Estimated Average Requirement (EAR). If sufficient scientific evidence is not available to establish an EAR, and thus calculate an RDA, an AI is usually developed. For healthy breastfed infants, an AI is the mean intake. The AI for other life-stage and gender groups is believed to cover the needs of all healthy individuals in the groups, but lack of data or uncertainty in the data prevent being able to specify with confidence the percentage of individuals covered by this intake.</text:span></text:p>
            </office:annotation>
          </table:table-cell>
          <table:table-cell table:style-name="Default" table:number-columns-repeated="15"/>
        </table:table-row>
      </table:table>
      <table:table table:name="Vitamins UL - Original" table:style-name="ta1">
        <table:table-column table:style-name="co1" table:number-columns-repeated="16" table:default-cell-style-name="ce11"/>
        <table:table-row table:style-name="ro1" table:number-rows-repeated="2">
          <table:table-cell table:style-name="Default"/>
          <table:table-cell table:style-name="ce10" table:number-columns-repeated="14"/>
          <table:table-cell table:style-name="Default"/>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Tolerable Upper Intake Levels, Vitamins</text:span></text:p>
              <text:p text:style-name="P1"><text:span text:style-name="T1">https://www.ncbi.nlm.nih.gov/books/NBK56068/table/summarytables.t7/?report=objectonly</text:span></text:p>
            </office:annotation>
          </table:table-cell>
          <table:table-cell table:style-name="ce10" table:number-columns-repeated="12"/>
          <table:table-cell table:style-name="Default"/>
        </table:table-row>
        <table:table-row table:style-name="ro1">
          <table:table-cell table:style-name="Default"/>
          <table:table-cell table:style-name="ce10" table:number-columns-repeated="14"/>
          <table:table-cell table:style-name="Default"/>
        </table:table-row>
        <table:table-row table:style-name="ro3">
          <table:table-cell table:style-name="ce10" office:value-type="string" calcext:value-type="string">
            <text:p>Life Stage</text:p>
            <text:p>Group</text:p>
          </table:table-cell>
          <table:table-cell table:style-name="ce10" office:value-type="string" calcext:value-type="string">
            <text:p>Vitamin A</text:p>
            <text:p>(μg/d)<text:a xlink:href="https://www.ncbi.nlm.nih.gov/books/NBK56068/table/summarytables.t7/?report=objectonly#" xlink:type="simple">a</text:a></text:p>
          </table:table-cell>
          <table:table-cell table:style-name="ce10" office:value-type="string" calcext:value-type="string">
            <text:p>Vitamin C</text:p>
            <text:p>(mg/d)</text:p>
          </table:table-cell>
          <table:table-cell table:style-name="ce10" office:value-type="string" calcext:value-type="string">
            <text:p><text:a xlink:href="https://www.ncbi.nlm.nih.gov/books/n/nap13050/appendixes.app1/def-item/appendixes.app1.gl2-d109/" xlink:type="simple">Vitamin D</text:a></text:p>
            <text:p>(μg/d)</text:p>
          </table:table-cell>
          <table:table-cell table:style-name="ce10" office:value-type="string" calcext:value-type="string">
            <text:p>Vitamin E</text:p>
            <text:p>(mg/d)<text:a xlink:href="https://www.ncbi.nlm.nih.gov/books/NBK56068/table/summarytables.t7/?report=objectonly#" xlink:type="simple">b</text:a>,<text:a xlink:href="https://www.ncbi.nlm.nih.gov/books/NBK56068/table/summarytables.t7/?report=objectonly#" xlink:type="simple">c</text:a></text:p>
          </table:table-cell>
          <table:table-cell table:style-name="ce10" office:value-type="string" calcext:value-type="string">
            <text:p>Vitamin K</text:p>
          </table:table-cell>
          <table:table-cell table:style-name="ce10" office:value-type="string" calcext:value-type="string">
            <text:p>Thiamin</text:p>
          </table:table-cell>
          <table:table-cell table:style-name="ce10" office:value-type="string" calcext:value-type="string">
            <text:p>Riboflavin</text:p>
          </table:table-cell>
          <table:table-cell table:style-name="ce10" office:value-type="string" calcext:value-type="string">
            <text:p>Niacin</text:p>
            <text:p>(mg/d)<text:a xlink:href="https://www.ncbi.nlm.nih.gov/books/NBK56068/table/summarytables.t7/?report=objectonly#" xlink:type="simple">c</text:a></text:p>
          </table:table-cell>
          <table:table-cell table:style-name="ce10" office:value-type="string" calcext:value-type="string">
            <text:p>Vitamin B6</text:p>
            <text:p>(mg/d)</text:p>
          </table:table-cell>
          <table:table-cell table:style-name="ce10" office:value-type="string" calcext:value-type="string">
            <text:p>Folate</text:p>
            <text:p>(μg/d)<text:a xlink:href="https://www.ncbi.nlm.nih.gov/books/NBK56068/table/summarytables.t7/?report=objectonly#" xlink:type="simple">c</text:a></text:p>
          </table:table-cell>
          <table:table-cell table:style-name="ce10" office:value-type="string" calcext:value-type="string">
            <text:p>Vitamin B12</text:p>
          </table:table-cell>
          <table:table-cell table:style-name="ce10" office:value-type="string" calcext:value-type="string">
            <text:p>Pantothenic Acid</text:p>
          </table:table-cell>
          <table:table-cell table:style-name="ce10" office:value-type="string" calcext:value-type="string">
            <text:p>Biotin</text:p>
          </table:table-cell>
          <table:table-cell table:style-name="ce10" office:value-type="string" calcext:value-type="string">
            <text:p>Choline</text:p>
            <text:p>(g/d)</text:p>
          </table:table-cell>
          <table:table-cell table:style-name="ce10" office:value-type="string" calcext:value-type="string">
            <text:p>Carotenoids<text:a xlink:href="https://www.ncbi.nlm.nih.gov/books/NBK56068/table/summarytables.t7/?report=objectonly#" xlink:type="simple">d</text:a></text:p>
          </table:table-cell>
        </table:table-row>
        <table:table-row table:style-name="ro1">
          <table:table-cell office:value-type="string" calcext:value-type="string">
            <text:p>Infants</text:p>
          </table:table-cell>
          <table:table-cell table:style-name="ce12" table:number-columns-repeated="15"/>
        </table:table-row>
        <table:table-row table:style-name="ro1">
          <table:table-cell office:value-type="string" calcext:value-type="string">
            <text:p> 0–6 <text:a xlink:href="https://www.ncbi.nlm.nih.gov/books/n/nap13050/appendixes.app1/def-item/appendixes.app1.gl1-d54/" xlink:type="simple">mo</text:a></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a xlink:href="https://www.ncbi.nlm.nih.gov/books/NBK56068/table/summarytables.t7/?report=objectonly#" xlink:type="simple">e</text:a></text:p>
          </table:table-cell>
          <table:table-cell office:value-type="float" office:value="25" calcext:value-type="float">
            <text:p>25</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float" office:value="38" calcext:value-type="float">
            <text:p>38</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Children</text:p>
          </table:table-cell>
          <table:table-cell table:style-name="ce12" table:number-columns-repeated="15"/>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00" calcext:value-type="float">
            <text:p>400</text:p>
          </table:table-cell>
          <table:table-cell office:value-type="float" office:value="63" calcext:value-type="float">
            <text:p>63</text:p>
          </table:table-cell>
          <table:table-cell office:value-type="float" office:value="200" calcext:value-type="float">
            <text:p>2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0" calcext:value-type="float">
            <text:p>10</text:p>
          </table:table-cell>
          <table:table-cell office:value-type="float" office:value="30" calcext:value-type="float">
            <text:p>30</text:p>
          </table:table-cell>
          <table:table-cell office:value-type="float" office:value="300" calcext:value-type="float">
            <text:p>3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 calcext:value-type="float">
            <text:p>1</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650" calcext:value-type="float">
            <text:p>65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5" calcext:value-type="float">
            <text:p>15</text:p>
          </table:table-cell>
          <table:table-cell office:value-type="float" office:value="40" calcext:value-type="float">
            <text:p>40</text:p>
          </table:table-cell>
          <table:table-cell office:value-type="float" office:value="400" calcext:value-type="float">
            <text:p>4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 calcext:value-type="float">
            <text:p>1</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Males</text:p>
          </table:table-cell>
          <table:table-cell table:style-name="ce12" table:number-columns-repeated="15"/>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1700" calcext:value-type="float">
            <text:p>1700</text:p>
          </table:table-cell>
          <table:table-cell office:value-type="float" office:value="1200" calcext:value-type="float">
            <text:p>1200</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0" calcext:value-type="float">
            <text:p>20</text:p>
          </table:table-cell>
          <table:table-cell office:value-type="float" office:value="60" calcext:value-type="float">
            <text:p>6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 calcext:value-type="float">
            <text:p>2</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Females</text:p>
          </table:table-cell>
          <table:table-cell table:style-name="ce12" table:number-columns-repeated="15"/>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1700" calcext:value-type="float">
            <text:p>1700</text:p>
          </table:table-cell>
          <table:table-cell office:value-type="float" office:value="1200" calcext:value-type="float">
            <text:p>1200</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0" calcext:value-type="float">
            <text:p>20</text:p>
          </table:table-cell>
          <table:table-cell office:value-type="float" office:value="60" calcext:value-type="float">
            <text:p>6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 calcext:value-type="float">
            <text:p>2</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Pregnancy</text:p>
          </table:table-cell>
          <table:table-cell table:style-name="ce12" table:number-columns-repeated="15"/>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Lactation</text:p>
          </table:table-cell>
          <table:table-cell table:style-name="ce12" table:number-columns-repeated="15"/>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
      <table:table table:name="Minerals UL - Original" table:style-name="ta1">
        <table:table-column table:style-name="co1" table:number-columns-repeated="22" table:default-cell-style-name="ce11"/>
        <table:table-row table:style-name="ro1" table:number-rows-repeated="2">
          <table:table-cell table:style-name="Default"/>
          <table:table-cell table:style-name="ce10" table:number-columns-repeated="14"/>
          <table:table-cell table:style-name="Default" table:number-columns-repeated="7"/>
        </table:table-row>
        <table:table-row table:style-name="ro1">
          <table:table-cell table:style-name="Default"/>
          <table:table-cell table:style-name="ce10"/>
          <table:table-cell table:style-name="Default">
            <office:annotation office:display="true" draw:style-name="gr1" draw:text-style-name="P2" svg:width="480.95pt" svg:height="28.09pt" svg:x="210.25pt" svg:y="10.09pt" draw:caption-point-x="-18.54pt" draw:caption-point-y="15.79pt">
              <dc:date>2020-07-15T00:00:00</dc:date>
              <text:p text:style-name="P1"><text:span text:style-name="T1">Dietary Reference Intakes (DRIs): Tolerable Upper Intake Levels, Elements</text:span></text:p>
              <text:p text:style-name="P1"><text:span text:style-name="T1">https://www.ncbi.nlm.nih.gov/books/NBK545442/table/appJ_tab9/?report=objectonly</text:span></text:p>
            </office:annotation>
          </table:table-cell>
          <table:table-cell table:style-name="ce10" table:number-columns-repeated="12"/>
          <table:table-cell table:style-name="Default" table:number-columns-repeated="7"/>
        </table:table-row>
        <table:table-row table:style-name="ro1">
          <table:table-cell table:style-name="Default"/>
          <table:table-cell table:style-name="ce10" table:number-columns-repeated="14"/>
          <table:table-cell table:style-name="Default" table:number-columns-repeated="7"/>
        </table:table-row>
        <table:table-row table:style-name="ro3">
          <table:table-cell table:style-name="ce10" office:value-type="string" calcext:value-type="string">
            <text:p>Life-Stage Group</text:p>
          </table:table-cell>
          <table:table-cell table:style-name="ce10" office:value-type="string" calcext:value-type="string">
            <text:p>Arsenic<text:a xlink:href="https://www.ncbi.nlm.nih.gov/books/NBK545442/table/appJ_tab9/?report=objectonly#" xlink:type="simple">a</text:a></text:p>
          </table:table-cell>
          <table:table-cell table:style-name="ce10" office:value-type="string" calcext:value-type="string">
            <text:p>Boron (mg/d)</text:p>
          </table:table-cell>
          <table:table-cell table:style-name="ce10" office:value-type="string" calcext:value-type="string">
            <text:p>Calcium (mg/d)</text:p>
          </table:table-cell>
          <table:table-cell table:style-name="ce10" office:value-type="string" calcext:value-type="string">
            <text:p>Chromium</text:p>
          </table:table-cell>
          <table:table-cell table:style-name="ce10" office:value-type="string" calcext:value-type="string">
            <text:p>Copper (μg/d)</text:p>
          </table:table-cell>
          <table:table-cell table:style-name="ce10" office:value-type="string" calcext:value-type="string">
            <text:p>Fluoride (mg/d)</text:p>
          </table:table-cell>
          <table:table-cell table:style-name="ce10" office:value-type="string" calcext:value-type="string">
            <text:p>Iodine (μg/d)</text:p>
          </table:table-cell>
          <table:table-cell table:style-name="ce10" office:value-type="string" calcext:value-type="string">
            <text:p>Iron (mg/d)</text:p>
          </table:table-cell>
          <table:table-cell table:style-name="ce10" office:value-type="string" calcext:value-type="string">
            <text:p>Magnesium (mg/d)<text:a xlink:href="https://www.ncbi.nlm.nih.gov/books/NBK545442/table/appJ_tab9/?report=objectonly#" xlink:type="simple">b</text:a></text:p>
          </table:table-cell>
          <table:table-cell table:style-name="ce10" office:value-type="string" calcext:value-type="string">
            <text:p>Manganese (mg/d)</text:p>
          </table:table-cell>
          <table:table-cell table:style-name="ce10" office:value-type="string" calcext:value-type="string">
            <text:p>Molybdenum (μg/d)</text:p>
          </table:table-cell>
          <table:table-cell table:style-name="ce10" office:value-type="string" calcext:value-type="string">
            <text:p>Nickel (mg/d)</text:p>
          </table:table-cell>
          <table:table-cell table:style-name="ce10" office:value-type="string" calcext:value-type="string">
            <text:p>Phosphorus (g/d)</text:p>
          </table:table-cell>
          <table:table-cell table:style-name="ce10" office:value-type="string" calcext:value-type="string">
            <text:p>Potassium</text:p>
          </table:table-cell>
          <table:table-cell table:style-name="ce10" office:value-type="string" calcext:value-type="string">
            <text:p>Selenium (μg/d)</text:p>
          </table:table-cell>
          <table:table-cell table:style-name="ce10" office:value-type="string" calcext:value-type="string">
            <text:p>Silicon<text:a xlink:href="https://www.ncbi.nlm.nih.gov/books/NBK545442/table/appJ_tab9/?report=objectonly#" xlink:type="simple">c</text:a></text:p>
          </table:table-cell>
          <table:table-cell table:style-name="ce10" office:value-type="string" calcext:value-type="string">
            <text:p>Sulfate</text:p>
          </table:table-cell>
          <table:table-cell table:style-name="ce10" office:value-type="string" calcext:value-type="string">
            <text:p>Vanadium (mg/d)<text:a xlink:href="https://www.ncbi.nlm.nih.gov/books/NBK545442/table/appJ_tab9/?report=objectonly#" xlink:type="simple">d</text:a></text:p>
          </table:table-cell>
          <table:table-cell table:style-name="ce10" office:value-type="string" calcext:value-type="string">
            <text:p>Zinc (mg/d)</text:p>
          </table:table-cell>
          <table:table-cell table:style-name="ce10" office:value-type="string" calcext:value-type="string">
            <text:p>Sodium<text:a xlink:href="https://www.ncbi.nlm.nih.gov/books/NBK545442/table/appJ_tab9/?report=objectonly#" xlink:type="simple">e</text:a></text:p>
          </table:table-cell>
          <table:table-cell table:style-name="ce10" office:value-type="string" calcext:value-type="string">
            <text:p>Chloride (g/d)</text:p>
          </table:table-cell>
        </table:table-row>
        <table:table-row table:style-name="ro1">
          <table:table-cell office:value-type="string" calcext:value-type="string" table:number-columns-spanned="22" table:number-rows-spanned="1">
            <text:p>Infants</text:p>
          </table:table-cell>
          <table:covered-table-cell table:number-columns-repeated="21" table:style-name="Default"/>
        </table:table-row>
        <table:table-row table:style-name="ro1">
          <table:table-cell office:value-type="string" calcext:value-type="string">
            <text:p>0–6 mo</text:p>
          </table:table-cell>
          <table:table-cell office:value-type="string" calcext:value-type="string">
            <text:p>ND<text:a xlink:href="https://www.ncbi.nlm.nih.gov/books/NBK545442/table/appJ_tab9/?report=objectonly#" xlink:type="simple">f</text:a></text:p>
          </table:table-cell>
          <table:table-cell office:value-type="string" calcext:value-type="string">
            <text:p>ND</text:p>
          </table:table-cell>
          <table:table-cell office:value-type="string" calcext:value-type="string">
            <text:p>1,000<text:a xlink:href="https://www.ncbi.nlm.nih.gov/books/NBK545442/table/appJ_tab9/?report=objectonly#" xlink:type="simple">g</text:a></text:p>
          </table:table-cell>
          <table:table-cell table:number-columns-repeated="2" office:value-type="string" calcext:value-type="string">
            <text:p>ND</text:p>
          </table:table-cell>
          <table:table-cell office:value-type="float" office:value="0.7" calcext:value-type="float">
            <text:p>0.7</text:p>
          </table:table-cell>
          <table:table-cell office:value-type="string" calcext:value-type="string">
            <text:p>ND</text:p>
          </table:table-cell>
          <table:table-cell office:value-type="float" office:value="40" calcext:value-type="float">
            <text:p>40</text:p>
          </table:table-cell>
          <table:table-cell table:number-columns-repeated="5" office:value-type="string" calcext:value-type="string">
            <text:p>ND</text:p>
          </table:table-cell>
          <table:table-cell office:value-type="string" calcext:value-type="string">
            <text:p>ND<text:a xlink:href="https://www.ncbi.nlm.nih.gov/books/NBK545442/table/appJ_tab9/?report=objectonly#" xlink:type="simple">h</text:a></text:p>
          </table:table-cell>
          <table:table-cell office:value-type="float" office:value="45" calcext:value-type="float">
            <text:p>45</text:p>
          </table:table-cell>
          <table:table-cell table:number-columns-repeated="3" office:value-type="string" calcext:value-type="string">
            <text:p>ND</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string" calcext:value-type="string">
            <text:p>ND</text:p>
          </table:table-cell>
        </table:table-row>
        <table:table-row table:style-name="ro1">
          <table:table-cell office:value-type="string" calcext:value-type="string">
            <text:p>7–12 mo</text:p>
          </table:table-cell>
          <table:table-cell table:number-columns-repeated="2" office:value-type="string" calcext:value-type="string">
            <text:p>ND</text:p>
          </table:table-cell>
          <table:table-cell office:value-type="string" calcext:value-type="string">
            <text:p>1,500<text:a xlink:href="https://www.ncbi.nlm.nih.gov/books/NBK545442/table/appJ_tab9/?report=objectonly#" xlink:type="simple">g</text:a></text:p>
          </table:table-cell>
          <table:table-cell table:number-columns-repeated="2" office:value-type="string" calcext:value-type="string">
            <text:p>ND</text:p>
          </table:table-cell>
          <table:table-cell office:value-type="float" office:value="0.9" calcext:value-type="float">
            <text:p>0.9</text:p>
          </table:table-cell>
          <table:table-cell office:value-type="string" calcext:value-type="string">
            <text:p>ND</text:p>
          </table:table-cell>
          <table:table-cell office:value-type="float" office:value="40" calcext:value-type="float">
            <text:p>40</text:p>
          </table:table-cell>
          <table:table-cell table:number-columns-repeated="5" office:value-type="string" calcext:value-type="string">
            <text:p>ND</text:p>
          </table:table-cell>
          <table:table-cell office:value-type="string" calcext:value-type="string">
            <text:p>ND<text:a xlink:href="https://www.ncbi.nlm.nih.gov/books/NBK545442/table/appJ_tab9/?report=objectonly#" xlink:type="simple">h</text:a></text:p>
          </table:table-cell>
          <table:table-cell office:value-type="float" office:value="60" calcext:value-type="float">
            <text:p>60</text:p>
          </table:table-cell>
          <table:table-cell table:number-columns-repeated="3" office:value-type="string" calcext:value-type="string">
            <text:p>ND</text:p>
          </table:table-cell>
          <table:table-cell office:value-type="float" office:value="5" calcext:value-type="float">
            <text:p>5</text:p>
          </table:table-cell>
          <table:table-cell office:value-type="string" calcext:value-type="string">
            <text:p>ND<text:a xlink:href="https://www.ncbi.nlm.nih.gov/books/NBK545442/table/appJ_tab9/?report=objectonly#" xlink:type="simple">h</text:a></text:p>
          </table:table-cell>
          <table:table-cell office:value-type="string" calcext:value-type="string">
            <text:p>ND</text:p>
          </table:table-cell>
        </table:table-row>
        <table:table-row table:style-name="ro1">
          <table:table-cell office:value-type="string" calcext:value-type="string" table:number-columns-spanned="22" table:number-rows-spanned="1">
            <text:p>Children</text:p>
          </table:table-cell>
          <table:covered-table-cell table:number-columns-repeated="21" table:style-name="Default"/>
        </table:table-row>
        <table:table-row table:style-name="ro1">
          <table:table-cell office:value-type="string" calcext:value-type="string">
            <text:p>1–3 y</text:p>
          </table:table-cell>
          <table:table-cell office:value-type="string" calcext:value-type="string">
            <text:p>ND</text:p>
          </table:table-cell>
          <table:table-cell office:value-type="float" office:value="3" calcext:value-type="float">
            <text:p>3</text:p>
          </table:table-cell>
          <table:table-cell office:value-type="float" office:value="2500" calcext:value-type="float">
            <text:p>2500</text:p>
          </table:table-cell>
          <table:table-cell office:value-type="string" calcext:value-type="string">
            <text:p>ND</text:p>
          </table:table-cell>
          <table:table-cell office:value-type="float" office:value="1000" calcext:value-type="float">
            <text:p>1000</text:p>
          </table:table-cell>
          <table:table-cell office:value-type="float" office:value="1.3" calcext:value-type="float">
            <text:p>1.3</text:p>
          </table:table-cell>
          <table:table-cell office:value-type="float" office:value="200" calcext:value-type="float">
            <text:p>200</text:p>
          </table:table-cell>
          <table:table-cell office:value-type="float" office:value="40" calcext:value-type="float">
            <text:p>40</text:p>
          </table:table-cell>
          <table:table-cell office:value-type="float" office:value="65" calcext:value-type="float">
            <text:p>65</text:p>
          </table:table-cell>
          <table:table-cell office:value-type="float" office:value="2" calcext:value-type="float">
            <text:p>2</text:p>
          </table:table-cell>
          <table:table-cell office:value-type="float" office:value="300" calcext:value-type="float">
            <text:p>300</text:p>
          </table:table-cell>
          <table:table-cell office:value-type="float" office:value="0.2" calcext:value-type="float">
            <text:p>0.2</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90" calcext:value-type="float">
            <text:p>90</text:p>
          </table:table-cell>
          <table:table-cell table:number-columns-repeated="3" office:value-type="string" calcext:value-type="string">
            <text:p>ND</text:p>
          </table:table-cell>
          <table:table-cell office:value-type="float" office:value="7" calcext:value-type="float">
            <text:p>7</text:p>
          </table:table-cell>
          <table:table-cell office:value-type="string" calcext:value-type="string">
            <text:p>ND<text:a xlink:href="https://www.ncbi.nlm.nih.gov/books/NBK545442/table/appJ_tab9/?report=objectonly#" xlink:type="simple">h</text:a></text:p>
          </table:table-cell>
          <table:table-cell office:value-type="float" office:value="2.3" calcext:value-type="float">
            <text:p>2.3</text:p>
          </table:table-cell>
        </table:table-row>
        <table:table-row table:style-name="ro1">
          <table:table-cell office:value-type="string" calcext:value-type="string">
            <text:p>4–8 y</text:p>
          </table:table-cell>
          <table:table-cell office:value-type="string" calcext:value-type="string">
            <text:p>ND</text:p>
          </table:table-cell>
          <table:table-cell office:value-type="float" office:value="6" calcext:value-type="float">
            <text:p>6</text:p>
          </table:table-cell>
          <table:table-cell office:value-type="float" office:value="2500" calcext:value-type="float">
            <text:p>2500</text:p>
          </table:table-cell>
          <table:table-cell office:value-type="string" calcext:value-type="string">
            <text:p>ND</text:p>
          </table:table-cell>
          <table:table-cell office:value-type="float" office:value="3000" calcext:value-type="float">
            <text:p>3000</text:p>
          </table:table-cell>
          <table:table-cell office:value-type="float" office:value="2.2" calcext:value-type="float">
            <text:p>2.2</text:p>
          </table:table-cell>
          <table:table-cell office:value-type="float" office:value="300" calcext:value-type="float">
            <text:p>300</text:p>
          </table:table-cell>
          <table:table-cell office:value-type="float" office:value="40" calcext:value-type="float">
            <text:p>40</text:p>
          </table:table-cell>
          <table:table-cell office:value-type="float" office:value="110" calcext:value-type="float">
            <text:p>110</text:p>
          </table:table-cell>
          <table:table-cell office:value-type="float" office:value="3" calcext:value-type="float">
            <text:p>3</text:p>
          </table:table-cell>
          <table:table-cell office:value-type="float" office:value="600" calcext:value-type="float">
            <text:p>600</text:p>
          </table:table-cell>
          <table:table-cell office:value-type="float" office:value="0.3" calcext:value-type="float">
            <text:p>0.3</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150" calcext:value-type="float">
            <text:p>150</text:p>
          </table:table-cell>
          <table:table-cell table:number-columns-repeated="3" office:value-type="string" calcext:value-type="string">
            <text:p>ND</text:p>
          </table:table-cell>
          <table:table-cell office:value-type="float" office:value="12" calcext:value-type="float">
            <text:p>12</text:p>
          </table:table-cell>
          <table:table-cell office:value-type="string" calcext:value-type="string">
            <text:p>ND<text:a xlink:href="https://www.ncbi.nlm.nih.gov/books/NBK545442/table/appJ_tab9/?report=objectonly#" xlink:type="simple">h</text:a></text:p>
          </table:table-cell>
          <table:table-cell office:value-type="float" office:value="2.9" calcext:value-type="float">
            <text:p>2.9</text:p>
          </table:table-cell>
        </table:table-row>
        <table:table-row table:style-name="ro1">
          <table:table-cell office:value-type="string" calcext:value-type="string" table:number-columns-spanned="22" table:number-rows-spanned="1">
            <text:p>Males</text:p>
          </table:table-cell>
          <table:covered-table-cell table:number-columns-repeated="21" table:style-name="Default"/>
        </table:table-row>
        <table:table-row table:style-name="ro1">
          <table:table-cell office:value-type="string" calcext:value-type="string">
            <text:p>9–13 y</text:p>
          </table:table-cell>
          <table:table-cell office:value-type="string" calcext:value-type="string">
            <text:p>ND</text:p>
          </table:table-cell>
          <table:table-cell office:value-type="float" office:value="11" calcext:value-type="float">
            <text:p>11</text:p>
          </table:table-cell>
          <table:table-cell office:value-type="float" office:value="3000" calcext:value-type="float">
            <text:p>3000</text:p>
          </table:table-cell>
          <table:table-cell office:value-type="string" calcext:value-type="string">
            <text:p>ND</text:p>
          </table:table-cell>
          <table:table-cell office:value-type="float" office:value="5000" calcext:value-type="float">
            <text:p>5000</text:p>
          </table:table-cell>
          <table:table-cell office:value-type="float" office:value="10" calcext:value-type="float">
            <text:p>10</text:p>
          </table:table-cell>
          <table:table-cell office:value-type="float" office:value="600" calcext:value-type="float">
            <text:p>600</text:p>
          </table:table-cell>
          <table:table-cell office:value-type="float" office:value="40" calcext:value-type="float">
            <text:p>40</text:p>
          </table:table-cell>
          <table:table-cell office:value-type="float" office:value="350" calcext:value-type="float">
            <text:p>350</text:p>
          </table:table-cell>
          <table:table-cell office:value-type="float" office:value="6" calcext:value-type="float">
            <text:p>6</text:p>
          </table:table-cell>
          <table:table-cell office:value-type="float" office:value="1100" calcext:value-type="float">
            <text:p>1100</text:p>
          </table:table-cell>
          <table:table-cell office:value-type="float" office:value="0.6" calcext:value-type="float">
            <text:p>0.6</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280" calcext:value-type="float">
            <text:p>280</text:p>
          </table:table-cell>
          <table:table-cell table:number-columns-repeated="3" office:value-type="string" calcext:value-type="string">
            <text:p>ND</text:p>
          </table:table-cell>
          <table:table-cell office:value-type="float" office:value="23" calcext:value-type="float">
            <text:p>23</text:p>
          </table:table-cell>
          <table:table-cell office:value-type="string" calcext:value-type="string">
            <text:p>ND<text:a xlink:href="https://www.ncbi.nlm.nih.gov/books/NBK545442/table/appJ_tab9/?report=objectonly#" xlink:type="simple">h</text:a></text:p>
          </table:table-cell>
          <table:table-cell office:value-type="float" office:value="3.4" calcext:value-type="float">
            <text:p>3.4</text:p>
          </table:table-cell>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string" calcext:value-type="string">
            <text:p>3 000</text:p>
          </table:table-cell>
          <table:table-cell office:value-type="string" calcext:value-type="string">
            <text:p>ND</text:p>
          </table:table-cell>
          <table:table-cell office:value-type="string" calcext:value-type="string">
            <text:p>8 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string" calcext:value-type="string">
            <text:p>1 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51–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gt; 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Females</text:p>
          </table:table-cell>
          <table:covered-table-cell table:number-columns-repeated="21" table:style-name="Default"/>
        </table:table-row>
        <table:table-row table:style-name="ro1">
          <table:table-cell office:value-type="string" calcext:value-type="string">
            <text:p>9–13 y</text:p>
          </table:table-cell>
          <table:table-cell office:value-type="string" calcext:value-type="string">
            <text:p>ND</text:p>
          </table:table-cell>
          <table:table-cell office:value-type="float" office:value="11" calcext:value-type="float">
            <text:p>11</text:p>
          </table:table-cell>
          <table:table-cell office:value-type="float" office:value="3000" calcext:value-type="float">
            <text:p>3000</text:p>
          </table:table-cell>
          <table:table-cell office:value-type="string" calcext:value-type="string">
            <text:p>ND</text:p>
          </table:table-cell>
          <table:table-cell office:value-type="float" office:value="5000" calcext:value-type="float">
            <text:p>5000</text:p>
          </table:table-cell>
          <table:table-cell office:value-type="float" office:value="10" calcext:value-type="float">
            <text:p>10</text:p>
          </table:table-cell>
          <table:table-cell office:value-type="float" office:value="600" calcext:value-type="float">
            <text:p>600</text:p>
          </table:table-cell>
          <table:table-cell office:value-type="float" office:value="40" calcext:value-type="float">
            <text:p>40</text:p>
          </table:table-cell>
          <table:table-cell office:value-type="float" office:value="350" calcext:value-type="float">
            <text:p>350</text:p>
          </table:table-cell>
          <table:table-cell office:value-type="float" office:value="6" calcext:value-type="float">
            <text:p>6</text:p>
          </table:table-cell>
          <table:table-cell office:value-type="float" office:value="1100" calcext:value-type="float">
            <text:p>1100</text:p>
          </table:table-cell>
          <table:table-cell office:value-type="float" office:value="0.6" calcext:value-type="float">
            <text:p>0.6</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280" calcext:value-type="float">
            <text:p>280</text:p>
          </table:table-cell>
          <table:table-cell table:number-columns-repeated="3" office:value-type="string" calcext:value-type="string">
            <text:p>ND</text:p>
          </table:table-cell>
          <table:table-cell office:value-type="float" office:value="23" calcext:value-type="float">
            <text:p>23</text:p>
          </table:table-cell>
          <table:table-cell office:value-type="string" calcext:value-type="string">
            <text:p>ND<text:a xlink:href="https://www.ncbi.nlm.nih.gov/books/NBK545442/table/appJ_tab9/?report=objectonly#" xlink:type="simple">h</text:a></text:p>
          </table:table-cell>
          <table:table-cell office:value-type="float" office:value="3.4" calcext:value-type="float">
            <text:p>3.4</text:p>
          </table:table-cell>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51–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gt; 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Pregnancy</text:p>
          </table:table-cell>
          <table:covered-table-cell table:number-columns-repeated="21" table:style-name="Default"/>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Lactation</text:p>
          </table:table-cell>
          <table:covered-table-cell table:number-columns-repeated="21" table:style-name="Default"/>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table:style-name="Default"/>
        </table:table-row>
      </table:table>
      <table:table table:name="Rda, Vitamins and Elements, Processed" table:style-name="ta1">
        <table:table-column table:style-name="co2" table:default-cell-style-name="Default"/>
        <table:table-column table:style-name="co3" table:default-cell-style-name="ce8"/>
        <table:table-column table:style-name="co4" table:number-columns-repeated="1022" table:default-cell-style-name="Default"/>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number-columns-repeated="994"/>
        </table:table-row>
        <table:table-row table:style-name="ro1">
          <table:table-cell table:style-name="ce5" office:value-type="string" calcext:value-type="string">
            <text:p>Life Stage Group</text:p>
          </table:table-cell>
          <table:table-cell table:style-name="ce7"/>
          <table:table-cell table:style-name="ce5" office:value-type="string" calcext:value-type="string">
            <text:p> 0–6 <text:a xlink:href="https://www.ncbi.nlm.nih.gov/books/n/nap13050/appendixes.app1/def-item/appendixes.app1.gl1-d54/" xlink:type="simple">mo</text:a></text:p>
          </table:table-cell>
          <table:table-cell table:style-name="ce5" office:value-type="string" calcext:value-type="string">
            <text:p> 6–12 <text:a xlink:href="https://www.ncbi.nlm.nih.gov/books/n/nap13050/appendixes.app1/def-item/appendixes.app1.gl1-d54/" xlink:type="simple">mo</text:a></text:p>
          </table:table-cell>
          <table:table-cell table:style-name="ce5" office:value-type="string" calcext:value-type="string">
            <text:p> 1–3 <text:a xlink:href="https://www.ncbi.nlm.nih.gov/books/n/nap13050/appendixes.app1/def-item/appendixes.app1.gl1-d116/" xlink:type="simple">y</text:a></text:p>
          </table:table-cell>
          <table:table-cell table:style-name="ce5" office:value-type="string" calcext:value-type="string">
            <text:p> 4–8 <text:a xlink:href="https://www.ncbi.nlm.nih.gov/books/n/nap13050/appendixes.app1/def-item/appendixes.app1.gl1-d116/" xlink:type="simple">y</text:a></text:p>
          </table:table-cell>
          <table:table-cell table:style-name="ce5" office:value-type="string" calcext:value-type="string">
            <text:p> 9–13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22" office:value-type="string" calcext:value-type="string">
            <text:p> 51–70 <text:a xlink:href="https://www.ncbi.nlm.nih.gov/books/n/nap13050/appendixes.app1/def-item/appendixes.app1.gl1-d116/" xlink:type="simple">y</text:a></text:p>
          </table:table-cell>
          <table:table-cell table:style-name="ce5" office:value-type="string" calcext:value-type="string">
            <text:p> &gt; 70 <text:a xlink:href="https://www.ncbi.nlm.nih.gov/books/n/nap13050/appendixes.app1/def-item/appendixes.app1.gl1-d116/" xlink:type="simple">y</text:a></text:p>
          </table:table-cell>
          <table:table-cell table:style-name="ce5" office:value-type="string" calcext:value-type="string">
            <text:p> 9–13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5" office:value-type="string" calcext:value-type="string">
            <text:p> 51–70 <text:a xlink:href="https://www.ncbi.nlm.nih.gov/books/n/nap13050/appendixes.app1/def-item/appendixes.app1.gl1-d116/" xlink:type="simple">y</text:a></text:p>
          </table:table-cell>
          <table:table-cell table:style-name="ce5" office:value-type="string" calcext:value-type="string">
            <text:p> &gt; 70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number-columns-repeated="1000"/>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189.84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23"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table:number-columns-repeated="6"/>
          <table:table-cell table:style-name="ce25" table:number-columns-repeated="994"/>
        </table:table-row>
        <table:table-row table:style-name="ro1">
          <table:table-cell office:value-type="string" calcext:value-type="string">
            <text:p>Vitamin A (μg/d)<text:a xlink:href="https://www.ncbi.nlm.nih.gov/books/NBK56068/table/summarytables.t2/?report=objectonly#" xlink:type="simple">a</text:a></text:p>
          </table:table-cell>
          <table:table-cell office:value-type="float" office:value="320" calcext:value-type="float">
            <text:p>320</text:p>
          </table:table-cell>
          <table:table-cell office:value-type="float" office:value="400" calcext:value-type="float">
            <text:p>400</text:p>
          </table:table-cell>
          <table:table-cell office:value-type="float" office:value="500" calcext:value-type="float">
            <text:p>500</text:p>
          </table:table-cell>
          <table:table-cell office:value-type="float" office:value="300" calcext:value-type="float">
            <text:p>300</text:p>
          </table:table-cell>
          <table:table-cell office:value-type="float" office:value="400" calcext:value-type="float">
            <text:p>400</text:p>
          </table:table-cell>
          <table:table-cell office:value-type="float" office:value="600" calcext:value-type="float">
            <text:p>600</text:p>
          </table:table-cell>
          <table:table-cell table:number-columns-repeated="3" office:value-type="float" office:value="900" calcext:value-type="float">
            <text:p>900</text:p>
          </table:table-cell>
          <table:table-cell table:style-name="ce24" office:value-type="float" office:value="900" calcext:value-type="float">
            <text:p>900</text:p>
          </table:table-cell>
          <table:table-cell office:value-type="float" office:value="900" calcext:value-type="float">
            <text:p>900</text:p>
          </table:table-cell>
          <table:table-cell office:value-type="float" office:value="600" calcext:value-type="float">
            <text:p>600</text:p>
          </table:table-cell>
          <table:table-cell table:number-columns-repeated="5" office:value-type="float" office:value="700" calcext:value-type="float">
            <text:p>700</text:p>
          </table:table-cell>
          <table:table-cell office:value-type="float" office:value="750" calcext:value-type="float">
            <text:p>750</text:p>
          </table:table-cell>
          <table:table-cell table:number-columns-repeated="2" office:value-type="float" office:value="770" calcext:value-type="float">
            <text:p>770</text:p>
          </table:table-cell>
          <table:table-cell office:value-type="float" office:value="1200" calcext:value-type="float">
            <text:p>1200</text:p>
          </table:table-cell>
          <table:table-cell table:number-columns-repeated="2" office:value-type="float" office:value="1300" calcext:value-type="float">
            <text:p>13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office:value-type="float" office:value="40" calcext:value-type="float">
            <text:p>40</text:p>
          </table:table-cell>
          <table:table-cell office:value-type="float" office:value="50" calcext:value-type="float">
            <text:p>50</text:p>
          </table:table-cell>
          <table:table-cell office:value-type="float" office:value="15" calcext:value-type="float">
            <text:p>15</text:p>
          </table:table-cell>
          <table:table-cell office:value-type="float" office:value="25" calcext:value-type="float">
            <text:p>25</text:p>
          </table:table-cell>
          <table:table-cell office:value-type="float" office:value="45" calcext:value-type="float">
            <text:p>45</text:p>
          </table:table-cell>
          <table:table-cell office:value-type="float" office:value="75" calcext:value-type="float">
            <text:p>75</text:p>
          </table:table-cell>
          <table:table-cell table:number-columns-repeated="2" office:value-type="float" office:value="90" calcext:value-type="float">
            <text:p>90</text:p>
          </table:table-cell>
          <table:table-cell table:style-name="ce24" office:value-type="float" office:value="90" calcext:value-type="float">
            <text:p>90</text:p>
          </table:table-cell>
          <table:table-cell office:value-type="float" office:value="90" calcext:value-type="float">
            <text:p>90</text:p>
          </table:table-cell>
          <table:table-cell office:value-type="float" office:value="45" calcext:value-type="float">
            <text:p>45</text:p>
          </table:table-cell>
          <table:table-cell office:value-type="float" office:value="65" calcext:value-type="float">
            <text:p>65</text:p>
          </table:table-cell>
          <table:table-cell table:number-columns-repeated="4" office:value-type="float" office:value="75" calcext:value-type="float">
            <text:p>75</text:p>
          </table:table-cell>
          <table:table-cell office:value-type="float" office:value="80" calcext:value-type="float">
            <text:p>80</text:p>
          </table:table-cell>
          <table:table-cell table:number-columns-repeated="2" office:value-type="float" office:value="85" calcext:value-type="float">
            <text:p>85</text:p>
          </table:table-cell>
          <table:table-cell office:value-type="float" office:value="115" calcext:value-type="float">
            <text:p>115</text:p>
          </table:table-cell>
          <table:table-cell table:number-columns-repeated="2" office:value-type="float" office:value="120" calcext:value-type="float">
            <text:p>12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a xlink:href="https://www.ncbi.nlm.nih.gov/books/NBK56068/table/summarytables.t2/?report=objectonly#" xlink:type="simple">b</text:a>,<text:a xlink:href="https://www.ncbi.nlm.nih.gov/books/NBK56068/table/summarytables.t2/?report=objectonly#" xlink:type="simple">c</text:a></text:p>
          </table:table-cell>
          <table:table-cell office:value-type="float" office:value="328" calcext:value-type="float">
            <text:p>328</text:p>
          </table:table-cell>
          <table:table-cell table:number-columns-repeated="2" office:value-type="float" office:value="10" calcext:value-type="float">
            <text:p>10</text:p>
          </table:table-cell>
          <table:table-cell table:number-columns-repeated="6" office:value-type="float" office:value="15" calcext:value-type="float">
            <text:p>15</text:p>
          </table:table-cell>
          <table:table-cell table:style-name="ce24" office:value-type="float" office:value="15" calcext:value-type="float">
            <text:p>15</text:p>
          </table:table-cell>
          <table:table-cell office:value-type="float" office:value="20" calcext:value-type="float">
            <text:p>20</text:p>
          </table:table-cell>
          <table:table-cell table:number-columns-repeated="5" office:value-type="float" office:value="15" calcext:value-type="float">
            <text:p>15</text:p>
          </table:table-cell>
          <table:table-cell office:value-type="float" office:value="20" calcext:value-type="float">
            <text:p>20</text:p>
          </table:table-cell>
          <table:table-cell table:number-columns-repeated="6" office:value-type="float" office:value="15" calcext:value-type="float">
            <text:p>15</text:p>
          </table:table-cell>
          <table:table-cell table:number-columns-repeated="1000"/>
        </table:table-row>
        <table:table-row table:style-name="ro1">
          <table:table-cell office:value-type="string" calcext:value-type="string">
            <text:p>Vitamin E (mg/d)<text:a xlink:href="https://www.ncbi.nlm.nih.gov/books/NBK56068/table/summarytables.t2/?report=objectonly#" xlink:type="simple">d</text:a></text:p>
          </table:table-cell>
          <table:table-cell office:value-type="float" office:value="323" calcext:value-type="float">
            <text:p>32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1" calcext:value-type="float">
            <text:p>11</text:p>
          </table:table-cell>
          <table:table-cell table:number-columns-repeated="3" office:value-type="float" office:value="15" calcext:value-type="float">
            <text:p>15</text:p>
          </table:table-cell>
          <table:table-cell table:style-name="ce24" office:value-type="float" office:value="15" calcext:value-type="float">
            <text:p>15</text:p>
          </table:table-cell>
          <table:table-cell office:value-type="float" office:value="15" calcext:value-type="float">
            <text:p>15</text:p>
          </table:table-cell>
          <table:table-cell office:value-type="float" office:value="11" calcext:value-type="float">
            <text:p>11</text:p>
          </table:table-cell>
          <table:table-cell table:number-columns-repeated="8" office:value-type="float" office:value="15" calcext:value-type="float">
            <text:p>15</text:p>
          </table:table-cell>
          <table:table-cell table:number-columns-repeated="3" office:value-type="float" office:value="19" calcext:value-type="float">
            <text:p>19</text:p>
          </table:table-cell>
          <table:table-cell table:number-columns-repeated="1000"/>
        </table:table-row>
        <table:table-row table:style-name="ro1">
          <table:table-cell office:value-type="string" calcext:value-type="string">
            <text:p>Vitamin K (μg/d)</text:p>
          </table:table-cell>
          <table:table-cell office:value-type="float" office:value="430" calcext:value-type="float">
            <text:p>430</text:p>
          </table:table-cell>
          <table:table-cell office:value-type="float" office:value="2" calcext:value-type="float">
            <text:p>2</text:p>
          </table:table-cell>
          <table:table-cell office:value-type="float" office:value="2.5" calcext:value-type="float">
            <text:p>2.5</text:p>
          </table:table-cell>
          <table:table-cell office:value-type="float" office:value="30" calcext:value-type="float">
            <text:p>30</text:p>
          </table:table-cell>
          <table:table-cell office:value-type="float" office:value="55" calcext:value-type="float">
            <text:p>55</text:p>
          </table:table-cell>
          <table:table-cell office:value-type="float" office:value="60" calcext:value-type="float">
            <text:p>60</text:p>
          </table:table-cell>
          <table:table-cell office:value-type="float" office:value="75" calcext:value-type="float">
            <text:p>75</text:p>
          </table:table-cell>
          <table:table-cell table:number-columns-repeated="2" office:value-type="float" office:value="120" calcext:value-type="float">
            <text:p>120</text:p>
          </table:table-cell>
          <table:table-cell table:style-name="ce24" office:value-type="float" office:value="120" calcext:value-type="float">
            <text:p>120</text:p>
          </table:table-cell>
          <table:table-cell office:value-type="float" office:value="120" calcext:value-type="float">
            <text:p>120</text:p>
          </table:table-cell>
          <table:table-cell office:value-type="float" office:value="60" calcext:value-type="float">
            <text:p>60</text:p>
          </table:table-cell>
          <table:table-cell office:value-type="float" office:value="75" calcext:value-type="float">
            <text:p>75</text:p>
          </table:table-cell>
          <table:table-cell table:number-columns-repeated="4" office:value-type="float" office:value="90" calcext:value-type="float">
            <text:p>90</text:p>
          </table:table-cell>
          <table:table-cell office:value-type="float" office:value="75" calcext:value-type="float">
            <text:p>75</text:p>
          </table:table-cell>
          <table:table-cell table:number-columns-repeated="2" office:value-type="float" office:value="90" calcext:value-type="float">
            <text:p>90</text:p>
          </table:table-cell>
          <table:table-cell office:value-type="float" office:value="75" calcext:value-type="float">
            <text:p>75</text:p>
          </table:table-cell>
          <table:table-cell table:number-columns-repeated="2" office:value-type="float" office:value="90" calcext:value-type="float">
            <text:p>90</text:p>
          </table:table-cell>
          <table:table-cell table:number-columns-repeated="1000"/>
        </table:table-row>
        <table:table-row table:style-name="ro1">
          <table:table-cell office:value-type="string" calcext:value-type="string">
            <text:p>Thiamin (mg/d)</text:p>
          </table:table-cell>
          <table:table-cell office:value-type="float" office:value="404" calcext:value-type="float">
            <text:p>404</text:p>
          </table:table-cell>
          <table:table-cell office:value-type="float" office:value="0.2" calcext:value-type="float">
            <text:p>0.2</text:p>
          </table:table-cell>
          <table:table-cell office:value-type="float" office:value="0.3" calcext:value-type="float">
            <text:p>0.3</text:p>
          </table:table-cell>
          <table:table-cell office:value-type="float" office:value="0.5" calcext:value-type="float">
            <text:p>0.5</text:p>
          </table:table-cell>
          <table:table-cell office:value-type="float" office:value="0.6" calcext:value-type="float">
            <text:p>0.6</text:p>
          </table:table-cell>
          <table:table-cell office:value-type="float" office:value="0.9" calcext:value-type="float">
            <text:p>0.9</text:p>
          </table:table-cell>
          <table:table-cell table:number-columns-repeated="3" office:value-type="float" office:value="1.2" calcext:value-type="float">
            <text:p>1.2</text:p>
          </table:table-cell>
          <table:table-cell table:style-name="ce24" office:value-type="float" office:value="1.2" calcext:value-type="float">
            <text:p>1.2</text:p>
          </table:table-cell>
          <table:table-cell office:value-type="float" office:value="1.2" calcext:value-type="float">
            <text:p>1.2</text:p>
          </table:table-cell>
          <table:table-cell office:value-type="float" office:value="0.9" calcext:value-type="float">
            <text:p>0.9</text:p>
          </table:table-cell>
          <table:table-cell office:value-type="float" office:value="1" calcext:value-type="float">
            <text:p>1</text:p>
          </table:table-cell>
          <table:table-cell table:number-columns-repeated="4" office:value-type="float" office:value="1.1" calcext:value-type="float">
            <text:p>1.1</text:p>
          </table:table-cell>
          <table:table-cell table:number-columns-repeated="6" office:value-type="float" office:value="1.4" calcext:value-type="float">
            <text:p>1.4</text:p>
          </table:table-cell>
          <table:table-cell table:number-columns-repeated="1000"/>
        </table:table-row>
        <table:table-row table:style-name="ro1">
          <table:table-cell office:value-type="string" calcext:value-type="string">
            <text:p>Riboflavin (mg/d)</text:p>
          </table:table-cell>
          <table:table-cell office:value-type="float" office:value="405" calcext:value-type="float">
            <text:p>405</text:p>
          </table:table-cell>
          <table:table-cell office:value-type="float" office:value="0.3" calcext:value-type="float">
            <text:p>0.3</text:p>
          </table:table-cell>
          <table:table-cell office:value-type="float" office:value="0.4" calcext:value-type="float">
            <text:p>0.4</text:p>
          </table:table-cell>
          <table:table-cell office:value-type="float" office:value="0.5" calcext:value-type="float">
            <text:p>0.5</text:p>
          </table:table-cell>
          <table:table-cell office:value-type="float" office:value="0.6" calcext:value-type="float">
            <text:p>0.6</text:p>
          </table:table-cell>
          <table:table-cell office:value-type="float" office:value="0.9" calcext:value-type="float">
            <text:p>0.9</text:p>
          </table:table-cell>
          <table:table-cell table:number-columns-repeated="3" office:value-type="float" office:value="1.3" calcext:value-type="float">
            <text:p>1.3</text:p>
          </table:table-cell>
          <table:table-cell table:style-name="ce24" office:value-type="float" office:value="1.3" calcext:value-type="float">
            <text:p>1.3</text:p>
          </table:table-cell>
          <table:table-cell office:value-type="float" office:value="1.3" calcext:value-type="float">
            <text:p>1.3</text:p>
          </table:table-cell>
          <table:table-cell office:value-type="float" office:value="0.9" calcext:value-type="float">
            <text:p>0.9</text:p>
          </table:table-cell>
          <table:table-cell office:value-type="float" office:value="1" calcext:value-type="float">
            <text:p>1</text:p>
          </table:table-cell>
          <table:table-cell table:number-columns-repeated="4"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6" calcext:value-type="float">
            <text:p>1.6</text:p>
          </table:table-cell>
          <table:table-cell table:number-columns-repeated="1000"/>
        </table:table-row>
        <table:table-row table:style-name="ro1">
          <table:table-cell office:value-type="string" calcext:value-type="string">
            <text:p>Niacin (mg/d)<text:a xlink:href="https://www.ncbi.nlm.nih.gov/books/NBK56068/table/summarytables.t2/?report=objectonly#" xlink:type="simple">e</text:a></text:p>
          </table:table-cell>
          <table:table-cell office:value-type="float" office:value="406" calcext:value-type="float">
            <text:p>40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2" calcext:value-type="float">
            <text:p>12</text:p>
          </table:table-cell>
          <table:table-cell table:number-columns-repeated="3" office:value-type="float" office:value="16" calcext:value-type="float">
            <text:p>16</text:p>
          </table:table-cell>
          <table:table-cell table:style-name="ce24" office:value-type="float" office:value="16" calcext:value-type="float">
            <text:p>16</text:p>
          </table:table-cell>
          <table:table-cell office:value-type="float" office:value="16" calcext:value-type="float">
            <text:p>16</text:p>
          </table:table-cell>
          <table:table-cell office:value-type="float" office:value="12" calcext:value-type="float">
            <text:p>12</text:p>
          </table:table-cell>
          <table:table-cell table:number-columns-repeated="5" office:value-type="float" office:value="14" calcext:value-type="float">
            <text:p>14</text:p>
          </table:table-cell>
          <table:table-cell table:number-columns-repeated="3" office:value-type="float" office:value="18" calcext:value-type="float">
            <text:p>18</text:p>
          </table:table-cell>
          <table:table-cell table:number-columns-repeated="3" office:value-type="float" office:value="17" calcext:value-type="float">
            <text:p>17</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office:value-type="float" office:value="0.1" calcext:value-type="float">
            <text:p>0.1</text:p>
          </table:table-cell>
          <table:table-cell office:value-type="float" office:value="0.3" calcext:value-type="float">
            <text:p>0.3</text:p>
          </table:table-cell>
          <table:table-cell office:value-type="float" office:value="0.5" calcext:value-type="float">
            <text:p>0.5</text:p>
          </table:table-cell>
          <table:table-cell office:value-type="float" office:value="0.6" calcext:value-type="float">
            <text:p>0.6</text:p>
          </table:table-cell>
          <table:table-cell office:value-type="float" office:value="1" calcext:value-type="float">
            <text:p>1</text:p>
          </table:table-cell>
          <table:table-cell table:number-columns-repeated="3" office:value-type="float" office:value="1.3" calcext:value-type="float">
            <text:p>1.3</text:p>
          </table:table-cell>
          <table:table-cell table:style-name="ce24"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2" calcext:value-type="float">
            <text:p>1.2</text:p>
          </table:table-cell>
          <table:table-cell table:number-columns-repeated="2" office:value-type="float" office:value="1.3" calcext:value-type="float">
            <text:p>1.3</text:p>
          </table:table-cell>
          <table:table-cell table:number-columns-repeated="2" office:value-type="float" office:value="1.5" calcext:value-type="float">
            <text:p>1.5</text:p>
          </table:table-cell>
          <table:table-cell table:number-columns-repeated="3" office:value-type="float" office:value="1.9" calcext:value-type="float">
            <text:p>1.9</text:p>
          </table:table-cell>
          <table:table-cell table:number-columns-repeated="3" office:value-type="float" office:value="2" calcext:value-type="float">
            <text:p>2</text:p>
          </table:table-cell>
          <table:table-cell table:number-columns-repeated="1000"/>
        </table:table-row>
        <table:table-row table:style-name="ro1">
          <table:table-cell office:value-type="string" calcext:value-type="string">
            <text:p>Folate (μg/d)<text:a xlink:href="https://www.ncbi.nlm.nih.gov/books/NBK56068/table/summarytables.t2/?report=objectonly#" xlink:type="simple">f</text:a></text:p>
          </table:table-cell>
          <table:table-cell office:value-type="float" office:value="417" calcext:value-type="float">
            <text:p>417</text:p>
          </table:table-cell>
          <table:table-cell office:value-type="float" office:value="65" calcext:value-type="float">
            <text:p>65</text:p>
          </table:table-cell>
          <table:table-cell office:value-type="float" office:value="80" calcext:value-type="float">
            <text:p>80</text:p>
          </table:table-cell>
          <table:table-cell office:value-type="float" office:value="150" calcext:value-type="float">
            <text:p>150</text:p>
          </table:table-cell>
          <table:table-cell office:value-type="float" office:value="200" calcext:value-type="float">
            <text:p>200</text:p>
          </table:table-cell>
          <table:table-cell office:value-type="float" office:value="300" calcext:value-type="float">
            <text:p>300</text:p>
          </table:table-cell>
          <table:table-cell table:number-columns-repeated="3" office:value-type="float" office:value="400" calcext:value-type="float">
            <text:p>400</text:p>
          </table:table-cell>
          <table:table-cell table:style-name="ce24" office:value-type="float" office:value="400" calcext:value-type="float">
            <text:p>400</text:p>
          </table:table-cell>
          <table:table-cell office:value-type="float" office:value="400" calcext:value-type="float">
            <text:p>400</text:p>
          </table:table-cell>
          <table:table-cell office:value-type="float" office:value="300" calcext:value-type="float">
            <text:p>300</text:p>
          </table:table-cell>
          <table:table-cell table:number-columns-repeated="5" office:value-type="float" office:value="400" calcext:value-type="float">
            <text:p>400</text:p>
          </table:table-cell>
          <table:table-cell table:number-columns-repeated="3" office:value-type="float" office:value="600" calcext:value-type="float">
            <text:p>600</text:p>
          </table:table-cell>
          <table:table-cell table:number-columns-repeated="3" office:value-type="float" office:value="500" calcext:value-type="float">
            <text:p>500</text:p>
          </table:table-cell>
          <table:table-cell table:number-columns-repeated="1000"/>
        </table:table-row>
        <table:table-row table:style-name="ro1">
          <table:table-cell office:value-type="string" calcext:value-type="string">
            <text:p>Vitamin B12 (μg/d)</text:p>
          </table:table-cell>
          <table:table-cell office:value-type="float" office:value="418" calcext:value-type="float">
            <text:p>418</text:p>
          </table:table-cell>
          <table:table-cell office:value-type="float" office:value="0.4" calcext:value-type="float">
            <text:p>0.4</text:p>
          </table:table-cell>
          <table:table-cell office:value-type="float" office:value="0.5" calcext:value-type="float">
            <text:p>0.5</text:p>
          </table:table-cell>
          <table:table-cell office:value-type="float" office:value="0.9" calcext:value-type="float">
            <text:p>0.9</text:p>
          </table:table-cell>
          <table:table-cell office:value-type="float" office:value="1.2" calcext:value-type="float">
            <text:p>1.2</text:p>
          </table:table-cell>
          <table:table-cell office:value-type="float" office:value="1.8" calcext:value-type="float">
            <text:p>1.8</text:p>
          </table:table-cell>
          <table:table-cell table:number-columns-repeated="3" office:value-type="float" office:value="2.4" calcext:value-type="float">
            <text:p>2.4</text:p>
          </table:table-cell>
          <table:table-cell table:style-name="ce24" office:value-type="float" office:value="2.4" calcext:value-type="float">
            <text:p>2.4</text:p>
          </table:table-cell>
          <table:table-cell office:value-type="float" office:value="2.4" calcext:value-type="float">
            <text:p>2.4</text:p>
          </table:table-cell>
          <table:table-cell office:value-type="float" office:value="1.8" calcext:value-type="float">
            <text:p>1.8</text:p>
          </table:table-cell>
          <table:table-cell table:number-columns-repeated="5" office:value-type="float" office:value="2.4" calcext:value-type="float">
            <text:p>2.4</text:p>
          </table:table-cell>
          <table:table-cell table:number-columns-repeated="3" office:value-type="float" office:value="2.6" calcext:value-type="float">
            <text:p>2.6</text:p>
          </table:table-cell>
          <table:table-cell table:number-columns-repeated="3" office:value-type="float" office:value="2.8" calcext:value-type="float">
            <text:p>2.8</text:p>
          </table:table-cell>
          <table:table-cell table:number-columns-repeated="1000"/>
        </table:table-row>
        <table:table-row table:style-name="ro1">
          <table:table-cell office:value-type="string" calcext:value-type="string">
            <text:p>Pantothenic Acid (mg/d)</text:p>
          </table:table-cell>
          <table:table-cell office:value-type="float" office:value="410" calcext:value-type="float">
            <text:p>410</text:p>
          </table:table-cell>
          <table:table-cell office:value-type="float" office:value="1.7" calcext:value-type="float">
            <text:p>1.7</text:p>
          </table:table-cell>
          <table:table-cell office:value-type="float" office:value="1.8" calcext:value-type="float">
            <text:p>1.8</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5" calcext:value-type="float">
            <text:p>5</text:p>
          </table:table-cell>
          <table:table-cell table:style-name="ce24" office:value-type="float" office:value="5" calcext:value-type="float">
            <text:p>5</text:p>
          </table:table-cell>
          <table:table-cell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table:number-columns-repeated="3" office:value-type="float" office:value="6" calcext:value-type="float">
            <text:p>6</text:p>
          </table:table-cell>
          <table:table-cell table:number-columns-repeated="3" office:value-type="float" office:value="7" calcext:value-type="float">
            <text:p>7</text:p>
          </table:table-cell>
          <table:table-cell table:number-columns-repeated="1000"/>
        </table:table-row>
        <table:table-row table:style-name="ro1">
          <table:table-cell office:value-type="string" calcext:value-type="string">
            <text:p>Choline (mg/d)<text:a xlink:href="https://www.ncbi.nlm.nih.gov/books/NBK56068/table/summarytables.t2/?report=objectonly#" xlink:type="simple">g</text:a></text:p>
          </table:table-cell>
          <table:table-cell office:value-type="float" office:value="421" calcext:value-type="float">
            <text:p>421</text:p>
          </table:table-cell>
          <table:table-cell office:value-type="float" office:value="125" calcext:value-type="float">
            <text:p>125</text:p>
          </table:table-cell>
          <table:table-cell office:value-type="float" office:value="150" calcext:value-type="float">
            <text:p>150</text:p>
          </table:table-cell>
          <table:table-cell office:value-type="float" office:value="200" calcext:value-type="float">
            <text:p>200</text:p>
          </table:table-cell>
          <table:table-cell office:value-type="float" office:value="250" calcext:value-type="float">
            <text:p>250</text:p>
          </table:table-cell>
          <table:table-cell office:value-type="float" office:value="375" calcext:value-type="float">
            <text:p>375</text:p>
          </table:table-cell>
          <table:table-cell table:number-columns-repeated="3" office:value-type="float" office:value="550" calcext:value-type="float">
            <text:p>550</text:p>
          </table:table-cell>
          <table:table-cell table:style-name="ce24" office:value-type="float" office:value="550" calcext:value-type="float">
            <text:p>550</text:p>
          </table:table-cell>
          <table:table-cell office:value-type="float" office:value="550" calcext:value-type="float">
            <text:p>550</text:p>
          </table:table-cell>
          <table:table-cell office:value-type="float" office:value="375" calcext:value-type="float">
            <text:p>375</text:p>
          </table:table-cell>
          <table:table-cell office:value-type="float" office:value="400" calcext:value-type="float">
            <text:p>400</text:p>
          </table:table-cell>
          <table:table-cell table:number-columns-repeated="4" office:value-type="float" office:value="425" calcext:value-type="float">
            <text:p>425</text:p>
          </table:table-cell>
          <table:table-cell table:number-columns-repeated="3" office:value-type="float" office:value="450" calcext:value-type="float">
            <text:p>450</text:p>
          </table:table-cell>
          <table:table-cell table:number-columns-repeated="3" office:value-type="float" office:value="550" calcext:value-type="float">
            <text:p>550</text:p>
          </table:table-cell>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office:value-type="float" office:value="200" calcext:value-type="float">
            <text:p>200</text:p>
          </table:table-cell>
          <table:table-cell office:value-type="float" office:value="260" calcext:value-type="float">
            <text:p>260</text:p>
          </table:table-cell>
          <table:table-cell office:value-type="float" office:value="700" calcext:value-type="float">
            <text:p>700</text:p>
          </table:table-cell>
          <table:table-cell office:value-type="float" office:value="1000" calcext:value-type="float">
            <text:p>1000</text:p>
          </table:table-cell>
          <table:table-cell table:number-columns-repeated="2" office:value-type="float" office:value="1300" calcext:value-type="float">
            <text:p>1300</text:p>
          </table:table-cell>
          <table:table-cell table:number-columns-repeated="2" office:value-type="float" office:value="1000" calcext:value-type="float">
            <text:p>1000</text:p>
          </table:table-cell>
          <table:table-cell table:style-name="ce24" office:value-type="float" office:value="1000" calcext:value-type="float">
            <text:p>1000</text:p>
          </table:table-cell>
          <table:table-cell office:value-type="float" office:value="1200" calcext:value-type="float">
            <text:p>1200</text:p>
          </table:table-cell>
          <table:table-cell table:number-columns-repeated="2" office:value-type="float" office:value="1300" calcext:value-type="float">
            <text:p>1300</text:p>
          </table:table-cell>
          <table:table-cell table:number-columns-repeated="2" office:value-type="float" office:value="1000" calcext:value-type="float">
            <text:p>1000</text:p>
          </table:table-cell>
          <table:table-cell table:number-columns-repeated="2" office:value-type="float" office:value="1200" calcext:value-type="float">
            <text:p>1200</text:p>
          </table:table-cell>
          <table:table-cell office:value-type="float" office:value="1300" calcext:value-type="float">
            <text:p>1300</text:p>
          </table:table-cell>
          <table:table-cell table:number-columns-repeated="2" office:value-type="float" office:value="1000" calcext:value-type="float">
            <text:p>1000</text:p>
          </table:table-cell>
          <table:table-cell office:value-type="float" office:value="1300" calcext:value-type="float">
            <text:p>13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Potassium (mg/d)</text:p>
          </table:table-cell>
          <table:table-cell office:value-type="float" office:value="306" calcext:value-type="float">
            <text:p>306</text:p>
          </table:table-cell>
          <table:table-cell office:value-type="float" office:value="400" calcext:value-type="float">
            <text:p>400</text:p>
          </table:table-cell>
          <table:table-cell office:value-type="float" office:value="860" calcext:value-type="float">
            <text:p>860</text:p>
          </table:table-cell>
          <table:table-cell office:value-type="float" office:value="2000" calcext:value-type="float">
            <text:p>2000</text:p>
          </table:table-cell>
          <table:table-cell office:value-type="float" office:value="2300" calcext:value-type="float">
            <text:p>2300</text:p>
          </table:table-cell>
          <table:table-cell office:value-type="float" office:value="2500" calcext:value-type="float">
            <text:p>2500</text:p>
          </table:table-cell>
          <table:table-cell office:value-type="float" office:value="3000" calcext:value-type="float">
            <text:p>3000</text:p>
          </table:table-cell>
          <table:table-cell table:number-columns-repeated="4" office:value-type="float" office:value="3400" calcext:value-type="float">
            <text:p>3400</text:p>
          </table:table-cell>
          <table:table-cell table:number-columns-repeated="2" office:value-type="float" office:value="2300" calcext:value-type="float">
            <text:p>2300</text:p>
          </table:table-cell>
          <table:table-cell table:number-columns-repeated="5" office:value-type="float" office:value="2600" calcext:value-type="float">
            <text:p>2600</text:p>
          </table:table-cell>
          <table:table-cell table:number-columns-repeated="2" office:value-type="float" office:value="2900" calcext:value-type="float">
            <text:p>2900</text:p>
          </table:table-cell>
          <table:table-cell office:value-type="float" office:value="2500" calcext:value-type="float">
            <text:p>2500</text:p>
          </table:table-cell>
          <table:table-cell table:number-columns-repeated="2" office:value-type="float" office:value="2800" calcext:value-type="float">
            <text:p>2800</text:p>
          </table:table-cell>
          <table:table-cell table:number-columns-repeated="1000"/>
        </table:table-row>
        <table:table-row table:style-name="ro1">
          <table:table-cell office:value-type="string" calcext:value-type="string">
            <text:p>Sodium (mg/d)</text:p>
          </table:table-cell>
          <table:table-cell office:value-type="float" office:value="307" calcext:value-type="float">
            <text:p>307</text:p>
          </table:table-cell>
          <table:table-cell office:value-type="float" office:value="110" calcext:value-type="float">
            <text:p>110</text:p>
          </table:table-cell>
          <table:table-cell office:value-type="float" office:value="370" calcext:value-type="float">
            <text:p>370</text:p>
          </table:table-cell>
          <table:table-cell office:value-type="float" office:value="800" calcext:value-type="float">
            <text:p>800</text:p>
          </table:table-cell>
          <table:table-cell office:value-type="float" office:value="1000" calcext:value-type="float">
            <text:p>1000</text:p>
          </table:table-cell>
          <table:table-cell office:value-type="float" office:value="1200" calcext:value-type="float">
            <text:p>1200</text:p>
          </table:table-cell>
          <table:table-cell table:number-columns-repeated="5" office:value-type="float" office:value="1500" calcext:value-type="float">
            <text:p>1500</text:p>
          </table:table-cell>
          <table:table-cell office:value-type="float" office:value="1200" calcext:value-type="float">
            <text:p>1200</text:p>
          </table:table-cell>
          <table:table-cell table:number-columns-repeated="11" office:value-type="float" office:value="1500" calcext:value-type="float">
            <text:p>1500</text:p>
          </table:table-cell>
          <table:table-cell table:number-columns-repeated="1000"/>
        </table:table-row>
        <table:table-row table:style-name="ro1">
          <table:table-cell office:value-type="string" calcext:value-type="string">
            <text:p>Copper (μg/d)</text:p>
          </table:table-cell>
          <table:table-cell office:value-type="float" office:value="312" calcext:value-type="float">
            <text:p>312</text:p>
          </table:table-cell>
          <table:table-cell office:value-type="float" office:value="200" calcext:value-type="float">
            <text:p>200</text:p>
          </table:table-cell>
          <table:table-cell office:value-type="float" office:value="220" calcext:value-type="float">
            <text:p>220</text:p>
          </table:table-cell>
          <table:table-cell office:value-type="float" office:value="340" calcext:value-type="float">
            <text:p>340</text:p>
          </table:table-cell>
          <table:table-cell office:value-type="float" office:value="440" calcext:value-type="float">
            <text:p>440</text:p>
          </table:table-cell>
          <table:table-cell office:value-type="float" office:value="700" calcext:value-type="float">
            <text:p>700</text:p>
          </table:table-cell>
          <table:table-cell office:value-type="float" office:value="890" calcext:value-type="float">
            <text:p>890</text:p>
          </table:table-cell>
          <table:table-cell table:number-columns-repeated="2" office:value-type="float" office:value="900" calcext:value-type="float">
            <text:p>900</text:p>
          </table:table-cell>
          <table:table-cell table:style-name="ce24" office:value-type="float" office:value="900" calcext:value-type="float">
            <text:p>900</text:p>
          </table:table-cell>
          <table:table-cell office:value-type="float" office:value="900" calcext:value-type="float">
            <text:p>900</text:p>
          </table:table-cell>
          <table:table-cell office:value-type="float" office:value="700" calcext:value-type="float">
            <text:p>700</text:p>
          </table:table-cell>
          <table:table-cell office:value-type="float" office:value="890" calcext:value-type="float">
            <text:p>890</text:p>
          </table:table-cell>
          <table:table-cell table:number-columns-repeated="4" office:value-type="float" office:value="900" calcext:value-type="float">
            <text:p>900</text:p>
          </table:table-cell>
          <table:table-cell table:number-columns-repeated="3" office:value-type="float" office:value="1000" calcext:value-type="float">
            <text:p>1000</text:p>
          </table:table-cell>
          <table:table-cell table:number-columns-repeated="3" office:value-type="float" office:value="1300" calcext:value-type="float">
            <text:p>1300</text:p>
          </table:table-cell>
          <table:table-cell table:number-columns-repeated="1000"/>
        </table:table-row>
        <table:table-row table:style-name="ro1">
          <table:table-cell office:value-type="string" calcext:value-type="string">
            <text:p>Fluoride (mg/d)</text:p>
          </table:table-cell>
          <table:table-cell office:value-type="float" office:value="313" calcext:value-type="float">
            <text:p>313</text:p>
          </table:table-cell>
          <table:table-cell office:value-type="float" office:value="0.01" calcext:value-type="float">
            <text:p>0.01</text:p>
          </table:table-cell>
          <table:table-cell office:value-type="float" office:value="0.5" calcext:value-type="float">
            <text:p>0.5</text:p>
          </table:table-cell>
          <table:table-cell office:value-type="float" office:value="0.7" calcext:value-type="float">
            <text:p>0.7</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style-name="ce24"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table:number-columns-repeated="11" office:value-type="float" office:value="3" calcext:value-type="float">
            <text:p>3</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office:value-type="float" office:value="0.27" calcext:value-type="float">
            <text:p>0.27</text:p>
          </table:table-cell>
          <table:table-cell office:value-type="float" office:value="11" calcext:value-type="float">
            <text:p>11</text:p>
          </table:table-cell>
          <table:table-cell office:value-type="float" office:value="7" calcext:value-type="float">
            <text:p>7</text:p>
          </table:table-cell>
          <table:table-cell office:value-type="float" office:value="10" calcext:value-type="float">
            <text:p>10</text:p>
          </table:table-cell>
          <table:table-cell office:value-type="float" office:value="8" calcext:value-type="float">
            <text:p>8</text:p>
          </table:table-cell>
          <table:table-cell office:value-type="float" office:value="11" calcext:value-type="float">
            <text:p>11</text:p>
          </table:table-cell>
          <table:table-cell table:number-columns-repeated="2" office:value-type="float" office:value="8" calcext:value-type="float">
            <text:p>8</text:p>
          </table:table-cell>
          <table:table-cell table:style-name="ce24" office:value-type="float" office:value="8" calcext:value-type="float">
            <text:p>8</text:p>
          </table:table-cell>
          <table:table-cell table:number-columns-repeated="2" office:value-type="float" office:value="8" calcext:value-type="float">
            <text:p>8</text:p>
          </table:table-cell>
          <table:table-cell office:value-type="float" office:value="15" calcext:value-type="float">
            <text:p>15</text:p>
          </table:table-cell>
          <table:table-cell table:number-columns-repeated="2" office:value-type="float" office:value="18" calcext:value-type="float">
            <text:p>18</text:p>
          </table:table-cell>
          <table:table-cell table:number-columns-repeated="2" office:value-type="float" office:value="8" calcext:value-type="float">
            <text:p>8</text:p>
          </table:table-cell>
          <table:table-cell table:number-columns-repeated="3" office:value-type="float" office:value="27" calcext:value-type="float">
            <text:p>27</text:p>
          </table:table-cell>
          <table:table-cell office:value-type="float" office:value="10" calcext:value-type="float">
            <text:p>10</text:p>
          </table:table-cell>
          <table:table-cell table:number-columns-repeated="2" office:value-type="float" office:value="9" calcext:value-type="float">
            <text:p>9</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office:value-type="float" office:value="30" calcext:value-type="float">
            <text:p>30</text:p>
          </table:table-cell>
          <table:table-cell office:value-type="float" office:value="75" calcext:value-type="float">
            <text:p>75</text:p>
          </table:table-cell>
          <table:table-cell office:value-type="float" office:value="80" calcext:value-type="float">
            <text:p>80</text:p>
          </table:table-cell>
          <table:table-cell office:value-type="float" office:value="130" calcext:value-type="float">
            <text:p>130</text:p>
          </table:table-cell>
          <table:table-cell office:value-type="float" office:value="240" calcext:value-type="float">
            <text:p>240</text:p>
          </table:table-cell>
          <table:table-cell office:value-type="float" office:value="410" calcext:value-type="float">
            <text:p>410</text:p>
          </table:table-cell>
          <table:table-cell office:value-type="float" office:value="400" calcext:value-type="float">
            <text:p>400</text:p>
          </table:table-cell>
          <table:table-cell office:value-type="float" office:value="420" calcext:value-type="float">
            <text:p>420</text:p>
          </table:table-cell>
          <table:table-cell table:style-name="ce24" office:value-type="float" office:value="420" calcext:value-type="float">
            <text:p>420</text:p>
          </table:table-cell>
          <table:table-cell office:value-type="float" office:value="420" calcext:value-type="float">
            <text:p>420</text:p>
          </table:table-cell>
          <table:table-cell office:value-type="float" office:value="240" calcext:value-type="float">
            <text:p>240</text:p>
          </table:table-cell>
          <table:table-cell office:value-type="float" office:value="360" calcext:value-type="float">
            <text:p>360</text:p>
          </table:table-cell>
          <table:table-cell office:value-type="float" office:value="310" calcext:value-type="float">
            <text:p>310</text:p>
          </table:table-cell>
          <table:table-cell table:number-columns-repeated="3" office:value-type="float" office:value="320" calcext:value-type="float">
            <text:p>320</text:p>
          </table:table-cell>
          <table:table-cell office:value-type="float" office:value="400" calcext:value-type="float">
            <text:p>400</text:p>
          </table:table-cell>
          <table:table-cell office:value-type="float" office:value="350" calcext:value-type="float">
            <text:p>350</text:p>
          </table:table-cell>
          <table:table-cell table:number-columns-repeated="2" office:value-type="float" office:value="360" calcext:value-type="float">
            <text:p>360</text:p>
          </table:table-cell>
          <table:table-cell office:value-type="float" office:value="310" calcext:value-type="float">
            <text:p>310</text:p>
          </table:table-cell>
          <table:table-cell office:value-type="float" office:value="320" calcext:value-type="float">
            <text:p>32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office:value-type="float" office:value="0.003" calcext:value-type="float">
            <text:p>0.003</text:p>
          </table:table-cell>
          <table:table-cell office:value-type="float" office:value="0.6" calcext:value-type="float">
            <text:p>0.6</text:p>
          </table:table-cell>
          <table:table-cell office:value-type="float" office:value="1.2" calcext:value-type="float">
            <text:p>1.2</text:p>
          </table:table-cell>
          <table:table-cell office:value-type="float" office:value="1.5" calcext:value-type="float">
            <text:p>1.5</text:p>
          </table:table-cell>
          <table:table-cell office:value-type="float" office:value="1.9" calcext:value-type="float">
            <text:p>1.9</text:p>
          </table:table-cell>
          <table:table-cell office:value-type="float" office:value="2.2" calcext:value-type="float">
            <text:p>2.2</text:p>
          </table:table-cell>
          <table:table-cell table:number-columns-repeated="2" office:value-type="float" office:value="2.3" calcext:value-type="float">
            <text:p>2.3</text:p>
          </table:table-cell>
          <table:table-cell table:style-name="ce24" office:value-type="float" office:value="2.3" calcext:value-type="float">
            <text:p>2.3</text:p>
          </table:table-cell>
          <table:table-cell office:value-type="float" office:value="2.3" calcext:value-type="float">
            <text:p>2.3</text:p>
          </table:table-cell>
          <table:table-cell table:number-columns-repeated="2" office:value-type="float" office:value="1.6" calcext:value-type="float">
            <text:p>1.6</text:p>
          </table:table-cell>
          <table:table-cell table:number-columns-repeated="4" office:value-type="float" office:value="1.8" calcext:value-type="float">
            <text:p>1.8</text:p>
          </table:table-cell>
          <table:table-cell table:number-columns-repeated="3" office:value-type="float" office:value="2" calcext:value-type="float">
            <text:p>2</text:p>
          </table:table-cell>
          <table:table-cell table:number-columns-repeated="3" office:value-type="float" office:value="2.6" calcext:value-type="float">
            <text:p>2.6</text:p>
          </table:table-cell>
          <table:table-cell table:number-columns-repeated="1000"/>
        </table:table-row>
        <table:table-row table:style-name="ro1">
          <table:table-cell office:value-type="string" calcext:value-type="string">
            <text:p>Phosphorus (mg/d)</text:p>
          </table:table-cell>
          <table:table-cell office:value-type="float" office:value="305" calcext:value-type="float">
            <text:p>305</text:p>
          </table:table-cell>
          <table:table-cell office:value-type="float" office:value="100" calcext:value-type="float">
            <text:p>100</text:p>
          </table:table-cell>
          <table:table-cell office:value-type="float" office:value="275" calcext:value-type="float">
            <text:p>275</text:p>
          </table:table-cell>
          <table:table-cell office:value-type="float" office:value="460" calcext:value-type="float">
            <text:p>460</text:p>
          </table:table-cell>
          <table:table-cell office:value-type="float" office:value="500" calcext:value-type="float">
            <text:p>500</text:p>
          </table:table-cell>
          <table:table-cell table:number-columns-repeated="2" office:value-type="float" office:value="1250" calcext:value-type="float">
            <text:p>1250</text:p>
          </table:table-cell>
          <table:table-cell table:number-columns-repeated="2" office:value-type="float" office:value="700" calcext:value-type="float">
            <text:p>700</text:p>
          </table:table-cell>
          <table:table-cell table:style-name="ce24" office:value-type="float" office:value="700" calcext:value-type="float">
            <text:p>700</text:p>
          </table:table-cell>
          <table:table-cell office:value-type="float" office:value="700" calcext:value-type="float">
            <text:p>700</text:p>
          </table:table-cell>
          <table:table-cell table:number-columns-repeated="2" office:value-type="float" office:value="1250" calcext:value-type="float">
            <text:p>1250</text:p>
          </table:table-cell>
          <table:table-cell table:number-columns-repeated="4" office:value-type="float" office:value="700" calcext:value-type="float">
            <text:p>700</text:p>
          </table:table-cell>
          <table:table-cell office:value-type="float" office:value="1250" calcext:value-type="float">
            <text:p>1250</text:p>
          </table:table-cell>
          <table:table-cell table:number-columns-repeated="2" office:value-type="float" office:value="700" calcext:value-type="float">
            <text:p>700</text:p>
          </table:table-cell>
          <table:table-cell office:value-type="float" office:value="1250" calcext:value-type="float">
            <text:p>1250</text:p>
          </table:table-cell>
          <table:table-cell table:number-columns-repeated="2" office:value-type="float" office:value="700" calcext:value-type="float">
            <text:p>7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office:value-type="float" office:value="15" calcext:value-type="float">
            <text:p>15</text:p>
          </table:table-cell>
          <table:table-cell table:number-columns-repeated="2" office:value-type="float" office:value="20" calcext:value-type="float">
            <text:p>20</text:p>
          </table:table-cell>
          <table:table-cell office:value-type="float" office:value="30" calcext:value-type="float">
            <text:p>30</text:p>
          </table:table-cell>
          <table:table-cell office:value-type="float" office:value="40" calcext:value-type="float">
            <text:p>40</text:p>
          </table:table-cell>
          <table:table-cell table:number-columns-repeated="3" office:value-type="float" office:value="55" calcext:value-type="float">
            <text:p>55</text:p>
          </table:table-cell>
          <table:table-cell table:style-name="ce24" office:value-type="float" office:value="55" calcext:value-type="float">
            <text:p>55</text:p>
          </table:table-cell>
          <table:table-cell office:value-type="float" office:value="55" calcext:value-type="float">
            <text:p>55</text:p>
          </table:table-cell>
          <table:table-cell office:value-type="float" office:value="40" calcext:value-type="float">
            <text:p>40</text:p>
          </table:table-cell>
          <table:table-cell table:number-columns-repeated="5" office:value-type="float" office:value="55" calcext:value-type="float">
            <text:p>55</text:p>
          </table:table-cell>
          <table:table-cell table:number-columns-repeated="3" office:value-type="float" office:value="60" calcext:value-type="float">
            <text:p>60</text:p>
          </table:table-cell>
          <table:table-cell table:number-columns-repeated="3" office:value-type="float" office:value="70" calcext:value-type="float">
            <text:p>7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11" calcext:value-type="float">
            <text:p>11</text:p>
          </table:table-cell>
          <table:table-cell table:style-name="ce24" office:value-type="float" office:value="11" calcext:value-type="float">
            <text:p>11</text:p>
          </table:table-cell>
          <table:table-cell office:value-type="float" office:value="11" calcext:value-type="float">
            <text:p>11</text:p>
          </table:table-cell>
          <table:table-cell office:value-type="float" office:value="8" calcext:value-type="float">
            <text:p>8</text:p>
          </table:table-cell>
          <table:table-cell office:value-type="float" office:value="9" calcext:value-type="float">
            <text:p>9</text:p>
          </table:table-cell>
          <table:table-cell table:number-columns-repeated="4" office:value-type="float" office:value="8" calcext:value-type="float">
            <text:p>8</text:p>
          </table:table-cell>
          <table:table-cell office:value-type="float" office:value="12" calcext:value-type="float">
            <text:p>12</text:p>
          </table:table-cell>
          <table:table-cell table:number-columns-repeated="2" office:value-type="float" office:value="11" calcext:value-type="float">
            <text:p>11</text:p>
          </table:table-cell>
          <table:table-cell office:value-type="float" office:value="13" calcext:value-type="float">
            <text:p>13</text:p>
          </table:table-cell>
          <table:table-cell table:number-columns-repeated="2" office:value-type="float" office:value="12" calcext:value-type="float">
            <text:p>12</text:p>
          </table:table-cell>
          <table:table-cell table:number-columns-repeated="1000"/>
        </table:table-row>
        <table:table-row table:style-name="ro1" table:number-rows-repeated="2">
          <table:table-cell table:number-columns-repeated="1024"/>
        </table:table-row>
        <table:table-row table:style-name="ro1">
          <table:table-cell office:value-type="string" calcext:value-type="string">
            <text:p>Vitamin A (μg/d)</text:p>
          </table:table-cell>
          <table:table-cell office:value-type="float" office:value="320" calcext:value-type="float">
            <text:p>320</text:p>
          </table:table-cell>
          <table:table-cell table:formula="of:=[.C4]" office:value-type="float" office:value="400" calcext:value-type="float">
            <text:p>400</text:p>
          </table:table-cell>
          <table:table-cell table:formula="of:=[.D4]" office:value-type="float" office:value="500" calcext:value-type="float">
            <text:p>500</text:p>
          </table:table-cell>
          <table:table-cell table:formula="of:=[.E4]" office:value-type="float" office:value="300" calcext:value-type="float">
            <text:p>300</text:p>
          </table:table-cell>
          <table:table-cell table:formula="of:=[.F4]" office:value-type="float" office:value="400" calcext:value-type="float">
            <text:p>400</text:p>
          </table:table-cell>
          <table:table-cell table:formula="of:=[.G4]" office:value-type="float" office:value="600" calcext:value-type="float">
            <text:p>600</text:p>
          </table:table-cell>
          <table:table-cell table:formula="of:=[.H4]" office:value-type="float" office:value="900" calcext:value-type="float">
            <text:p>900</text:p>
          </table:table-cell>
          <table:table-cell table:formula="of:=[.I4]" office:value-type="float" office:value="900" calcext:value-type="float">
            <text:p>900</text:p>
          </table:table-cell>
          <table:table-cell table:formula="of:=[.J4]" office:value-type="float" office:value="900" calcext:value-type="float">
            <text:p>900</text:p>
          </table:table-cell>
          <table:table-cell table:formula="of:=[.K4]" office:value-type="float" office:value="900" calcext:value-type="float">
            <text:p>900</text:p>
          </table:table-cell>
          <table:table-cell table:formula="of:=[.L4]" office:value-type="float" office:value="900" calcext:value-type="float">
            <text:p>900</text:p>
          </table:table-cell>
          <table:table-cell table:formula="of:=[.M4]" office:value-type="float" office:value="600" calcext:value-type="float">
            <text:p>600</text:p>
          </table:table-cell>
          <table:table-cell table:formula="of:=[.N4]" office:value-type="float" office:value="700" calcext:value-type="float">
            <text:p>700</text:p>
          </table:table-cell>
          <table:table-cell table:formula="of:=[.O4]" office:value-type="float" office:value="700" calcext:value-type="float">
            <text:p>700</text:p>
          </table:table-cell>
          <table:table-cell table:formula="of:=[.P4]" office:value-type="float" office:value="700" calcext:value-type="float">
            <text:p>700</text:p>
          </table:table-cell>
          <table:table-cell table:formula="of:=[.Q4]" office:value-type="float" office:value="700" calcext:value-type="float">
            <text:p>700</text:p>
          </table:table-cell>
          <table:table-cell table:formula="of:=[.R4]" office:value-type="float" office:value="700" calcext:value-type="float">
            <text:p>700</text:p>
          </table:table-cell>
          <table:table-cell table:formula="of:=[.S4]" office:value-type="float" office:value="750" calcext:value-type="float">
            <text:p>750</text:p>
          </table:table-cell>
          <table:table-cell table:formula="of:=[.T4]" office:value-type="float" office:value="770" calcext:value-type="float">
            <text:p>770</text:p>
          </table:table-cell>
          <table:table-cell table:formula="of:=[.U4]" office:value-type="float" office:value="770" calcext:value-type="float">
            <text:p>770</text:p>
          </table:table-cell>
          <table:table-cell table:formula="of:=[.V4]" office:value-type="float" office:value="1200" calcext:value-type="float">
            <text:p>1200</text:p>
          </table:table-cell>
          <table:table-cell table:formula="of:=[.W4]" office:value-type="float" office:value="1300" calcext:value-type="float">
            <text:p>1300</text:p>
          </table:table-cell>
          <table:table-cell table:formula="of:=[.X4]" office:value-type="float" office:value="1300" calcext:value-type="float">
            <text:p>13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formula="of:=[.C5]" office:value-type="float" office:value="40" calcext:value-type="float">
            <text:p>40</text:p>
          </table:table-cell>
          <table:table-cell table:formula="of:=[.D5]" office:value-type="float" office:value="50" calcext:value-type="float">
            <text:p>50</text:p>
          </table:table-cell>
          <table:table-cell table:formula="of:=[.E5]" office:value-type="float" office:value="15" calcext:value-type="float">
            <text:p>15</text:p>
          </table:table-cell>
          <table:table-cell table:formula="of:=[.F5]" office:value-type="float" office:value="25" calcext:value-type="float">
            <text:p>25</text:p>
          </table:table-cell>
          <table:table-cell table:formula="of:=[.G5]" office:value-type="float" office:value="45" calcext:value-type="float">
            <text:p>45</text:p>
          </table:table-cell>
          <table:table-cell table:formula="of:=[.H5]" office:value-type="float" office:value="75" calcext:value-type="float">
            <text:p>75</text:p>
          </table:table-cell>
          <table:table-cell table:formula="of:=[.I5]" office:value-type="float" office:value="90" calcext:value-type="float">
            <text:p>90</text:p>
          </table:table-cell>
          <table:table-cell table:formula="of:=[.J5]" office:value-type="float" office:value="90" calcext:value-type="float">
            <text:p>90</text:p>
          </table:table-cell>
          <table:table-cell table:formula="of:=[.K5]" office:value-type="float" office:value="90" calcext:value-type="float">
            <text:p>90</text:p>
          </table:table-cell>
          <table:table-cell table:formula="of:=[.L5]" office:value-type="float" office:value="90" calcext:value-type="float">
            <text:p>90</text:p>
          </table:table-cell>
          <table:table-cell table:formula="of:=[.M5]" office:value-type="float" office:value="45" calcext:value-type="float">
            <text:p>45</text:p>
          </table:table-cell>
          <table:table-cell table:formula="of:=[.N5]" office:value-type="float" office:value="65" calcext:value-type="float">
            <text:p>65</text:p>
          </table:table-cell>
          <table:table-cell table:formula="of:=[.O5]" office:value-type="float" office:value="75" calcext:value-type="float">
            <text:p>75</text:p>
          </table:table-cell>
          <table:table-cell table:formula="of:=[.P5]" office:value-type="float" office:value="75" calcext:value-type="float">
            <text:p>75</text:p>
          </table:table-cell>
          <table:table-cell table:formula="of:=[.Q5]" office:value-type="float" office:value="75" calcext:value-type="float">
            <text:p>75</text:p>
          </table:table-cell>
          <table:table-cell table:formula="of:=[.R5]" office:value-type="float" office:value="75" calcext:value-type="float">
            <text:p>75</text:p>
          </table:table-cell>
          <table:table-cell table:formula="of:=[.S5]" office:value-type="float" office:value="80" calcext:value-type="float">
            <text:p>80</text:p>
          </table:table-cell>
          <table:table-cell table:formula="of:=[.T5]" office:value-type="float" office:value="85" calcext:value-type="float">
            <text:p>85</text:p>
          </table:table-cell>
          <table:table-cell table:formula="of:=[.U5]" office:value-type="float" office:value="85" calcext:value-type="float">
            <text:p>85</text:p>
          </table:table-cell>
          <table:table-cell table:formula="of:=[.V5]" office:value-type="float" office:value="115" calcext:value-type="float">
            <text:p>115</text:p>
          </table:table-cell>
          <table:table-cell table:formula="of:=[.W5]" office:value-type="float" office:value="120" calcext:value-type="float">
            <text:p>120</text:p>
          </table:table-cell>
          <table:table-cell table:formula="of:=[.X5]" office:value-type="float" office:value="120" calcext:value-type="float">
            <text:p>12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table:formula="of:=[.C6]" office:value-type="float" office:value="10" calcext:value-type="float">
            <text:p>10</text:p>
          </table:table-cell>
          <table:table-cell table:formula="of:=[.D6]" office:value-type="float" office:value="10" calcext:value-type="float">
            <text:p>10</text:p>
          </table:table-cell>
          <table:table-cell table:formula="of:=[.E6]" office:value-type="float" office:value="15" calcext:value-type="float">
            <text:p>15</text:p>
          </table:table-cell>
          <table:table-cell table:formula="of:=[.F6]" office:value-type="float" office:value="15" calcext:value-type="float">
            <text:p>15</text:p>
          </table:table-cell>
          <table:table-cell table:formula="of:=[.G6]" office:value-type="float" office:value="15" calcext:value-type="float">
            <text:p>15</text:p>
          </table:table-cell>
          <table:table-cell table:formula="of:=[.H6]" office:value-type="float" office:value="15" calcext:value-type="float">
            <text:p>15</text:p>
          </table:table-cell>
          <table:table-cell table:formula="of:=[.I6]" office:value-type="float" office:value="15" calcext:value-type="float">
            <text:p>15</text:p>
          </table:table-cell>
          <table:table-cell table:formula="of:=[.J6]" office:value-type="float" office:value="15" calcext:value-type="float">
            <text:p>15</text:p>
          </table:table-cell>
          <table:table-cell table:formula="of:=[.K6]" office:value-type="float" office:value="15" calcext:value-type="float">
            <text:p>15</text:p>
          </table:table-cell>
          <table:table-cell table:formula="of:=[.L6]" office:value-type="float" office:value="20" calcext:value-type="float">
            <text:p>20</text:p>
          </table:table-cell>
          <table:table-cell table:formula="of:=[.M6]" office:value-type="float" office:value="15" calcext:value-type="float">
            <text:p>15</text:p>
          </table:table-cell>
          <table:table-cell table:formula="of:=[.N6]" office:value-type="float" office:value="15" calcext:value-type="float">
            <text:p>15</text:p>
          </table:table-cell>
          <table:table-cell table:formula="of:=[.O6]" office:value-type="float" office:value="15" calcext:value-type="float">
            <text:p>15</text:p>
          </table:table-cell>
          <table:table-cell table:formula="of:=[.P6]" office:value-type="float" office:value="15" calcext:value-type="float">
            <text:p>15</text:p>
          </table:table-cell>
          <table:table-cell table:formula="of:=[.Q6]" office:value-type="float" office:value="15" calcext:value-type="float">
            <text:p>15</text:p>
          </table:table-cell>
          <table:table-cell table:formula="of:=[.R6]" office:value-type="float" office:value="20" calcext:value-type="float">
            <text:p>20</text:p>
          </table:table-cell>
          <table:table-cell table:formula="of:=[.S6]" office:value-type="float" office:value="15" calcext:value-type="float">
            <text:p>15</text:p>
          </table:table-cell>
          <table:table-cell table:formula="of:=[.T6]" office:value-type="float" office:value="15" calcext:value-type="float">
            <text:p>15</text:p>
          </table:table-cell>
          <table:table-cell table:formula="of:=[.U6]" office:value-type="float" office:value="15" calcext:value-type="float">
            <text:p>15</text:p>
          </table:table-cell>
          <table:table-cell table:formula="of:=[.V6]" office:value-type="float" office:value="15" calcext:value-type="float">
            <text:p>15</text:p>
          </table:table-cell>
          <table:table-cell table:formula="of:=[.W6]" office:value-type="float" office:value="15" calcext:value-type="float">
            <text:p>15</text:p>
          </table:table-cell>
          <table:table-cell table:formula="of:=[.X6]" office:value-type="float" office:value="15" calcext:value-type="float">
            <text:p>15</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formula="of:=[.C7]" office:value-type="float" office:value="4" calcext:value-type="float">
            <text:p>4</text:p>
          </table:table-cell>
          <table:table-cell table:formula="of:=[.D7]" office:value-type="float" office:value="5" calcext:value-type="float">
            <text:p>5</text:p>
          </table:table-cell>
          <table:table-cell table:formula="of:=[.E7]" office:value-type="float" office:value="6" calcext:value-type="float">
            <text:p>6</text:p>
          </table:table-cell>
          <table:table-cell table:formula="of:=[.F7]" office:value-type="float" office:value="7" calcext:value-type="float">
            <text:p>7</text:p>
          </table:table-cell>
          <table:table-cell table:formula="of:=[.G7]" office:value-type="float" office:value="11" calcext:value-type="float">
            <text:p>11</text:p>
          </table:table-cell>
          <table:table-cell table:formula="of:=[.H7]" office:value-type="float" office:value="15" calcext:value-type="float">
            <text:p>15</text:p>
          </table:table-cell>
          <table:table-cell table:formula="of:=[.I7]" office:value-type="float" office:value="15" calcext:value-type="float">
            <text:p>15</text:p>
          </table:table-cell>
          <table:table-cell table:formula="of:=[.J7]" office:value-type="float" office:value="15" calcext:value-type="float">
            <text:p>15</text:p>
          </table:table-cell>
          <table:table-cell table:formula="of:=[.K7]" office:value-type="float" office:value="15" calcext:value-type="float">
            <text:p>15</text:p>
          </table:table-cell>
          <table:table-cell table:formula="of:=[.L7]" office:value-type="float" office:value="15" calcext:value-type="float">
            <text:p>15</text:p>
          </table:table-cell>
          <table:table-cell table:formula="of:=[.M7]" office:value-type="float" office:value="11" calcext:value-type="float">
            <text:p>11</text:p>
          </table:table-cell>
          <table:table-cell table:formula="of:=[.N7]" office:value-type="float" office:value="15" calcext:value-type="float">
            <text:p>15</text:p>
          </table:table-cell>
          <table:table-cell table:formula="of:=[.O7]" office:value-type="float" office:value="15" calcext:value-type="float">
            <text:p>15</text:p>
          </table:table-cell>
          <table:table-cell table:formula="of:=[.P7]" office:value-type="float" office:value="15" calcext:value-type="float">
            <text:p>15</text:p>
          </table:table-cell>
          <table:table-cell table:formula="of:=[.Q7]" office:value-type="float" office:value="15" calcext:value-type="float">
            <text:p>15</text:p>
          </table:table-cell>
          <table:table-cell table:formula="of:=[.R7]" office:value-type="float" office:value="15" calcext:value-type="float">
            <text:p>15</text:p>
          </table:table-cell>
          <table:table-cell table:formula="of:=[.S7]" office:value-type="float" office:value="15" calcext:value-type="float">
            <text:p>15</text:p>
          </table:table-cell>
          <table:table-cell table:formula="of:=[.T7]" office:value-type="float" office:value="15" calcext:value-type="float">
            <text:p>15</text:p>
          </table:table-cell>
          <table:table-cell table:formula="of:=[.U7]" office:value-type="float" office:value="15" calcext:value-type="float">
            <text:p>15</text:p>
          </table:table-cell>
          <table:table-cell table:formula="of:=[.V7]" office:value-type="float" office:value="19" calcext:value-type="float">
            <text:p>19</text:p>
          </table:table-cell>
          <table:table-cell table:formula="of:=[.W7]" office:value-type="float" office:value="19" calcext:value-type="float">
            <text:p>19</text:p>
          </table:table-cell>
          <table:table-cell table:formula="of:=[.X7]" office:value-type="float" office:value="19" calcext:value-type="float">
            <text:p>19</text:p>
          </table:table-cell>
          <table:table-cell table:number-columns-repeated="1000"/>
        </table:table-row>
        <table:table-row table:style-name="ro1">
          <table:table-cell office:value-type="string" calcext:value-type="string">
            <text:p>Vitamin K (μg/d)</text:p>
          </table:table-cell>
          <table:table-cell office:value-type="float" office:value="430" calcext:value-type="float">
            <text:p>430</text:p>
          </table:table-cell>
          <table:table-cell table:formula="of:=[.C8]" office:value-type="float" office:value="2" calcext:value-type="float">
            <text:p>2</text:p>
          </table:table-cell>
          <table:table-cell table:formula="of:=[.D8]" office:value-type="float" office:value="2.5" calcext:value-type="float">
            <text:p>2.5</text:p>
          </table:table-cell>
          <table:table-cell table:formula="of:=[.E8]" office:value-type="float" office:value="30" calcext:value-type="float">
            <text:p>30</text:p>
          </table:table-cell>
          <table:table-cell table:formula="of:=[.F8]" office:value-type="float" office:value="55" calcext:value-type="float">
            <text:p>55</text:p>
          </table:table-cell>
          <table:table-cell table:formula="of:=[.G8]" office:value-type="float" office:value="60" calcext:value-type="float">
            <text:p>60</text:p>
          </table:table-cell>
          <table:table-cell table:formula="of:=[.H8]" office:value-type="float" office:value="75" calcext:value-type="float">
            <text:p>75</text:p>
          </table:table-cell>
          <table:table-cell table:formula="of:=[.I8]" office:value-type="float" office:value="120" calcext:value-type="float">
            <text:p>120</text:p>
          </table:table-cell>
          <table:table-cell table:formula="of:=[.J8]" office:value-type="float" office:value="120" calcext:value-type="float">
            <text:p>120</text:p>
          </table:table-cell>
          <table:table-cell table:formula="of:=[.K8]" office:value-type="float" office:value="120" calcext:value-type="float">
            <text:p>120</text:p>
          </table:table-cell>
          <table:table-cell table:formula="of:=[.L8]" office:value-type="float" office:value="120" calcext:value-type="float">
            <text:p>120</text:p>
          </table:table-cell>
          <table:table-cell table:formula="of:=[.M8]" office:value-type="float" office:value="60" calcext:value-type="float">
            <text:p>60</text:p>
          </table:table-cell>
          <table:table-cell table:formula="of:=[.N8]" office:value-type="float" office:value="75" calcext:value-type="float">
            <text:p>75</text:p>
          </table:table-cell>
          <table:table-cell table:formula="of:=[.O8]" office:value-type="float" office:value="90" calcext:value-type="float">
            <text:p>90</text:p>
          </table:table-cell>
          <table:table-cell table:formula="of:=[.P8]" office:value-type="float" office:value="90" calcext:value-type="float">
            <text:p>90</text:p>
          </table:table-cell>
          <table:table-cell table:formula="of:=[.Q8]" office:value-type="float" office:value="90" calcext:value-type="float">
            <text:p>90</text:p>
          </table:table-cell>
          <table:table-cell table:formula="of:=[.R8]" office:value-type="float" office:value="90" calcext:value-type="float">
            <text:p>90</text:p>
          </table:table-cell>
          <table:table-cell table:formula="of:=[.S8]" office:value-type="float" office:value="75" calcext:value-type="float">
            <text:p>75</text:p>
          </table:table-cell>
          <table:table-cell table:formula="of:=[.T8]" office:value-type="float" office:value="90" calcext:value-type="float">
            <text:p>90</text:p>
          </table:table-cell>
          <table:table-cell table:formula="of:=[.U8]" office:value-type="float" office:value="90" calcext:value-type="float">
            <text:p>90</text:p>
          </table:table-cell>
          <table:table-cell table:formula="of:=[.V8]" office:value-type="float" office:value="75" calcext:value-type="float">
            <text:p>75</text:p>
          </table:table-cell>
          <table:table-cell table:formula="of:=[.W8]" office:value-type="float" office:value="90" calcext:value-type="float">
            <text:p>90</text:p>
          </table:table-cell>
          <table:table-cell table:formula="of:=[.X8]" office:value-type="float" office:value="90" calcext:value-type="float">
            <text:p>90</text:p>
          </table:table-cell>
          <table:table-cell table:number-columns-repeated="1000"/>
        </table:table-row>
        <table:table-row table:style-name="ro1">
          <table:table-cell office:value-type="string" calcext:value-type="string">
            <text:p>Thiamin (mg/d)</text:p>
          </table:table-cell>
          <table:table-cell office:value-type="float" office:value="404" calcext:value-type="float">
            <text:p>404</text:p>
          </table:table-cell>
          <table:table-cell table:formula="of:=[.C9]" office:value-type="float" office:value="0.2" calcext:value-type="float">
            <text:p>0.2</text:p>
          </table:table-cell>
          <table:table-cell table:formula="of:=[.D9]" office:value-type="float" office:value="0.3" calcext:value-type="float">
            <text:p>0.3</text:p>
          </table:table-cell>
          <table:table-cell table:formula="of:=[.E9]" office:value-type="float" office:value="0.5" calcext:value-type="float">
            <text:p>0.5</text:p>
          </table:table-cell>
          <table:table-cell table:formula="of:=[.F9]" office:value-type="float" office:value="0.6" calcext:value-type="float">
            <text:p>0.6</text:p>
          </table:table-cell>
          <table:table-cell table:formula="of:=[.G9]" office:value-type="float" office:value="0.9" calcext:value-type="float">
            <text:p>0.9</text:p>
          </table:table-cell>
          <table:table-cell table:formula="of:=[.H9]" office:value-type="float" office:value="1.2" calcext:value-type="float">
            <text:p>1.2</text:p>
          </table:table-cell>
          <table:table-cell table:formula="of:=[.I9]" office:value-type="float" office:value="1.2" calcext:value-type="float">
            <text:p>1.2</text:p>
          </table:table-cell>
          <table:table-cell table:formula="of:=[.J9]" office:value-type="float" office:value="1.2" calcext:value-type="float">
            <text:p>1.2</text:p>
          </table:table-cell>
          <table:table-cell table:formula="of:=[.K9]" office:value-type="float" office:value="1.2" calcext:value-type="float">
            <text:p>1.2</text:p>
          </table:table-cell>
          <table:table-cell table:formula="of:=[.L9]" office:value-type="float" office:value="1.2" calcext:value-type="float">
            <text:p>1.2</text:p>
          </table:table-cell>
          <table:table-cell table:formula="of:=[.M9]" office:value-type="float" office:value="0.9" calcext:value-type="float">
            <text:p>0.9</text:p>
          </table:table-cell>
          <table:table-cell table:formula="of:=[.N9]" office:value-type="float" office:value="1" calcext:value-type="float">
            <text:p>1</text:p>
          </table:table-cell>
          <table:table-cell table:formula="of:=[.O9]" office:value-type="float" office:value="1.1" calcext:value-type="float">
            <text:p>1.1</text:p>
          </table:table-cell>
          <table:table-cell table:formula="of:=[.P9]" office:value-type="float" office:value="1.1" calcext:value-type="float">
            <text:p>1.1</text:p>
          </table:table-cell>
          <table:table-cell table:formula="of:=[.Q9]" office:value-type="float" office:value="1.1" calcext:value-type="float">
            <text:p>1.1</text:p>
          </table:table-cell>
          <table:table-cell table:formula="of:=[.R9]" office:value-type="float" office:value="1.1" calcext:value-type="float">
            <text:p>1.1</text:p>
          </table:table-cell>
          <table:table-cell table:formula="of:=[.S9]" office:value-type="float" office:value="1.4" calcext:value-type="float">
            <text:p>1.4</text:p>
          </table:table-cell>
          <table:table-cell table:formula="of:=[.T9]" office:value-type="float" office:value="1.4" calcext:value-type="float">
            <text:p>1.4</text:p>
          </table:table-cell>
          <table:table-cell table:formula="of:=[.U9]" office:value-type="float" office:value="1.4" calcext:value-type="float">
            <text:p>1.4</text:p>
          </table:table-cell>
          <table:table-cell table:formula="of:=[.V9]" office:value-type="float" office:value="1.4" calcext:value-type="float">
            <text:p>1.4</text:p>
          </table:table-cell>
          <table:table-cell table:formula="of:=[.W9]" office:value-type="float" office:value="1.4" calcext:value-type="float">
            <text:p>1.4</text:p>
          </table:table-cell>
          <table:table-cell table:formula="of:=[.X9]" office:value-type="float" office:value="1.4" calcext:value-type="float">
            <text:p>1.4</text:p>
          </table:table-cell>
          <table:table-cell table:number-columns-repeated="1000"/>
        </table:table-row>
        <table:table-row table:style-name="ro1">
          <table:table-cell office:value-type="string" calcext:value-type="string">
            <text:p>Riboflavin (mg/d)</text:p>
          </table:table-cell>
          <table:table-cell office:value-type="float" office:value="405" calcext:value-type="float">
            <text:p>405</text:p>
          </table:table-cell>
          <table:table-cell table:formula="of:=[.C10]" office:value-type="float" office:value="0.3" calcext:value-type="float">
            <text:p>0.3</text:p>
          </table:table-cell>
          <table:table-cell table:formula="of:=[.D10]" office:value-type="float" office:value="0.4" calcext:value-type="float">
            <text:p>0.4</text:p>
          </table:table-cell>
          <table:table-cell table:formula="of:=[.E10]" office:value-type="float" office:value="0.5" calcext:value-type="float">
            <text:p>0.5</text:p>
          </table:table-cell>
          <table:table-cell table:formula="of:=[.F10]" office:value-type="float" office:value="0.6" calcext:value-type="float">
            <text:p>0.6</text:p>
          </table:table-cell>
          <table:table-cell table:formula="of:=[.G10]" office:value-type="float" office:value="0.9" calcext:value-type="float">
            <text:p>0.9</text:p>
          </table:table-cell>
          <table:table-cell table:formula="of:=[.H10]" office:value-type="float" office:value="1.3" calcext:value-type="float">
            <text:p>1.3</text:p>
          </table:table-cell>
          <table:table-cell table:formula="of:=[.I10]" office:value-type="float" office:value="1.3" calcext:value-type="float">
            <text:p>1.3</text:p>
          </table:table-cell>
          <table:table-cell table:formula="of:=[.J10]" office:value-type="float" office:value="1.3" calcext:value-type="float">
            <text:p>1.3</text:p>
          </table:table-cell>
          <table:table-cell table:formula="of:=[.K10]" office:value-type="float" office:value="1.3" calcext:value-type="float">
            <text:p>1.3</text:p>
          </table:table-cell>
          <table:table-cell table:formula="of:=[.L10]" office:value-type="float" office:value="1.3" calcext:value-type="float">
            <text:p>1.3</text:p>
          </table:table-cell>
          <table:table-cell table:formula="of:=[.M10]" office:value-type="float" office:value="0.9" calcext:value-type="float">
            <text:p>0.9</text:p>
          </table:table-cell>
          <table:table-cell table:formula="of:=[.N10]" office:value-type="float" office:value="1" calcext:value-type="float">
            <text:p>1</text:p>
          </table:table-cell>
          <table:table-cell table:formula="of:=[.O10]" office:value-type="float" office:value="1.1" calcext:value-type="float">
            <text:p>1.1</text:p>
          </table:table-cell>
          <table:table-cell table:formula="of:=[.P10]" office:value-type="float" office:value="1.1" calcext:value-type="float">
            <text:p>1.1</text:p>
          </table:table-cell>
          <table:table-cell table:formula="of:=[.Q10]" office:value-type="float" office:value="1.1" calcext:value-type="float">
            <text:p>1.1</text:p>
          </table:table-cell>
          <table:table-cell table:formula="of:=[.R10]" office:value-type="float" office:value="1.1" calcext:value-type="float">
            <text:p>1.1</text:p>
          </table:table-cell>
          <table:table-cell table:formula="of:=[.S10]" office:value-type="float" office:value="1.4" calcext:value-type="float">
            <text:p>1.4</text:p>
          </table:table-cell>
          <table:table-cell table:formula="of:=[.T10]" office:value-type="float" office:value="1.4" calcext:value-type="float">
            <text:p>1.4</text:p>
          </table:table-cell>
          <table:table-cell table:formula="of:=[.U10]" office:value-type="float" office:value="1.4" calcext:value-type="float">
            <text:p>1.4</text:p>
          </table:table-cell>
          <table:table-cell table:formula="of:=[.V10]" office:value-type="float" office:value="1.6" calcext:value-type="float">
            <text:p>1.6</text:p>
          </table:table-cell>
          <table:table-cell table:formula="of:=[.W10]" office:value-type="float" office:value="1.6" calcext:value-type="float">
            <text:p>1.6</text:p>
          </table:table-cell>
          <table:table-cell table:formula="of:=[.X10]" office:value-type="float" office:value="1.6" calcext:value-type="float">
            <text:p>1.6</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formula="of:=[.C11]" office:value-type="float" office:value="2" calcext:value-type="float">
            <text:p>2</text:p>
          </table:table-cell>
          <table:table-cell table:formula="of:=[.D11]" office:value-type="float" office:value="4" calcext:value-type="float">
            <text:p>4</text:p>
          </table:table-cell>
          <table:table-cell table:formula="of:=[.E11]" office:value-type="float" office:value="6" calcext:value-type="float">
            <text:p>6</text:p>
          </table:table-cell>
          <table:table-cell table:formula="of:=[.F11]" office:value-type="float" office:value="8" calcext:value-type="float">
            <text:p>8</text:p>
          </table:table-cell>
          <table:table-cell table:formula="of:=[.G11]" office:value-type="float" office:value="12" calcext:value-type="float">
            <text:p>12</text:p>
          </table:table-cell>
          <table:table-cell table:formula="of:=[.H11]" office:value-type="float" office:value="16" calcext:value-type="float">
            <text:p>16</text:p>
          </table:table-cell>
          <table:table-cell table:formula="of:=[.I11]" office:value-type="float" office:value="16" calcext:value-type="float">
            <text:p>16</text:p>
          </table:table-cell>
          <table:table-cell table:formula="of:=[.J11]" office:value-type="float" office:value="16" calcext:value-type="float">
            <text:p>16</text:p>
          </table:table-cell>
          <table:table-cell table:formula="of:=[.K11]" office:value-type="float" office:value="16" calcext:value-type="float">
            <text:p>16</text:p>
          </table:table-cell>
          <table:table-cell table:formula="of:=[.L11]" office:value-type="float" office:value="16" calcext:value-type="float">
            <text:p>16</text:p>
          </table:table-cell>
          <table:table-cell table:formula="of:=[.M11]" office:value-type="float" office:value="12" calcext:value-type="float">
            <text:p>12</text:p>
          </table:table-cell>
          <table:table-cell table:formula="of:=[.N11]" office:value-type="float" office:value="14" calcext:value-type="float">
            <text:p>14</text:p>
          </table:table-cell>
          <table:table-cell table:formula="of:=[.O11]" office:value-type="float" office:value="14" calcext:value-type="float">
            <text:p>14</text:p>
          </table:table-cell>
          <table:table-cell table:formula="of:=[.P11]" office:value-type="float" office:value="14" calcext:value-type="float">
            <text:p>14</text:p>
          </table:table-cell>
          <table:table-cell table:formula="of:=[.Q11]" office:value-type="float" office:value="14" calcext:value-type="float">
            <text:p>14</text:p>
          </table:table-cell>
          <table:table-cell table:formula="of:=[.R11]" office:value-type="float" office:value="14" calcext:value-type="float">
            <text:p>14</text:p>
          </table:table-cell>
          <table:table-cell table:formula="of:=[.S11]" office:value-type="float" office:value="18" calcext:value-type="float">
            <text:p>18</text:p>
          </table:table-cell>
          <table:table-cell table:formula="of:=[.T11]" office:value-type="float" office:value="18" calcext:value-type="float">
            <text:p>18</text:p>
          </table:table-cell>
          <table:table-cell table:formula="of:=[.U11]" office:value-type="float" office:value="18" calcext:value-type="float">
            <text:p>18</text:p>
          </table:table-cell>
          <table:table-cell table:formula="of:=[.V11]" office:value-type="float" office:value="17" calcext:value-type="float">
            <text:p>17</text:p>
          </table:table-cell>
          <table:table-cell table:formula="of:=[.W11]" office:value-type="float" office:value="17" calcext:value-type="float">
            <text:p>17</text:p>
          </table:table-cell>
          <table:table-cell table:formula="of:=[.X11]" office:value-type="float" office:value="17" calcext:value-type="float">
            <text:p>17</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formula="of:=[.C12]" office:value-type="float" office:value="0.1" calcext:value-type="float">
            <text:p>0.1</text:p>
          </table:table-cell>
          <table:table-cell table:formula="of:=[.D12]" office:value-type="float" office:value="0.3" calcext:value-type="float">
            <text:p>0.3</text:p>
          </table:table-cell>
          <table:table-cell table:formula="of:=[.E12]" office:value-type="float" office:value="0.5" calcext:value-type="float">
            <text:p>0.5</text:p>
          </table:table-cell>
          <table:table-cell table:formula="of:=[.F12]" office:value-type="float" office:value="0.6" calcext:value-type="float">
            <text:p>0.6</text:p>
          </table:table-cell>
          <table:table-cell table:formula="of:=[.G12]" office:value-type="float" office:value="1" calcext:value-type="float">
            <text:p>1</text:p>
          </table:table-cell>
          <table:table-cell table:formula="of:=[.H12]" office:value-type="float" office:value="1.3" calcext:value-type="float">
            <text:p>1.3</text:p>
          </table:table-cell>
          <table:table-cell table:formula="of:=[.I12]" office:value-type="float" office:value="1.3" calcext:value-type="float">
            <text:p>1.3</text:p>
          </table:table-cell>
          <table:table-cell table:formula="of:=[.J12]" office:value-type="float" office:value="1.3" calcext:value-type="float">
            <text:p>1.3</text:p>
          </table:table-cell>
          <table:table-cell table:formula="of:=[.K12]" office:value-type="float" office:value="1.7" calcext:value-type="float">
            <text:p>1.7</text:p>
          </table:table-cell>
          <table:table-cell table:formula="of:=[.L12]" office:value-type="float" office:value="1.7" calcext:value-type="float">
            <text:p>1.7</text:p>
          </table:table-cell>
          <table:table-cell table:formula="of:=[.M12]" office:value-type="float" office:value="1" calcext:value-type="float">
            <text:p>1</text:p>
          </table:table-cell>
          <table:table-cell table:formula="of:=[.N12]" office:value-type="float" office:value="1.2" calcext:value-type="float">
            <text:p>1.2</text:p>
          </table:table-cell>
          <table:table-cell table:formula="of:=[.O12]" office:value-type="float" office:value="1.3" calcext:value-type="float">
            <text:p>1.3</text:p>
          </table:table-cell>
          <table:table-cell table:formula="of:=[.P12]" office:value-type="float" office:value="1.3" calcext:value-type="float">
            <text:p>1.3</text:p>
          </table:table-cell>
          <table:table-cell table:formula="of:=[.Q12]" office:value-type="float" office:value="1.5" calcext:value-type="float">
            <text:p>1.5</text:p>
          </table:table-cell>
          <table:table-cell table:formula="of:=[.R12]" office:value-type="float" office:value="1.5" calcext:value-type="float">
            <text:p>1.5</text:p>
          </table:table-cell>
          <table:table-cell table:formula="of:=[.S12]" office:value-type="float" office:value="1.9" calcext:value-type="float">
            <text:p>1.9</text:p>
          </table:table-cell>
          <table:table-cell table:formula="of:=[.T12]" office:value-type="float" office:value="1.9" calcext:value-type="float">
            <text:p>1.9</text:p>
          </table:table-cell>
          <table:table-cell table:formula="of:=[.U12]" office:value-type="float" office:value="1.9" calcext:value-type="float">
            <text:p>1.9</text:p>
          </table:table-cell>
          <table:table-cell table:formula="of:=[.V12]" office:value-type="float" office:value="2" calcext:value-type="float">
            <text:p>2</text:p>
          </table:table-cell>
          <table:table-cell table:formula="of:=[.W12]" office:value-type="float" office:value="2" calcext:value-type="float">
            <text:p>2</text:p>
          </table:table-cell>
          <table:table-cell table:formula="of:=[.X12]" office:value-type="float" office:value="2" calcext:value-type="float">
            <text:p>2</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formula="of:=[.C13]" office:value-type="float" office:value="65" calcext:value-type="float">
            <text:p>65</text:p>
          </table:table-cell>
          <table:table-cell table:formula="of:=[.D13]" office:value-type="float" office:value="80" calcext:value-type="float">
            <text:p>80</text:p>
          </table:table-cell>
          <table:table-cell table:formula="of:=[.E13]" office:value-type="float" office:value="150" calcext:value-type="float">
            <text:p>150</text:p>
          </table:table-cell>
          <table:table-cell table:formula="of:=[.F13]" office:value-type="float" office:value="200" calcext:value-type="float">
            <text:p>200</text:p>
          </table:table-cell>
          <table:table-cell table:formula="of:=[.G13]" office:value-type="float" office:value="300" calcext:value-type="float">
            <text:p>300</text:p>
          </table:table-cell>
          <table:table-cell table:formula="of:=[.H13]" office:value-type="float" office:value="400" calcext:value-type="float">
            <text:p>400</text:p>
          </table:table-cell>
          <table:table-cell table:formula="of:=[.I13]" office:value-type="float" office:value="400" calcext:value-type="float">
            <text:p>400</text:p>
          </table:table-cell>
          <table:table-cell table:formula="of:=[.J13]" office:value-type="float" office:value="400" calcext:value-type="float">
            <text:p>400</text:p>
          </table:table-cell>
          <table:table-cell table:formula="of:=[.K13]" office:value-type="float" office:value="400" calcext:value-type="float">
            <text:p>400</text:p>
          </table:table-cell>
          <table:table-cell table:formula="of:=[.L13]" office:value-type="float" office:value="400" calcext:value-type="float">
            <text:p>400</text:p>
          </table:table-cell>
          <table:table-cell table:formula="of:=[.M13]" office:value-type="float" office:value="300" calcext:value-type="float">
            <text:p>300</text:p>
          </table:table-cell>
          <table:table-cell table:formula="of:=[.N13]" office:value-type="float" office:value="400" calcext:value-type="float">
            <text:p>400</text:p>
          </table:table-cell>
          <table:table-cell table:formula="of:=[.O13]" office:value-type="float" office:value="400" calcext:value-type="float">
            <text:p>400</text:p>
          </table:table-cell>
          <table:table-cell table:formula="of:=[.P13]" office:value-type="float" office:value="400" calcext:value-type="float">
            <text:p>400</text:p>
          </table:table-cell>
          <table:table-cell table:formula="of:=[.Q13]" office:value-type="float" office:value="400" calcext:value-type="float">
            <text:p>400</text:p>
          </table:table-cell>
          <table:table-cell table:formula="of:=[.R13]" office:value-type="float" office:value="400" calcext:value-type="float">
            <text:p>400</text:p>
          </table:table-cell>
          <table:table-cell table:formula="of:=[.S13]" office:value-type="float" office:value="600" calcext:value-type="float">
            <text:p>600</text:p>
          </table:table-cell>
          <table:table-cell table:formula="of:=[.T13]" office:value-type="float" office:value="600" calcext:value-type="float">
            <text:p>600</text:p>
          </table:table-cell>
          <table:table-cell table:formula="of:=[.U13]" office:value-type="float" office:value="600" calcext:value-type="float">
            <text:p>600</text:p>
          </table:table-cell>
          <table:table-cell table:formula="of:=[.V13]" office:value-type="float" office:value="500" calcext:value-type="float">
            <text:p>500</text:p>
          </table:table-cell>
          <table:table-cell table:formula="of:=[.W13]" office:value-type="float" office:value="500" calcext:value-type="float">
            <text:p>500</text:p>
          </table:table-cell>
          <table:table-cell table:formula="of:=[.X13]" office:value-type="float" office:value="500" calcext:value-type="float">
            <text:p>500</text:p>
          </table:table-cell>
          <table:table-cell table:number-columns-repeated="1000"/>
        </table:table-row>
        <table:table-row table:style-name="ro1">
          <table:table-cell office:value-type="string" calcext:value-type="string">
            <text:p>Vitamin B12 (μg/d)</text:p>
          </table:table-cell>
          <table:table-cell office:value-type="float" office:value="418" calcext:value-type="float">
            <text:p>418</text:p>
          </table:table-cell>
          <table:table-cell table:formula="of:=[.C14]" office:value-type="float" office:value="0.4" calcext:value-type="float">
            <text:p>0.4</text:p>
          </table:table-cell>
          <table:table-cell table:formula="of:=[.D14]" office:value-type="float" office:value="0.5" calcext:value-type="float">
            <text:p>0.5</text:p>
          </table:table-cell>
          <table:table-cell table:formula="of:=[.E14]" office:value-type="float" office:value="0.9" calcext:value-type="float">
            <text:p>0.9</text:p>
          </table:table-cell>
          <table:table-cell table:formula="of:=[.F14]" office:value-type="float" office:value="1.2" calcext:value-type="float">
            <text:p>1.2</text:p>
          </table:table-cell>
          <table:table-cell table:formula="of:=[.G14]" office:value-type="float" office:value="1.8" calcext:value-type="float">
            <text:p>1.8</text:p>
          </table:table-cell>
          <table:table-cell table:formula="of:=[.H14]" office:value-type="float" office:value="2.4" calcext:value-type="float">
            <text:p>2.4</text:p>
          </table:table-cell>
          <table:table-cell table:formula="of:=[.I14]" office:value-type="float" office:value="2.4" calcext:value-type="float">
            <text:p>2.4</text:p>
          </table:table-cell>
          <table:table-cell table:formula="of:=[.J14]" office:value-type="float" office:value="2.4" calcext:value-type="float">
            <text:p>2.4</text:p>
          </table:table-cell>
          <table:table-cell table:formula="of:=[.K14]" office:value-type="float" office:value="2.4" calcext:value-type="float">
            <text:p>2.4</text:p>
          </table:table-cell>
          <table:table-cell table:formula="of:=[.L14]" office:value-type="float" office:value="2.4" calcext:value-type="float">
            <text:p>2.4</text:p>
          </table:table-cell>
          <table:table-cell table:formula="of:=[.M14]" office:value-type="float" office:value="1.8" calcext:value-type="float">
            <text:p>1.8</text:p>
          </table:table-cell>
          <table:table-cell table:formula="of:=[.N14]" office:value-type="float" office:value="2.4" calcext:value-type="float">
            <text:p>2.4</text:p>
          </table:table-cell>
          <table:table-cell table:formula="of:=[.O14]" office:value-type="float" office:value="2.4" calcext:value-type="float">
            <text:p>2.4</text:p>
          </table:table-cell>
          <table:table-cell table:formula="of:=[.P14]" office:value-type="float" office:value="2.4" calcext:value-type="float">
            <text:p>2.4</text:p>
          </table:table-cell>
          <table:table-cell table:formula="of:=[.Q14]" office:value-type="float" office:value="2.4" calcext:value-type="float">
            <text:p>2.4</text:p>
          </table:table-cell>
          <table:table-cell table:formula="of:=[.R14]" office:value-type="float" office:value="2.4" calcext:value-type="float">
            <text:p>2.4</text:p>
          </table:table-cell>
          <table:table-cell table:formula="of:=[.S14]" office:value-type="float" office:value="2.6" calcext:value-type="float">
            <text:p>2.6</text:p>
          </table:table-cell>
          <table:table-cell table:formula="of:=[.T14]" office:value-type="float" office:value="2.6" calcext:value-type="float">
            <text:p>2.6</text:p>
          </table:table-cell>
          <table:table-cell table:formula="of:=[.U14]" office:value-type="float" office:value="2.6" calcext:value-type="float">
            <text:p>2.6</text:p>
          </table:table-cell>
          <table:table-cell table:formula="of:=[.V14]" office:value-type="float" office:value="2.8" calcext:value-type="float">
            <text:p>2.8</text:p>
          </table:table-cell>
          <table:table-cell table:formula="of:=[.W14]" office:value-type="float" office:value="2.8" calcext:value-type="float">
            <text:p>2.8</text:p>
          </table:table-cell>
          <table:table-cell table:formula="of:=[.X14]" office:value-type="float" office:value="2.8" calcext:value-type="float">
            <text:p>2.8</text:p>
          </table:table-cell>
          <table:table-cell table:number-columns-repeated="1000"/>
        </table:table-row>
        <table:table-row table:style-name="ro1">
          <table:table-cell office:value-type="string" calcext:value-type="string">
            <text:p>Pantothenic Acid (mg/d)</text:p>
          </table:table-cell>
          <table:table-cell office:value-type="float" office:value="410" calcext:value-type="float">
            <text:p>410</text:p>
          </table:table-cell>
          <table:table-cell table:formula="of:=[.C15]" office:value-type="float" office:value="1.7" calcext:value-type="float">
            <text:p>1.7</text:p>
          </table:table-cell>
          <table:table-cell table:formula="of:=[.D15]" office:value-type="float" office:value="1.8" calcext:value-type="float">
            <text:p>1.8</text:p>
          </table:table-cell>
          <table:table-cell table:formula="of:=[.E15]" office:value-type="float" office:value="2" calcext:value-type="float">
            <text:p>2</text:p>
          </table:table-cell>
          <table:table-cell table:formula="of:=[.F15]" office:value-type="float" office:value="3" calcext:value-type="float">
            <text:p>3</text:p>
          </table:table-cell>
          <table:table-cell table:formula="of:=[.G15]" office:value-type="float" office:value="4" calcext:value-type="float">
            <text:p>4</text:p>
          </table:table-cell>
          <table:table-cell table:formula="of:=[.H15]" office:value-type="float" office:value="5" calcext:value-type="float">
            <text:p>5</text:p>
          </table:table-cell>
          <table:table-cell table:formula="of:=[.I15]" office:value-type="float" office:value="5" calcext:value-type="float">
            <text:p>5</text:p>
          </table:table-cell>
          <table:table-cell table:formula="of:=[.J15]" office:value-type="float" office:value="5" calcext:value-type="float">
            <text:p>5</text:p>
          </table:table-cell>
          <table:table-cell table:formula="of:=[.K15]" office:value-type="float" office:value="5" calcext:value-type="float">
            <text:p>5</text:p>
          </table:table-cell>
          <table:table-cell table:formula="of:=[.L15]" office:value-type="float" office:value="5" calcext:value-type="float">
            <text:p>5</text:p>
          </table:table-cell>
          <table:table-cell table:formula="of:=[.M15]" office:value-type="float" office:value="4" calcext:value-type="float">
            <text:p>4</text:p>
          </table:table-cell>
          <table:table-cell table:formula="of:=[.N15]" office:value-type="float" office:value="5" calcext:value-type="float">
            <text:p>5</text:p>
          </table:table-cell>
          <table:table-cell table:formula="of:=[.O15]" office:value-type="float" office:value="5" calcext:value-type="float">
            <text:p>5</text:p>
          </table:table-cell>
          <table:table-cell table:formula="of:=[.P15]" office:value-type="float" office:value="5" calcext:value-type="float">
            <text:p>5</text:p>
          </table:table-cell>
          <table:table-cell table:formula="of:=[.Q15]" office:value-type="float" office:value="5" calcext:value-type="float">
            <text:p>5</text:p>
          </table:table-cell>
          <table:table-cell table:formula="of:=[.R15]" office:value-type="float" office:value="5" calcext:value-type="float">
            <text:p>5</text:p>
          </table:table-cell>
          <table:table-cell table:formula="of:=[.S15]" office:value-type="float" office:value="6" calcext:value-type="float">
            <text:p>6</text:p>
          </table:table-cell>
          <table:table-cell table:formula="of:=[.T15]" office:value-type="float" office:value="6" calcext:value-type="float">
            <text:p>6</text:p>
          </table:table-cell>
          <table:table-cell table:formula="of:=[.U15]" office:value-type="float" office:value="6" calcext:value-type="float">
            <text:p>6</text:p>
          </table:table-cell>
          <table:table-cell table:formula="of:=[.V15]" office:value-type="float" office:value="7" calcext:value-type="float">
            <text:p>7</text:p>
          </table:table-cell>
          <table:table-cell table:formula="of:=[.W15]" office:value-type="float" office:value="7" calcext:value-type="float">
            <text:p>7</text:p>
          </table:table-cell>
          <table:table-cell table:formula="of:=[.X15]" office:value-type="float" office:value="7" calcext:value-type="float">
            <text:p>7</text:p>
          </table:table-cell>
          <table:table-cell table:number-columns-repeated="1000"/>
        </table:table-row>
        <table:table-row table:style-name="ro1">
          <table:table-cell office:value-type="string" calcext:value-type="string">
            <text:p>Choline (mg/d)</text:p>
          </table:table-cell>
          <table:table-cell office:value-type="float" office:value="421" calcext:value-type="float">
            <text:p>421</text:p>
          </table:table-cell>
          <table:table-cell table:formula="of:=[.C16]" office:value-type="float" office:value="125" calcext:value-type="float">
            <text:p>125</text:p>
          </table:table-cell>
          <table:table-cell table:formula="of:=[.D16]" office:value-type="float" office:value="150" calcext:value-type="float">
            <text:p>150</text:p>
          </table:table-cell>
          <table:table-cell table:formula="of:=[.E16]" office:value-type="float" office:value="200" calcext:value-type="float">
            <text:p>200</text:p>
          </table:table-cell>
          <table:table-cell table:formula="of:=[.F16]" office:value-type="float" office:value="250" calcext:value-type="float">
            <text:p>250</text:p>
          </table:table-cell>
          <table:table-cell table:formula="of:=[.G16]" office:value-type="float" office:value="375" calcext:value-type="float">
            <text:p>375</text:p>
          </table:table-cell>
          <table:table-cell table:formula="of:=[.H16]" office:value-type="float" office:value="550" calcext:value-type="float">
            <text:p>550</text:p>
          </table:table-cell>
          <table:table-cell table:formula="of:=[.I16]" office:value-type="float" office:value="550" calcext:value-type="float">
            <text:p>550</text:p>
          </table:table-cell>
          <table:table-cell table:formula="of:=[.J16]" office:value-type="float" office:value="550" calcext:value-type="float">
            <text:p>550</text:p>
          </table:table-cell>
          <table:table-cell table:formula="of:=[.K16]" office:value-type="float" office:value="550" calcext:value-type="float">
            <text:p>550</text:p>
          </table:table-cell>
          <table:table-cell table:formula="of:=[.L16]" office:value-type="float" office:value="550" calcext:value-type="float">
            <text:p>550</text:p>
          </table:table-cell>
          <table:table-cell table:formula="of:=[.M16]" office:value-type="float" office:value="375" calcext:value-type="float">
            <text:p>375</text:p>
          </table:table-cell>
          <table:table-cell table:formula="of:=[.N16]" office:value-type="float" office:value="400" calcext:value-type="float">
            <text:p>400</text:p>
          </table:table-cell>
          <table:table-cell table:formula="of:=[.O16]" office:value-type="float" office:value="425" calcext:value-type="float">
            <text:p>425</text:p>
          </table:table-cell>
          <table:table-cell table:formula="of:=[.P16]" office:value-type="float" office:value="425" calcext:value-type="float">
            <text:p>425</text:p>
          </table:table-cell>
          <table:table-cell table:formula="of:=[.Q16]" office:value-type="float" office:value="425" calcext:value-type="float">
            <text:p>425</text:p>
          </table:table-cell>
          <table:table-cell table:formula="of:=[.R16]" office:value-type="float" office:value="425" calcext:value-type="float">
            <text:p>425</text:p>
          </table:table-cell>
          <table:table-cell table:formula="of:=[.S16]" office:value-type="float" office:value="450" calcext:value-type="float">
            <text:p>450</text:p>
          </table:table-cell>
          <table:table-cell table:formula="of:=[.T16]" office:value-type="float" office:value="450" calcext:value-type="float">
            <text:p>450</text:p>
          </table:table-cell>
          <table:table-cell table:formula="of:=[.U16]" office:value-type="float" office:value="450" calcext:value-type="float">
            <text:p>450</text:p>
          </table:table-cell>
          <table:table-cell table:formula="of:=[.V16]" office:value-type="float" office:value="550" calcext:value-type="float">
            <text:p>550</text:p>
          </table:table-cell>
          <table:table-cell table:formula="of:=[.W16]" office:value-type="float" office:value="550" calcext:value-type="float">
            <text:p>550</text:p>
          </table:table-cell>
          <table:table-cell table:formula="of:=[.X16]" office:value-type="float" office:value="550" calcext:value-type="float">
            <text:p>550</text:p>
          </table:table-cell>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formula="of:=[.C17]" office:value-type="float" office:value="200" calcext:value-type="float">
            <text:p>200</text:p>
          </table:table-cell>
          <table:table-cell table:formula="of:=[.D17]" office:value-type="float" office:value="260" calcext:value-type="float">
            <text:p>260</text:p>
          </table:table-cell>
          <table:table-cell table:formula="of:=[.E17]" office:value-type="float" office:value="700" calcext:value-type="float">
            <text:p>700</text:p>
          </table:table-cell>
          <table:table-cell table:formula="of:=[.F17]" office:value-type="float" office:value="1000" calcext:value-type="float">
            <text:p>1000</text:p>
          </table:table-cell>
          <table:table-cell table:formula="of:=[.G17]" office:value-type="float" office:value="1300" calcext:value-type="float">
            <text:p>1300</text:p>
          </table:table-cell>
          <table:table-cell table:formula="of:=[.H17]" office:value-type="float" office:value="1300" calcext:value-type="float">
            <text:p>1300</text:p>
          </table:table-cell>
          <table:table-cell table:formula="of:=[.I17]" office:value-type="float" office:value="1000" calcext:value-type="float">
            <text:p>1000</text:p>
          </table:table-cell>
          <table:table-cell table:formula="of:=[.J17]" office:value-type="float" office:value="1000" calcext:value-type="float">
            <text:p>1000</text:p>
          </table:table-cell>
          <table:table-cell table:formula="of:=[.K17]" office:value-type="float" office:value="1000" calcext:value-type="float">
            <text:p>1000</text:p>
          </table:table-cell>
          <table:table-cell table:formula="of:=[.L17]" office:value-type="float" office:value="1200" calcext:value-type="float">
            <text:p>1200</text:p>
          </table:table-cell>
          <table:table-cell table:formula="of:=[.M17]" office:value-type="float" office:value="1300" calcext:value-type="float">
            <text:p>1300</text:p>
          </table:table-cell>
          <table:table-cell table:formula="of:=[.N17]" office:value-type="float" office:value="1300" calcext:value-type="float">
            <text:p>1300</text:p>
          </table:table-cell>
          <table:table-cell table:formula="of:=[.O17]" office:value-type="float" office:value="1000" calcext:value-type="float">
            <text:p>1000</text:p>
          </table:table-cell>
          <table:table-cell table:formula="of:=[.P17]" office:value-type="float" office:value="1000" calcext:value-type="float">
            <text:p>1000</text:p>
          </table:table-cell>
          <table:table-cell table:formula="of:=[.Q17]" office:value-type="float" office:value="1200" calcext:value-type="float">
            <text:p>1200</text:p>
          </table:table-cell>
          <table:table-cell table:formula="of:=[.R17]" office:value-type="float" office:value="1200" calcext:value-type="float">
            <text:p>1200</text:p>
          </table:table-cell>
          <table:table-cell table:formula="of:=[.S17]" office:value-type="float" office:value="1300" calcext:value-type="float">
            <text:p>1300</text:p>
          </table:table-cell>
          <table:table-cell table:formula="of:=[.T17]" office:value-type="float" office:value="1000" calcext:value-type="float">
            <text:p>1000</text:p>
          </table:table-cell>
          <table:table-cell table:formula="of:=[.U17]" office:value-type="float" office:value="1000" calcext:value-type="float">
            <text:p>1000</text:p>
          </table:table-cell>
          <table:table-cell table:formula="of:=[.V17]" office:value-type="float" office:value="1300" calcext:value-type="float">
            <text:p>1300</text:p>
          </table:table-cell>
          <table:table-cell table:formula="of:=[.W17]" office:value-type="float" office:value="1000" calcext:value-type="float">
            <text:p>1000</text:p>
          </table:table-cell>
          <table:table-cell table:formula="of:=[.X17]" office:value-type="float" office:value="1000" calcext:value-type="float">
            <text:p>1000</text:p>
          </table:table-cell>
          <table:table-cell table:number-columns-repeated="1000"/>
        </table:table-row>
        <table:table-row table:style-name="ro1">
          <table:table-cell office:value-type="string" calcext:value-type="string">
            <text:p>Potassium (mg/d)</text:p>
          </table:table-cell>
          <table:table-cell office:value-type="float" office:value="306" calcext:value-type="float">
            <text:p>306</text:p>
          </table:table-cell>
          <table:table-cell table:formula="of:=[.C18]" office:value-type="float" office:value="400" calcext:value-type="float">
            <text:p>400</text:p>
          </table:table-cell>
          <table:table-cell table:formula="of:=[.D18]" office:value-type="float" office:value="860" calcext:value-type="float">
            <text:p>860</text:p>
          </table:table-cell>
          <table:table-cell table:formula="of:=[.E18]" office:value-type="float" office:value="2000" calcext:value-type="float">
            <text:p>2000</text:p>
          </table:table-cell>
          <table:table-cell table:formula="of:=[.F18]" office:value-type="float" office:value="2300" calcext:value-type="float">
            <text:p>2300</text:p>
          </table:table-cell>
          <table:table-cell table:formula="of:=[.G18]" office:value-type="float" office:value="2500" calcext:value-type="float">
            <text:p>2500</text:p>
          </table:table-cell>
          <table:table-cell table:formula="of:=[.H18]" office:value-type="float" office:value="3000" calcext:value-type="float">
            <text:p>3000</text:p>
          </table:table-cell>
          <table:table-cell table:formula="of:=[.I18]" office:value-type="float" office:value="3400" calcext:value-type="float">
            <text:p>3400</text:p>
          </table:table-cell>
          <table:table-cell table:formula="of:=[.J18]" office:value-type="float" office:value="3400" calcext:value-type="float">
            <text:p>3400</text:p>
          </table:table-cell>
          <table:table-cell table:formula="of:=[.K18]" office:value-type="float" office:value="3400" calcext:value-type="float">
            <text:p>3400</text:p>
          </table:table-cell>
          <table:table-cell table:formula="of:=[.L18]" office:value-type="float" office:value="3400" calcext:value-type="float">
            <text:p>3400</text:p>
          </table:table-cell>
          <table:table-cell table:formula="of:=[.M18]" office:value-type="float" office:value="2300" calcext:value-type="float">
            <text:p>2300</text:p>
          </table:table-cell>
          <table:table-cell table:formula="of:=[.N18]" office:value-type="float" office:value="2300" calcext:value-type="float">
            <text:p>2300</text:p>
          </table:table-cell>
          <table:table-cell table:formula="of:=[.O18]" office:value-type="float" office:value="2600" calcext:value-type="float">
            <text:p>2600</text:p>
          </table:table-cell>
          <table:table-cell table:formula="of:=[.P18]" office:value-type="float" office:value="2600" calcext:value-type="float">
            <text:p>2600</text:p>
          </table:table-cell>
          <table:table-cell table:formula="of:=[.Q18]" office:value-type="float" office:value="2600" calcext:value-type="float">
            <text:p>2600</text:p>
          </table:table-cell>
          <table:table-cell table:formula="of:=[.R18]" office:value-type="float" office:value="2600" calcext:value-type="float">
            <text:p>2600</text:p>
          </table:table-cell>
          <table:table-cell table:formula="of:=[.S18]" office:value-type="float" office:value="2600" calcext:value-type="float">
            <text:p>2600</text:p>
          </table:table-cell>
          <table:table-cell table:formula="of:=[.T18]" office:value-type="float" office:value="2900" calcext:value-type="float">
            <text:p>2900</text:p>
          </table:table-cell>
          <table:table-cell table:formula="of:=[.U18]" office:value-type="float" office:value="2900" calcext:value-type="float">
            <text:p>2900</text:p>
          </table:table-cell>
          <table:table-cell table:formula="of:=[.V18]" office:value-type="float" office:value="2500" calcext:value-type="float">
            <text:p>2500</text:p>
          </table:table-cell>
          <table:table-cell table:formula="of:=[.W18]" office:value-type="float" office:value="2800" calcext:value-type="float">
            <text:p>2800</text:p>
          </table:table-cell>
          <table:table-cell table:formula="of:=[.X18]" office:value-type="float" office:value="2800" calcext:value-type="float">
            <text:p>2800</text:p>
          </table:table-cell>
          <table:table-cell table:number-columns-repeated="1000"/>
        </table:table-row>
        <table:table-row table:style-name="ro1">
          <table:table-cell office:value-type="string" calcext:value-type="string">
            <text:p>Sodium (mg/d)</text:p>
          </table:table-cell>
          <table:table-cell office:value-type="float" office:value="307" calcext:value-type="float">
            <text:p>307</text:p>
          </table:table-cell>
          <table:table-cell table:formula="of:=[.C19]" office:value-type="float" office:value="110" calcext:value-type="float">
            <text:p>110</text:p>
          </table:table-cell>
          <table:table-cell table:formula="of:=[.D19]" office:value-type="float" office:value="370" calcext:value-type="float">
            <text:p>370</text:p>
          </table:table-cell>
          <table:table-cell table:formula="of:=[.E19]" office:value-type="float" office:value="800" calcext:value-type="float">
            <text:p>800</text:p>
          </table:table-cell>
          <table:table-cell table:formula="of:=[.F19]" office:value-type="float" office:value="1000" calcext:value-type="float">
            <text:p>1000</text:p>
          </table:table-cell>
          <table:table-cell table:formula="of:=[.G19]" office:value-type="float" office:value="1200" calcext:value-type="float">
            <text:p>1200</text:p>
          </table:table-cell>
          <table:table-cell table:formula="of:=[.H19]" office:value-type="float" office:value="1500" calcext:value-type="float">
            <text:p>1500</text:p>
          </table:table-cell>
          <table:table-cell table:formula="of:=[.I19]" office:value-type="float" office:value="1500" calcext:value-type="float">
            <text:p>1500</text:p>
          </table:table-cell>
          <table:table-cell table:formula="of:=[.J19]" office:value-type="float" office:value="1500" calcext:value-type="float">
            <text:p>1500</text:p>
          </table:table-cell>
          <table:table-cell table:formula="of:=[.K19]" office:value-type="float" office:value="1500" calcext:value-type="float">
            <text:p>1500</text:p>
          </table:table-cell>
          <table:table-cell table:formula="of:=[.L19]" office:value-type="float" office:value="1500" calcext:value-type="float">
            <text:p>1500</text:p>
          </table:table-cell>
          <table:table-cell table:formula="of:=[.M19]" office:value-type="float" office:value="1200" calcext:value-type="float">
            <text:p>1200</text:p>
          </table:table-cell>
          <table:table-cell table:formula="of:=[.N19]" office:value-type="float" office:value="1500" calcext:value-type="float">
            <text:p>1500</text:p>
          </table:table-cell>
          <table:table-cell table:formula="of:=[.O19]" office:value-type="float" office:value="1500" calcext:value-type="float">
            <text:p>1500</text:p>
          </table:table-cell>
          <table:table-cell table:formula="of:=[.P19]" office:value-type="float" office:value="1500" calcext:value-type="float">
            <text:p>1500</text:p>
          </table:table-cell>
          <table:table-cell table:formula="of:=[.Q19]" office:value-type="float" office:value="1500" calcext:value-type="float">
            <text:p>1500</text:p>
          </table:table-cell>
          <table:table-cell table:formula="of:=[.R19]" office:value-type="float" office:value="1500" calcext:value-type="float">
            <text:p>1500</text:p>
          </table:table-cell>
          <table:table-cell table:formula="of:=[.S19]" office:value-type="float" office:value="1500" calcext:value-type="float">
            <text:p>1500</text:p>
          </table:table-cell>
          <table:table-cell table:formula="of:=[.T19]" office:value-type="float" office:value="1500" calcext:value-type="float">
            <text:p>1500</text:p>
          </table:table-cell>
          <table:table-cell table:formula="of:=[.U19]" office:value-type="float" office:value="1500" calcext:value-type="float">
            <text:p>1500</text:p>
          </table:table-cell>
          <table:table-cell table:formula="of:=[.V19]" office:value-type="float" office:value="1500" calcext:value-type="float">
            <text:p>1500</text:p>
          </table:table-cell>
          <table:table-cell table:formula="of:=[.W19]" office:value-type="float" office:value="1500" calcext:value-type="float">
            <text:p>1500</text:p>
          </table:table-cell>
          <table:table-cell table:formula="of:=[.X19]" office:value-type="float" office:value="1500" calcext:value-type="float">
            <text:p>1500</text:p>
          </table:table-cell>
          <table:table-cell table:number-columns-repeated="1000"/>
        </table:table-row>
        <table:table-row table:style-name="ro1">
          <table:table-cell table:style-name="ce15" office:value-type="string" calcext:value-type="string">
            <office:annotation draw:style-name="gr3" draw:text-style-name="P2" svg:width="637.82pt" svg:height="16.89pt" svg:x="137.4pt" svg:y="533.48pt" draw:caption-point-x="-17.29pt" draw:caption-point-y="42.8pt">
              <dc:date>2020-07-15T00:00:00</dc:date>
              <text:p text:style-name="P3"><text:span text:style-name="T1">Copper is reported in (μg/d) on DRI report but on SR28 database is reported in (mg/d) so I converted it to (mg/d) so I could compare them</text:span></text:p>
            </office:annotation>
            <text:p>Copper (μg/d) → (mg/d)</text:p>
          </table:table-cell>
          <table:table-cell office:value-type="float" office:value="312" calcext:value-type="float">
            <text:p>312</text:p>
          </table:table-cell>
          <table:table-cell table:formula="of:=[.C20]/1000" office:value-type="float" office:value="0.2" calcext:value-type="float">
            <text:p>0.2</text:p>
          </table:table-cell>
          <table:table-cell table:formula="of:=[.D20]/1000" office:value-type="float" office:value="0.22" calcext:value-type="float">
            <text:p>0.22</text:p>
          </table:table-cell>
          <table:table-cell table:formula="of:=[.E20]/1000" office:value-type="float" office:value="0.34" calcext:value-type="float">
            <text:p>0.34</text:p>
          </table:table-cell>
          <table:table-cell table:formula="of:=[.F20]/1000" office:value-type="float" office:value="0.44" calcext:value-type="float">
            <text:p>0.44</text:p>
          </table:table-cell>
          <table:table-cell table:formula="of:=[.G20]/1000" office:value-type="float" office:value="0.7" calcext:value-type="float">
            <text:p>0.7</text:p>
          </table:table-cell>
          <table:table-cell table:formula="of:=[.H20]/1000" office:value-type="float" office:value="0.89" calcext:value-type="float">
            <text:p>0.89</text:p>
          </table:table-cell>
          <table:table-cell table:formula="of:=[.I20]/1000" office:value-type="float" office:value="0.9" calcext:value-type="float">
            <text:p>0.9</text:p>
          </table:table-cell>
          <table:table-cell table:formula="of:=[.J20]/1000" office:value-type="float" office:value="0.9" calcext:value-type="float">
            <text:p>0.9</text:p>
          </table:table-cell>
          <table:table-cell table:formula="of:=[.K20]/1000" office:value-type="float" office:value="0.9" calcext:value-type="float">
            <text:p>0.9</text:p>
          </table:table-cell>
          <table:table-cell table:formula="of:=[.L20]/1000" office:value-type="float" office:value="0.9" calcext:value-type="float">
            <text:p>0.9</text:p>
          </table:table-cell>
          <table:table-cell table:formula="of:=[.M20]/1000" office:value-type="float" office:value="0.7" calcext:value-type="float">
            <text:p>0.7</text:p>
          </table:table-cell>
          <table:table-cell table:formula="of:=[.N20]/1000" office:value-type="float" office:value="0.89" calcext:value-type="float">
            <text:p>0.89</text:p>
          </table:table-cell>
          <table:table-cell table:formula="of:=[.O20]/1000" office:value-type="float" office:value="0.9" calcext:value-type="float">
            <text:p>0.9</text:p>
          </table:table-cell>
          <table:table-cell table:formula="of:=[.P20]/1000" office:value-type="float" office:value="0.9" calcext:value-type="float">
            <text:p>0.9</text:p>
          </table:table-cell>
          <table:table-cell table:formula="of:=[.Q20]/1000" office:value-type="float" office:value="0.9" calcext:value-type="float">
            <text:p>0.9</text:p>
          </table:table-cell>
          <table:table-cell table:formula="of:=[.R20]/1000" office:value-type="float" office:value="0.9" calcext:value-type="float">
            <text:p>0.9</text:p>
          </table:table-cell>
          <table:table-cell table:formula="of:=[.S20]/1000" office:value-type="float" office:value="1" calcext:value-type="float">
            <text:p>1</text:p>
          </table:table-cell>
          <table:table-cell table:formula="of:=[.T20]/1000" office:value-type="float" office:value="1" calcext:value-type="float">
            <text:p>1</text:p>
          </table:table-cell>
          <table:table-cell table:formula="of:=[.U20]/1000" office:value-type="float" office:value="1" calcext:value-type="float">
            <text:p>1</text:p>
          </table:table-cell>
          <table:table-cell table:formula="of:=[.V20]/1000" office:value-type="float" office:value="1.3" calcext:value-type="float">
            <text:p>1.3</text:p>
          </table:table-cell>
          <table:table-cell table:formula="of:=[.W20]/1000" office:value-type="float" office:value="1.3" calcext:value-type="float">
            <text:p>1.3</text:p>
          </table:table-cell>
          <table:table-cell table:formula="of:=[.X20]/1000" office:value-type="float" office:value="1.3" calcext:value-type="float">
            <text:p>1.3</text:p>
          </table:table-cell>
          <table:table-cell table:number-columns-repeated="1000"/>
        </table:table-row>
        <table:table-row table:style-name="ro1">
          <table:table-cell office:value-type="string" calcext:value-type="string">
            <office:annotation draw:style-name="gr3" draw:text-style-name="P2" svg:width="643.24pt" svg:height="16.89pt" svg:x="159.9pt" svg:y="580.9pt" draw:caption-point-x="-39.8pt" draw:caption-point-y="8.16pt">
              <dc:date>2020-07-15T00:00:00</dc:date>
              <text:p text:style-name="P3"><text:span text:style-name="T1">Flouride is reported in (mg/d) on DRI report but on SR28 database is reported in (μg/d) so I converted it to (μg/d) so I could compare them.</text:span></text:p>
            </office:annotation>
            <text:p><text:span text:style-name="T2">Fluoride (mg/d) → (μg</text:span>/d)</text:p>
          </table:table-cell>
          <table:table-cell office:value-type="float" office:value="313" calcext:value-type="float">
            <text:p>313</text:p>
          </table:table-cell>
          <table:table-cell table:formula="of:=[.C21]*1000" office:value-type="float" office:value="10" calcext:value-type="float">
            <text:p>10</text:p>
          </table:table-cell>
          <table:table-cell table:formula="of:=[.D21]*1000" office:value-type="float" office:value="500" calcext:value-type="float">
            <text:p>500</text:p>
          </table:table-cell>
          <table:table-cell table:formula="of:=[.E21]*1000" office:value-type="float" office:value="700" calcext:value-type="float">
            <text:p>700</text:p>
          </table:table-cell>
          <table:table-cell table:formula="of:=[.F21]*1000" office:value-type="float" office:value="1000" calcext:value-type="float">
            <text:p>1000</text:p>
          </table:table-cell>
          <table:table-cell table:formula="of:=[.G21]*1000" office:value-type="float" office:value="2000" calcext:value-type="float">
            <text:p>2000</text:p>
          </table:table-cell>
          <table:table-cell table:formula="of:=[.H21]*1000" office:value-type="float" office:value="3000" calcext:value-type="float">
            <text:p>3000</text:p>
          </table:table-cell>
          <table:table-cell table:formula="of:=[.I21]*1000" office:value-type="float" office:value="4000" calcext:value-type="float">
            <text:p>4000</text:p>
          </table:table-cell>
          <table:table-cell table:formula="of:=[.J21]*1000" office:value-type="float" office:value="4000" calcext:value-type="float">
            <text:p>4000</text:p>
          </table:table-cell>
          <table:table-cell table:formula="of:=[.K21]*1000" office:value-type="float" office:value="4000" calcext:value-type="float">
            <text:p>4000</text:p>
          </table:table-cell>
          <table:table-cell table:formula="of:=[.L21]*1000" office:value-type="float" office:value="4000" calcext:value-type="float">
            <text:p>4000</text:p>
          </table:table-cell>
          <table:table-cell table:formula="of:=[.M21]*1000" office:value-type="float" office:value="2000" calcext:value-type="float">
            <text:p>2000</text:p>
          </table:table-cell>
          <table:table-cell table:formula="of:=[.N21]*1000" office:value-type="float" office:value="3000" calcext:value-type="float">
            <text:p>3000</text:p>
          </table:table-cell>
          <table:table-cell table:formula="of:=[.O21]*1000" office:value-type="float" office:value="3000" calcext:value-type="float">
            <text:p>3000</text:p>
          </table:table-cell>
          <table:table-cell table:formula="of:=[.P21]*1000" office:value-type="float" office:value="3000" calcext:value-type="float">
            <text:p>3000</text:p>
          </table:table-cell>
          <table:table-cell table:formula="of:=[.Q21]*1000" office:value-type="float" office:value="3000" calcext:value-type="float">
            <text:p>3000</text:p>
          </table:table-cell>
          <table:table-cell table:formula="of:=[.R21]*1000" office:value-type="float" office:value="3000" calcext:value-type="float">
            <text:p>3000</text:p>
          </table:table-cell>
          <table:table-cell table:formula="of:=[.S21]*1000" office:value-type="float" office:value="3000" calcext:value-type="float">
            <text:p>3000</text:p>
          </table:table-cell>
          <table:table-cell table:formula="of:=[.T21]*1000" office:value-type="float" office:value="3000" calcext:value-type="float">
            <text:p>3000</text:p>
          </table:table-cell>
          <table:table-cell table:formula="of:=[.U21]*1000" office:value-type="float" office:value="3000" calcext:value-type="float">
            <text:p>3000</text:p>
          </table:table-cell>
          <table:table-cell table:formula="of:=[.V21]*1000" office:value-type="float" office:value="3000" calcext:value-type="float">
            <text:p>3000</text:p>
          </table:table-cell>
          <table:table-cell table:formula="of:=[.W21]*1000" office:value-type="float" office:value="3000" calcext:value-type="float">
            <text:p>3000</text:p>
          </table:table-cell>
          <table:table-cell table:formula="of:=[.X21]*1000" office:value-type="float" office:value="3000" calcext:value-type="float">
            <text:p>300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formula="of:=[.C22]" office:value-type="float" office:value="0.27" calcext:value-type="float">
            <text:p>0.27</text:p>
          </table:table-cell>
          <table:table-cell table:formula="of:=[.D22]" office:value-type="float" office:value="11" calcext:value-type="float">
            <text:p>11</text:p>
          </table:table-cell>
          <table:table-cell table:formula="of:=[.E22]" office:value-type="float" office:value="7" calcext:value-type="float">
            <text:p>7</text:p>
          </table:table-cell>
          <table:table-cell table:formula="of:=[.F22]" office:value-type="float" office:value="10" calcext:value-type="float">
            <text:p>10</text:p>
          </table:table-cell>
          <table:table-cell table:formula="of:=[.G22]" office:value-type="float" office:value="8" calcext:value-type="float">
            <text:p>8</text:p>
          </table:table-cell>
          <table:table-cell table:formula="of:=[.H22]" office:value-type="float" office:value="11" calcext:value-type="float">
            <text:p>11</text:p>
          </table:table-cell>
          <table:table-cell table:formula="of:=[.I22]" office:value-type="float" office:value="8" calcext:value-type="float">
            <text:p>8</text:p>
          </table:table-cell>
          <table:table-cell table:formula="of:=[.J22]" office:value-type="float" office:value="8" calcext:value-type="float">
            <text:p>8</text:p>
          </table:table-cell>
          <table:table-cell table:formula="of:=[.K22]" office:value-type="float" office:value="8" calcext:value-type="float">
            <text:p>8</text:p>
          </table:table-cell>
          <table:table-cell table:formula="of:=[.L22]" office:value-type="float" office:value="8" calcext:value-type="float">
            <text:p>8</text:p>
          </table:table-cell>
          <table:table-cell table:formula="of:=[.M22]" office:value-type="float" office:value="8" calcext:value-type="float">
            <text:p>8</text:p>
          </table:table-cell>
          <table:table-cell table:formula="of:=[.N22]" office:value-type="float" office:value="15" calcext:value-type="float">
            <text:p>15</text:p>
          </table:table-cell>
          <table:table-cell table:formula="of:=[.O22]" office:value-type="float" office:value="18" calcext:value-type="float">
            <text:p>18</text:p>
          </table:table-cell>
          <table:table-cell table:formula="of:=[.P22]" office:value-type="float" office:value="18" calcext:value-type="float">
            <text:p>18</text:p>
          </table:table-cell>
          <table:table-cell table:formula="of:=[.Q22]" office:value-type="float" office:value="8" calcext:value-type="float">
            <text:p>8</text:p>
          </table:table-cell>
          <table:table-cell table:formula="of:=[.R22]" office:value-type="float" office:value="8" calcext:value-type="float">
            <text:p>8</text:p>
          </table:table-cell>
          <table:table-cell table:formula="of:=[.S22]" office:value-type="float" office:value="27" calcext:value-type="float">
            <text:p>27</text:p>
          </table:table-cell>
          <table:table-cell table:formula="of:=[.T22]" office:value-type="float" office:value="27" calcext:value-type="float">
            <text:p>27</text:p>
          </table:table-cell>
          <table:table-cell table:formula="of:=[.U22]" office:value-type="float" office:value="27" calcext:value-type="float">
            <text:p>27</text:p>
          </table:table-cell>
          <table:table-cell table:formula="of:=[.V22]" office:value-type="float" office:value="10" calcext:value-type="float">
            <text:p>10</text:p>
          </table:table-cell>
          <table:table-cell table:formula="of:=[.W22]" office:value-type="float" office:value="9" calcext:value-type="float">
            <text:p>9</text:p>
          </table:table-cell>
          <table:table-cell table:formula="of:=[.X22]" office:value-type="float" office:value="9" calcext:value-type="float">
            <text:p>9</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formula="of:=[.C23]" office:value-type="float" office:value="30" calcext:value-type="float">
            <text:p>30</text:p>
          </table:table-cell>
          <table:table-cell table:formula="of:=[.D23]" office:value-type="float" office:value="75" calcext:value-type="float">
            <text:p>75</text:p>
          </table:table-cell>
          <table:table-cell table:formula="of:=[.E23]" office:value-type="float" office:value="80" calcext:value-type="float">
            <text:p>80</text:p>
          </table:table-cell>
          <table:table-cell table:formula="of:=[.F23]" office:value-type="float" office:value="130" calcext:value-type="float">
            <text:p>130</text:p>
          </table:table-cell>
          <table:table-cell table:formula="of:=[.G23]" office:value-type="float" office:value="240" calcext:value-type="float">
            <text:p>240</text:p>
          </table:table-cell>
          <table:table-cell table:formula="of:=[.H23]" office:value-type="float" office:value="410" calcext:value-type="float">
            <text:p>410</text:p>
          </table:table-cell>
          <table:table-cell table:formula="of:=[.I23]" office:value-type="float" office:value="400" calcext:value-type="float">
            <text:p>400</text:p>
          </table:table-cell>
          <table:table-cell table:formula="of:=[.J23]" office:value-type="float" office:value="420" calcext:value-type="float">
            <text:p>420</text:p>
          </table:table-cell>
          <table:table-cell table:formula="of:=[.K23]" office:value-type="float" office:value="420" calcext:value-type="float">
            <text:p>420</text:p>
          </table:table-cell>
          <table:table-cell table:formula="of:=[.L23]" office:value-type="float" office:value="420" calcext:value-type="float">
            <text:p>420</text:p>
          </table:table-cell>
          <table:table-cell table:formula="of:=[.M23]" office:value-type="float" office:value="240" calcext:value-type="float">
            <text:p>240</text:p>
          </table:table-cell>
          <table:table-cell table:formula="of:=[.N23]" office:value-type="float" office:value="360" calcext:value-type="float">
            <text:p>360</text:p>
          </table:table-cell>
          <table:table-cell table:formula="of:=[.O23]" office:value-type="float" office:value="310" calcext:value-type="float">
            <text:p>310</text:p>
          </table:table-cell>
          <table:table-cell table:formula="of:=[.P23]" office:value-type="float" office:value="320" calcext:value-type="float">
            <text:p>320</text:p>
          </table:table-cell>
          <table:table-cell table:formula="of:=[.Q23]" office:value-type="float" office:value="320" calcext:value-type="float">
            <text:p>320</text:p>
          </table:table-cell>
          <table:table-cell table:formula="of:=[.R23]" office:value-type="float" office:value="320" calcext:value-type="float">
            <text:p>320</text:p>
          </table:table-cell>
          <table:table-cell table:formula="of:=[.S23]" office:value-type="float" office:value="400" calcext:value-type="float">
            <text:p>400</text:p>
          </table:table-cell>
          <table:table-cell table:formula="of:=[.T23]" office:value-type="float" office:value="350" calcext:value-type="float">
            <text:p>350</text:p>
          </table:table-cell>
          <table:table-cell table:formula="of:=[.U23]" office:value-type="float" office:value="360" calcext:value-type="float">
            <text:p>360</text:p>
          </table:table-cell>
          <table:table-cell table:formula="of:=[.V23]" office:value-type="float" office:value="360" calcext:value-type="float">
            <text:p>360</text:p>
          </table:table-cell>
          <table:table-cell table:formula="of:=[.W23]" office:value-type="float" office:value="310" calcext:value-type="float">
            <text:p>310</text:p>
          </table:table-cell>
          <table:table-cell table:formula="of:=[.X23]" office:value-type="float" office:value="320" calcext:value-type="float">
            <text:p>32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formula="of:=[.C24]" office:value-type="float" office:value="0.003" calcext:value-type="float">
            <text:p>0.003</text:p>
          </table:table-cell>
          <table:table-cell table:formula="of:=[.D24]" office:value-type="float" office:value="0.6" calcext:value-type="float">
            <text:p>0.6</text:p>
          </table:table-cell>
          <table:table-cell table:formula="of:=[.E24]" office:value-type="float" office:value="1.2" calcext:value-type="float">
            <text:p>1.2</text:p>
          </table:table-cell>
          <table:table-cell table:formula="of:=[.F24]" office:value-type="float" office:value="1.5" calcext:value-type="float">
            <text:p>1.5</text:p>
          </table:table-cell>
          <table:table-cell table:formula="of:=[.G24]" office:value-type="float" office:value="1.9" calcext:value-type="float">
            <text:p>1.9</text:p>
          </table:table-cell>
          <table:table-cell table:formula="of:=[.H24]" office:value-type="float" office:value="2.2" calcext:value-type="float">
            <text:p>2.2</text:p>
          </table:table-cell>
          <table:table-cell table:formula="of:=[.I24]" office:value-type="float" office:value="2.3" calcext:value-type="float">
            <text:p>2.3</text:p>
          </table:table-cell>
          <table:table-cell table:formula="of:=[.J24]" office:value-type="float" office:value="2.3" calcext:value-type="float">
            <text:p>2.3</text:p>
          </table:table-cell>
          <table:table-cell table:formula="of:=[.K24]" office:value-type="float" office:value="2.3" calcext:value-type="float">
            <text:p>2.3</text:p>
          </table:table-cell>
          <table:table-cell table:formula="of:=[.L24]" office:value-type="float" office:value="2.3" calcext:value-type="float">
            <text:p>2.3</text:p>
          </table:table-cell>
          <table:table-cell table:formula="of:=[.M24]" office:value-type="float" office:value="1.6" calcext:value-type="float">
            <text:p>1.6</text:p>
          </table:table-cell>
          <table:table-cell table:formula="of:=[.N24]" office:value-type="float" office:value="1.6" calcext:value-type="float">
            <text:p>1.6</text:p>
          </table:table-cell>
          <table:table-cell table:formula="of:=[.O24]" office:value-type="float" office:value="1.8" calcext:value-type="float">
            <text:p>1.8</text:p>
          </table:table-cell>
          <table:table-cell table:formula="of:=[.P24]" office:value-type="float" office:value="1.8" calcext:value-type="float">
            <text:p>1.8</text:p>
          </table:table-cell>
          <table:table-cell table:formula="of:=[.Q24]" office:value-type="float" office:value="1.8" calcext:value-type="float">
            <text:p>1.8</text:p>
          </table:table-cell>
          <table:table-cell table:formula="of:=[.R24]" office:value-type="float" office:value="1.8" calcext:value-type="float">
            <text:p>1.8</text:p>
          </table:table-cell>
          <table:table-cell table:formula="of:=[.S24]" office:value-type="float" office:value="2" calcext:value-type="float">
            <text:p>2</text:p>
          </table:table-cell>
          <table:table-cell table:formula="of:=[.T24]" office:value-type="float" office:value="2" calcext:value-type="float">
            <text:p>2</text:p>
          </table:table-cell>
          <table:table-cell table:formula="of:=[.U24]" office:value-type="float" office:value="2" calcext:value-type="float">
            <text:p>2</text:p>
          </table:table-cell>
          <table:table-cell table:formula="of:=[.V24]" office:value-type="float" office:value="2.6" calcext:value-type="float">
            <text:p>2.6</text:p>
          </table:table-cell>
          <table:table-cell table:formula="of:=[.W24]" office:value-type="float" office:value="2.6" calcext:value-type="float">
            <text:p>2.6</text:p>
          </table:table-cell>
          <table:table-cell table:formula="of:=[.X24]" office:value-type="float" office:value="2.6" calcext:value-type="float">
            <text:p>2.6</text:p>
          </table:table-cell>
          <table:table-cell table:number-columns-repeated="1000"/>
        </table:table-row>
        <table:table-row table:style-name="ro1">
          <table:table-cell office:value-type="string" calcext:value-type="string">
            <text:p>Phosphorus (mg/d)</text:p>
          </table:table-cell>
          <table:table-cell office:value-type="float" office:value="305" calcext:value-type="float">
            <text:p>305</text:p>
          </table:table-cell>
          <table:table-cell table:formula="of:=[.C25]" office:value-type="float" office:value="100" calcext:value-type="float">
            <text:p>100</text:p>
          </table:table-cell>
          <table:table-cell table:formula="of:=[.D25]" office:value-type="float" office:value="275" calcext:value-type="float">
            <text:p>275</text:p>
          </table:table-cell>
          <table:table-cell table:formula="of:=[.E25]" office:value-type="float" office:value="460" calcext:value-type="float">
            <text:p>460</text:p>
          </table:table-cell>
          <table:table-cell table:formula="of:=[.F25]" office:value-type="float" office:value="500" calcext:value-type="float">
            <text:p>500</text:p>
          </table:table-cell>
          <table:table-cell table:formula="of:=[.G25]" office:value-type="float" office:value="1250" calcext:value-type="float">
            <text:p>1250</text:p>
          </table:table-cell>
          <table:table-cell table:formula="of:=[.H25]" office:value-type="float" office:value="1250" calcext:value-type="float">
            <text:p>1250</text:p>
          </table:table-cell>
          <table:table-cell table:formula="of:=[.I25]" office:value-type="float" office:value="700" calcext:value-type="float">
            <text:p>700</text:p>
          </table:table-cell>
          <table:table-cell table:formula="of:=[.J25]" office:value-type="float" office:value="700" calcext:value-type="float">
            <text:p>700</text:p>
          </table:table-cell>
          <table:table-cell table:formula="of:=[.K25]" office:value-type="float" office:value="700" calcext:value-type="float">
            <text:p>700</text:p>
          </table:table-cell>
          <table:table-cell table:formula="of:=[.L25]" office:value-type="float" office:value="700" calcext:value-type="float">
            <text:p>700</text:p>
          </table:table-cell>
          <table:table-cell table:formula="of:=[.M25]" office:value-type="float" office:value="1250" calcext:value-type="float">
            <text:p>1250</text:p>
          </table:table-cell>
          <table:table-cell table:formula="of:=[.N25]" office:value-type="float" office:value="1250" calcext:value-type="float">
            <text:p>1250</text:p>
          </table:table-cell>
          <table:table-cell table:formula="of:=[.O25]" office:value-type="float" office:value="700" calcext:value-type="float">
            <text:p>700</text:p>
          </table:table-cell>
          <table:table-cell table:formula="of:=[.P25]" office:value-type="float" office:value="700" calcext:value-type="float">
            <text:p>700</text:p>
          </table:table-cell>
          <table:table-cell table:formula="of:=[.Q25]" office:value-type="float" office:value="700" calcext:value-type="float">
            <text:p>700</text:p>
          </table:table-cell>
          <table:table-cell table:formula="of:=[.R25]" office:value-type="float" office:value="700" calcext:value-type="float">
            <text:p>700</text:p>
          </table:table-cell>
          <table:table-cell table:formula="of:=[.S25]" office:value-type="float" office:value="1250" calcext:value-type="float">
            <text:p>1250</text:p>
          </table:table-cell>
          <table:table-cell table:formula="of:=[.T25]" office:value-type="float" office:value="700" calcext:value-type="float">
            <text:p>700</text:p>
          </table:table-cell>
          <table:table-cell table:formula="of:=[.U25]" office:value-type="float" office:value="700" calcext:value-type="float">
            <text:p>700</text:p>
          </table:table-cell>
          <table:table-cell table:formula="of:=[.V25]" office:value-type="float" office:value="1250" calcext:value-type="float">
            <text:p>1250</text:p>
          </table:table-cell>
          <table:table-cell table:formula="of:=[.W25]" office:value-type="float" office:value="700" calcext:value-type="float">
            <text:p>700</text:p>
          </table:table-cell>
          <table:table-cell table:formula="of:=[.X25]" office:value-type="float" office:value="700" calcext:value-type="float">
            <text:p>7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formula="of:=[.C26]" office:value-type="float" office:value="15" calcext:value-type="float">
            <text:p>15</text:p>
          </table:table-cell>
          <table:table-cell table:formula="of:=[.D26]" office:value-type="float" office:value="20" calcext:value-type="float">
            <text:p>20</text:p>
          </table:table-cell>
          <table:table-cell table:formula="of:=[.E26]" office:value-type="float" office:value="20" calcext:value-type="float">
            <text:p>20</text:p>
          </table:table-cell>
          <table:table-cell table:formula="of:=[.F26]" office:value-type="float" office:value="30" calcext:value-type="float">
            <text:p>30</text:p>
          </table:table-cell>
          <table:table-cell table:formula="of:=[.G26]" office:value-type="float" office:value="40" calcext:value-type="float">
            <text:p>40</text:p>
          </table:table-cell>
          <table:table-cell table:formula="of:=[.H26]" office:value-type="float" office:value="55" calcext:value-type="float">
            <text:p>55</text:p>
          </table:table-cell>
          <table:table-cell table:formula="of:=[.I26]" office:value-type="float" office:value="55" calcext:value-type="float">
            <text:p>55</text:p>
          </table:table-cell>
          <table:table-cell table:formula="of:=[.J26]" office:value-type="float" office:value="55" calcext:value-type="float">
            <text:p>55</text:p>
          </table:table-cell>
          <table:table-cell table:formula="of:=[.K26]" office:value-type="float" office:value="55" calcext:value-type="float">
            <text:p>55</text:p>
          </table:table-cell>
          <table:table-cell table:formula="of:=[.L26]" office:value-type="float" office:value="55" calcext:value-type="float">
            <text:p>55</text:p>
          </table:table-cell>
          <table:table-cell table:formula="of:=[.M26]" office:value-type="float" office:value="40" calcext:value-type="float">
            <text:p>40</text:p>
          </table:table-cell>
          <table:table-cell table:formula="of:=[.N26]" office:value-type="float" office:value="55" calcext:value-type="float">
            <text:p>55</text:p>
          </table:table-cell>
          <table:table-cell table:formula="of:=[.O26]" office:value-type="float" office:value="55" calcext:value-type="float">
            <text:p>55</text:p>
          </table:table-cell>
          <table:table-cell table:formula="of:=[.P26]" office:value-type="float" office:value="55" calcext:value-type="float">
            <text:p>55</text:p>
          </table:table-cell>
          <table:table-cell table:formula="of:=[.Q26]" office:value-type="float" office:value="55" calcext:value-type="float">
            <text:p>55</text:p>
          </table:table-cell>
          <table:table-cell table:formula="of:=[.R26]" office:value-type="float" office:value="55" calcext:value-type="float">
            <text:p>55</text:p>
          </table:table-cell>
          <table:table-cell table:formula="of:=[.S26]" office:value-type="float" office:value="60" calcext:value-type="float">
            <text:p>60</text:p>
          </table:table-cell>
          <table:table-cell table:formula="of:=[.T26]" office:value-type="float" office:value="60" calcext:value-type="float">
            <text:p>60</text:p>
          </table:table-cell>
          <table:table-cell table:formula="of:=[.U26]" office:value-type="float" office:value="60" calcext:value-type="float">
            <text:p>60</text:p>
          </table:table-cell>
          <table:table-cell table:formula="of:=[.V26]" office:value-type="float" office:value="70" calcext:value-type="float">
            <text:p>70</text:p>
          </table:table-cell>
          <table:table-cell table:formula="of:=[.W26]" office:value-type="float" office:value="70" calcext:value-type="float">
            <text:p>70</text:p>
          </table:table-cell>
          <table:table-cell table:formula="of:=[.X26]" office:value-type="float" office:value="70" calcext:value-type="float">
            <text:p>7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formula="of:=[.C27]" office:value-type="float" office:value="2" calcext:value-type="float">
            <text:p>2</text:p>
          </table:table-cell>
          <table:table-cell table:formula="of:=[.D27]" office:value-type="float" office:value="3" calcext:value-type="float">
            <text:p>3</text:p>
          </table:table-cell>
          <table:table-cell table:formula="of:=[.E27]" office:value-type="float" office:value="3" calcext:value-type="float">
            <text:p>3</text:p>
          </table:table-cell>
          <table:table-cell table:formula="of:=[.F27]" office:value-type="float" office:value="5" calcext:value-type="float">
            <text:p>5</text:p>
          </table:table-cell>
          <table:table-cell table:formula="of:=[.G27]" office:value-type="float" office:value="8" calcext:value-type="float">
            <text:p>8</text:p>
          </table:table-cell>
          <table:table-cell table:formula="of:=[.H27]" office:value-type="float" office:value="11" calcext:value-type="float">
            <text:p>11</text:p>
          </table:table-cell>
          <table:table-cell table:formula="of:=[.I27]" office:value-type="float" office:value="11" calcext:value-type="float">
            <text:p>11</text:p>
          </table:table-cell>
          <table:table-cell table:formula="of:=[.J27]" office:value-type="float" office:value="11" calcext:value-type="float">
            <text:p>11</text:p>
          </table:table-cell>
          <table:table-cell table:formula="of:=[.K27]" office:value-type="float" office:value="11" calcext:value-type="float">
            <text:p>11</text:p>
          </table:table-cell>
          <table:table-cell table:formula="of:=[.L27]" office:value-type="float" office:value="11" calcext:value-type="float">
            <text:p>11</text:p>
          </table:table-cell>
          <table:table-cell table:formula="of:=[.M27]" office:value-type="float" office:value="8" calcext:value-type="float">
            <text:p>8</text:p>
          </table:table-cell>
          <table:table-cell table:formula="of:=[.N27]" office:value-type="float" office:value="9" calcext:value-type="float">
            <text:p>9</text:p>
          </table:table-cell>
          <table:table-cell table:formula="of:=[.O27]" office:value-type="float" office:value="8" calcext:value-type="float">
            <text:p>8</text:p>
          </table:table-cell>
          <table:table-cell table:formula="of:=[.P27]" office:value-type="float" office:value="8" calcext:value-type="float">
            <text:p>8</text:p>
          </table:table-cell>
          <table:table-cell table:formula="of:=[.Q27]" office:value-type="float" office:value="8" calcext:value-type="float">
            <text:p>8</text:p>
          </table:table-cell>
          <table:table-cell table:formula="of:=[.R27]" office:value-type="float" office:value="8" calcext:value-type="float">
            <text:p>8</text:p>
          </table:table-cell>
          <table:table-cell table:formula="of:=[.S27]" office:value-type="float" office:value="12" calcext:value-type="float">
            <text:p>12</text:p>
          </table:table-cell>
          <table:table-cell table:formula="of:=[.T27]" office:value-type="float" office:value="11" calcext:value-type="float">
            <text:p>11</text:p>
          </table:table-cell>
          <table:table-cell table:formula="of:=[.U27]" office:value-type="float" office:value="11" calcext:value-type="float">
            <text:p>11</text:p>
          </table:table-cell>
          <table:table-cell table:formula="of:=[.V27]" office:value-type="float" office:value="13" calcext:value-type="float">
            <text:p>13</text:p>
          </table:table-cell>
          <table:table-cell table:formula="of:=[.W27]" office:value-type="float" office:value="12" calcext:value-type="float">
            <text:p>12</text:p>
          </table:table-cell>
          <table:table-cell table:formula="of:=[.X27]" office:value-type="float" office:value="12" calcext:value-type="float">
            <text:p>12</text:p>
          </table:table-cell>
          <table:table-cell table:number-columns-repeated="1000"/>
        </table:table-row>
        <table:table-row table:style-name="ro1">
          <table:table-cell table:number-columns-repeated="1024"/>
        </table:table-row>
        <table:table-row table:style-name="ro1">
          <table:table-cell table:number-columns-repeated="2"/>
          <table:table-cell table:formula="of:=COM.MICROSOFT.CONCAT(&quot;call Rda_Insert_q&quot;;&quot;('&quot;;[.$B30];&quot;',&quot;;[.C$3];&quot;,&quot;;[.C30];&quot;);/&quot;)" office:value-type="string" office:string-value="call Rda_Insert_q('320',0,400);/" calcext:value-type="string">
            <text:p>call Rda_Insert_q('320',0,400);/</text:p>
          </table:table-cell>
          <table:table-cell table:formula="of:=COM.MICROSOFT.CONCAT(&quot;call Rda_Insert_q&quot;;&quot;('&quot;;[.$B30];&quot;',&quot;;[.D$3];&quot;,&quot;;[.D30];&quot;);/&quot;)" office:value-type="string" office:string-value="call Rda_Insert_q('320',1,500);/" calcext:value-type="string">
            <text:p>call Rda_Insert_q('320',1,500);/</text:p>
          </table:table-cell>
          <table:table-cell table:formula="of:=COM.MICROSOFT.CONCAT(&quot;call Rda_Insert_q&quot;;&quot;('&quot;;[.$B30];&quot;',&quot;;[.E$3];&quot;,&quot;;[.E30];&quot;);/&quot;)" office:value-type="string" office:string-value="call Rda_Insert_q('320',2,300);/" calcext:value-type="string">
            <text:p>call Rda_Insert_q('320',2,300);/</text:p>
          </table:table-cell>
          <table:table-cell table:formula="of:=COM.MICROSOFT.CONCAT(&quot;call Rda_Insert_q&quot;;&quot;('&quot;;[.$B30];&quot;',&quot;;[.F$3];&quot;,&quot;;[.F30];&quot;);/&quot;)" office:value-type="string" office:string-value="call Rda_Insert_q('320',3,400);/" calcext:value-type="string">
            <text:p>call Rda_Insert_q('320',3,400);/</text:p>
          </table:table-cell>
          <table:table-cell table:formula="of:=COM.MICROSOFT.CONCAT(&quot;call Rda_Insert_q&quot;;&quot;('&quot;;[.$B30];&quot;',&quot;;[.G$3];&quot;,&quot;;[.G30];&quot;);/&quot;)" office:value-type="string" office:string-value="call Rda_Insert_q('320',4,600);/" calcext:value-type="string">
            <text:p>call Rda_Insert_q('320',4,600);/</text:p>
          </table:table-cell>
          <table:table-cell table:formula="of:=COM.MICROSOFT.CONCAT(&quot;call Rda_Insert_q&quot;;&quot;('&quot;;[.$B30];&quot;',&quot;;[.H$3];&quot;,&quot;;[.H30];&quot;);/&quot;)" office:value-type="string" office:string-value="call Rda_Insert_q('320',5,900);/" calcext:value-type="string">
            <text:p>call Rda_Insert_q('320',5,900);/</text:p>
          </table:table-cell>
          <table:table-cell table:formula="of:=COM.MICROSOFT.CONCAT(&quot;call Rda_Insert_q&quot;;&quot;('&quot;;[.$B30];&quot;',&quot;;[.I$3];&quot;,&quot;;[.I30];&quot;);/&quot;)" office:value-type="string" office:string-value="call Rda_Insert_q('320',6,900);/" calcext:value-type="string">
            <text:p>call Rda_Insert_q('320',6,900);/</text:p>
          </table:table-cell>
          <table:table-cell table:formula="of:=COM.MICROSOFT.CONCAT(&quot;call Rda_Insert_q&quot;;&quot;('&quot;;[.$B30];&quot;',&quot;;[.J$3];&quot;,&quot;;[.J30];&quot;);/&quot;)" office:value-type="string" office:string-value="call Rda_Insert_q('320',7,900);/" calcext:value-type="string">
            <text:p>call Rda_Insert_q('320',7,900);/</text:p>
          </table:table-cell>
          <table:table-cell table:formula="of:=COM.MICROSOFT.CONCAT(&quot;call Rda_Insert_q&quot;;&quot;('&quot;;[.$B30];&quot;',&quot;;[.K$3];&quot;,&quot;;[.K30];&quot;);/&quot;)" office:value-type="string" office:string-value="call Rda_Insert_q('320',8,900);/" calcext:value-type="string">
            <text:p>call Rda_Insert_q('320',8,900);/</text:p>
          </table:table-cell>
          <table:table-cell table:formula="of:=COM.MICROSOFT.CONCAT(&quot;call Rda_Insert_q&quot;;&quot;('&quot;;[.$B30];&quot;',&quot;;[.L$3];&quot;,&quot;;[.L30];&quot;);/&quot;)" office:value-type="string" office:string-value="call Rda_Insert_q('320',9,900);/" calcext:value-type="string">
            <text:p>call Rda_Insert_q('320',9,900);/</text:p>
          </table:table-cell>
          <table:table-cell table:formula="of:=COM.MICROSOFT.CONCAT(&quot;call Rda_Insert_q&quot;;&quot;('&quot;;[.$B30];&quot;',&quot;;[.M$3];&quot;,&quot;;[.M30];&quot;);/&quot;)" office:value-type="string" office:string-value="call Rda_Insert_q('320',10,600);/" calcext:value-type="string">
            <text:p>call Rda_Insert_q('320',10,600);/</text:p>
          </table:table-cell>
          <table:table-cell table:formula="of:=COM.MICROSOFT.CONCAT(&quot;call Rda_Insert_q&quot;;&quot;('&quot;;[.$B30];&quot;',&quot;;[.N$3];&quot;,&quot;;[.N30];&quot;);/&quot;)" office:value-type="string" office:string-value="call Rda_Insert_q('320',11,700);/" calcext:value-type="string">
            <text:p>call Rda_Insert_q('320',11,700);/</text:p>
          </table:table-cell>
          <table:table-cell table:formula="of:=COM.MICROSOFT.CONCAT(&quot;call Rda_Insert_q&quot;;&quot;('&quot;;[.$B30];&quot;',&quot;;[.O$3];&quot;,&quot;;[.O30];&quot;);/&quot;)" office:value-type="string" office:string-value="call Rda_Insert_q('320',12,700);/" calcext:value-type="string">
            <text:p>call Rda_Insert_q('320',12,700);/</text:p>
          </table:table-cell>
          <table:table-cell table:formula="of:=COM.MICROSOFT.CONCAT(&quot;call Rda_Insert_q&quot;;&quot;('&quot;;[.$B30];&quot;',&quot;;[.P$3];&quot;,&quot;;[.P30];&quot;);/&quot;)" office:value-type="string" office:string-value="call Rda_Insert_q('320',13,700);/" calcext:value-type="string">
            <text:p>call Rda_Insert_q('320',13,700);/</text:p>
          </table:table-cell>
          <table:table-cell table:formula="of:=COM.MICROSOFT.CONCAT(&quot;call Rda_Insert_q&quot;;&quot;('&quot;;[.$B30];&quot;',&quot;;[.Q$3];&quot;,&quot;;[.Q30];&quot;);/&quot;)" office:value-type="string" office:string-value="call Rda_Insert_q('320',14,700);/" calcext:value-type="string">
            <text:p>call Rda_Insert_q('320',14,700);/</text:p>
          </table:table-cell>
          <table:table-cell table:formula="of:=COM.MICROSOFT.CONCAT(&quot;call Rda_Insert_q&quot;;&quot;('&quot;;[.$B30];&quot;',&quot;;[.R$3];&quot;,&quot;;[.R30];&quot;);/&quot;)" office:value-type="string" office:string-value="call Rda_Insert_q('320',15,700);/" calcext:value-type="string">
            <text:p>call Rda_Insert_q('320',15,700);/</text:p>
          </table:table-cell>
          <table:table-cell table:formula="of:=COM.MICROSOFT.CONCAT(&quot;call Rda_Insert_q&quot;;&quot;('&quot;;[.$B30];&quot;',&quot;;[.S$3];&quot;,&quot;;[.S30];&quot;);/&quot;)" office:value-type="string" office:string-value="call Rda_Insert_q('320',16,750);/" calcext:value-type="string">
            <text:p>call Rda_Insert_q('320',16,750);/</text:p>
          </table:table-cell>
          <table:table-cell table:formula="of:=COM.MICROSOFT.CONCAT(&quot;call Rda_Insert_q&quot;;&quot;('&quot;;[.$B30];&quot;',&quot;;[.T$3];&quot;,&quot;;[.T30];&quot;);/&quot;)" office:value-type="string" office:string-value="call Rda_Insert_q('320',17,770);/" calcext:value-type="string">
            <text:p>call Rda_Insert_q('320',17,770);/</text:p>
          </table:table-cell>
          <table:table-cell table:formula="of:=COM.MICROSOFT.CONCAT(&quot;call Rda_Insert_q&quot;;&quot;('&quot;;[.$B30];&quot;',&quot;;[.U$3];&quot;,&quot;;[.U30];&quot;);/&quot;)" office:value-type="string" office:string-value="call Rda_Insert_q('320',18,770);/" calcext:value-type="string">
            <text:p>call Rda_Insert_q('320',18,770);/</text:p>
          </table:table-cell>
          <table:table-cell table:formula="of:=COM.MICROSOFT.CONCAT(&quot;call Rda_Insert_q&quot;;&quot;('&quot;;[.$B30];&quot;',&quot;;[.V$3];&quot;,&quot;;[.V30];&quot;);/&quot;)" office:value-type="string" office:string-value="call Rda_Insert_q('320',19,1200);/" calcext:value-type="string">
            <text:p>call Rda_Insert_q('320',19,1200);/</text:p>
          </table:table-cell>
          <table:table-cell table:formula="of:=COM.MICROSOFT.CONCAT(&quot;call Rda_Insert_q&quot;;&quot;('&quot;;[.$B30];&quot;',&quot;;[.W$3];&quot;,&quot;;[.W30];&quot;);/&quot;)" office:value-type="string" office:string-value="call Rda_Insert_q('320',20,1300);/" calcext:value-type="string">
            <text:p>call Rda_Insert_q('320',20,1300);/</text:p>
          </table:table-cell>
          <table:table-cell table:formula="of:=COM.MICROSOFT.CONCAT(&quot;call Rda_Insert_q&quot;;&quot;('&quot;;[.$B30];&quot;',&quot;;[.X$3];&quot;,&quot;;[.X30];&quot;);/&quot;)" office:value-type="string" office:string-value="call Rda_Insert_q('320',21,1300);/" calcext:value-type="string">
            <text:p>call Rda_Insert_q('320',21,1300);/</text:p>
          </table:table-cell>
          <table:table-cell table:number-columns-repeated="1000"/>
        </table:table-row>
        <table:table-row table:style-name="ro1">
          <table:table-cell table:number-columns-repeated="2"/>
          <table:table-cell table:formula="of:=COM.MICROSOFT.CONCAT(&quot;call Rda_Insert_q&quot;;&quot;('&quot;;[.$B31];&quot;',&quot;;[.C$3];&quot;,&quot;;[.C31];&quot;);/&quot;)" office:value-type="string" office:string-value="call Rda_Insert_q('401',0,40);/" calcext:value-type="string">
            <text:p>call Rda_Insert_q('401',0,40);/</text:p>
          </table:table-cell>
          <table:table-cell table:formula="of:=COM.MICROSOFT.CONCAT(&quot;call Rda_Insert_q&quot;;&quot;('&quot;;[.$B31];&quot;',&quot;;[.D$3];&quot;,&quot;;[.D31];&quot;);/&quot;)" office:value-type="string" office:string-value="call Rda_Insert_q('401',1,50);/" calcext:value-type="string">
            <text:p>call Rda_Insert_q('401',1,50);/</text:p>
          </table:table-cell>
          <table:table-cell table:formula="of:=COM.MICROSOFT.CONCAT(&quot;call Rda_Insert_q&quot;;&quot;('&quot;;[.$B31];&quot;',&quot;;[.E$3];&quot;,&quot;;[.E31];&quot;);/&quot;)" office:value-type="string" office:string-value="call Rda_Insert_q('401',2,15);/" calcext:value-type="string">
            <text:p>call Rda_Insert_q('401',2,15);/</text:p>
          </table:table-cell>
          <table:table-cell table:formula="of:=COM.MICROSOFT.CONCAT(&quot;call Rda_Insert_q&quot;;&quot;('&quot;;[.$B31];&quot;',&quot;;[.F$3];&quot;,&quot;;[.F31];&quot;);/&quot;)" office:value-type="string" office:string-value="call Rda_Insert_q('401',3,25);/" calcext:value-type="string">
            <text:p>call Rda_Insert_q('401',3,25);/</text:p>
          </table:table-cell>
          <table:table-cell table:formula="of:=COM.MICROSOFT.CONCAT(&quot;call Rda_Insert_q&quot;;&quot;('&quot;;[.$B31];&quot;',&quot;;[.G$3];&quot;,&quot;;[.G31];&quot;);/&quot;)" office:value-type="string" office:string-value="call Rda_Insert_q('401',4,45);/" calcext:value-type="string">
            <text:p>call Rda_Insert_q('401',4,45);/</text:p>
          </table:table-cell>
          <table:table-cell table:formula="of:=COM.MICROSOFT.CONCAT(&quot;call Rda_Insert_q&quot;;&quot;('&quot;;[.$B31];&quot;',&quot;;[.H$3];&quot;,&quot;;[.H31];&quot;);/&quot;)" office:value-type="string" office:string-value="call Rda_Insert_q('401',5,75);/" calcext:value-type="string">
            <text:p>call Rda_Insert_q('401',5,75);/</text:p>
          </table:table-cell>
          <table:table-cell table:formula="of:=COM.MICROSOFT.CONCAT(&quot;call Rda_Insert_q&quot;;&quot;('&quot;;[.$B31];&quot;',&quot;;[.I$3];&quot;,&quot;;[.I31];&quot;);/&quot;)" office:value-type="string" office:string-value="call Rda_Insert_q('401',6,90);/" calcext:value-type="string">
            <text:p>call Rda_Insert_q('401',6,90);/</text:p>
          </table:table-cell>
          <table:table-cell table:formula="of:=COM.MICROSOFT.CONCAT(&quot;call Rda_Insert_q&quot;;&quot;('&quot;;[.$B31];&quot;',&quot;;[.J$3];&quot;,&quot;;[.J31];&quot;);/&quot;)" office:value-type="string" office:string-value="call Rda_Insert_q('401',7,90);/" calcext:value-type="string">
            <text:p>call Rda_Insert_q('401',7,90);/</text:p>
          </table:table-cell>
          <table:table-cell table:formula="of:=COM.MICROSOFT.CONCAT(&quot;call Rda_Insert_q&quot;;&quot;('&quot;;[.$B31];&quot;',&quot;;[.K$3];&quot;,&quot;;[.K31];&quot;);/&quot;)" office:value-type="string" office:string-value="call Rda_Insert_q('401',8,90);/" calcext:value-type="string">
            <text:p>call Rda_Insert_q('401',8,90);/</text:p>
          </table:table-cell>
          <table:table-cell table:formula="of:=COM.MICROSOFT.CONCAT(&quot;call Rda_Insert_q&quot;;&quot;('&quot;;[.$B31];&quot;',&quot;;[.L$3];&quot;,&quot;;[.L31];&quot;);/&quot;)" office:value-type="string" office:string-value="call Rda_Insert_q('401',9,90);/" calcext:value-type="string">
            <text:p>call Rda_Insert_q('401',9,90);/</text:p>
          </table:table-cell>
          <table:table-cell table:formula="of:=COM.MICROSOFT.CONCAT(&quot;call Rda_Insert_q&quot;;&quot;('&quot;;[.$B31];&quot;',&quot;;[.M$3];&quot;,&quot;;[.M31];&quot;);/&quot;)" office:value-type="string" office:string-value="call Rda_Insert_q('401',10,45);/" calcext:value-type="string">
            <text:p>call Rda_Insert_q('401',10,45);/</text:p>
          </table:table-cell>
          <table:table-cell table:formula="of:=COM.MICROSOFT.CONCAT(&quot;call Rda_Insert_q&quot;;&quot;('&quot;;[.$B31];&quot;',&quot;;[.N$3];&quot;,&quot;;[.N31];&quot;);/&quot;)" office:value-type="string" office:string-value="call Rda_Insert_q('401',11,65);/" calcext:value-type="string">
            <text:p>call Rda_Insert_q('401',11,65);/</text:p>
          </table:table-cell>
          <table:table-cell table:formula="of:=COM.MICROSOFT.CONCAT(&quot;call Rda_Insert_q&quot;;&quot;('&quot;;[.$B31];&quot;',&quot;;[.O$3];&quot;,&quot;;[.O31];&quot;);/&quot;)" office:value-type="string" office:string-value="call Rda_Insert_q('401',12,75);/" calcext:value-type="string">
            <text:p>call Rda_Insert_q('401',12,75);/</text:p>
          </table:table-cell>
          <table:table-cell table:formula="of:=COM.MICROSOFT.CONCAT(&quot;call Rda_Insert_q&quot;;&quot;('&quot;;[.$B31];&quot;',&quot;;[.P$3];&quot;,&quot;;[.P31];&quot;);/&quot;)" office:value-type="string" office:string-value="call Rda_Insert_q('401',13,75);/" calcext:value-type="string">
            <text:p>call Rda_Insert_q('401',13,75);/</text:p>
          </table:table-cell>
          <table:table-cell table:formula="of:=COM.MICROSOFT.CONCAT(&quot;call Rda_Insert_q&quot;;&quot;('&quot;;[.$B31];&quot;',&quot;;[.Q$3];&quot;,&quot;;[.Q31];&quot;);/&quot;)" office:value-type="string" office:string-value="call Rda_Insert_q('401',14,75);/" calcext:value-type="string">
            <text:p>call Rda_Insert_q('401',14,75);/</text:p>
          </table:table-cell>
          <table:table-cell table:formula="of:=COM.MICROSOFT.CONCAT(&quot;call Rda_Insert_q&quot;;&quot;('&quot;;[.$B31];&quot;',&quot;;[.R$3];&quot;,&quot;;[.R31];&quot;);/&quot;)" office:value-type="string" office:string-value="call Rda_Insert_q('401',15,75);/" calcext:value-type="string">
            <text:p>call Rda_Insert_q('401',15,75);/</text:p>
          </table:table-cell>
          <table:table-cell table:formula="of:=COM.MICROSOFT.CONCAT(&quot;call Rda_Insert_q&quot;;&quot;('&quot;;[.$B31];&quot;',&quot;;[.S$3];&quot;,&quot;;[.S31];&quot;);/&quot;)" office:value-type="string" office:string-value="call Rda_Insert_q('401',16,80);/" calcext:value-type="string">
            <text:p>call Rda_Insert_q('401',16,80);/</text:p>
          </table:table-cell>
          <table:table-cell table:formula="of:=COM.MICROSOFT.CONCAT(&quot;call Rda_Insert_q&quot;;&quot;('&quot;;[.$B31];&quot;',&quot;;[.T$3];&quot;,&quot;;[.T31];&quot;);/&quot;)" office:value-type="string" office:string-value="call Rda_Insert_q('401',17,85);/" calcext:value-type="string">
            <text:p>call Rda_Insert_q('401',17,85);/</text:p>
          </table:table-cell>
          <table:table-cell table:formula="of:=COM.MICROSOFT.CONCAT(&quot;call Rda_Insert_q&quot;;&quot;('&quot;;[.$B31];&quot;',&quot;;[.U$3];&quot;,&quot;;[.U31];&quot;);/&quot;)" office:value-type="string" office:string-value="call Rda_Insert_q('401',18,85);/" calcext:value-type="string">
            <text:p>call Rda_Insert_q('401',18,85);/</text:p>
          </table:table-cell>
          <table:table-cell table:formula="of:=COM.MICROSOFT.CONCAT(&quot;call Rda_Insert_q&quot;;&quot;('&quot;;[.$B31];&quot;',&quot;;[.V$3];&quot;,&quot;;[.V31];&quot;);/&quot;)" office:value-type="string" office:string-value="call Rda_Insert_q('401',19,115);/" calcext:value-type="string">
            <text:p>call Rda_Insert_q('401',19,115);/</text:p>
          </table:table-cell>
          <table:table-cell table:formula="of:=COM.MICROSOFT.CONCAT(&quot;call Rda_Insert_q&quot;;&quot;('&quot;;[.$B31];&quot;',&quot;;[.W$3];&quot;,&quot;;[.W31];&quot;);/&quot;)" office:value-type="string" office:string-value="call Rda_Insert_q('401',20,120);/" calcext:value-type="string">
            <text:p>call Rda_Insert_q('401',20,120);/</text:p>
          </table:table-cell>
          <table:table-cell table:formula="of:=COM.MICROSOFT.CONCAT(&quot;call Rda_Insert_q&quot;;&quot;('&quot;;[.$B31];&quot;',&quot;;[.X$3];&quot;,&quot;;[.X31];&quot;);/&quot;)" office:value-type="string" office:string-value="call Rda_Insert_q('401',21,120);/" calcext:value-type="string">
            <text:p>call Rda_Insert_q('401',21,120);/</text:p>
          </table:table-cell>
          <table:table-cell table:number-columns-repeated="1000"/>
        </table:table-row>
        <table:table-row table:style-name="ro1">
          <table:table-cell table:number-columns-repeated="2"/>
          <table:table-cell table:formula="of:=COM.MICROSOFT.CONCAT(&quot;call Rda_Insert_q&quot;;&quot;('&quot;;[.$B32];&quot;',&quot;;[.C$3];&quot;,&quot;;[.C32];&quot;);/&quot;)" office:value-type="string" office:string-value="call Rda_Insert_q('328',0,10);/" calcext:value-type="string">
            <text:p>call Rda_Insert_q('328',0,10);/</text:p>
          </table:table-cell>
          <table:table-cell table:formula="of:=COM.MICROSOFT.CONCAT(&quot;call Rda_Insert_q&quot;;&quot;('&quot;;[.$B32];&quot;',&quot;;[.D$3];&quot;,&quot;;[.D32];&quot;);/&quot;)" office:value-type="string" office:string-value="call Rda_Insert_q('328',1,10);/" calcext:value-type="string">
            <text:p>call Rda_Insert_q('328',1,10);/</text:p>
          </table:table-cell>
          <table:table-cell table:formula="of:=COM.MICROSOFT.CONCAT(&quot;call Rda_Insert_q&quot;;&quot;('&quot;;[.$B32];&quot;',&quot;;[.E$3];&quot;,&quot;;[.E32];&quot;);/&quot;)" office:value-type="string" office:string-value="call Rda_Insert_q('328',2,15);/" calcext:value-type="string">
            <text:p>call Rda_Insert_q('328',2,15);/</text:p>
          </table:table-cell>
          <table:table-cell table:formula="of:=COM.MICROSOFT.CONCAT(&quot;call Rda_Insert_q&quot;;&quot;('&quot;;[.$B32];&quot;',&quot;;[.F$3];&quot;,&quot;;[.F32];&quot;);/&quot;)" office:value-type="string" office:string-value="call Rda_Insert_q('328',3,15);/" calcext:value-type="string">
            <text:p>call Rda_Insert_q('328',3,15);/</text:p>
          </table:table-cell>
          <table:table-cell table:formula="of:=COM.MICROSOFT.CONCAT(&quot;call Rda_Insert_q&quot;;&quot;('&quot;;[.$B32];&quot;',&quot;;[.G$3];&quot;,&quot;;[.G32];&quot;);/&quot;)" office:value-type="string" office:string-value="call Rda_Insert_q('328',4,15);/" calcext:value-type="string">
            <text:p>call Rda_Insert_q('328',4,15);/</text:p>
          </table:table-cell>
          <table:table-cell table:formula="of:=COM.MICROSOFT.CONCAT(&quot;call Rda_Insert_q&quot;;&quot;('&quot;;[.$B32];&quot;',&quot;;[.H$3];&quot;,&quot;;[.H32];&quot;);/&quot;)" office:value-type="string" office:string-value="call Rda_Insert_q('328',5,15);/" calcext:value-type="string">
            <text:p>call Rda_Insert_q('328',5,15);/</text:p>
          </table:table-cell>
          <table:table-cell table:formula="of:=COM.MICROSOFT.CONCAT(&quot;call Rda_Insert_q&quot;;&quot;('&quot;;[.$B32];&quot;',&quot;;[.I$3];&quot;,&quot;;[.I32];&quot;);/&quot;)" office:value-type="string" office:string-value="call Rda_Insert_q('328',6,15);/" calcext:value-type="string">
            <text:p>call Rda_Insert_q('328',6,15);/</text:p>
          </table:table-cell>
          <table:table-cell table:formula="of:=COM.MICROSOFT.CONCAT(&quot;call Rda_Insert_q&quot;;&quot;('&quot;;[.$B32];&quot;',&quot;;[.J$3];&quot;,&quot;;[.J32];&quot;);/&quot;)" office:value-type="string" office:string-value="call Rda_Insert_q('328',7,15);/" calcext:value-type="string">
            <text:p>call Rda_Insert_q('328',7,15);/</text:p>
          </table:table-cell>
          <table:table-cell table:formula="of:=COM.MICROSOFT.CONCAT(&quot;call Rda_Insert_q&quot;;&quot;('&quot;;[.$B32];&quot;',&quot;;[.K$3];&quot;,&quot;;[.K32];&quot;);/&quot;)" office:value-type="string" office:string-value="call Rda_Insert_q('328',8,15);/" calcext:value-type="string">
            <text:p>call Rda_Insert_q('328',8,15);/</text:p>
          </table:table-cell>
          <table:table-cell table:formula="of:=COM.MICROSOFT.CONCAT(&quot;call Rda_Insert_q&quot;;&quot;('&quot;;[.$B32];&quot;',&quot;;[.L$3];&quot;,&quot;;[.L32];&quot;);/&quot;)" office:value-type="string" office:string-value="call Rda_Insert_q('328',9,20);/" calcext:value-type="string">
            <text:p>call Rda_Insert_q('328',9,20);/</text:p>
          </table:table-cell>
          <table:table-cell table:formula="of:=COM.MICROSOFT.CONCAT(&quot;call Rda_Insert_q&quot;;&quot;('&quot;;[.$B32];&quot;',&quot;;[.M$3];&quot;,&quot;;[.M32];&quot;);/&quot;)" office:value-type="string" office:string-value="call Rda_Insert_q('328',10,15);/" calcext:value-type="string">
            <text:p>call Rda_Insert_q('328',10,15);/</text:p>
          </table:table-cell>
          <table:table-cell table:formula="of:=COM.MICROSOFT.CONCAT(&quot;call Rda_Insert_q&quot;;&quot;('&quot;;[.$B32];&quot;',&quot;;[.N$3];&quot;,&quot;;[.N32];&quot;);/&quot;)" office:value-type="string" office:string-value="call Rda_Insert_q('328',11,15);/" calcext:value-type="string">
            <text:p>call Rda_Insert_q('328',11,15);/</text:p>
          </table:table-cell>
          <table:table-cell table:formula="of:=COM.MICROSOFT.CONCAT(&quot;call Rda_Insert_q&quot;;&quot;('&quot;;[.$B32];&quot;',&quot;;[.O$3];&quot;,&quot;;[.O32];&quot;);/&quot;)" office:value-type="string" office:string-value="call Rda_Insert_q('328',12,15);/" calcext:value-type="string">
            <text:p>call Rda_Insert_q('328',12,15);/</text:p>
          </table:table-cell>
          <table:table-cell table:formula="of:=COM.MICROSOFT.CONCAT(&quot;call Rda_Insert_q&quot;;&quot;('&quot;;[.$B32];&quot;',&quot;;[.P$3];&quot;,&quot;;[.P32];&quot;);/&quot;)" office:value-type="string" office:string-value="call Rda_Insert_q('328',13,15);/" calcext:value-type="string">
            <text:p>call Rda_Insert_q('328',13,15);/</text:p>
          </table:table-cell>
          <table:table-cell table:formula="of:=COM.MICROSOFT.CONCAT(&quot;call Rda_Insert_q&quot;;&quot;('&quot;;[.$B32];&quot;',&quot;;[.Q$3];&quot;,&quot;;[.Q32];&quot;);/&quot;)" office:value-type="string" office:string-value="call Rda_Insert_q('328',14,15);/" calcext:value-type="string">
            <text:p>call Rda_Insert_q('328',14,15);/</text:p>
          </table:table-cell>
          <table:table-cell table:formula="of:=COM.MICROSOFT.CONCAT(&quot;call Rda_Insert_q&quot;;&quot;('&quot;;[.$B32];&quot;',&quot;;[.R$3];&quot;,&quot;;[.R32];&quot;);/&quot;)" office:value-type="string" office:string-value="call Rda_Insert_q('328',15,20);/" calcext:value-type="string">
            <text:p>call Rda_Insert_q('328',15,20);/</text:p>
          </table:table-cell>
          <table:table-cell table:formula="of:=COM.MICROSOFT.CONCAT(&quot;call Rda_Insert_q&quot;;&quot;('&quot;;[.$B32];&quot;',&quot;;[.S$3];&quot;,&quot;;[.S32];&quot;);/&quot;)" office:value-type="string" office:string-value="call Rda_Insert_q('328',16,15);/" calcext:value-type="string">
            <text:p>call Rda_Insert_q('328',16,15);/</text:p>
          </table:table-cell>
          <table:table-cell table:formula="of:=COM.MICROSOFT.CONCAT(&quot;call Rda_Insert_q&quot;;&quot;('&quot;;[.$B32];&quot;',&quot;;[.T$3];&quot;,&quot;;[.T32];&quot;);/&quot;)" office:value-type="string" office:string-value="call Rda_Insert_q('328',17,15);/" calcext:value-type="string">
            <text:p>call Rda_Insert_q('328',17,15);/</text:p>
          </table:table-cell>
          <table:table-cell table:formula="of:=COM.MICROSOFT.CONCAT(&quot;call Rda_Insert_q&quot;;&quot;('&quot;;[.$B32];&quot;',&quot;;[.U$3];&quot;,&quot;;[.U32];&quot;);/&quot;)" office:value-type="string" office:string-value="call Rda_Insert_q('328',18,15);/" calcext:value-type="string">
            <text:p>call Rda_Insert_q('328',18,15);/</text:p>
          </table:table-cell>
          <table:table-cell table:formula="of:=COM.MICROSOFT.CONCAT(&quot;call Rda_Insert_q&quot;;&quot;('&quot;;[.$B32];&quot;',&quot;;[.V$3];&quot;,&quot;;[.V32];&quot;);/&quot;)" office:value-type="string" office:string-value="call Rda_Insert_q('328',19,15);/" calcext:value-type="string">
            <text:p>call Rda_Insert_q('328',19,15);/</text:p>
          </table:table-cell>
          <table:table-cell table:formula="of:=COM.MICROSOFT.CONCAT(&quot;call Rda_Insert_q&quot;;&quot;('&quot;;[.$B32];&quot;',&quot;;[.W$3];&quot;,&quot;;[.W32];&quot;);/&quot;)" office:value-type="string" office:string-value="call Rda_Insert_q('328',20,15);/" calcext:value-type="string">
            <text:p>call Rda_Insert_q('328',20,15);/</text:p>
          </table:table-cell>
          <table:table-cell table:formula="of:=COM.MICROSOFT.CONCAT(&quot;call Rda_Insert_q&quot;;&quot;('&quot;;[.$B32];&quot;',&quot;;[.X$3];&quot;,&quot;;[.X32];&quot;);/&quot;)" office:value-type="string" office:string-value="call Rda_Insert_q('328',21,15);/" calcext:value-type="string">
            <text:p>call Rda_Insert_q('328',21,15);/</text:p>
          </table:table-cell>
          <table:table-cell table:number-columns-repeated="1000"/>
        </table:table-row>
        <table:table-row table:style-name="ro1">
          <table:table-cell table:number-columns-repeated="2"/>
          <table:table-cell table:formula="of:=COM.MICROSOFT.CONCAT(&quot;call Rda_Insert_q&quot;;&quot;('&quot;;[.$B33];&quot;',&quot;;[.C$3];&quot;,&quot;;[.C33];&quot;);/&quot;)" office:value-type="string" office:string-value="call Rda_Insert_q('323',0,4);/" calcext:value-type="string">
            <text:p>call Rda_Insert_q('323',0,4);/</text:p>
          </table:table-cell>
          <table:table-cell table:formula="of:=COM.MICROSOFT.CONCAT(&quot;call Rda_Insert_q&quot;;&quot;('&quot;;[.$B33];&quot;',&quot;;[.D$3];&quot;,&quot;;[.D33];&quot;);/&quot;)" office:value-type="string" office:string-value="call Rda_Insert_q('323',1,5);/" calcext:value-type="string">
            <text:p>call Rda_Insert_q('323',1,5);/</text:p>
          </table:table-cell>
          <table:table-cell table:formula="of:=COM.MICROSOFT.CONCAT(&quot;call Rda_Insert_q&quot;;&quot;('&quot;;[.$B33];&quot;',&quot;;[.E$3];&quot;,&quot;;[.E33];&quot;);/&quot;)" office:value-type="string" office:string-value="call Rda_Insert_q('323',2,6);/" calcext:value-type="string">
            <text:p>call Rda_Insert_q('323',2,6);/</text:p>
          </table:table-cell>
          <table:table-cell table:formula="of:=COM.MICROSOFT.CONCAT(&quot;call Rda_Insert_q&quot;;&quot;('&quot;;[.$B33];&quot;',&quot;;[.F$3];&quot;,&quot;;[.F33];&quot;);/&quot;)" office:value-type="string" office:string-value="call Rda_Insert_q('323',3,7);/" calcext:value-type="string">
            <text:p>call Rda_Insert_q('323',3,7);/</text:p>
          </table:table-cell>
          <table:table-cell table:formula="of:=COM.MICROSOFT.CONCAT(&quot;call Rda_Insert_q&quot;;&quot;('&quot;;[.$B33];&quot;',&quot;;[.G$3];&quot;,&quot;;[.G33];&quot;);/&quot;)" office:value-type="string" office:string-value="call Rda_Insert_q('323',4,11);/" calcext:value-type="string">
            <text:p>call Rda_Insert_q('323',4,11);/</text:p>
          </table:table-cell>
          <table:table-cell table:formula="of:=COM.MICROSOFT.CONCAT(&quot;call Rda_Insert_q&quot;;&quot;('&quot;;[.$B33];&quot;',&quot;;[.H$3];&quot;,&quot;;[.H33];&quot;);/&quot;)" office:value-type="string" office:string-value="call Rda_Insert_q('323',5,15);/" calcext:value-type="string">
            <text:p>call Rda_Insert_q('323',5,15);/</text:p>
          </table:table-cell>
          <table:table-cell table:formula="of:=COM.MICROSOFT.CONCAT(&quot;call Rda_Insert_q&quot;;&quot;('&quot;;[.$B33];&quot;',&quot;;[.I$3];&quot;,&quot;;[.I33];&quot;);/&quot;)" office:value-type="string" office:string-value="call Rda_Insert_q('323',6,15);/" calcext:value-type="string">
            <text:p>call Rda_Insert_q('323',6,15);/</text:p>
          </table:table-cell>
          <table:table-cell table:formula="of:=COM.MICROSOFT.CONCAT(&quot;call Rda_Insert_q&quot;;&quot;('&quot;;[.$B33];&quot;',&quot;;[.J$3];&quot;,&quot;;[.J33];&quot;);/&quot;)" office:value-type="string" office:string-value="call Rda_Insert_q('323',7,15);/" calcext:value-type="string">
            <text:p>call Rda_Insert_q('323',7,15);/</text:p>
          </table:table-cell>
          <table:table-cell table:formula="of:=COM.MICROSOFT.CONCAT(&quot;call Rda_Insert_q&quot;;&quot;('&quot;;[.$B33];&quot;',&quot;;[.K$3];&quot;,&quot;;[.K33];&quot;);/&quot;)" office:value-type="string" office:string-value="call Rda_Insert_q('323',8,15);/" calcext:value-type="string">
            <text:p>call Rda_Insert_q('323',8,15);/</text:p>
          </table:table-cell>
          <table:table-cell table:formula="of:=COM.MICROSOFT.CONCAT(&quot;call Rda_Insert_q&quot;;&quot;('&quot;;[.$B33];&quot;',&quot;;[.L$3];&quot;,&quot;;[.L33];&quot;);/&quot;)" office:value-type="string" office:string-value="call Rda_Insert_q('323',9,15);/" calcext:value-type="string">
            <text:p>call Rda_Insert_q('323',9,15);/</text:p>
          </table:table-cell>
          <table:table-cell table:formula="of:=COM.MICROSOFT.CONCAT(&quot;call Rda_Insert_q&quot;;&quot;('&quot;;[.$B33];&quot;',&quot;;[.M$3];&quot;,&quot;;[.M33];&quot;);/&quot;)" office:value-type="string" office:string-value="call Rda_Insert_q('323',10,11);/" calcext:value-type="string">
            <text:p>call Rda_Insert_q('323',10,11);/</text:p>
          </table:table-cell>
          <table:table-cell table:formula="of:=COM.MICROSOFT.CONCAT(&quot;call Rda_Insert_q&quot;;&quot;('&quot;;[.$B33];&quot;',&quot;;[.N$3];&quot;,&quot;;[.N33];&quot;);/&quot;)" office:value-type="string" office:string-value="call Rda_Insert_q('323',11,15);/" calcext:value-type="string">
            <text:p>call Rda_Insert_q('323',11,15);/</text:p>
          </table:table-cell>
          <table:table-cell table:formula="of:=COM.MICROSOFT.CONCAT(&quot;call Rda_Insert_q&quot;;&quot;('&quot;;[.$B33];&quot;',&quot;;[.O$3];&quot;,&quot;;[.O33];&quot;);/&quot;)" office:value-type="string" office:string-value="call Rda_Insert_q('323',12,15);/" calcext:value-type="string">
            <text:p>call Rda_Insert_q('323',12,15);/</text:p>
          </table:table-cell>
          <table:table-cell table:formula="of:=COM.MICROSOFT.CONCAT(&quot;call Rda_Insert_q&quot;;&quot;('&quot;;[.$B33];&quot;',&quot;;[.P$3];&quot;,&quot;;[.P33];&quot;);/&quot;)" office:value-type="string" office:string-value="call Rda_Insert_q('323',13,15);/" calcext:value-type="string">
            <text:p>call Rda_Insert_q('323',13,15);/</text:p>
          </table:table-cell>
          <table:table-cell table:formula="of:=COM.MICROSOFT.CONCAT(&quot;call Rda_Insert_q&quot;;&quot;('&quot;;[.$B33];&quot;',&quot;;[.Q$3];&quot;,&quot;;[.Q33];&quot;);/&quot;)" office:value-type="string" office:string-value="call Rda_Insert_q('323',14,15);/" calcext:value-type="string">
            <text:p>call Rda_Insert_q('323',14,15);/</text:p>
          </table:table-cell>
          <table:table-cell table:formula="of:=COM.MICROSOFT.CONCAT(&quot;call Rda_Insert_q&quot;;&quot;('&quot;;[.$B33];&quot;',&quot;;[.R$3];&quot;,&quot;;[.R33];&quot;);/&quot;)" office:value-type="string" office:string-value="call Rda_Insert_q('323',15,15);/" calcext:value-type="string">
            <text:p>call Rda_Insert_q('323',15,15);/</text:p>
          </table:table-cell>
          <table:table-cell table:formula="of:=COM.MICROSOFT.CONCAT(&quot;call Rda_Insert_q&quot;;&quot;('&quot;;[.$B33];&quot;',&quot;;[.S$3];&quot;,&quot;;[.S33];&quot;);/&quot;)" office:value-type="string" office:string-value="call Rda_Insert_q('323',16,15);/" calcext:value-type="string">
            <text:p>call Rda_Insert_q('323',16,15);/</text:p>
          </table:table-cell>
          <table:table-cell table:formula="of:=COM.MICROSOFT.CONCAT(&quot;call Rda_Insert_q&quot;;&quot;('&quot;;[.$B33];&quot;',&quot;;[.T$3];&quot;,&quot;;[.T33];&quot;);/&quot;)" office:value-type="string" office:string-value="call Rda_Insert_q('323',17,15);/" calcext:value-type="string">
            <text:p>call Rda_Insert_q('323',17,15);/</text:p>
          </table:table-cell>
          <table:table-cell table:formula="of:=COM.MICROSOFT.CONCAT(&quot;call Rda_Insert_q&quot;;&quot;('&quot;;[.$B33];&quot;',&quot;;[.U$3];&quot;,&quot;;[.U33];&quot;);/&quot;)" office:value-type="string" office:string-value="call Rda_Insert_q('323',18,15);/" calcext:value-type="string">
            <text:p>call Rda_Insert_q('323',18,15);/</text:p>
          </table:table-cell>
          <table:table-cell table:formula="of:=COM.MICROSOFT.CONCAT(&quot;call Rda_Insert_q&quot;;&quot;('&quot;;[.$B33];&quot;',&quot;;[.V$3];&quot;,&quot;;[.V33];&quot;);/&quot;)" office:value-type="string" office:string-value="call Rda_Insert_q('323',19,19);/" calcext:value-type="string">
            <text:p>call Rda_Insert_q('323',19,19);/</text:p>
          </table:table-cell>
          <table:table-cell table:formula="of:=COM.MICROSOFT.CONCAT(&quot;call Rda_Insert_q&quot;;&quot;('&quot;;[.$B33];&quot;',&quot;;[.W$3];&quot;,&quot;;[.W33];&quot;);/&quot;)" office:value-type="string" office:string-value="call Rda_Insert_q('323',20,19);/" calcext:value-type="string">
            <text:p>call Rda_Insert_q('323',20,19);/</text:p>
          </table:table-cell>
          <table:table-cell table:formula="of:=COM.MICROSOFT.CONCAT(&quot;call Rda_Insert_q&quot;;&quot;('&quot;;[.$B33];&quot;',&quot;;[.X$3];&quot;,&quot;;[.X33];&quot;);/&quot;)" office:value-type="string" office:string-value="call Rda_Insert_q('323',21,19);/" calcext:value-type="string">
            <text:p>call Rda_Insert_q('323',21,19);/</text:p>
          </table:table-cell>
          <table:table-cell table:number-columns-repeated="1000"/>
        </table:table-row>
        <table:table-row table:style-name="ro1">
          <table:table-cell table:number-columns-repeated="2"/>
          <table:table-cell table:formula="of:=COM.MICROSOFT.CONCAT(&quot;call Rda_Insert_q&quot;;&quot;('&quot;;[.$B34];&quot;',&quot;;[.C$3];&quot;,&quot;;[.C34];&quot;);/&quot;)" office:value-type="string" office:string-value="call Rda_Insert_q('430',0,2);/" calcext:value-type="string">
            <text:p>call Rda_Insert_q('430',0,2);/</text:p>
          </table:table-cell>
          <table:table-cell table:formula="of:=COM.MICROSOFT.CONCAT(&quot;call Rda_Insert_q&quot;;&quot;('&quot;;[.$B34];&quot;',&quot;;[.D$3];&quot;,&quot;;[.D34];&quot;);/&quot;)" office:value-type="string" office:string-value="call Rda_Insert_q('430',1,2.5);/" calcext:value-type="string">
            <text:p>call Rda_Insert_q('430',1,2.5);/</text:p>
          </table:table-cell>
          <table:table-cell table:formula="of:=COM.MICROSOFT.CONCAT(&quot;call Rda_Insert_q&quot;;&quot;('&quot;;[.$B34];&quot;',&quot;;[.E$3];&quot;,&quot;;[.E34];&quot;);/&quot;)" office:value-type="string" office:string-value="call Rda_Insert_q('430',2,30);/" calcext:value-type="string">
            <text:p>call Rda_Insert_q('430',2,30);/</text:p>
          </table:table-cell>
          <table:table-cell table:formula="of:=COM.MICROSOFT.CONCAT(&quot;call Rda_Insert_q&quot;;&quot;('&quot;;[.$B34];&quot;',&quot;;[.F$3];&quot;,&quot;;[.F34];&quot;);/&quot;)" office:value-type="string" office:string-value="call Rda_Insert_q('430',3,55);/" calcext:value-type="string">
            <text:p>call Rda_Insert_q('430',3,55);/</text:p>
          </table:table-cell>
          <table:table-cell table:formula="of:=COM.MICROSOFT.CONCAT(&quot;call Rda_Insert_q&quot;;&quot;('&quot;;[.$B34];&quot;',&quot;;[.G$3];&quot;,&quot;;[.G34];&quot;);/&quot;)" office:value-type="string" office:string-value="call Rda_Insert_q('430',4,60);/" calcext:value-type="string">
            <text:p>call Rda_Insert_q('430',4,60);/</text:p>
          </table:table-cell>
          <table:table-cell table:formula="of:=COM.MICROSOFT.CONCAT(&quot;call Rda_Insert_q&quot;;&quot;('&quot;;[.$B34];&quot;',&quot;;[.H$3];&quot;,&quot;;[.H34];&quot;);/&quot;)" office:value-type="string" office:string-value="call Rda_Insert_q('430',5,75);/" calcext:value-type="string">
            <text:p>call Rda_Insert_q('430',5,75);/</text:p>
          </table:table-cell>
          <table:table-cell table:formula="of:=COM.MICROSOFT.CONCAT(&quot;call Rda_Insert_q&quot;;&quot;('&quot;;[.$B34];&quot;',&quot;;[.I$3];&quot;,&quot;;[.I34];&quot;);/&quot;)" office:value-type="string" office:string-value="call Rda_Insert_q('430',6,120);/" calcext:value-type="string">
            <text:p>call Rda_Insert_q('430',6,120);/</text:p>
          </table:table-cell>
          <table:table-cell table:formula="of:=COM.MICROSOFT.CONCAT(&quot;call Rda_Insert_q&quot;;&quot;('&quot;;[.$B34];&quot;',&quot;;[.J$3];&quot;,&quot;;[.J34];&quot;);/&quot;)" office:value-type="string" office:string-value="call Rda_Insert_q('430',7,120);/" calcext:value-type="string">
            <text:p>call Rda_Insert_q('430',7,120);/</text:p>
          </table:table-cell>
          <table:table-cell table:formula="of:=COM.MICROSOFT.CONCAT(&quot;call Rda_Insert_q&quot;;&quot;('&quot;;[.$B34];&quot;',&quot;;[.K$3];&quot;,&quot;;[.K34];&quot;);/&quot;)" office:value-type="string" office:string-value="call Rda_Insert_q('430',8,120);/" calcext:value-type="string">
            <text:p>call Rda_Insert_q('430',8,120);/</text:p>
          </table:table-cell>
          <table:table-cell table:formula="of:=COM.MICROSOFT.CONCAT(&quot;call Rda_Insert_q&quot;;&quot;('&quot;;[.$B34];&quot;',&quot;;[.L$3];&quot;,&quot;;[.L34];&quot;);/&quot;)" office:value-type="string" office:string-value="call Rda_Insert_q('430',9,120);/" calcext:value-type="string">
            <text:p>call Rda_Insert_q('430',9,120);/</text:p>
          </table:table-cell>
          <table:table-cell table:formula="of:=COM.MICROSOFT.CONCAT(&quot;call Rda_Insert_q&quot;;&quot;('&quot;;[.$B34];&quot;',&quot;;[.M$3];&quot;,&quot;;[.M34];&quot;);/&quot;)" office:value-type="string" office:string-value="call Rda_Insert_q('430',10,60);/" calcext:value-type="string">
            <text:p>call Rda_Insert_q('430',10,60);/</text:p>
          </table:table-cell>
          <table:table-cell table:formula="of:=COM.MICROSOFT.CONCAT(&quot;call Rda_Insert_q&quot;;&quot;('&quot;;[.$B34];&quot;',&quot;;[.N$3];&quot;,&quot;;[.N34];&quot;);/&quot;)" office:value-type="string" office:string-value="call Rda_Insert_q('430',11,75);/" calcext:value-type="string">
            <text:p>call Rda_Insert_q('430',11,75);/</text:p>
          </table:table-cell>
          <table:table-cell table:formula="of:=COM.MICROSOFT.CONCAT(&quot;call Rda_Insert_q&quot;;&quot;('&quot;;[.$B34];&quot;',&quot;;[.O$3];&quot;,&quot;;[.O34];&quot;);/&quot;)" office:value-type="string" office:string-value="call Rda_Insert_q('430',12,90);/" calcext:value-type="string">
            <text:p>call Rda_Insert_q('430',12,90);/</text:p>
          </table:table-cell>
          <table:table-cell table:formula="of:=COM.MICROSOFT.CONCAT(&quot;call Rda_Insert_q&quot;;&quot;('&quot;;[.$B34];&quot;',&quot;;[.P$3];&quot;,&quot;;[.P34];&quot;);/&quot;)" office:value-type="string" office:string-value="call Rda_Insert_q('430',13,90);/" calcext:value-type="string">
            <text:p>call Rda_Insert_q('430',13,90);/</text:p>
          </table:table-cell>
          <table:table-cell table:formula="of:=COM.MICROSOFT.CONCAT(&quot;call Rda_Insert_q&quot;;&quot;('&quot;;[.$B34];&quot;',&quot;;[.Q$3];&quot;,&quot;;[.Q34];&quot;);/&quot;)" office:value-type="string" office:string-value="call Rda_Insert_q('430',14,90);/" calcext:value-type="string">
            <text:p>call Rda_Insert_q('430',14,90);/</text:p>
          </table:table-cell>
          <table:table-cell table:formula="of:=COM.MICROSOFT.CONCAT(&quot;call Rda_Insert_q&quot;;&quot;('&quot;;[.$B34];&quot;',&quot;;[.R$3];&quot;,&quot;;[.R34];&quot;);/&quot;)" office:value-type="string" office:string-value="call Rda_Insert_q('430',15,90);/" calcext:value-type="string">
            <text:p>call Rda_Insert_q('430',15,90);/</text:p>
          </table:table-cell>
          <table:table-cell table:formula="of:=COM.MICROSOFT.CONCAT(&quot;call Rda_Insert_q&quot;;&quot;('&quot;;[.$B34];&quot;',&quot;;[.S$3];&quot;,&quot;;[.S34];&quot;);/&quot;)" office:value-type="string" office:string-value="call Rda_Insert_q('430',16,75);/" calcext:value-type="string">
            <text:p>call Rda_Insert_q('430',16,75);/</text:p>
          </table:table-cell>
          <table:table-cell table:formula="of:=COM.MICROSOFT.CONCAT(&quot;call Rda_Insert_q&quot;;&quot;('&quot;;[.$B34];&quot;',&quot;;[.T$3];&quot;,&quot;;[.T34];&quot;);/&quot;)" office:value-type="string" office:string-value="call Rda_Insert_q('430',17,90);/" calcext:value-type="string">
            <text:p>call Rda_Insert_q('430',17,90);/</text:p>
          </table:table-cell>
          <table:table-cell table:formula="of:=COM.MICROSOFT.CONCAT(&quot;call Rda_Insert_q&quot;;&quot;('&quot;;[.$B34];&quot;',&quot;;[.U$3];&quot;,&quot;;[.U34];&quot;);/&quot;)" office:value-type="string" office:string-value="call Rda_Insert_q('430',18,90);/" calcext:value-type="string">
            <text:p>call Rda_Insert_q('430',18,90);/</text:p>
          </table:table-cell>
          <table:table-cell table:formula="of:=COM.MICROSOFT.CONCAT(&quot;call Rda_Insert_q&quot;;&quot;('&quot;;[.$B34];&quot;',&quot;;[.V$3];&quot;,&quot;;[.V34];&quot;);/&quot;)" office:value-type="string" office:string-value="call Rda_Insert_q('430',19,75);/" calcext:value-type="string">
            <text:p>call Rda_Insert_q('430',19,75);/</text:p>
          </table:table-cell>
          <table:table-cell table:formula="of:=COM.MICROSOFT.CONCAT(&quot;call Rda_Insert_q&quot;;&quot;('&quot;;[.$B34];&quot;',&quot;;[.W$3];&quot;,&quot;;[.W34];&quot;);/&quot;)" office:value-type="string" office:string-value="call Rda_Insert_q('430',20,90);/" calcext:value-type="string">
            <text:p>call Rda_Insert_q('430',20,90);/</text:p>
          </table:table-cell>
          <table:table-cell table:formula="of:=COM.MICROSOFT.CONCAT(&quot;call Rda_Insert_q&quot;;&quot;('&quot;;[.$B34];&quot;',&quot;;[.X$3];&quot;,&quot;;[.X34];&quot;);/&quot;)" office:value-type="string" office:string-value="call Rda_Insert_q('430',21,90);/" calcext:value-type="string">
            <text:p>call Rda_Insert_q('430',21,90);/</text:p>
          </table:table-cell>
          <table:table-cell table:number-columns-repeated="1000"/>
        </table:table-row>
        <table:table-row table:style-name="ro1">
          <table:table-cell table:number-columns-repeated="2"/>
          <table:table-cell table:formula="of:=COM.MICROSOFT.CONCAT(&quot;call Rda_Insert_q&quot;;&quot;('&quot;;[.$B35];&quot;',&quot;;[.C$3];&quot;,&quot;;[.C35];&quot;);/&quot;)" office:value-type="string" office:string-value="call Rda_Insert_q('404',0,0.2);/" calcext:value-type="string">
            <text:p>call Rda_Insert_q('404',0,0.2);/</text:p>
          </table:table-cell>
          <table:table-cell table:formula="of:=COM.MICROSOFT.CONCAT(&quot;call Rda_Insert_q&quot;;&quot;('&quot;;[.$B35];&quot;',&quot;;[.D$3];&quot;,&quot;;[.D35];&quot;);/&quot;)" office:value-type="string" office:string-value="call Rda_Insert_q('404',1,0.3);/" calcext:value-type="string">
            <text:p>call Rda_Insert_q('404',1,0.3);/</text:p>
          </table:table-cell>
          <table:table-cell table:formula="of:=COM.MICROSOFT.CONCAT(&quot;call Rda_Insert_q&quot;;&quot;('&quot;;[.$B35];&quot;',&quot;;[.E$3];&quot;,&quot;;[.E35];&quot;);/&quot;)" office:value-type="string" office:string-value="call Rda_Insert_q('404',2,0.5);/" calcext:value-type="string">
            <text:p>call Rda_Insert_q('404',2,0.5);/</text:p>
          </table:table-cell>
          <table:table-cell table:formula="of:=COM.MICROSOFT.CONCAT(&quot;call Rda_Insert_q&quot;;&quot;('&quot;;[.$B35];&quot;',&quot;;[.F$3];&quot;,&quot;;[.F35];&quot;);/&quot;)" office:value-type="string" office:string-value="call Rda_Insert_q('404',3,0.6);/" calcext:value-type="string">
            <text:p>call Rda_Insert_q('404',3,0.6);/</text:p>
          </table:table-cell>
          <table:table-cell table:formula="of:=COM.MICROSOFT.CONCAT(&quot;call Rda_Insert_q&quot;;&quot;('&quot;;[.$B35];&quot;',&quot;;[.G$3];&quot;,&quot;;[.G35];&quot;);/&quot;)" office:value-type="string" office:string-value="call Rda_Insert_q('404',4,0.9);/" calcext:value-type="string">
            <text:p>call Rda_Insert_q('404',4,0.9);/</text:p>
          </table:table-cell>
          <table:table-cell table:formula="of:=COM.MICROSOFT.CONCAT(&quot;call Rda_Insert_q&quot;;&quot;('&quot;;[.$B35];&quot;',&quot;;[.H$3];&quot;,&quot;;[.H35];&quot;);/&quot;)" office:value-type="string" office:string-value="call Rda_Insert_q('404',5,1.2);/" calcext:value-type="string">
            <text:p>call Rda_Insert_q('404',5,1.2);/</text:p>
          </table:table-cell>
          <table:table-cell table:formula="of:=COM.MICROSOFT.CONCAT(&quot;call Rda_Insert_q&quot;;&quot;('&quot;;[.$B35];&quot;',&quot;;[.I$3];&quot;,&quot;;[.I35];&quot;);/&quot;)" office:value-type="string" office:string-value="call Rda_Insert_q('404',6,1.2);/" calcext:value-type="string">
            <text:p>call Rda_Insert_q('404',6,1.2);/</text:p>
          </table:table-cell>
          <table:table-cell table:formula="of:=COM.MICROSOFT.CONCAT(&quot;call Rda_Insert_q&quot;;&quot;('&quot;;[.$B35];&quot;',&quot;;[.J$3];&quot;,&quot;;[.J35];&quot;);/&quot;)" office:value-type="string" office:string-value="call Rda_Insert_q('404',7,1.2);/" calcext:value-type="string">
            <text:p>call Rda_Insert_q('404',7,1.2);/</text:p>
          </table:table-cell>
          <table:table-cell table:formula="of:=COM.MICROSOFT.CONCAT(&quot;call Rda_Insert_q&quot;;&quot;('&quot;;[.$B35];&quot;',&quot;;[.K$3];&quot;,&quot;;[.K35];&quot;);/&quot;)" office:value-type="string" office:string-value="call Rda_Insert_q('404',8,1.2);/" calcext:value-type="string">
            <text:p>call Rda_Insert_q('404',8,1.2);/</text:p>
          </table:table-cell>
          <table:table-cell table:formula="of:=COM.MICROSOFT.CONCAT(&quot;call Rda_Insert_q&quot;;&quot;('&quot;;[.$B35];&quot;',&quot;;[.L$3];&quot;,&quot;;[.L35];&quot;);/&quot;)" office:value-type="string" office:string-value="call Rda_Insert_q('404',9,1.2);/" calcext:value-type="string">
            <text:p>call Rda_Insert_q('404',9,1.2);/</text:p>
          </table:table-cell>
          <table:table-cell table:formula="of:=COM.MICROSOFT.CONCAT(&quot;call Rda_Insert_q&quot;;&quot;('&quot;;[.$B35];&quot;',&quot;;[.M$3];&quot;,&quot;;[.M35];&quot;);/&quot;)" office:value-type="string" office:string-value="call Rda_Insert_q('404',10,0.9);/" calcext:value-type="string">
            <text:p>call Rda_Insert_q('404',10,0.9);/</text:p>
          </table:table-cell>
          <table:table-cell table:formula="of:=COM.MICROSOFT.CONCAT(&quot;call Rda_Insert_q&quot;;&quot;('&quot;;[.$B35];&quot;',&quot;;[.N$3];&quot;,&quot;;[.N35];&quot;);/&quot;)" office:value-type="string" office:string-value="call Rda_Insert_q('404',11,1);/" calcext:value-type="string">
            <text:p>call Rda_Insert_q('404',11,1);/</text:p>
          </table:table-cell>
          <table:table-cell table:formula="of:=COM.MICROSOFT.CONCAT(&quot;call Rda_Insert_q&quot;;&quot;('&quot;;[.$B35];&quot;',&quot;;[.O$3];&quot;,&quot;;[.O35];&quot;);/&quot;)" office:value-type="string" office:string-value="call Rda_Insert_q('404',12,1.1);/" calcext:value-type="string">
            <text:p>call Rda_Insert_q('404',12,1.1);/</text:p>
          </table:table-cell>
          <table:table-cell table:formula="of:=COM.MICROSOFT.CONCAT(&quot;call Rda_Insert_q&quot;;&quot;('&quot;;[.$B35];&quot;',&quot;;[.P$3];&quot;,&quot;;[.P35];&quot;);/&quot;)" office:value-type="string" office:string-value="call Rda_Insert_q('404',13,1.1);/" calcext:value-type="string">
            <text:p>call Rda_Insert_q('404',13,1.1);/</text:p>
          </table:table-cell>
          <table:table-cell table:formula="of:=COM.MICROSOFT.CONCAT(&quot;call Rda_Insert_q&quot;;&quot;('&quot;;[.$B35];&quot;',&quot;;[.Q$3];&quot;,&quot;;[.Q35];&quot;);/&quot;)" office:value-type="string" office:string-value="call Rda_Insert_q('404',14,1.1);/" calcext:value-type="string">
            <text:p>call Rda_Insert_q('404',14,1.1);/</text:p>
          </table:table-cell>
          <table:table-cell table:formula="of:=COM.MICROSOFT.CONCAT(&quot;call Rda_Insert_q&quot;;&quot;('&quot;;[.$B35];&quot;',&quot;;[.R$3];&quot;,&quot;;[.R35];&quot;);/&quot;)" office:value-type="string" office:string-value="call Rda_Insert_q('404',15,1.1);/" calcext:value-type="string">
            <text:p>call Rda_Insert_q('404',15,1.1);/</text:p>
          </table:table-cell>
          <table:table-cell table:formula="of:=COM.MICROSOFT.CONCAT(&quot;call Rda_Insert_q&quot;;&quot;('&quot;;[.$B35];&quot;',&quot;;[.S$3];&quot;,&quot;;[.S35];&quot;);/&quot;)" office:value-type="string" office:string-value="call Rda_Insert_q('404',16,1.4);/" calcext:value-type="string">
            <text:p>call Rda_Insert_q('404',16,1.4);/</text:p>
          </table:table-cell>
          <table:table-cell table:formula="of:=COM.MICROSOFT.CONCAT(&quot;call Rda_Insert_q&quot;;&quot;('&quot;;[.$B35];&quot;',&quot;;[.T$3];&quot;,&quot;;[.T35];&quot;);/&quot;)" office:value-type="string" office:string-value="call Rda_Insert_q('404',17,1.4);/" calcext:value-type="string">
            <text:p>call Rda_Insert_q('404',17,1.4);/</text:p>
          </table:table-cell>
          <table:table-cell table:formula="of:=COM.MICROSOFT.CONCAT(&quot;call Rda_Insert_q&quot;;&quot;('&quot;;[.$B35];&quot;',&quot;;[.U$3];&quot;,&quot;;[.U35];&quot;);/&quot;)" office:value-type="string" office:string-value="call Rda_Insert_q('404',18,1.4);/" calcext:value-type="string">
            <text:p>call Rda_Insert_q('404',18,1.4);/</text:p>
          </table:table-cell>
          <table:table-cell table:formula="of:=COM.MICROSOFT.CONCAT(&quot;call Rda_Insert_q&quot;;&quot;('&quot;;[.$B35];&quot;',&quot;;[.V$3];&quot;,&quot;;[.V35];&quot;);/&quot;)" office:value-type="string" office:string-value="call Rda_Insert_q('404',19,1.4);/" calcext:value-type="string">
            <text:p>call Rda_Insert_q('404',19,1.4);/</text:p>
          </table:table-cell>
          <table:table-cell table:formula="of:=COM.MICROSOFT.CONCAT(&quot;call Rda_Insert_q&quot;;&quot;('&quot;;[.$B35];&quot;',&quot;;[.W$3];&quot;,&quot;;[.W35];&quot;);/&quot;)" office:value-type="string" office:string-value="call Rda_Insert_q('404',20,1.4);/" calcext:value-type="string">
            <text:p>call Rda_Insert_q('404',20,1.4);/</text:p>
          </table:table-cell>
          <table:table-cell table:formula="of:=COM.MICROSOFT.CONCAT(&quot;call Rda_Insert_q&quot;;&quot;('&quot;;[.$B35];&quot;',&quot;;[.X$3];&quot;,&quot;;[.X35];&quot;);/&quot;)" office:value-type="string" office:string-value="call Rda_Insert_q('404',21,1.4);/" calcext:value-type="string">
            <text:p>call Rda_Insert_q('404',21,1.4);/</text:p>
          </table:table-cell>
          <table:table-cell table:number-columns-repeated="1000"/>
        </table:table-row>
        <table:table-row table:style-name="ro1">
          <table:table-cell table:number-columns-repeated="2"/>
          <table:table-cell table:formula="of:=COM.MICROSOFT.CONCAT(&quot;call Rda_Insert_q&quot;;&quot;('&quot;;[.$B36];&quot;',&quot;;[.C$3];&quot;,&quot;;[.C36];&quot;);/&quot;)" office:value-type="string" office:string-value="call Rda_Insert_q('405',0,0.3);/" calcext:value-type="string">
            <text:p>call Rda_Insert_q('405',0,0.3);/</text:p>
          </table:table-cell>
          <table:table-cell table:formula="of:=COM.MICROSOFT.CONCAT(&quot;call Rda_Insert_q&quot;;&quot;('&quot;;[.$B36];&quot;',&quot;;[.D$3];&quot;,&quot;;[.D36];&quot;);/&quot;)" office:value-type="string" office:string-value="call Rda_Insert_q('405',1,0.4);/" calcext:value-type="string">
            <text:p>call Rda_Insert_q('405',1,0.4);/</text:p>
          </table:table-cell>
          <table:table-cell table:formula="of:=COM.MICROSOFT.CONCAT(&quot;call Rda_Insert_q&quot;;&quot;('&quot;;[.$B36];&quot;',&quot;;[.E$3];&quot;,&quot;;[.E36];&quot;);/&quot;)" office:value-type="string" office:string-value="call Rda_Insert_q('405',2,0.5);/" calcext:value-type="string">
            <text:p>call Rda_Insert_q('405',2,0.5);/</text:p>
          </table:table-cell>
          <table:table-cell table:formula="of:=COM.MICROSOFT.CONCAT(&quot;call Rda_Insert_q&quot;;&quot;('&quot;;[.$B36];&quot;',&quot;;[.F$3];&quot;,&quot;;[.F36];&quot;);/&quot;)" office:value-type="string" office:string-value="call Rda_Insert_q('405',3,0.6);/" calcext:value-type="string">
            <text:p>call Rda_Insert_q('405',3,0.6);/</text:p>
          </table:table-cell>
          <table:table-cell table:formula="of:=COM.MICROSOFT.CONCAT(&quot;call Rda_Insert_q&quot;;&quot;('&quot;;[.$B36];&quot;',&quot;;[.G$3];&quot;,&quot;;[.G36];&quot;);/&quot;)" office:value-type="string" office:string-value="call Rda_Insert_q('405',4,0.9);/" calcext:value-type="string">
            <text:p>call Rda_Insert_q('405',4,0.9);/</text:p>
          </table:table-cell>
          <table:table-cell table:formula="of:=COM.MICROSOFT.CONCAT(&quot;call Rda_Insert_q&quot;;&quot;('&quot;;[.$B36];&quot;',&quot;;[.H$3];&quot;,&quot;;[.H36];&quot;);/&quot;)" office:value-type="string" office:string-value="call Rda_Insert_q('405',5,1.3);/" calcext:value-type="string">
            <text:p>call Rda_Insert_q('405',5,1.3);/</text:p>
          </table:table-cell>
          <table:table-cell table:formula="of:=COM.MICROSOFT.CONCAT(&quot;call Rda_Insert_q&quot;;&quot;('&quot;;[.$B36];&quot;',&quot;;[.I$3];&quot;,&quot;;[.I36];&quot;);/&quot;)" office:value-type="string" office:string-value="call Rda_Insert_q('405',6,1.3);/" calcext:value-type="string">
            <text:p>call Rda_Insert_q('405',6,1.3);/</text:p>
          </table:table-cell>
          <table:table-cell table:formula="of:=COM.MICROSOFT.CONCAT(&quot;call Rda_Insert_q&quot;;&quot;('&quot;;[.$B36];&quot;',&quot;;[.J$3];&quot;,&quot;;[.J36];&quot;);/&quot;)" office:value-type="string" office:string-value="call Rda_Insert_q('405',7,1.3);/" calcext:value-type="string">
            <text:p>call Rda_Insert_q('405',7,1.3);/</text:p>
          </table:table-cell>
          <table:table-cell table:formula="of:=COM.MICROSOFT.CONCAT(&quot;call Rda_Insert_q&quot;;&quot;('&quot;;[.$B36];&quot;',&quot;;[.K$3];&quot;,&quot;;[.K36];&quot;);/&quot;)" office:value-type="string" office:string-value="call Rda_Insert_q('405',8,1.3);/" calcext:value-type="string">
            <text:p>call Rda_Insert_q('405',8,1.3);/</text:p>
          </table:table-cell>
          <table:table-cell table:formula="of:=COM.MICROSOFT.CONCAT(&quot;call Rda_Insert_q&quot;;&quot;('&quot;;[.$B36];&quot;',&quot;;[.L$3];&quot;,&quot;;[.L36];&quot;);/&quot;)" office:value-type="string" office:string-value="call Rda_Insert_q('405',9,1.3);/" calcext:value-type="string">
            <text:p>call Rda_Insert_q('405',9,1.3);/</text:p>
          </table:table-cell>
          <table:table-cell table:formula="of:=COM.MICROSOFT.CONCAT(&quot;call Rda_Insert_q&quot;;&quot;('&quot;;[.$B36];&quot;',&quot;;[.M$3];&quot;,&quot;;[.M36];&quot;);/&quot;)" office:value-type="string" office:string-value="call Rda_Insert_q('405',10,0.9);/" calcext:value-type="string">
            <text:p>call Rda_Insert_q('405',10,0.9);/</text:p>
          </table:table-cell>
          <table:table-cell table:formula="of:=COM.MICROSOFT.CONCAT(&quot;call Rda_Insert_q&quot;;&quot;('&quot;;[.$B36];&quot;',&quot;;[.N$3];&quot;,&quot;;[.N36];&quot;);/&quot;)" office:value-type="string" office:string-value="call Rda_Insert_q('405',11,1);/" calcext:value-type="string">
            <text:p>call Rda_Insert_q('405',11,1);/</text:p>
          </table:table-cell>
          <table:table-cell table:formula="of:=COM.MICROSOFT.CONCAT(&quot;call Rda_Insert_q&quot;;&quot;('&quot;;[.$B36];&quot;',&quot;;[.O$3];&quot;,&quot;;[.O36];&quot;);/&quot;)" office:value-type="string" office:string-value="call Rda_Insert_q('405',12,1.1);/" calcext:value-type="string">
            <text:p>call Rda_Insert_q('405',12,1.1);/</text:p>
          </table:table-cell>
          <table:table-cell table:formula="of:=COM.MICROSOFT.CONCAT(&quot;call Rda_Insert_q&quot;;&quot;('&quot;;[.$B36];&quot;',&quot;;[.P$3];&quot;,&quot;;[.P36];&quot;);/&quot;)" office:value-type="string" office:string-value="call Rda_Insert_q('405',13,1.1);/" calcext:value-type="string">
            <text:p>call Rda_Insert_q('405',13,1.1);/</text:p>
          </table:table-cell>
          <table:table-cell table:formula="of:=COM.MICROSOFT.CONCAT(&quot;call Rda_Insert_q&quot;;&quot;('&quot;;[.$B36];&quot;',&quot;;[.Q$3];&quot;,&quot;;[.Q36];&quot;);/&quot;)" office:value-type="string" office:string-value="call Rda_Insert_q('405',14,1.1);/" calcext:value-type="string">
            <text:p>call Rda_Insert_q('405',14,1.1);/</text:p>
          </table:table-cell>
          <table:table-cell table:formula="of:=COM.MICROSOFT.CONCAT(&quot;call Rda_Insert_q&quot;;&quot;('&quot;;[.$B36];&quot;',&quot;;[.R$3];&quot;,&quot;;[.R36];&quot;);/&quot;)" office:value-type="string" office:string-value="call Rda_Insert_q('405',15,1.1);/" calcext:value-type="string">
            <text:p>call Rda_Insert_q('405',15,1.1);/</text:p>
          </table:table-cell>
          <table:table-cell table:formula="of:=COM.MICROSOFT.CONCAT(&quot;call Rda_Insert_q&quot;;&quot;('&quot;;[.$B36];&quot;',&quot;;[.S$3];&quot;,&quot;;[.S36];&quot;);/&quot;)" office:value-type="string" office:string-value="call Rda_Insert_q('405',16,1.4);/" calcext:value-type="string">
            <text:p>call Rda_Insert_q('405',16,1.4);/</text:p>
          </table:table-cell>
          <table:table-cell table:formula="of:=COM.MICROSOFT.CONCAT(&quot;call Rda_Insert_q&quot;;&quot;('&quot;;[.$B36];&quot;',&quot;;[.T$3];&quot;,&quot;;[.T36];&quot;);/&quot;)" office:value-type="string" office:string-value="call Rda_Insert_q('405',17,1.4);/" calcext:value-type="string">
            <text:p>call Rda_Insert_q('405',17,1.4);/</text:p>
          </table:table-cell>
          <table:table-cell table:formula="of:=COM.MICROSOFT.CONCAT(&quot;call Rda_Insert_q&quot;;&quot;('&quot;;[.$B36];&quot;',&quot;;[.U$3];&quot;,&quot;;[.U36];&quot;);/&quot;)" office:value-type="string" office:string-value="call Rda_Insert_q('405',18,1.4);/" calcext:value-type="string">
            <text:p>call Rda_Insert_q('405',18,1.4);/</text:p>
          </table:table-cell>
          <table:table-cell table:formula="of:=COM.MICROSOFT.CONCAT(&quot;call Rda_Insert_q&quot;;&quot;('&quot;;[.$B36];&quot;',&quot;;[.V$3];&quot;,&quot;;[.V36];&quot;);/&quot;)" office:value-type="string" office:string-value="call Rda_Insert_q('405',19,1.6);/" calcext:value-type="string">
            <text:p>call Rda_Insert_q('405',19,1.6);/</text:p>
          </table:table-cell>
          <table:table-cell table:formula="of:=COM.MICROSOFT.CONCAT(&quot;call Rda_Insert_q&quot;;&quot;('&quot;;[.$B36];&quot;',&quot;;[.W$3];&quot;,&quot;;[.W36];&quot;);/&quot;)" office:value-type="string" office:string-value="call Rda_Insert_q('405',20,1.6);/" calcext:value-type="string">
            <text:p>call Rda_Insert_q('405',20,1.6);/</text:p>
          </table:table-cell>
          <table:table-cell table:formula="of:=COM.MICROSOFT.CONCAT(&quot;call Rda_Insert_q&quot;;&quot;('&quot;;[.$B36];&quot;',&quot;;[.X$3];&quot;,&quot;;[.X36];&quot;);/&quot;)" office:value-type="string" office:string-value="call Rda_Insert_q('405',21,1.6);/" calcext:value-type="string">
            <text:p>call Rda_Insert_q('405',21,1.6);/</text:p>
          </table:table-cell>
          <table:table-cell table:number-columns-repeated="1000"/>
        </table:table-row>
        <table:table-row table:style-name="ro1">
          <table:table-cell table:number-columns-repeated="2"/>
          <table:table-cell table:formula="of:=COM.MICROSOFT.CONCAT(&quot;call Rda_Insert_q&quot;;&quot;('&quot;;[.$B37];&quot;',&quot;;[.C$3];&quot;,&quot;;[.C37];&quot;);/&quot;)" office:value-type="string" office:string-value="call Rda_Insert_q('406',0,2);/" calcext:value-type="string">
            <text:p>call Rda_Insert_q('406',0,2);/</text:p>
          </table:table-cell>
          <table:table-cell table:formula="of:=COM.MICROSOFT.CONCAT(&quot;call Rda_Insert_q&quot;;&quot;('&quot;;[.$B37];&quot;',&quot;;[.D$3];&quot;,&quot;;[.D37];&quot;);/&quot;)" office:value-type="string" office:string-value="call Rda_Insert_q('406',1,4);/" calcext:value-type="string">
            <text:p>call Rda_Insert_q('406',1,4);/</text:p>
          </table:table-cell>
          <table:table-cell table:formula="of:=COM.MICROSOFT.CONCAT(&quot;call Rda_Insert_q&quot;;&quot;('&quot;;[.$B37];&quot;',&quot;;[.E$3];&quot;,&quot;;[.E37];&quot;);/&quot;)" office:value-type="string" office:string-value="call Rda_Insert_q('406',2,6);/" calcext:value-type="string">
            <text:p>call Rda_Insert_q('406',2,6);/</text:p>
          </table:table-cell>
          <table:table-cell table:formula="of:=COM.MICROSOFT.CONCAT(&quot;call Rda_Insert_q&quot;;&quot;('&quot;;[.$B37];&quot;',&quot;;[.F$3];&quot;,&quot;;[.F37];&quot;);/&quot;)" office:value-type="string" office:string-value="call Rda_Insert_q('406',3,8);/" calcext:value-type="string">
            <text:p>call Rda_Insert_q('406',3,8);/</text:p>
          </table:table-cell>
          <table:table-cell table:formula="of:=COM.MICROSOFT.CONCAT(&quot;call Rda_Insert_q&quot;;&quot;('&quot;;[.$B37];&quot;',&quot;;[.G$3];&quot;,&quot;;[.G37];&quot;);/&quot;)" office:value-type="string" office:string-value="call Rda_Insert_q('406',4,12);/" calcext:value-type="string">
            <text:p>call Rda_Insert_q('406',4,12);/</text:p>
          </table:table-cell>
          <table:table-cell table:formula="of:=COM.MICROSOFT.CONCAT(&quot;call Rda_Insert_q&quot;;&quot;('&quot;;[.$B37];&quot;',&quot;;[.H$3];&quot;,&quot;;[.H37];&quot;);/&quot;)" office:value-type="string" office:string-value="call Rda_Insert_q('406',5,16);/" calcext:value-type="string">
            <text:p>call Rda_Insert_q('406',5,16);/</text:p>
          </table:table-cell>
          <table:table-cell table:formula="of:=COM.MICROSOFT.CONCAT(&quot;call Rda_Insert_q&quot;;&quot;('&quot;;[.$B37];&quot;',&quot;;[.I$3];&quot;,&quot;;[.I37];&quot;);/&quot;)" office:value-type="string" office:string-value="call Rda_Insert_q('406',6,16);/" calcext:value-type="string">
            <text:p>call Rda_Insert_q('406',6,16);/</text:p>
          </table:table-cell>
          <table:table-cell table:formula="of:=COM.MICROSOFT.CONCAT(&quot;call Rda_Insert_q&quot;;&quot;('&quot;;[.$B37];&quot;',&quot;;[.J$3];&quot;,&quot;;[.J37];&quot;);/&quot;)" office:value-type="string" office:string-value="call Rda_Insert_q('406',7,16);/" calcext:value-type="string">
            <text:p>call Rda_Insert_q('406',7,16);/</text:p>
          </table:table-cell>
          <table:table-cell table:formula="of:=COM.MICROSOFT.CONCAT(&quot;call Rda_Insert_q&quot;;&quot;('&quot;;[.$B37];&quot;',&quot;;[.K$3];&quot;,&quot;;[.K37];&quot;);/&quot;)" office:value-type="string" office:string-value="call Rda_Insert_q('406',8,16);/" calcext:value-type="string">
            <text:p>call Rda_Insert_q('406',8,16);/</text:p>
          </table:table-cell>
          <table:table-cell table:formula="of:=COM.MICROSOFT.CONCAT(&quot;call Rda_Insert_q&quot;;&quot;('&quot;;[.$B37];&quot;',&quot;;[.L$3];&quot;,&quot;;[.L37];&quot;);/&quot;)" office:value-type="string" office:string-value="call Rda_Insert_q('406',9,16);/" calcext:value-type="string">
            <text:p>call Rda_Insert_q('406',9,16);/</text:p>
          </table:table-cell>
          <table:table-cell table:formula="of:=COM.MICROSOFT.CONCAT(&quot;call Rda_Insert_q&quot;;&quot;('&quot;;[.$B37];&quot;',&quot;;[.M$3];&quot;,&quot;;[.M37];&quot;);/&quot;)" office:value-type="string" office:string-value="call Rda_Insert_q('406',10,12);/" calcext:value-type="string">
            <text:p>call Rda_Insert_q('406',10,12);/</text:p>
          </table:table-cell>
          <table:table-cell table:formula="of:=COM.MICROSOFT.CONCAT(&quot;call Rda_Insert_q&quot;;&quot;('&quot;;[.$B37];&quot;',&quot;;[.N$3];&quot;,&quot;;[.N37];&quot;);/&quot;)" office:value-type="string" office:string-value="call Rda_Insert_q('406',11,14);/" calcext:value-type="string">
            <text:p>call Rda_Insert_q('406',11,14);/</text:p>
          </table:table-cell>
          <table:table-cell table:formula="of:=COM.MICROSOFT.CONCAT(&quot;call Rda_Insert_q&quot;;&quot;('&quot;;[.$B37];&quot;',&quot;;[.O$3];&quot;,&quot;;[.O37];&quot;);/&quot;)" office:value-type="string" office:string-value="call Rda_Insert_q('406',12,14);/" calcext:value-type="string">
            <text:p>call Rda_Insert_q('406',12,14);/</text:p>
          </table:table-cell>
          <table:table-cell table:formula="of:=COM.MICROSOFT.CONCAT(&quot;call Rda_Insert_q&quot;;&quot;('&quot;;[.$B37];&quot;',&quot;;[.P$3];&quot;,&quot;;[.P37];&quot;);/&quot;)" office:value-type="string" office:string-value="call Rda_Insert_q('406',13,14);/" calcext:value-type="string">
            <text:p>call Rda_Insert_q('406',13,14);/</text:p>
          </table:table-cell>
          <table:table-cell table:formula="of:=COM.MICROSOFT.CONCAT(&quot;call Rda_Insert_q&quot;;&quot;('&quot;;[.$B37];&quot;',&quot;;[.Q$3];&quot;,&quot;;[.Q37];&quot;);/&quot;)" office:value-type="string" office:string-value="call Rda_Insert_q('406',14,14);/" calcext:value-type="string">
            <text:p>call Rda_Insert_q('406',14,14);/</text:p>
          </table:table-cell>
          <table:table-cell table:formula="of:=COM.MICROSOFT.CONCAT(&quot;call Rda_Insert_q&quot;;&quot;('&quot;;[.$B37];&quot;',&quot;;[.R$3];&quot;,&quot;;[.R37];&quot;);/&quot;)" office:value-type="string" office:string-value="call Rda_Insert_q('406',15,14);/" calcext:value-type="string">
            <text:p>call Rda_Insert_q('406',15,14);/</text:p>
          </table:table-cell>
          <table:table-cell table:formula="of:=COM.MICROSOFT.CONCAT(&quot;call Rda_Insert_q&quot;;&quot;('&quot;;[.$B37];&quot;',&quot;;[.S$3];&quot;,&quot;;[.S37];&quot;);/&quot;)" office:value-type="string" office:string-value="call Rda_Insert_q('406',16,18);/" calcext:value-type="string">
            <text:p>call Rda_Insert_q('406',16,18);/</text:p>
          </table:table-cell>
          <table:table-cell table:formula="of:=COM.MICROSOFT.CONCAT(&quot;call Rda_Insert_q&quot;;&quot;('&quot;;[.$B37];&quot;',&quot;;[.T$3];&quot;,&quot;;[.T37];&quot;);/&quot;)" office:value-type="string" office:string-value="call Rda_Insert_q('406',17,18);/" calcext:value-type="string">
            <text:p>call Rda_Insert_q('406',17,18);/</text:p>
          </table:table-cell>
          <table:table-cell table:formula="of:=COM.MICROSOFT.CONCAT(&quot;call Rda_Insert_q&quot;;&quot;('&quot;;[.$B37];&quot;',&quot;;[.U$3];&quot;,&quot;;[.U37];&quot;);/&quot;)" office:value-type="string" office:string-value="call Rda_Insert_q('406',18,18);/" calcext:value-type="string">
            <text:p>call Rda_Insert_q('406',18,18);/</text:p>
          </table:table-cell>
          <table:table-cell table:formula="of:=COM.MICROSOFT.CONCAT(&quot;call Rda_Insert_q&quot;;&quot;('&quot;;[.$B37];&quot;',&quot;;[.V$3];&quot;,&quot;;[.V37];&quot;);/&quot;)" office:value-type="string" office:string-value="call Rda_Insert_q('406',19,17);/" calcext:value-type="string">
            <text:p>call Rda_Insert_q('406',19,17);/</text:p>
          </table:table-cell>
          <table:table-cell table:formula="of:=COM.MICROSOFT.CONCAT(&quot;call Rda_Insert_q&quot;;&quot;('&quot;;[.$B37];&quot;',&quot;;[.W$3];&quot;,&quot;;[.W37];&quot;);/&quot;)" office:value-type="string" office:string-value="call Rda_Insert_q('406',20,17);/" calcext:value-type="string">
            <text:p>call Rda_Insert_q('406',20,17);/</text:p>
          </table:table-cell>
          <table:table-cell table:formula="of:=COM.MICROSOFT.CONCAT(&quot;call Rda_Insert_q&quot;;&quot;('&quot;;[.$B37];&quot;',&quot;;[.X$3];&quot;,&quot;;[.X37];&quot;);/&quot;)" office:value-type="string" office:string-value="call Rda_Insert_q('406',21,17);/" calcext:value-type="string">
            <text:p>call Rda_Insert_q('406',21,17);/</text:p>
          </table:table-cell>
          <table:table-cell table:number-columns-repeated="1000"/>
        </table:table-row>
        <table:table-row table:style-name="ro1">
          <table:table-cell table:number-columns-repeated="2"/>
          <table:table-cell table:formula="of:=COM.MICROSOFT.CONCAT(&quot;call Rda_Insert_q&quot;;&quot;('&quot;;[.$B38];&quot;',&quot;;[.C$3];&quot;,&quot;;[.C38];&quot;);/&quot;)" office:value-type="string" office:string-value="call Rda_Insert_q('415',0,0.1);/" calcext:value-type="string">
            <text:p>call Rda_Insert_q('415',0,0.1);/</text:p>
          </table:table-cell>
          <table:table-cell table:formula="of:=COM.MICROSOFT.CONCAT(&quot;call Rda_Insert_q&quot;;&quot;('&quot;;[.$B38];&quot;',&quot;;[.D$3];&quot;,&quot;;[.D38];&quot;);/&quot;)" office:value-type="string" office:string-value="call Rda_Insert_q('415',1,0.3);/" calcext:value-type="string">
            <text:p>call Rda_Insert_q('415',1,0.3);/</text:p>
          </table:table-cell>
          <table:table-cell table:formula="of:=COM.MICROSOFT.CONCAT(&quot;call Rda_Insert_q&quot;;&quot;('&quot;;[.$B38];&quot;',&quot;;[.E$3];&quot;,&quot;;[.E38];&quot;);/&quot;)" office:value-type="string" office:string-value="call Rda_Insert_q('415',2,0.5);/" calcext:value-type="string">
            <text:p>call Rda_Insert_q('415',2,0.5);/</text:p>
          </table:table-cell>
          <table:table-cell table:formula="of:=COM.MICROSOFT.CONCAT(&quot;call Rda_Insert_q&quot;;&quot;('&quot;;[.$B38];&quot;',&quot;;[.F$3];&quot;,&quot;;[.F38];&quot;);/&quot;)" office:value-type="string" office:string-value="call Rda_Insert_q('415',3,0.6);/" calcext:value-type="string">
            <text:p>call Rda_Insert_q('415',3,0.6);/</text:p>
          </table:table-cell>
          <table:table-cell table:formula="of:=COM.MICROSOFT.CONCAT(&quot;call Rda_Insert_q&quot;;&quot;('&quot;;[.$B38];&quot;',&quot;;[.G$3];&quot;,&quot;;[.G38];&quot;);/&quot;)" office:value-type="string" office:string-value="call Rda_Insert_q('415',4,1);/" calcext:value-type="string">
            <text:p>call Rda_Insert_q('415',4,1);/</text:p>
          </table:table-cell>
          <table:table-cell table:formula="of:=COM.MICROSOFT.CONCAT(&quot;call Rda_Insert_q&quot;;&quot;('&quot;;[.$B38];&quot;',&quot;;[.H$3];&quot;,&quot;;[.H38];&quot;);/&quot;)" office:value-type="string" office:string-value="call Rda_Insert_q('415',5,1.3);/" calcext:value-type="string">
            <text:p>call Rda_Insert_q('415',5,1.3);/</text:p>
          </table:table-cell>
          <table:table-cell table:formula="of:=COM.MICROSOFT.CONCAT(&quot;call Rda_Insert_q&quot;;&quot;('&quot;;[.$B38];&quot;',&quot;;[.I$3];&quot;,&quot;;[.I38];&quot;);/&quot;)" office:value-type="string" office:string-value="call Rda_Insert_q('415',6,1.3);/" calcext:value-type="string">
            <text:p>call Rda_Insert_q('415',6,1.3);/</text:p>
          </table:table-cell>
          <table:table-cell table:formula="of:=COM.MICROSOFT.CONCAT(&quot;call Rda_Insert_q&quot;;&quot;('&quot;;[.$B38];&quot;',&quot;;[.J$3];&quot;,&quot;;[.J38];&quot;);/&quot;)" office:value-type="string" office:string-value="call Rda_Insert_q('415',7,1.3);/" calcext:value-type="string">
            <text:p>call Rda_Insert_q('415',7,1.3);/</text:p>
          </table:table-cell>
          <table:table-cell table:formula="of:=COM.MICROSOFT.CONCAT(&quot;call Rda_Insert_q&quot;;&quot;('&quot;;[.$B38];&quot;',&quot;;[.K$3];&quot;,&quot;;[.K38];&quot;);/&quot;)" office:value-type="string" office:string-value="call Rda_Insert_q('415',8,1.7);/" calcext:value-type="string">
            <text:p>call Rda_Insert_q('415',8,1.7);/</text:p>
          </table:table-cell>
          <table:table-cell table:formula="of:=COM.MICROSOFT.CONCAT(&quot;call Rda_Insert_q&quot;;&quot;('&quot;;[.$B38];&quot;',&quot;;[.L$3];&quot;,&quot;;[.L38];&quot;);/&quot;)" office:value-type="string" office:string-value="call Rda_Insert_q('415',9,1.7);/" calcext:value-type="string">
            <text:p>call Rda_Insert_q('415',9,1.7);/</text:p>
          </table:table-cell>
          <table:table-cell table:formula="of:=COM.MICROSOFT.CONCAT(&quot;call Rda_Insert_q&quot;;&quot;('&quot;;[.$B38];&quot;',&quot;;[.M$3];&quot;,&quot;;[.M38];&quot;);/&quot;)" office:value-type="string" office:string-value="call Rda_Insert_q('415',10,1);/" calcext:value-type="string">
            <text:p>call Rda_Insert_q('415',10,1);/</text:p>
          </table:table-cell>
          <table:table-cell table:formula="of:=COM.MICROSOFT.CONCAT(&quot;call Rda_Insert_q&quot;;&quot;('&quot;;[.$B38];&quot;',&quot;;[.N$3];&quot;,&quot;;[.N38];&quot;);/&quot;)" office:value-type="string" office:string-value="call Rda_Insert_q('415',11,1.2);/" calcext:value-type="string">
            <text:p>call Rda_Insert_q('415',11,1.2);/</text:p>
          </table:table-cell>
          <table:table-cell table:formula="of:=COM.MICROSOFT.CONCAT(&quot;call Rda_Insert_q&quot;;&quot;('&quot;;[.$B38];&quot;',&quot;;[.O$3];&quot;,&quot;;[.O38];&quot;);/&quot;)" office:value-type="string" office:string-value="call Rda_Insert_q('415',12,1.3);/" calcext:value-type="string">
            <text:p>call Rda_Insert_q('415',12,1.3);/</text:p>
          </table:table-cell>
          <table:table-cell table:formula="of:=COM.MICROSOFT.CONCAT(&quot;call Rda_Insert_q&quot;;&quot;('&quot;;[.$B38];&quot;',&quot;;[.P$3];&quot;,&quot;;[.P38];&quot;);/&quot;)" office:value-type="string" office:string-value="call Rda_Insert_q('415',13,1.3);/" calcext:value-type="string">
            <text:p>call Rda_Insert_q('415',13,1.3);/</text:p>
          </table:table-cell>
          <table:table-cell table:formula="of:=COM.MICROSOFT.CONCAT(&quot;call Rda_Insert_q&quot;;&quot;('&quot;;[.$B38];&quot;',&quot;;[.Q$3];&quot;,&quot;;[.Q38];&quot;);/&quot;)" office:value-type="string" office:string-value="call Rda_Insert_q('415',14,1.5);/" calcext:value-type="string">
            <text:p>call Rda_Insert_q('415',14,1.5);/</text:p>
          </table:table-cell>
          <table:table-cell table:formula="of:=COM.MICROSOFT.CONCAT(&quot;call Rda_Insert_q&quot;;&quot;('&quot;;[.$B38];&quot;',&quot;;[.R$3];&quot;,&quot;;[.R38];&quot;);/&quot;)" office:value-type="string" office:string-value="call Rda_Insert_q('415',15,1.5);/" calcext:value-type="string">
            <text:p>call Rda_Insert_q('415',15,1.5);/</text:p>
          </table:table-cell>
          <table:table-cell table:formula="of:=COM.MICROSOFT.CONCAT(&quot;call Rda_Insert_q&quot;;&quot;('&quot;;[.$B38];&quot;',&quot;;[.S$3];&quot;,&quot;;[.S38];&quot;);/&quot;)" office:value-type="string" office:string-value="call Rda_Insert_q('415',16,1.9);/" calcext:value-type="string">
            <text:p>call Rda_Insert_q('415',16,1.9);/</text:p>
          </table:table-cell>
          <table:table-cell table:formula="of:=COM.MICROSOFT.CONCAT(&quot;call Rda_Insert_q&quot;;&quot;('&quot;;[.$B38];&quot;',&quot;;[.T$3];&quot;,&quot;;[.T38];&quot;);/&quot;)" office:value-type="string" office:string-value="call Rda_Insert_q('415',17,1.9);/" calcext:value-type="string">
            <text:p>call Rda_Insert_q('415',17,1.9);/</text:p>
          </table:table-cell>
          <table:table-cell table:formula="of:=COM.MICROSOFT.CONCAT(&quot;call Rda_Insert_q&quot;;&quot;('&quot;;[.$B38];&quot;',&quot;;[.U$3];&quot;,&quot;;[.U38];&quot;);/&quot;)" office:value-type="string" office:string-value="call Rda_Insert_q('415',18,1.9);/" calcext:value-type="string">
            <text:p>call Rda_Insert_q('415',18,1.9);/</text:p>
          </table:table-cell>
          <table:table-cell table:formula="of:=COM.MICROSOFT.CONCAT(&quot;call Rda_Insert_q&quot;;&quot;('&quot;;[.$B38];&quot;',&quot;;[.V$3];&quot;,&quot;;[.V38];&quot;);/&quot;)" office:value-type="string" office:string-value="call Rda_Insert_q('415',19,2);/" calcext:value-type="string">
            <text:p>call Rda_Insert_q('415',19,2);/</text:p>
          </table:table-cell>
          <table:table-cell table:formula="of:=COM.MICROSOFT.CONCAT(&quot;call Rda_Insert_q&quot;;&quot;('&quot;;[.$B38];&quot;',&quot;;[.W$3];&quot;,&quot;;[.W38];&quot;);/&quot;)" office:value-type="string" office:string-value="call Rda_Insert_q('415',20,2);/" calcext:value-type="string">
            <text:p>call Rda_Insert_q('415',20,2);/</text:p>
          </table:table-cell>
          <table:table-cell table:formula="of:=COM.MICROSOFT.CONCAT(&quot;call Rda_Insert_q&quot;;&quot;('&quot;;[.$B38];&quot;',&quot;;[.X$3];&quot;,&quot;;[.X38];&quot;);/&quot;)" office:value-type="string" office:string-value="call Rda_Insert_q('415',21,2);/" calcext:value-type="string">
            <text:p>call Rda_Insert_q('415',21,2);/</text:p>
          </table:table-cell>
          <table:table-cell table:number-columns-repeated="1000"/>
        </table:table-row>
        <table:table-row table:style-name="ro1">
          <table:table-cell table:number-columns-repeated="2"/>
          <table:table-cell table:formula="of:=COM.MICROSOFT.CONCAT(&quot;call Rda_Insert_q&quot;;&quot;('&quot;;[.$B39];&quot;',&quot;;[.C$3];&quot;,&quot;;[.C39];&quot;);/&quot;)" office:value-type="string" office:string-value="call Rda_Insert_q('417',0,65);/" calcext:value-type="string">
            <text:p>call Rda_Insert_q('417',0,65);/</text:p>
          </table:table-cell>
          <table:table-cell table:formula="of:=COM.MICROSOFT.CONCAT(&quot;call Rda_Insert_q&quot;;&quot;('&quot;;[.$B39];&quot;',&quot;;[.D$3];&quot;,&quot;;[.D39];&quot;);/&quot;)" office:value-type="string" office:string-value="call Rda_Insert_q('417',1,80);/" calcext:value-type="string">
            <text:p>call Rda_Insert_q('417',1,80);/</text:p>
          </table:table-cell>
          <table:table-cell table:formula="of:=COM.MICROSOFT.CONCAT(&quot;call Rda_Insert_q&quot;;&quot;('&quot;;[.$B39];&quot;',&quot;;[.E$3];&quot;,&quot;;[.E39];&quot;);/&quot;)" office:value-type="string" office:string-value="call Rda_Insert_q('417',2,150);/" calcext:value-type="string">
            <text:p>call Rda_Insert_q('417',2,150);/</text:p>
          </table:table-cell>
          <table:table-cell table:formula="of:=COM.MICROSOFT.CONCAT(&quot;call Rda_Insert_q&quot;;&quot;('&quot;;[.$B39];&quot;',&quot;;[.F$3];&quot;,&quot;;[.F39];&quot;);/&quot;)" office:value-type="string" office:string-value="call Rda_Insert_q('417',3,200);/" calcext:value-type="string">
            <text:p>call Rda_Insert_q('417',3,200);/</text:p>
          </table:table-cell>
          <table:table-cell table:formula="of:=COM.MICROSOFT.CONCAT(&quot;call Rda_Insert_q&quot;;&quot;('&quot;;[.$B39];&quot;',&quot;;[.G$3];&quot;,&quot;;[.G39];&quot;);/&quot;)" office:value-type="string" office:string-value="call Rda_Insert_q('417',4,300);/" calcext:value-type="string">
            <text:p>call Rda_Insert_q('417',4,300);/</text:p>
          </table:table-cell>
          <table:table-cell table:formula="of:=COM.MICROSOFT.CONCAT(&quot;call Rda_Insert_q&quot;;&quot;('&quot;;[.$B39];&quot;',&quot;;[.H$3];&quot;,&quot;;[.H39];&quot;);/&quot;)" office:value-type="string" office:string-value="call Rda_Insert_q('417',5,400);/" calcext:value-type="string">
            <text:p>call Rda_Insert_q('417',5,400);/</text:p>
          </table:table-cell>
          <table:table-cell table:formula="of:=COM.MICROSOFT.CONCAT(&quot;call Rda_Insert_q&quot;;&quot;('&quot;;[.$B39];&quot;',&quot;;[.I$3];&quot;,&quot;;[.I39];&quot;);/&quot;)" office:value-type="string" office:string-value="call Rda_Insert_q('417',6,400);/" calcext:value-type="string">
            <text:p>call Rda_Insert_q('417',6,400);/</text:p>
          </table:table-cell>
          <table:table-cell table:formula="of:=COM.MICROSOFT.CONCAT(&quot;call Rda_Insert_q&quot;;&quot;('&quot;;[.$B39];&quot;',&quot;;[.J$3];&quot;,&quot;;[.J39];&quot;);/&quot;)" office:value-type="string" office:string-value="call Rda_Insert_q('417',7,400);/" calcext:value-type="string">
            <text:p>call Rda_Insert_q('417',7,400);/</text:p>
          </table:table-cell>
          <table:table-cell table:formula="of:=COM.MICROSOFT.CONCAT(&quot;call Rda_Insert_q&quot;;&quot;('&quot;;[.$B39];&quot;',&quot;;[.K$3];&quot;,&quot;;[.K39];&quot;);/&quot;)" office:value-type="string" office:string-value="call Rda_Insert_q('417',8,400);/" calcext:value-type="string">
            <text:p>call Rda_Insert_q('417',8,400);/</text:p>
          </table:table-cell>
          <table:table-cell table:formula="of:=COM.MICROSOFT.CONCAT(&quot;call Rda_Insert_q&quot;;&quot;('&quot;;[.$B39];&quot;',&quot;;[.L$3];&quot;,&quot;;[.L39];&quot;);/&quot;)" office:value-type="string" office:string-value="call Rda_Insert_q('417',9,400);/" calcext:value-type="string">
            <text:p>call Rda_Insert_q('417',9,400);/</text:p>
          </table:table-cell>
          <table:table-cell table:formula="of:=COM.MICROSOFT.CONCAT(&quot;call Rda_Insert_q&quot;;&quot;('&quot;;[.$B39];&quot;',&quot;;[.M$3];&quot;,&quot;;[.M39];&quot;);/&quot;)" office:value-type="string" office:string-value="call Rda_Insert_q('417',10,300);/" calcext:value-type="string">
            <text:p>call Rda_Insert_q('417',10,300);/</text:p>
          </table:table-cell>
          <table:table-cell table:formula="of:=COM.MICROSOFT.CONCAT(&quot;call Rda_Insert_q&quot;;&quot;('&quot;;[.$B39];&quot;',&quot;;[.N$3];&quot;,&quot;;[.N39];&quot;);/&quot;)" office:value-type="string" office:string-value="call Rda_Insert_q('417',11,400);/" calcext:value-type="string">
            <text:p>call Rda_Insert_q('417',11,400);/</text:p>
          </table:table-cell>
          <table:table-cell table:formula="of:=COM.MICROSOFT.CONCAT(&quot;call Rda_Insert_q&quot;;&quot;('&quot;;[.$B39];&quot;',&quot;;[.O$3];&quot;,&quot;;[.O39];&quot;);/&quot;)" office:value-type="string" office:string-value="call Rda_Insert_q('417',12,400);/" calcext:value-type="string">
            <text:p>call Rda_Insert_q('417',12,400);/</text:p>
          </table:table-cell>
          <table:table-cell table:formula="of:=COM.MICROSOFT.CONCAT(&quot;call Rda_Insert_q&quot;;&quot;('&quot;;[.$B39];&quot;',&quot;;[.P$3];&quot;,&quot;;[.P39];&quot;);/&quot;)" office:value-type="string" office:string-value="call Rda_Insert_q('417',13,400);/" calcext:value-type="string">
            <text:p>call Rda_Insert_q('417',13,400);/</text:p>
          </table:table-cell>
          <table:table-cell table:formula="of:=COM.MICROSOFT.CONCAT(&quot;call Rda_Insert_q&quot;;&quot;('&quot;;[.$B39];&quot;',&quot;;[.Q$3];&quot;,&quot;;[.Q39];&quot;);/&quot;)" office:value-type="string" office:string-value="call Rda_Insert_q('417',14,400);/" calcext:value-type="string">
            <text:p>call Rda_Insert_q('417',14,400);/</text:p>
          </table:table-cell>
          <table:table-cell table:formula="of:=COM.MICROSOFT.CONCAT(&quot;call Rda_Insert_q&quot;;&quot;('&quot;;[.$B39];&quot;',&quot;;[.R$3];&quot;,&quot;;[.R39];&quot;);/&quot;)" office:value-type="string" office:string-value="call Rda_Insert_q('417',15,400);/" calcext:value-type="string">
            <text:p>call Rda_Insert_q('417',15,400);/</text:p>
          </table:table-cell>
          <table:table-cell table:formula="of:=COM.MICROSOFT.CONCAT(&quot;call Rda_Insert_q&quot;;&quot;('&quot;;[.$B39];&quot;',&quot;;[.S$3];&quot;,&quot;;[.S39];&quot;);/&quot;)" office:value-type="string" office:string-value="call Rda_Insert_q('417',16,600);/" calcext:value-type="string">
            <text:p>call Rda_Insert_q('417',16,600);/</text:p>
          </table:table-cell>
          <table:table-cell table:formula="of:=COM.MICROSOFT.CONCAT(&quot;call Rda_Insert_q&quot;;&quot;('&quot;;[.$B39];&quot;',&quot;;[.T$3];&quot;,&quot;;[.T39];&quot;);/&quot;)" office:value-type="string" office:string-value="call Rda_Insert_q('417',17,600);/" calcext:value-type="string">
            <text:p>call Rda_Insert_q('417',17,600);/</text:p>
          </table:table-cell>
          <table:table-cell table:formula="of:=COM.MICROSOFT.CONCAT(&quot;call Rda_Insert_q&quot;;&quot;('&quot;;[.$B39];&quot;',&quot;;[.U$3];&quot;,&quot;;[.U39];&quot;);/&quot;)" office:value-type="string" office:string-value="call Rda_Insert_q('417',18,600);/" calcext:value-type="string">
            <text:p>call Rda_Insert_q('417',18,600);/</text:p>
          </table:table-cell>
          <table:table-cell table:formula="of:=COM.MICROSOFT.CONCAT(&quot;call Rda_Insert_q&quot;;&quot;('&quot;;[.$B39];&quot;',&quot;;[.V$3];&quot;,&quot;;[.V39];&quot;);/&quot;)" office:value-type="string" office:string-value="call Rda_Insert_q('417',19,500);/" calcext:value-type="string">
            <text:p>call Rda_Insert_q('417',19,500);/</text:p>
          </table:table-cell>
          <table:table-cell table:formula="of:=COM.MICROSOFT.CONCAT(&quot;call Rda_Insert_q&quot;;&quot;('&quot;;[.$B39];&quot;',&quot;;[.W$3];&quot;,&quot;;[.W39];&quot;);/&quot;)" office:value-type="string" office:string-value="call Rda_Insert_q('417',20,500);/" calcext:value-type="string">
            <text:p>call Rda_Insert_q('417',20,500);/</text:p>
          </table:table-cell>
          <table:table-cell table:formula="of:=COM.MICROSOFT.CONCAT(&quot;call Rda_Insert_q&quot;;&quot;('&quot;;[.$B39];&quot;',&quot;;[.X$3];&quot;,&quot;;[.X39];&quot;);/&quot;)" office:value-type="string" office:string-value="call Rda_Insert_q('417',21,500);/" calcext:value-type="string">
            <text:p>call Rda_Insert_q('417',21,500);/</text:p>
          </table:table-cell>
          <table:table-cell table:number-columns-repeated="1000"/>
        </table:table-row>
        <table:table-row table:style-name="ro1">
          <table:table-cell table:number-columns-repeated="2"/>
          <table:table-cell table:formula="of:=COM.MICROSOFT.CONCAT(&quot;call Rda_Insert_q&quot;;&quot;('&quot;;[.$B40];&quot;',&quot;;[.C$3];&quot;,&quot;;[.C40];&quot;);/&quot;)" office:value-type="string" office:string-value="call Rda_Insert_q('418',0,0.4);/" calcext:value-type="string">
            <text:p>call Rda_Insert_q('418',0,0.4);/</text:p>
          </table:table-cell>
          <table:table-cell table:formula="of:=COM.MICROSOFT.CONCAT(&quot;call Rda_Insert_q&quot;;&quot;('&quot;;[.$B40];&quot;',&quot;;[.D$3];&quot;,&quot;;[.D40];&quot;);/&quot;)" office:value-type="string" office:string-value="call Rda_Insert_q('418',1,0.5);/" calcext:value-type="string">
            <text:p>call Rda_Insert_q('418',1,0.5);/</text:p>
          </table:table-cell>
          <table:table-cell table:formula="of:=COM.MICROSOFT.CONCAT(&quot;call Rda_Insert_q&quot;;&quot;('&quot;;[.$B40];&quot;',&quot;;[.E$3];&quot;,&quot;;[.E40];&quot;);/&quot;)" office:value-type="string" office:string-value="call Rda_Insert_q('418',2,0.9);/" calcext:value-type="string">
            <text:p>call Rda_Insert_q('418',2,0.9);/</text:p>
          </table:table-cell>
          <table:table-cell table:formula="of:=COM.MICROSOFT.CONCAT(&quot;call Rda_Insert_q&quot;;&quot;('&quot;;[.$B40];&quot;',&quot;;[.F$3];&quot;,&quot;;[.F40];&quot;);/&quot;)" office:value-type="string" office:string-value="call Rda_Insert_q('418',3,1.2);/" calcext:value-type="string">
            <text:p>call Rda_Insert_q('418',3,1.2);/</text:p>
          </table:table-cell>
          <table:table-cell table:formula="of:=COM.MICROSOFT.CONCAT(&quot;call Rda_Insert_q&quot;;&quot;('&quot;;[.$B40];&quot;',&quot;;[.G$3];&quot;,&quot;;[.G40];&quot;);/&quot;)" office:value-type="string" office:string-value="call Rda_Insert_q('418',4,1.8);/" calcext:value-type="string">
            <text:p>call Rda_Insert_q('418',4,1.8);/</text:p>
          </table:table-cell>
          <table:table-cell table:formula="of:=COM.MICROSOFT.CONCAT(&quot;call Rda_Insert_q&quot;;&quot;('&quot;;[.$B40];&quot;',&quot;;[.H$3];&quot;,&quot;;[.H40];&quot;);/&quot;)" office:value-type="string" office:string-value="call Rda_Insert_q('418',5,2.4);/" calcext:value-type="string">
            <text:p>call Rda_Insert_q('418',5,2.4);/</text:p>
          </table:table-cell>
          <table:table-cell table:formula="of:=COM.MICROSOFT.CONCAT(&quot;call Rda_Insert_q&quot;;&quot;('&quot;;[.$B40];&quot;',&quot;;[.I$3];&quot;,&quot;;[.I40];&quot;);/&quot;)" office:value-type="string" office:string-value="call Rda_Insert_q('418',6,2.4);/" calcext:value-type="string">
            <text:p>call Rda_Insert_q('418',6,2.4);/</text:p>
          </table:table-cell>
          <table:table-cell table:formula="of:=COM.MICROSOFT.CONCAT(&quot;call Rda_Insert_q&quot;;&quot;('&quot;;[.$B40];&quot;',&quot;;[.J$3];&quot;,&quot;;[.J40];&quot;);/&quot;)" office:value-type="string" office:string-value="call Rda_Insert_q('418',7,2.4);/" calcext:value-type="string">
            <text:p>call Rda_Insert_q('418',7,2.4);/</text:p>
          </table:table-cell>
          <table:table-cell table:formula="of:=COM.MICROSOFT.CONCAT(&quot;call Rda_Insert_q&quot;;&quot;('&quot;;[.$B40];&quot;',&quot;;[.K$3];&quot;,&quot;;[.K40];&quot;);/&quot;)" office:value-type="string" office:string-value="call Rda_Insert_q('418',8,2.4);/" calcext:value-type="string">
            <text:p>call Rda_Insert_q('418',8,2.4);/</text:p>
          </table:table-cell>
          <table:table-cell table:formula="of:=COM.MICROSOFT.CONCAT(&quot;call Rda_Insert_q&quot;;&quot;('&quot;;[.$B40];&quot;',&quot;;[.L$3];&quot;,&quot;;[.L40];&quot;);/&quot;)" office:value-type="string" office:string-value="call Rda_Insert_q('418',9,2.4);/" calcext:value-type="string">
            <text:p>call Rda_Insert_q('418',9,2.4);/</text:p>
          </table:table-cell>
          <table:table-cell table:formula="of:=COM.MICROSOFT.CONCAT(&quot;call Rda_Insert_q&quot;;&quot;('&quot;;[.$B40];&quot;',&quot;;[.M$3];&quot;,&quot;;[.M40];&quot;);/&quot;)" office:value-type="string" office:string-value="call Rda_Insert_q('418',10,1.8);/" calcext:value-type="string">
            <text:p>call Rda_Insert_q('418',10,1.8);/</text:p>
          </table:table-cell>
          <table:table-cell table:formula="of:=COM.MICROSOFT.CONCAT(&quot;call Rda_Insert_q&quot;;&quot;('&quot;;[.$B40];&quot;',&quot;;[.N$3];&quot;,&quot;;[.N40];&quot;);/&quot;)" office:value-type="string" office:string-value="call Rda_Insert_q('418',11,2.4);/" calcext:value-type="string">
            <text:p>call Rda_Insert_q('418',11,2.4);/</text:p>
          </table:table-cell>
          <table:table-cell table:formula="of:=COM.MICROSOFT.CONCAT(&quot;call Rda_Insert_q&quot;;&quot;('&quot;;[.$B40];&quot;',&quot;;[.O$3];&quot;,&quot;;[.O40];&quot;);/&quot;)" office:value-type="string" office:string-value="call Rda_Insert_q('418',12,2.4);/" calcext:value-type="string">
            <text:p>call Rda_Insert_q('418',12,2.4);/</text:p>
          </table:table-cell>
          <table:table-cell table:formula="of:=COM.MICROSOFT.CONCAT(&quot;call Rda_Insert_q&quot;;&quot;('&quot;;[.$B40];&quot;',&quot;;[.P$3];&quot;,&quot;;[.P40];&quot;);/&quot;)" office:value-type="string" office:string-value="call Rda_Insert_q('418',13,2.4);/" calcext:value-type="string">
            <text:p>call Rda_Insert_q('418',13,2.4);/</text:p>
          </table:table-cell>
          <table:table-cell table:formula="of:=COM.MICROSOFT.CONCAT(&quot;call Rda_Insert_q&quot;;&quot;('&quot;;[.$B40];&quot;',&quot;;[.Q$3];&quot;,&quot;;[.Q40];&quot;);/&quot;)" office:value-type="string" office:string-value="call Rda_Insert_q('418',14,2.4);/" calcext:value-type="string">
            <text:p>call Rda_Insert_q('418',14,2.4);/</text:p>
          </table:table-cell>
          <table:table-cell table:formula="of:=COM.MICROSOFT.CONCAT(&quot;call Rda_Insert_q&quot;;&quot;('&quot;;[.$B40];&quot;',&quot;;[.R$3];&quot;,&quot;;[.R40];&quot;);/&quot;)" office:value-type="string" office:string-value="call Rda_Insert_q('418',15,2.4);/" calcext:value-type="string">
            <text:p>call Rda_Insert_q('418',15,2.4);/</text:p>
          </table:table-cell>
          <table:table-cell table:formula="of:=COM.MICROSOFT.CONCAT(&quot;call Rda_Insert_q&quot;;&quot;('&quot;;[.$B40];&quot;',&quot;;[.S$3];&quot;,&quot;;[.S40];&quot;);/&quot;)" office:value-type="string" office:string-value="call Rda_Insert_q('418',16,2.6);/" calcext:value-type="string">
            <text:p>call Rda_Insert_q('418',16,2.6);/</text:p>
          </table:table-cell>
          <table:table-cell table:formula="of:=COM.MICROSOFT.CONCAT(&quot;call Rda_Insert_q&quot;;&quot;('&quot;;[.$B40];&quot;',&quot;;[.T$3];&quot;,&quot;;[.T40];&quot;);/&quot;)" office:value-type="string" office:string-value="call Rda_Insert_q('418',17,2.6);/" calcext:value-type="string">
            <text:p>call Rda_Insert_q('418',17,2.6);/</text:p>
          </table:table-cell>
          <table:table-cell table:formula="of:=COM.MICROSOFT.CONCAT(&quot;call Rda_Insert_q&quot;;&quot;('&quot;;[.$B40];&quot;',&quot;;[.U$3];&quot;,&quot;;[.U40];&quot;);/&quot;)" office:value-type="string" office:string-value="call Rda_Insert_q('418',18,2.6);/" calcext:value-type="string">
            <text:p>call Rda_Insert_q('418',18,2.6);/</text:p>
          </table:table-cell>
          <table:table-cell table:formula="of:=COM.MICROSOFT.CONCAT(&quot;call Rda_Insert_q&quot;;&quot;('&quot;;[.$B40];&quot;',&quot;;[.V$3];&quot;,&quot;;[.V40];&quot;);/&quot;)" office:value-type="string" office:string-value="call Rda_Insert_q('418',19,2.8);/" calcext:value-type="string">
            <text:p>call Rda_Insert_q('418',19,2.8);/</text:p>
          </table:table-cell>
          <table:table-cell table:formula="of:=COM.MICROSOFT.CONCAT(&quot;call Rda_Insert_q&quot;;&quot;('&quot;;[.$B40];&quot;',&quot;;[.W$3];&quot;,&quot;;[.W40];&quot;);/&quot;)" office:value-type="string" office:string-value="call Rda_Insert_q('418',20,2.8);/" calcext:value-type="string">
            <text:p>call Rda_Insert_q('418',20,2.8);/</text:p>
          </table:table-cell>
          <table:table-cell table:formula="of:=COM.MICROSOFT.CONCAT(&quot;call Rda_Insert_q&quot;;&quot;('&quot;;[.$B40];&quot;',&quot;;[.X$3];&quot;,&quot;;[.X40];&quot;);/&quot;)" office:value-type="string" office:string-value="call Rda_Insert_q('418',21,2.8);/" calcext:value-type="string">
            <text:p>call Rda_Insert_q('418',21,2.8);/</text:p>
          </table:table-cell>
          <table:table-cell table:number-columns-repeated="1000"/>
        </table:table-row>
        <table:table-row table:style-name="ro1">
          <table:table-cell table:number-columns-repeated="2"/>
          <table:table-cell table:formula="of:=COM.MICROSOFT.CONCAT(&quot;call Rda_Insert_q&quot;;&quot;('&quot;;[.$B41];&quot;',&quot;;[.C$3];&quot;,&quot;;[.C41];&quot;);/&quot;)" office:value-type="string" office:string-value="call Rda_Insert_q('410',0,1.7);/" calcext:value-type="string">
            <text:p>call Rda_Insert_q('410',0,1.7);/</text:p>
          </table:table-cell>
          <table:table-cell table:formula="of:=COM.MICROSOFT.CONCAT(&quot;call Rda_Insert_q&quot;;&quot;('&quot;;[.$B41];&quot;',&quot;;[.D$3];&quot;,&quot;;[.D41];&quot;);/&quot;)" office:value-type="string" office:string-value="call Rda_Insert_q('410',1,1.8);/" calcext:value-type="string">
            <text:p>call Rda_Insert_q('410',1,1.8);/</text:p>
          </table:table-cell>
          <table:table-cell table:formula="of:=COM.MICROSOFT.CONCAT(&quot;call Rda_Insert_q&quot;;&quot;('&quot;;[.$B41];&quot;',&quot;;[.E$3];&quot;,&quot;;[.E41];&quot;);/&quot;)" office:value-type="string" office:string-value="call Rda_Insert_q('410',2,2);/" calcext:value-type="string">
            <text:p>call Rda_Insert_q('410',2,2);/</text:p>
          </table:table-cell>
          <table:table-cell table:formula="of:=COM.MICROSOFT.CONCAT(&quot;call Rda_Insert_q&quot;;&quot;('&quot;;[.$B41];&quot;',&quot;;[.F$3];&quot;,&quot;;[.F41];&quot;);/&quot;)" office:value-type="string" office:string-value="call Rda_Insert_q('410',3,3);/" calcext:value-type="string">
            <text:p>call Rda_Insert_q('410',3,3);/</text:p>
          </table:table-cell>
          <table:table-cell table:formula="of:=COM.MICROSOFT.CONCAT(&quot;call Rda_Insert_q&quot;;&quot;('&quot;;[.$B41];&quot;',&quot;;[.G$3];&quot;,&quot;;[.G41];&quot;);/&quot;)" office:value-type="string" office:string-value="call Rda_Insert_q('410',4,4);/" calcext:value-type="string">
            <text:p>call Rda_Insert_q('410',4,4);/</text:p>
          </table:table-cell>
          <table:table-cell table:formula="of:=COM.MICROSOFT.CONCAT(&quot;call Rda_Insert_q&quot;;&quot;('&quot;;[.$B41];&quot;',&quot;;[.H$3];&quot;,&quot;;[.H41];&quot;);/&quot;)" office:value-type="string" office:string-value="call Rda_Insert_q('410',5,5);/" calcext:value-type="string">
            <text:p>call Rda_Insert_q('410',5,5);/</text:p>
          </table:table-cell>
          <table:table-cell table:formula="of:=COM.MICROSOFT.CONCAT(&quot;call Rda_Insert_q&quot;;&quot;('&quot;;[.$B41];&quot;',&quot;;[.I$3];&quot;,&quot;;[.I41];&quot;);/&quot;)" office:value-type="string" office:string-value="call Rda_Insert_q('410',6,5);/" calcext:value-type="string">
            <text:p>call Rda_Insert_q('410',6,5);/</text:p>
          </table:table-cell>
          <table:table-cell table:formula="of:=COM.MICROSOFT.CONCAT(&quot;call Rda_Insert_q&quot;;&quot;('&quot;;[.$B41];&quot;',&quot;;[.J$3];&quot;,&quot;;[.J41];&quot;);/&quot;)" office:value-type="string" office:string-value="call Rda_Insert_q('410',7,5);/" calcext:value-type="string">
            <text:p>call Rda_Insert_q('410',7,5);/</text:p>
          </table:table-cell>
          <table:table-cell table:formula="of:=COM.MICROSOFT.CONCAT(&quot;call Rda_Insert_q&quot;;&quot;('&quot;;[.$B41];&quot;',&quot;;[.K$3];&quot;,&quot;;[.K41];&quot;);/&quot;)" office:value-type="string" office:string-value="call Rda_Insert_q('410',8,5);/" calcext:value-type="string">
            <text:p>call Rda_Insert_q('410',8,5);/</text:p>
          </table:table-cell>
          <table:table-cell table:formula="of:=COM.MICROSOFT.CONCAT(&quot;call Rda_Insert_q&quot;;&quot;('&quot;;[.$B41];&quot;',&quot;;[.L$3];&quot;,&quot;;[.L41];&quot;);/&quot;)" office:value-type="string" office:string-value="call Rda_Insert_q('410',9,5);/" calcext:value-type="string">
            <text:p>call Rda_Insert_q('410',9,5);/</text:p>
          </table:table-cell>
          <table:table-cell table:formula="of:=COM.MICROSOFT.CONCAT(&quot;call Rda_Insert_q&quot;;&quot;('&quot;;[.$B41];&quot;',&quot;;[.M$3];&quot;,&quot;;[.M41];&quot;);/&quot;)" office:value-type="string" office:string-value="call Rda_Insert_q('410',10,4);/" calcext:value-type="string">
            <text:p>call Rda_Insert_q('410',10,4);/</text:p>
          </table:table-cell>
          <table:table-cell table:formula="of:=COM.MICROSOFT.CONCAT(&quot;call Rda_Insert_q&quot;;&quot;('&quot;;[.$B41];&quot;',&quot;;[.N$3];&quot;,&quot;;[.N41];&quot;);/&quot;)" office:value-type="string" office:string-value="call Rda_Insert_q('410',11,5);/" calcext:value-type="string">
            <text:p>call Rda_Insert_q('410',11,5);/</text:p>
          </table:table-cell>
          <table:table-cell table:formula="of:=COM.MICROSOFT.CONCAT(&quot;call Rda_Insert_q&quot;;&quot;('&quot;;[.$B41];&quot;',&quot;;[.O$3];&quot;,&quot;;[.O41];&quot;);/&quot;)" office:value-type="string" office:string-value="call Rda_Insert_q('410',12,5);/" calcext:value-type="string">
            <text:p>call Rda_Insert_q('410',12,5);/</text:p>
          </table:table-cell>
          <table:table-cell table:formula="of:=COM.MICROSOFT.CONCAT(&quot;call Rda_Insert_q&quot;;&quot;('&quot;;[.$B41];&quot;',&quot;;[.P$3];&quot;,&quot;;[.P41];&quot;);/&quot;)" office:value-type="string" office:string-value="call Rda_Insert_q('410',13,5);/" calcext:value-type="string">
            <text:p>call Rda_Insert_q('410',13,5);/</text:p>
          </table:table-cell>
          <table:table-cell table:formula="of:=COM.MICROSOFT.CONCAT(&quot;call Rda_Insert_q&quot;;&quot;('&quot;;[.$B41];&quot;',&quot;;[.Q$3];&quot;,&quot;;[.Q41];&quot;);/&quot;)" office:value-type="string" office:string-value="call Rda_Insert_q('410',14,5);/" calcext:value-type="string">
            <text:p>call Rda_Insert_q('410',14,5);/</text:p>
          </table:table-cell>
          <table:table-cell table:formula="of:=COM.MICROSOFT.CONCAT(&quot;call Rda_Insert_q&quot;;&quot;('&quot;;[.$B41];&quot;',&quot;;[.R$3];&quot;,&quot;;[.R41];&quot;);/&quot;)" office:value-type="string" office:string-value="call Rda_Insert_q('410',15,5);/" calcext:value-type="string">
            <text:p>call Rda_Insert_q('410',15,5);/</text:p>
          </table:table-cell>
          <table:table-cell table:formula="of:=COM.MICROSOFT.CONCAT(&quot;call Rda_Insert_q&quot;;&quot;('&quot;;[.$B41];&quot;',&quot;;[.S$3];&quot;,&quot;;[.S41];&quot;);/&quot;)" office:value-type="string" office:string-value="call Rda_Insert_q('410',16,6);/" calcext:value-type="string">
            <text:p>call Rda_Insert_q('410',16,6);/</text:p>
          </table:table-cell>
          <table:table-cell table:formula="of:=COM.MICROSOFT.CONCAT(&quot;call Rda_Insert_q&quot;;&quot;('&quot;;[.$B41];&quot;',&quot;;[.T$3];&quot;,&quot;;[.T41];&quot;);/&quot;)" office:value-type="string" office:string-value="call Rda_Insert_q('410',17,6);/" calcext:value-type="string">
            <text:p>call Rda_Insert_q('410',17,6);/</text:p>
          </table:table-cell>
          <table:table-cell table:formula="of:=COM.MICROSOFT.CONCAT(&quot;call Rda_Insert_q&quot;;&quot;('&quot;;[.$B41];&quot;',&quot;;[.U$3];&quot;,&quot;;[.U41];&quot;);/&quot;)" office:value-type="string" office:string-value="call Rda_Insert_q('410',18,6);/" calcext:value-type="string">
            <text:p>call Rda_Insert_q('410',18,6);/</text:p>
          </table:table-cell>
          <table:table-cell table:formula="of:=COM.MICROSOFT.CONCAT(&quot;call Rda_Insert_q&quot;;&quot;('&quot;;[.$B41];&quot;',&quot;;[.V$3];&quot;,&quot;;[.V41];&quot;);/&quot;)" office:value-type="string" office:string-value="call Rda_Insert_q('410',19,7);/" calcext:value-type="string">
            <text:p>call Rda_Insert_q('410',19,7);/</text:p>
          </table:table-cell>
          <table:table-cell table:formula="of:=COM.MICROSOFT.CONCAT(&quot;call Rda_Insert_q&quot;;&quot;('&quot;;[.$B41];&quot;',&quot;;[.W$3];&quot;,&quot;;[.W41];&quot;);/&quot;)" office:value-type="string" office:string-value="call Rda_Insert_q('410',20,7);/" calcext:value-type="string">
            <text:p>call Rda_Insert_q('410',20,7);/</text:p>
          </table:table-cell>
          <table:table-cell table:formula="of:=COM.MICROSOFT.CONCAT(&quot;call Rda_Insert_q&quot;;&quot;('&quot;;[.$B41];&quot;',&quot;;[.X$3];&quot;,&quot;;[.X41];&quot;);/&quot;)" office:value-type="string" office:string-value="call Rda_Insert_q('410',21,7);/" calcext:value-type="string">
            <text:p>call Rda_Insert_q('410',21,7);/</text:p>
          </table:table-cell>
          <table:table-cell table:number-columns-repeated="1000"/>
        </table:table-row>
        <table:table-row table:style-name="ro1">
          <table:table-cell table:number-columns-repeated="2"/>
          <table:table-cell table:formula="of:=COM.MICROSOFT.CONCAT(&quot;call Rda_Insert_q&quot;;&quot;('&quot;;[.$B42];&quot;',&quot;;[.C$3];&quot;,&quot;;[.C42];&quot;);/&quot;)" office:value-type="string" office:string-value="call Rda_Insert_q('421',0,125);/" calcext:value-type="string">
            <text:p>call Rda_Insert_q('421',0,125);/</text:p>
          </table:table-cell>
          <table:table-cell table:formula="of:=COM.MICROSOFT.CONCAT(&quot;call Rda_Insert_q&quot;;&quot;('&quot;;[.$B42];&quot;',&quot;;[.D$3];&quot;,&quot;;[.D42];&quot;);/&quot;)" office:value-type="string" office:string-value="call Rda_Insert_q('421',1,150);/" calcext:value-type="string">
            <text:p>call Rda_Insert_q('421',1,150);/</text:p>
          </table:table-cell>
          <table:table-cell table:formula="of:=COM.MICROSOFT.CONCAT(&quot;call Rda_Insert_q&quot;;&quot;('&quot;;[.$B42];&quot;',&quot;;[.E$3];&quot;,&quot;;[.E42];&quot;);/&quot;)" office:value-type="string" office:string-value="call Rda_Insert_q('421',2,200);/" calcext:value-type="string">
            <text:p>call Rda_Insert_q('421',2,200);/</text:p>
          </table:table-cell>
          <table:table-cell table:formula="of:=COM.MICROSOFT.CONCAT(&quot;call Rda_Insert_q&quot;;&quot;('&quot;;[.$B42];&quot;',&quot;;[.F$3];&quot;,&quot;;[.F42];&quot;);/&quot;)" office:value-type="string" office:string-value="call Rda_Insert_q('421',3,250);/" calcext:value-type="string">
            <text:p>call Rda_Insert_q('421',3,250);/</text:p>
          </table:table-cell>
          <table:table-cell table:formula="of:=COM.MICROSOFT.CONCAT(&quot;call Rda_Insert_q&quot;;&quot;('&quot;;[.$B42];&quot;',&quot;;[.G$3];&quot;,&quot;;[.G42];&quot;);/&quot;)" office:value-type="string" office:string-value="call Rda_Insert_q('421',4,375);/" calcext:value-type="string">
            <text:p>call Rda_Insert_q('421',4,375);/</text:p>
          </table:table-cell>
          <table:table-cell table:formula="of:=COM.MICROSOFT.CONCAT(&quot;call Rda_Insert_q&quot;;&quot;('&quot;;[.$B42];&quot;',&quot;;[.H$3];&quot;,&quot;;[.H42];&quot;);/&quot;)" office:value-type="string" office:string-value="call Rda_Insert_q('421',5,550);/" calcext:value-type="string">
            <text:p>call Rda_Insert_q('421',5,550);/</text:p>
          </table:table-cell>
          <table:table-cell table:formula="of:=COM.MICROSOFT.CONCAT(&quot;call Rda_Insert_q&quot;;&quot;('&quot;;[.$B42];&quot;',&quot;;[.I$3];&quot;,&quot;;[.I42];&quot;);/&quot;)" office:value-type="string" office:string-value="call Rda_Insert_q('421',6,550);/" calcext:value-type="string">
            <text:p>call Rda_Insert_q('421',6,550);/</text:p>
          </table:table-cell>
          <table:table-cell table:formula="of:=COM.MICROSOFT.CONCAT(&quot;call Rda_Insert_q&quot;;&quot;('&quot;;[.$B42];&quot;',&quot;;[.J$3];&quot;,&quot;;[.J42];&quot;);/&quot;)" office:value-type="string" office:string-value="call Rda_Insert_q('421',7,550);/" calcext:value-type="string">
            <text:p>call Rda_Insert_q('421',7,550);/</text:p>
          </table:table-cell>
          <table:table-cell table:formula="of:=COM.MICROSOFT.CONCAT(&quot;call Rda_Insert_q&quot;;&quot;('&quot;;[.$B42];&quot;',&quot;;[.K$3];&quot;,&quot;;[.K42];&quot;);/&quot;)" office:value-type="string" office:string-value="call Rda_Insert_q('421',8,550);/" calcext:value-type="string">
            <text:p>call Rda_Insert_q('421',8,550);/</text:p>
          </table:table-cell>
          <table:table-cell table:formula="of:=COM.MICROSOFT.CONCAT(&quot;call Rda_Insert_q&quot;;&quot;('&quot;;[.$B42];&quot;',&quot;;[.L$3];&quot;,&quot;;[.L42];&quot;);/&quot;)" office:value-type="string" office:string-value="call Rda_Insert_q('421',9,550);/" calcext:value-type="string">
            <text:p>call Rda_Insert_q('421',9,550);/</text:p>
          </table:table-cell>
          <table:table-cell table:formula="of:=COM.MICROSOFT.CONCAT(&quot;call Rda_Insert_q&quot;;&quot;('&quot;;[.$B42];&quot;',&quot;;[.M$3];&quot;,&quot;;[.M42];&quot;);/&quot;)" office:value-type="string" office:string-value="call Rda_Insert_q('421',10,375);/" calcext:value-type="string">
            <text:p>call Rda_Insert_q('421',10,375);/</text:p>
          </table:table-cell>
          <table:table-cell table:formula="of:=COM.MICROSOFT.CONCAT(&quot;call Rda_Insert_q&quot;;&quot;('&quot;;[.$B42];&quot;',&quot;;[.N$3];&quot;,&quot;;[.N42];&quot;);/&quot;)" office:value-type="string" office:string-value="call Rda_Insert_q('421',11,400);/" calcext:value-type="string">
            <text:p>call Rda_Insert_q('421',11,400);/</text:p>
          </table:table-cell>
          <table:table-cell table:formula="of:=COM.MICROSOFT.CONCAT(&quot;call Rda_Insert_q&quot;;&quot;('&quot;;[.$B42];&quot;',&quot;;[.O$3];&quot;,&quot;;[.O42];&quot;);/&quot;)" office:value-type="string" office:string-value="call Rda_Insert_q('421',12,425);/" calcext:value-type="string">
            <text:p>call Rda_Insert_q('421',12,425);/</text:p>
          </table:table-cell>
          <table:table-cell table:formula="of:=COM.MICROSOFT.CONCAT(&quot;call Rda_Insert_q&quot;;&quot;('&quot;;[.$B42];&quot;',&quot;;[.P$3];&quot;,&quot;;[.P42];&quot;);/&quot;)" office:value-type="string" office:string-value="call Rda_Insert_q('421',13,425);/" calcext:value-type="string">
            <text:p>call Rda_Insert_q('421',13,425);/</text:p>
          </table:table-cell>
          <table:table-cell table:formula="of:=COM.MICROSOFT.CONCAT(&quot;call Rda_Insert_q&quot;;&quot;('&quot;;[.$B42];&quot;',&quot;;[.Q$3];&quot;,&quot;;[.Q42];&quot;);/&quot;)" office:value-type="string" office:string-value="call Rda_Insert_q('421',14,425);/" calcext:value-type="string">
            <text:p>call Rda_Insert_q('421',14,425);/</text:p>
          </table:table-cell>
          <table:table-cell table:formula="of:=COM.MICROSOFT.CONCAT(&quot;call Rda_Insert_q&quot;;&quot;('&quot;;[.$B42];&quot;',&quot;;[.R$3];&quot;,&quot;;[.R42];&quot;);/&quot;)" office:value-type="string" office:string-value="call Rda_Insert_q('421',15,425);/" calcext:value-type="string">
            <text:p>call Rda_Insert_q('421',15,425);/</text:p>
          </table:table-cell>
          <table:table-cell table:formula="of:=COM.MICROSOFT.CONCAT(&quot;call Rda_Insert_q&quot;;&quot;('&quot;;[.$B42];&quot;',&quot;;[.S$3];&quot;,&quot;;[.S42];&quot;);/&quot;)" office:value-type="string" office:string-value="call Rda_Insert_q('421',16,450);/" calcext:value-type="string">
            <text:p>call Rda_Insert_q('421',16,450);/</text:p>
          </table:table-cell>
          <table:table-cell table:formula="of:=COM.MICROSOFT.CONCAT(&quot;call Rda_Insert_q&quot;;&quot;('&quot;;[.$B42];&quot;',&quot;;[.T$3];&quot;,&quot;;[.T42];&quot;);/&quot;)" office:value-type="string" office:string-value="call Rda_Insert_q('421',17,450);/" calcext:value-type="string">
            <text:p>call Rda_Insert_q('421',17,450);/</text:p>
          </table:table-cell>
          <table:table-cell table:formula="of:=COM.MICROSOFT.CONCAT(&quot;call Rda_Insert_q&quot;;&quot;('&quot;;[.$B42];&quot;',&quot;;[.U$3];&quot;,&quot;;[.U42];&quot;);/&quot;)" office:value-type="string" office:string-value="call Rda_Insert_q('421',18,450);/" calcext:value-type="string">
            <text:p>call Rda_Insert_q('421',18,450);/</text:p>
          </table:table-cell>
          <table:table-cell table:formula="of:=COM.MICROSOFT.CONCAT(&quot;call Rda_Insert_q&quot;;&quot;('&quot;;[.$B42];&quot;',&quot;;[.V$3];&quot;,&quot;;[.V42];&quot;);/&quot;)" office:value-type="string" office:string-value="call Rda_Insert_q('421',19,550);/" calcext:value-type="string">
            <text:p>call Rda_Insert_q('421',19,550);/</text:p>
          </table:table-cell>
          <table:table-cell table:formula="of:=COM.MICROSOFT.CONCAT(&quot;call Rda_Insert_q&quot;;&quot;('&quot;;[.$B42];&quot;',&quot;;[.W$3];&quot;,&quot;;[.W42];&quot;);/&quot;)" office:value-type="string" office:string-value="call Rda_Insert_q('421',20,550);/" calcext:value-type="string">
            <text:p>call Rda_Insert_q('421',20,550);/</text:p>
          </table:table-cell>
          <table:table-cell table:formula="of:=COM.MICROSOFT.CONCAT(&quot;call Rda_Insert_q&quot;;&quot;('&quot;;[.$B42];&quot;',&quot;;[.X$3];&quot;,&quot;;[.X42];&quot;);/&quot;)" office:value-type="string" office:string-value="call Rda_Insert_q('421',21,550);/" calcext:value-type="string">
            <text:p>call Rda_Insert_q('421',21,550);/</text:p>
          </table:table-cell>
          <table:table-cell table:number-columns-repeated="1000"/>
        </table:table-row>
        <table:table-row table:style-name="ro1">
          <table:table-cell table:number-columns-repeated="2"/>
          <table:table-cell table:formula="of:=COM.MICROSOFT.CONCAT(&quot;call Rda_Insert_q&quot;;&quot;('&quot;;[.$B43];&quot;',&quot;;[.C$3];&quot;,&quot;;[.C43];&quot;);/&quot;)" office:value-type="string" office:string-value="call Rda_Insert_q('301',0,200);/" calcext:value-type="string">
            <text:p>call Rda_Insert_q('301',0,200);/</text:p>
          </table:table-cell>
          <table:table-cell table:formula="of:=COM.MICROSOFT.CONCAT(&quot;call Rda_Insert_q&quot;;&quot;('&quot;;[.$B43];&quot;',&quot;;[.D$3];&quot;,&quot;;[.D43];&quot;);/&quot;)" office:value-type="string" office:string-value="call Rda_Insert_q('301',1,260);/" calcext:value-type="string">
            <text:p>call Rda_Insert_q('301',1,260);/</text:p>
          </table:table-cell>
          <table:table-cell table:formula="of:=COM.MICROSOFT.CONCAT(&quot;call Rda_Insert_q&quot;;&quot;('&quot;;[.$B43];&quot;',&quot;;[.E$3];&quot;,&quot;;[.E43];&quot;);/&quot;)" office:value-type="string" office:string-value="call Rda_Insert_q('301',2,700);/" calcext:value-type="string">
            <text:p>call Rda_Insert_q('301',2,700);/</text:p>
          </table:table-cell>
          <table:table-cell table:formula="of:=COM.MICROSOFT.CONCAT(&quot;call Rda_Insert_q&quot;;&quot;('&quot;;[.$B43];&quot;',&quot;;[.F$3];&quot;,&quot;;[.F43];&quot;);/&quot;)" office:value-type="string" office:string-value="call Rda_Insert_q('301',3,1000);/" calcext:value-type="string">
            <text:p>call Rda_Insert_q('301',3,1000);/</text:p>
          </table:table-cell>
          <table:table-cell table:formula="of:=COM.MICROSOFT.CONCAT(&quot;call Rda_Insert_q&quot;;&quot;('&quot;;[.$B43];&quot;',&quot;;[.G$3];&quot;,&quot;;[.G43];&quot;);/&quot;)" office:value-type="string" office:string-value="call Rda_Insert_q('301',4,1300);/" calcext:value-type="string">
            <text:p>call Rda_Insert_q('301',4,1300);/</text:p>
          </table:table-cell>
          <table:table-cell table:formula="of:=COM.MICROSOFT.CONCAT(&quot;call Rda_Insert_q&quot;;&quot;('&quot;;[.$B43];&quot;',&quot;;[.H$3];&quot;,&quot;;[.H43];&quot;);/&quot;)" office:value-type="string" office:string-value="call Rda_Insert_q('301',5,1300);/" calcext:value-type="string">
            <text:p>call Rda_Insert_q('301',5,1300);/</text:p>
          </table:table-cell>
          <table:table-cell table:formula="of:=COM.MICROSOFT.CONCAT(&quot;call Rda_Insert_q&quot;;&quot;('&quot;;[.$B43];&quot;',&quot;;[.I$3];&quot;,&quot;;[.I43];&quot;);/&quot;)" office:value-type="string" office:string-value="call Rda_Insert_q('301',6,1000);/" calcext:value-type="string">
            <text:p>call Rda_Insert_q('301',6,1000);/</text:p>
          </table:table-cell>
          <table:table-cell table:formula="of:=COM.MICROSOFT.CONCAT(&quot;call Rda_Insert_q&quot;;&quot;('&quot;;[.$B43];&quot;',&quot;;[.J$3];&quot;,&quot;;[.J43];&quot;);/&quot;)" office:value-type="string" office:string-value="call Rda_Insert_q('301',7,1000);/" calcext:value-type="string">
            <text:p>call Rda_Insert_q('301',7,1000);/</text:p>
          </table:table-cell>
          <table:table-cell table:formula="of:=COM.MICROSOFT.CONCAT(&quot;call Rda_Insert_q&quot;;&quot;('&quot;;[.$B43];&quot;',&quot;;[.K$3];&quot;,&quot;;[.K43];&quot;);/&quot;)" office:value-type="string" office:string-value="call Rda_Insert_q('301',8,1000);/" calcext:value-type="string">
            <text:p>call Rda_Insert_q('301',8,1000);/</text:p>
          </table:table-cell>
          <table:table-cell table:formula="of:=COM.MICROSOFT.CONCAT(&quot;call Rda_Insert_q&quot;;&quot;('&quot;;[.$B43];&quot;',&quot;;[.L$3];&quot;,&quot;;[.L43];&quot;);/&quot;)" office:value-type="string" office:string-value="call Rda_Insert_q('301',9,1200);/" calcext:value-type="string">
            <text:p>call Rda_Insert_q('301',9,1200);/</text:p>
          </table:table-cell>
          <table:table-cell table:formula="of:=COM.MICROSOFT.CONCAT(&quot;call Rda_Insert_q&quot;;&quot;('&quot;;[.$B43];&quot;',&quot;;[.M$3];&quot;,&quot;;[.M43];&quot;);/&quot;)" office:value-type="string" office:string-value="call Rda_Insert_q('301',10,1300);/" calcext:value-type="string">
            <text:p>call Rda_Insert_q('301',10,1300);/</text:p>
          </table:table-cell>
          <table:table-cell table:formula="of:=COM.MICROSOFT.CONCAT(&quot;call Rda_Insert_q&quot;;&quot;('&quot;;[.$B43];&quot;',&quot;;[.N$3];&quot;,&quot;;[.N43];&quot;);/&quot;)" office:value-type="string" office:string-value="call Rda_Insert_q('301',11,1300);/" calcext:value-type="string">
            <text:p>call Rda_Insert_q('301',11,1300);/</text:p>
          </table:table-cell>
          <table:table-cell table:formula="of:=COM.MICROSOFT.CONCAT(&quot;call Rda_Insert_q&quot;;&quot;('&quot;;[.$B43];&quot;',&quot;;[.O$3];&quot;,&quot;;[.O43];&quot;);/&quot;)" office:value-type="string" office:string-value="call Rda_Insert_q('301',12,1000);/" calcext:value-type="string">
            <text:p>call Rda_Insert_q('301',12,1000);/</text:p>
          </table:table-cell>
          <table:table-cell table:formula="of:=COM.MICROSOFT.CONCAT(&quot;call Rda_Insert_q&quot;;&quot;('&quot;;[.$B43];&quot;',&quot;;[.P$3];&quot;,&quot;;[.P43];&quot;);/&quot;)" office:value-type="string" office:string-value="call Rda_Insert_q('301',13,1000);/" calcext:value-type="string">
            <text:p>call Rda_Insert_q('301',13,1000);/</text:p>
          </table:table-cell>
          <table:table-cell table:formula="of:=COM.MICROSOFT.CONCAT(&quot;call Rda_Insert_q&quot;;&quot;('&quot;;[.$B43];&quot;',&quot;;[.Q$3];&quot;,&quot;;[.Q43];&quot;);/&quot;)" office:value-type="string" office:string-value="call Rda_Insert_q('301',14,1200);/" calcext:value-type="string">
            <text:p>call Rda_Insert_q('301',14,1200);/</text:p>
          </table:table-cell>
          <table:table-cell table:formula="of:=COM.MICROSOFT.CONCAT(&quot;call Rda_Insert_q&quot;;&quot;('&quot;;[.$B43];&quot;',&quot;;[.R$3];&quot;,&quot;;[.R43];&quot;);/&quot;)" office:value-type="string" office:string-value="call Rda_Insert_q('301',15,1200);/" calcext:value-type="string">
            <text:p>call Rda_Insert_q('301',15,1200);/</text:p>
          </table:table-cell>
          <table:table-cell table:formula="of:=COM.MICROSOFT.CONCAT(&quot;call Rda_Insert_q&quot;;&quot;('&quot;;[.$B43];&quot;',&quot;;[.S$3];&quot;,&quot;;[.S43];&quot;);/&quot;)" office:value-type="string" office:string-value="call Rda_Insert_q('301',16,1300);/" calcext:value-type="string">
            <text:p>call Rda_Insert_q('301',16,1300);/</text:p>
          </table:table-cell>
          <table:table-cell table:formula="of:=COM.MICROSOFT.CONCAT(&quot;call Rda_Insert_q&quot;;&quot;('&quot;;[.$B43];&quot;',&quot;;[.T$3];&quot;,&quot;;[.T43];&quot;);/&quot;)" office:value-type="string" office:string-value="call Rda_Insert_q('301',17,1000);/" calcext:value-type="string">
            <text:p>call Rda_Insert_q('301',17,1000);/</text:p>
          </table:table-cell>
          <table:table-cell table:formula="of:=COM.MICROSOFT.CONCAT(&quot;call Rda_Insert_q&quot;;&quot;('&quot;;[.$B43];&quot;',&quot;;[.U$3];&quot;,&quot;;[.U43];&quot;);/&quot;)" office:value-type="string" office:string-value="call Rda_Insert_q('301',18,1000);/" calcext:value-type="string">
            <text:p>call Rda_Insert_q('301',18,1000);/</text:p>
          </table:table-cell>
          <table:table-cell table:formula="of:=COM.MICROSOFT.CONCAT(&quot;call Rda_Insert_q&quot;;&quot;('&quot;;[.$B43];&quot;',&quot;;[.V$3];&quot;,&quot;;[.V43];&quot;);/&quot;)" office:value-type="string" office:string-value="call Rda_Insert_q('301',19,1300);/" calcext:value-type="string">
            <text:p>call Rda_Insert_q('301',19,1300);/</text:p>
          </table:table-cell>
          <table:table-cell table:formula="of:=COM.MICROSOFT.CONCAT(&quot;call Rda_Insert_q&quot;;&quot;('&quot;;[.$B43];&quot;',&quot;;[.W$3];&quot;,&quot;;[.W43];&quot;);/&quot;)" office:value-type="string" office:string-value="call Rda_Insert_q('301',20,1000);/" calcext:value-type="string">
            <text:p>call Rda_Insert_q('301',20,1000);/</text:p>
          </table:table-cell>
          <table:table-cell table:formula="of:=COM.MICROSOFT.CONCAT(&quot;call Rda_Insert_q&quot;;&quot;('&quot;;[.$B43];&quot;',&quot;;[.X$3];&quot;,&quot;;[.X43];&quot;);/&quot;)" office:value-type="string" office:string-value="call Rda_Insert_q('301',21,1000);/" calcext:value-type="string">
            <text:p>call Rda_Insert_q('301',21,1000);/</text:p>
          </table:table-cell>
          <table:table-cell table:number-columns-repeated="1000"/>
        </table:table-row>
        <table:table-row table:style-name="ro1">
          <table:table-cell table:number-columns-repeated="2"/>
          <table:table-cell table:formula="of:=COM.MICROSOFT.CONCAT(&quot;call Rda_Insert_q&quot;;&quot;('&quot;;[.$B44];&quot;',&quot;;[.C$3];&quot;,&quot;;[.C44];&quot;);/&quot;)" office:value-type="string" office:string-value="call Rda_Insert_q('306',0,400);/" calcext:value-type="string">
            <text:p>call Rda_Insert_q('306',0,400);/</text:p>
          </table:table-cell>
          <table:table-cell table:formula="of:=COM.MICROSOFT.CONCAT(&quot;call Rda_Insert_q&quot;;&quot;('&quot;;[.$B44];&quot;',&quot;;[.D$3];&quot;,&quot;;[.D44];&quot;);/&quot;)" office:value-type="string" office:string-value="call Rda_Insert_q('306',1,860);/" calcext:value-type="string">
            <text:p>call Rda_Insert_q('306',1,860);/</text:p>
          </table:table-cell>
          <table:table-cell table:formula="of:=COM.MICROSOFT.CONCAT(&quot;call Rda_Insert_q&quot;;&quot;('&quot;;[.$B44];&quot;',&quot;;[.E$3];&quot;,&quot;;[.E44];&quot;);/&quot;)" office:value-type="string" office:string-value="call Rda_Insert_q('306',2,2000);/" calcext:value-type="string">
            <text:p>call Rda_Insert_q('306',2,2000);/</text:p>
          </table:table-cell>
          <table:table-cell table:formula="of:=COM.MICROSOFT.CONCAT(&quot;call Rda_Insert_q&quot;;&quot;('&quot;;[.$B44];&quot;',&quot;;[.F$3];&quot;,&quot;;[.F44];&quot;);/&quot;)" office:value-type="string" office:string-value="call Rda_Insert_q('306',3,2300);/" calcext:value-type="string">
            <text:p>call Rda_Insert_q('306',3,2300);/</text:p>
          </table:table-cell>
          <table:table-cell table:formula="of:=COM.MICROSOFT.CONCAT(&quot;call Rda_Insert_q&quot;;&quot;('&quot;;[.$B44];&quot;',&quot;;[.G$3];&quot;,&quot;;[.G44];&quot;);/&quot;)" office:value-type="string" office:string-value="call Rda_Insert_q('306',4,2500);/" calcext:value-type="string">
            <text:p>call Rda_Insert_q('306',4,2500);/</text:p>
          </table:table-cell>
          <table:table-cell table:formula="of:=COM.MICROSOFT.CONCAT(&quot;call Rda_Insert_q&quot;;&quot;('&quot;;[.$B44];&quot;',&quot;;[.H$3];&quot;,&quot;;[.H44];&quot;);/&quot;)" office:value-type="string" office:string-value="call Rda_Insert_q('306',5,3000);/" calcext:value-type="string">
            <text:p>call Rda_Insert_q('306',5,3000);/</text:p>
          </table:table-cell>
          <table:table-cell table:formula="of:=COM.MICROSOFT.CONCAT(&quot;call Rda_Insert_q&quot;;&quot;('&quot;;[.$B44];&quot;',&quot;;[.I$3];&quot;,&quot;;[.I44];&quot;);/&quot;)" office:value-type="string" office:string-value="call Rda_Insert_q('306',6,3400);/" calcext:value-type="string">
            <text:p>call Rda_Insert_q('306',6,3400);/</text:p>
          </table:table-cell>
          <table:table-cell table:formula="of:=COM.MICROSOFT.CONCAT(&quot;call Rda_Insert_q&quot;;&quot;('&quot;;[.$B44];&quot;',&quot;;[.J$3];&quot;,&quot;;[.J44];&quot;);/&quot;)" office:value-type="string" office:string-value="call Rda_Insert_q('306',7,3400);/" calcext:value-type="string">
            <text:p>call Rda_Insert_q('306',7,3400);/</text:p>
          </table:table-cell>
          <table:table-cell table:formula="of:=COM.MICROSOFT.CONCAT(&quot;call Rda_Insert_q&quot;;&quot;('&quot;;[.$B44];&quot;',&quot;;[.K$3];&quot;,&quot;;[.K44];&quot;);/&quot;)" office:value-type="string" office:string-value="call Rda_Insert_q('306',8,3400);/" calcext:value-type="string">
            <text:p>call Rda_Insert_q('306',8,3400);/</text:p>
          </table:table-cell>
          <table:table-cell table:formula="of:=COM.MICROSOFT.CONCAT(&quot;call Rda_Insert_q&quot;;&quot;('&quot;;[.$B44];&quot;',&quot;;[.L$3];&quot;,&quot;;[.L44];&quot;);/&quot;)" office:value-type="string" office:string-value="call Rda_Insert_q('306',9,3400);/" calcext:value-type="string">
            <text:p>call Rda_Insert_q('306',9,3400);/</text:p>
          </table:table-cell>
          <table:table-cell table:formula="of:=COM.MICROSOFT.CONCAT(&quot;call Rda_Insert_q&quot;;&quot;('&quot;;[.$B44];&quot;',&quot;;[.M$3];&quot;,&quot;;[.M44];&quot;);/&quot;)" office:value-type="string" office:string-value="call Rda_Insert_q('306',10,2300);/" calcext:value-type="string">
            <text:p>call Rda_Insert_q('306',10,2300);/</text:p>
          </table:table-cell>
          <table:table-cell table:formula="of:=COM.MICROSOFT.CONCAT(&quot;call Rda_Insert_q&quot;;&quot;('&quot;;[.$B44];&quot;',&quot;;[.N$3];&quot;,&quot;;[.N44];&quot;);/&quot;)" office:value-type="string" office:string-value="call Rda_Insert_q('306',11,2300);/" calcext:value-type="string">
            <text:p>call Rda_Insert_q('306',11,2300);/</text:p>
          </table:table-cell>
          <table:table-cell table:formula="of:=COM.MICROSOFT.CONCAT(&quot;call Rda_Insert_q&quot;;&quot;('&quot;;[.$B44];&quot;',&quot;;[.O$3];&quot;,&quot;;[.O44];&quot;);/&quot;)" office:value-type="string" office:string-value="call Rda_Insert_q('306',12,2600);/" calcext:value-type="string">
            <text:p>call Rda_Insert_q('306',12,2600);/</text:p>
          </table:table-cell>
          <table:table-cell table:formula="of:=COM.MICROSOFT.CONCAT(&quot;call Rda_Insert_q&quot;;&quot;('&quot;;[.$B44];&quot;',&quot;;[.P$3];&quot;,&quot;;[.P44];&quot;);/&quot;)" office:value-type="string" office:string-value="call Rda_Insert_q('306',13,2600);/" calcext:value-type="string">
            <text:p>call Rda_Insert_q('306',13,2600);/</text:p>
          </table:table-cell>
          <table:table-cell table:formula="of:=COM.MICROSOFT.CONCAT(&quot;call Rda_Insert_q&quot;;&quot;('&quot;;[.$B44];&quot;',&quot;;[.Q$3];&quot;,&quot;;[.Q44];&quot;);/&quot;)" office:value-type="string" office:string-value="call Rda_Insert_q('306',14,2600);/" calcext:value-type="string">
            <text:p>call Rda_Insert_q('306',14,2600);/</text:p>
          </table:table-cell>
          <table:table-cell table:formula="of:=COM.MICROSOFT.CONCAT(&quot;call Rda_Insert_q&quot;;&quot;('&quot;;[.$B44];&quot;',&quot;;[.R$3];&quot;,&quot;;[.R44];&quot;);/&quot;)" office:value-type="string" office:string-value="call Rda_Insert_q('306',15,2600);/" calcext:value-type="string">
            <text:p>call Rda_Insert_q('306',15,2600);/</text:p>
          </table:table-cell>
          <table:table-cell table:formula="of:=COM.MICROSOFT.CONCAT(&quot;call Rda_Insert_q&quot;;&quot;('&quot;;[.$B44];&quot;',&quot;;[.S$3];&quot;,&quot;;[.S44];&quot;);/&quot;)" office:value-type="string" office:string-value="call Rda_Insert_q('306',16,2600);/" calcext:value-type="string">
            <text:p>call Rda_Insert_q('306',16,2600);/</text:p>
          </table:table-cell>
          <table:table-cell table:formula="of:=COM.MICROSOFT.CONCAT(&quot;call Rda_Insert_q&quot;;&quot;('&quot;;[.$B44];&quot;',&quot;;[.T$3];&quot;,&quot;;[.T44];&quot;);/&quot;)" office:value-type="string" office:string-value="call Rda_Insert_q('306',17,2900);/" calcext:value-type="string">
            <text:p>call Rda_Insert_q('306',17,2900);/</text:p>
          </table:table-cell>
          <table:table-cell table:formula="of:=COM.MICROSOFT.CONCAT(&quot;call Rda_Insert_q&quot;;&quot;('&quot;;[.$B44];&quot;',&quot;;[.U$3];&quot;,&quot;;[.U44];&quot;);/&quot;)" office:value-type="string" office:string-value="call Rda_Insert_q('306',18,2900);/" calcext:value-type="string">
            <text:p>call Rda_Insert_q('306',18,2900);/</text:p>
          </table:table-cell>
          <table:table-cell table:formula="of:=COM.MICROSOFT.CONCAT(&quot;call Rda_Insert_q&quot;;&quot;('&quot;;[.$B44];&quot;',&quot;;[.V$3];&quot;,&quot;;[.V44];&quot;);/&quot;)" office:value-type="string" office:string-value="call Rda_Insert_q('306',19,2500);/" calcext:value-type="string">
            <text:p>call Rda_Insert_q('306',19,2500);/</text:p>
          </table:table-cell>
          <table:table-cell table:formula="of:=COM.MICROSOFT.CONCAT(&quot;call Rda_Insert_q&quot;;&quot;('&quot;;[.$B44];&quot;',&quot;;[.W$3];&quot;,&quot;;[.W44];&quot;);/&quot;)" office:value-type="string" office:string-value="call Rda_Insert_q('306',20,2800);/" calcext:value-type="string">
            <text:p>call Rda_Insert_q('306',20,2800);/</text:p>
          </table:table-cell>
          <table:table-cell table:formula="of:=COM.MICROSOFT.CONCAT(&quot;call Rda_Insert_q&quot;;&quot;('&quot;;[.$B44];&quot;',&quot;;[.X$3];&quot;,&quot;;[.X44];&quot;);/&quot;)" office:value-type="string" office:string-value="call Rda_Insert_q('306',21,2800);/" calcext:value-type="string">
            <text:p>call Rda_Insert_q('306',21,2800);/</text:p>
          </table:table-cell>
          <table:table-cell table:number-columns-repeated="1000"/>
        </table:table-row>
        <table:table-row table:style-name="ro1">
          <table:table-cell table:number-columns-repeated="2"/>
          <table:table-cell table:formula="of:=COM.MICROSOFT.CONCAT(&quot;call Rda_Insert_q&quot;;&quot;('&quot;;[.$B45];&quot;',&quot;;[.C$3];&quot;,&quot;;[.C45];&quot;);/&quot;)" office:value-type="string" office:string-value="call Rda_Insert_q('307',0,110);/" calcext:value-type="string">
            <text:p>call Rda_Insert_q('307',0,110);/</text:p>
          </table:table-cell>
          <table:table-cell table:formula="of:=COM.MICROSOFT.CONCAT(&quot;call Rda_Insert_q&quot;;&quot;('&quot;;[.$B45];&quot;',&quot;;[.D$3];&quot;,&quot;;[.D45];&quot;);/&quot;)" office:value-type="string" office:string-value="call Rda_Insert_q('307',1,370);/" calcext:value-type="string">
            <text:p>call Rda_Insert_q('307',1,370);/</text:p>
          </table:table-cell>
          <table:table-cell table:formula="of:=COM.MICROSOFT.CONCAT(&quot;call Rda_Insert_q&quot;;&quot;('&quot;;[.$B45];&quot;',&quot;;[.E$3];&quot;,&quot;;[.E45];&quot;);/&quot;)" office:value-type="string" office:string-value="call Rda_Insert_q('307',2,800);/" calcext:value-type="string">
            <text:p>call Rda_Insert_q('307',2,800);/</text:p>
          </table:table-cell>
          <table:table-cell table:formula="of:=COM.MICROSOFT.CONCAT(&quot;call Rda_Insert_q&quot;;&quot;('&quot;;[.$B45];&quot;',&quot;;[.F$3];&quot;,&quot;;[.F45];&quot;);/&quot;)" office:value-type="string" office:string-value="call Rda_Insert_q('307',3,1000);/" calcext:value-type="string">
            <text:p>call Rda_Insert_q('307',3,1000);/</text:p>
          </table:table-cell>
          <table:table-cell table:formula="of:=COM.MICROSOFT.CONCAT(&quot;call Rda_Insert_q&quot;;&quot;('&quot;;[.$B45];&quot;',&quot;;[.G$3];&quot;,&quot;;[.G45];&quot;);/&quot;)" office:value-type="string" office:string-value="call Rda_Insert_q('307',4,1200);/" calcext:value-type="string">
            <text:p>call Rda_Insert_q('307',4,1200);/</text:p>
          </table:table-cell>
          <table:table-cell table:formula="of:=COM.MICROSOFT.CONCAT(&quot;call Rda_Insert_q&quot;;&quot;('&quot;;[.$B45];&quot;',&quot;;[.H$3];&quot;,&quot;;[.H45];&quot;);/&quot;)" office:value-type="string" office:string-value="call Rda_Insert_q('307',5,1500);/" calcext:value-type="string">
            <text:p>call Rda_Insert_q('307',5,1500);/</text:p>
          </table:table-cell>
          <table:table-cell table:formula="of:=COM.MICROSOFT.CONCAT(&quot;call Rda_Insert_q&quot;;&quot;('&quot;;[.$B45];&quot;',&quot;;[.I$3];&quot;,&quot;;[.I45];&quot;);/&quot;)" office:value-type="string" office:string-value="call Rda_Insert_q('307',6,1500);/" calcext:value-type="string">
            <text:p>call Rda_Insert_q('307',6,1500);/</text:p>
          </table:table-cell>
          <table:table-cell table:formula="of:=COM.MICROSOFT.CONCAT(&quot;call Rda_Insert_q&quot;;&quot;('&quot;;[.$B45];&quot;',&quot;;[.J$3];&quot;,&quot;;[.J45];&quot;);/&quot;)" office:value-type="string" office:string-value="call Rda_Insert_q('307',7,1500);/" calcext:value-type="string">
            <text:p>call Rda_Insert_q('307',7,1500);/</text:p>
          </table:table-cell>
          <table:table-cell table:formula="of:=COM.MICROSOFT.CONCAT(&quot;call Rda_Insert_q&quot;;&quot;('&quot;;[.$B45];&quot;',&quot;;[.K$3];&quot;,&quot;;[.K45];&quot;);/&quot;)" office:value-type="string" office:string-value="call Rda_Insert_q('307',8,1500);/" calcext:value-type="string">
            <text:p>call Rda_Insert_q('307',8,1500);/</text:p>
          </table:table-cell>
          <table:table-cell table:formula="of:=COM.MICROSOFT.CONCAT(&quot;call Rda_Insert_q&quot;;&quot;('&quot;;[.$B45];&quot;',&quot;;[.L$3];&quot;,&quot;;[.L45];&quot;);/&quot;)" office:value-type="string" office:string-value="call Rda_Insert_q('307',9,1500);/" calcext:value-type="string">
            <text:p>call Rda_Insert_q('307',9,1500);/</text:p>
          </table:table-cell>
          <table:table-cell table:formula="of:=COM.MICROSOFT.CONCAT(&quot;call Rda_Insert_q&quot;;&quot;('&quot;;[.$B45];&quot;',&quot;;[.M$3];&quot;,&quot;;[.M45];&quot;);/&quot;)" office:value-type="string" office:string-value="call Rda_Insert_q('307',10,1200);/" calcext:value-type="string">
            <text:p>call Rda_Insert_q('307',10,1200);/</text:p>
          </table:table-cell>
          <table:table-cell table:formula="of:=COM.MICROSOFT.CONCAT(&quot;call Rda_Insert_q&quot;;&quot;('&quot;;[.$B45];&quot;',&quot;;[.N$3];&quot;,&quot;;[.N45];&quot;);/&quot;)" office:value-type="string" office:string-value="call Rda_Insert_q('307',11,1500);/" calcext:value-type="string">
            <text:p>call Rda_Insert_q('307',11,1500);/</text:p>
          </table:table-cell>
          <table:table-cell table:formula="of:=COM.MICROSOFT.CONCAT(&quot;call Rda_Insert_q&quot;;&quot;('&quot;;[.$B45];&quot;',&quot;;[.O$3];&quot;,&quot;;[.O45];&quot;);/&quot;)" office:value-type="string" office:string-value="call Rda_Insert_q('307',12,1500);/" calcext:value-type="string">
            <text:p>call Rda_Insert_q('307',12,1500);/</text:p>
          </table:table-cell>
          <table:table-cell table:formula="of:=COM.MICROSOFT.CONCAT(&quot;call Rda_Insert_q&quot;;&quot;('&quot;;[.$B45];&quot;',&quot;;[.P$3];&quot;,&quot;;[.P45];&quot;);/&quot;)" office:value-type="string" office:string-value="call Rda_Insert_q('307',13,1500);/" calcext:value-type="string">
            <text:p>call Rda_Insert_q('307',13,1500);/</text:p>
          </table:table-cell>
          <table:table-cell table:formula="of:=COM.MICROSOFT.CONCAT(&quot;call Rda_Insert_q&quot;;&quot;('&quot;;[.$B45];&quot;',&quot;;[.Q$3];&quot;,&quot;;[.Q45];&quot;);/&quot;)" office:value-type="string" office:string-value="call Rda_Insert_q('307',14,1500);/" calcext:value-type="string">
            <text:p>call Rda_Insert_q('307',14,1500);/</text:p>
          </table:table-cell>
          <table:table-cell table:formula="of:=COM.MICROSOFT.CONCAT(&quot;call Rda_Insert_q&quot;;&quot;('&quot;;[.$B45];&quot;',&quot;;[.R$3];&quot;,&quot;;[.R45];&quot;);/&quot;)" office:value-type="string" office:string-value="call Rda_Insert_q('307',15,1500);/" calcext:value-type="string">
            <text:p>call Rda_Insert_q('307',15,1500);/</text:p>
          </table:table-cell>
          <table:table-cell table:formula="of:=COM.MICROSOFT.CONCAT(&quot;call Rda_Insert_q&quot;;&quot;('&quot;;[.$B45];&quot;',&quot;;[.S$3];&quot;,&quot;;[.S45];&quot;);/&quot;)" office:value-type="string" office:string-value="call Rda_Insert_q('307',16,1500);/" calcext:value-type="string">
            <text:p>call Rda_Insert_q('307',16,1500);/</text:p>
          </table:table-cell>
          <table:table-cell table:formula="of:=COM.MICROSOFT.CONCAT(&quot;call Rda_Insert_q&quot;;&quot;('&quot;;[.$B45];&quot;',&quot;;[.T$3];&quot;,&quot;;[.T45];&quot;);/&quot;)" office:value-type="string" office:string-value="call Rda_Insert_q('307',17,1500);/" calcext:value-type="string">
            <text:p>call Rda_Insert_q('307',17,1500);/</text:p>
          </table:table-cell>
          <table:table-cell table:formula="of:=COM.MICROSOFT.CONCAT(&quot;call Rda_Insert_q&quot;;&quot;('&quot;;[.$B45];&quot;',&quot;;[.U$3];&quot;,&quot;;[.U45];&quot;);/&quot;)" office:value-type="string" office:string-value="call Rda_Insert_q('307',18,1500);/" calcext:value-type="string">
            <text:p>call Rda_Insert_q('307',18,1500);/</text:p>
          </table:table-cell>
          <table:table-cell table:formula="of:=COM.MICROSOFT.CONCAT(&quot;call Rda_Insert_q&quot;;&quot;('&quot;;[.$B45];&quot;',&quot;;[.V$3];&quot;,&quot;;[.V45];&quot;);/&quot;)" office:value-type="string" office:string-value="call Rda_Insert_q('307',19,1500);/" calcext:value-type="string">
            <text:p>call Rda_Insert_q('307',19,1500);/</text:p>
          </table:table-cell>
          <table:table-cell table:formula="of:=COM.MICROSOFT.CONCAT(&quot;call Rda_Insert_q&quot;;&quot;('&quot;;[.$B45];&quot;',&quot;;[.W$3];&quot;,&quot;;[.W45];&quot;);/&quot;)" office:value-type="string" office:string-value="call Rda_Insert_q('307',20,1500);/" calcext:value-type="string">
            <text:p>call Rda_Insert_q('307',20,1500);/</text:p>
          </table:table-cell>
          <table:table-cell table:formula="of:=COM.MICROSOFT.CONCAT(&quot;call Rda_Insert_q&quot;;&quot;('&quot;;[.$B45];&quot;',&quot;;[.X$3];&quot;,&quot;;[.X45];&quot;);/&quot;)" office:value-type="string" office:string-value="call Rda_Insert_q('307',21,1500);/" calcext:value-type="string">
            <text:p>call Rda_Insert_q('307',21,1500);/</text:p>
          </table:table-cell>
          <table:table-cell table:number-columns-repeated="1000"/>
        </table:table-row>
        <table:table-row table:style-name="ro1">
          <table:table-cell table:number-columns-repeated="2"/>
          <table:table-cell table:formula="of:=COM.MICROSOFT.CONCAT(&quot;call Rda_Insert_q&quot;;&quot;('&quot;;[.$B46];&quot;',&quot;;[.C$3];&quot;,&quot;;[.C46];&quot;);/&quot;)" office:value-type="string" office:string-value="call Rda_Insert_q('312',0,0.2);/" calcext:value-type="string">
            <text:p>call Rda_Insert_q('312',0,0.2);/</text:p>
          </table:table-cell>
          <table:table-cell table:formula="of:=COM.MICROSOFT.CONCAT(&quot;call Rda_Insert_q&quot;;&quot;('&quot;;[.$B46];&quot;',&quot;;[.D$3];&quot;,&quot;;[.D46];&quot;);/&quot;)" office:value-type="string" office:string-value="call Rda_Insert_q('312',1,0.22);/" calcext:value-type="string">
            <text:p>call Rda_Insert_q('312',1,0.22);/</text:p>
          </table:table-cell>
          <table:table-cell table:formula="of:=COM.MICROSOFT.CONCAT(&quot;call Rda_Insert_q&quot;;&quot;('&quot;;[.$B46];&quot;',&quot;;[.E$3];&quot;,&quot;;[.E46];&quot;);/&quot;)" office:value-type="string" office:string-value="call Rda_Insert_q('312',2,0.34);/" calcext:value-type="string">
            <text:p>call Rda_Insert_q('312',2,0.34);/</text:p>
          </table:table-cell>
          <table:table-cell table:formula="of:=COM.MICROSOFT.CONCAT(&quot;call Rda_Insert_q&quot;;&quot;('&quot;;[.$B46];&quot;',&quot;;[.F$3];&quot;,&quot;;[.F46];&quot;);/&quot;)" office:value-type="string" office:string-value="call Rda_Insert_q('312',3,0.44);/" calcext:value-type="string">
            <text:p>call Rda_Insert_q('312',3,0.44);/</text:p>
          </table:table-cell>
          <table:table-cell table:formula="of:=COM.MICROSOFT.CONCAT(&quot;call Rda_Insert_q&quot;;&quot;('&quot;;[.$B46];&quot;',&quot;;[.G$3];&quot;,&quot;;[.G46];&quot;);/&quot;)" office:value-type="string" office:string-value="call Rda_Insert_q('312',4,0.7);/" calcext:value-type="string">
            <text:p>call Rda_Insert_q('312',4,0.7);/</text:p>
          </table:table-cell>
          <table:table-cell table:formula="of:=COM.MICROSOFT.CONCAT(&quot;call Rda_Insert_q&quot;;&quot;('&quot;;[.$B46];&quot;',&quot;;[.H$3];&quot;,&quot;;[.H46];&quot;);/&quot;)" office:value-type="string" office:string-value="call Rda_Insert_q('312',5,0.89);/" calcext:value-type="string">
            <text:p>call Rda_Insert_q('312',5,0.89);/</text:p>
          </table:table-cell>
          <table:table-cell table:formula="of:=COM.MICROSOFT.CONCAT(&quot;call Rda_Insert_q&quot;;&quot;('&quot;;[.$B46];&quot;',&quot;;[.I$3];&quot;,&quot;;[.I46];&quot;);/&quot;)" office:value-type="string" office:string-value="call Rda_Insert_q('312',6,0.9);/" calcext:value-type="string">
            <text:p>call Rda_Insert_q('312',6,0.9);/</text:p>
          </table:table-cell>
          <table:table-cell table:formula="of:=COM.MICROSOFT.CONCAT(&quot;call Rda_Insert_q&quot;;&quot;('&quot;;[.$B46];&quot;',&quot;;[.J$3];&quot;,&quot;;[.J46];&quot;);/&quot;)" office:value-type="string" office:string-value="call Rda_Insert_q('312',7,0.9);/" calcext:value-type="string">
            <text:p>call Rda_Insert_q('312',7,0.9);/</text:p>
          </table:table-cell>
          <table:table-cell table:formula="of:=COM.MICROSOFT.CONCAT(&quot;call Rda_Insert_q&quot;;&quot;('&quot;;[.$B46];&quot;',&quot;;[.K$3];&quot;,&quot;;[.K46];&quot;);/&quot;)" office:value-type="string" office:string-value="call Rda_Insert_q('312',8,0.9);/" calcext:value-type="string">
            <text:p>call Rda_Insert_q('312',8,0.9);/</text:p>
          </table:table-cell>
          <table:table-cell table:formula="of:=COM.MICROSOFT.CONCAT(&quot;call Rda_Insert_q&quot;;&quot;('&quot;;[.$B46];&quot;',&quot;;[.L$3];&quot;,&quot;;[.L46];&quot;);/&quot;)" office:value-type="string" office:string-value="call Rda_Insert_q('312',9,0.9);/" calcext:value-type="string">
            <text:p>call Rda_Insert_q('312',9,0.9);/</text:p>
          </table:table-cell>
          <table:table-cell table:formula="of:=COM.MICROSOFT.CONCAT(&quot;call Rda_Insert_q&quot;;&quot;('&quot;;[.$B46];&quot;',&quot;;[.M$3];&quot;,&quot;;[.M46];&quot;);/&quot;)" office:value-type="string" office:string-value="call Rda_Insert_q('312',10,0.7);/" calcext:value-type="string">
            <text:p>call Rda_Insert_q('312',10,0.7);/</text:p>
          </table:table-cell>
          <table:table-cell table:formula="of:=COM.MICROSOFT.CONCAT(&quot;call Rda_Insert_q&quot;;&quot;('&quot;;[.$B46];&quot;',&quot;;[.N$3];&quot;,&quot;;[.N46];&quot;);/&quot;)" office:value-type="string" office:string-value="call Rda_Insert_q('312',11,0.89);/" calcext:value-type="string">
            <text:p>call Rda_Insert_q('312',11,0.89);/</text:p>
          </table:table-cell>
          <table:table-cell table:formula="of:=COM.MICROSOFT.CONCAT(&quot;call Rda_Insert_q&quot;;&quot;('&quot;;[.$B46];&quot;',&quot;;[.O$3];&quot;,&quot;;[.O46];&quot;);/&quot;)" office:value-type="string" office:string-value="call Rda_Insert_q('312',12,0.9);/" calcext:value-type="string">
            <text:p>call Rda_Insert_q('312',12,0.9);/</text:p>
          </table:table-cell>
          <table:table-cell table:formula="of:=COM.MICROSOFT.CONCAT(&quot;call Rda_Insert_q&quot;;&quot;('&quot;;[.$B46];&quot;',&quot;;[.P$3];&quot;,&quot;;[.P46];&quot;);/&quot;)" office:value-type="string" office:string-value="call Rda_Insert_q('312',13,0.9);/" calcext:value-type="string">
            <text:p>call Rda_Insert_q('312',13,0.9);/</text:p>
          </table:table-cell>
          <table:table-cell table:formula="of:=COM.MICROSOFT.CONCAT(&quot;call Rda_Insert_q&quot;;&quot;('&quot;;[.$B46];&quot;',&quot;;[.Q$3];&quot;,&quot;;[.Q46];&quot;);/&quot;)" office:value-type="string" office:string-value="call Rda_Insert_q('312',14,0.9);/" calcext:value-type="string">
            <text:p>call Rda_Insert_q('312',14,0.9);/</text:p>
          </table:table-cell>
          <table:table-cell table:formula="of:=COM.MICROSOFT.CONCAT(&quot;call Rda_Insert_q&quot;;&quot;('&quot;;[.$B46];&quot;',&quot;;[.R$3];&quot;,&quot;;[.R46];&quot;);/&quot;)" office:value-type="string" office:string-value="call Rda_Insert_q('312',15,0.9);/" calcext:value-type="string">
            <text:p>call Rda_Insert_q('312',15,0.9);/</text:p>
          </table:table-cell>
          <table:table-cell table:formula="of:=COM.MICROSOFT.CONCAT(&quot;call Rda_Insert_q&quot;;&quot;('&quot;;[.$B46];&quot;',&quot;;[.S$3];&quot;,&quot;;[.S46];&quot;);/&quot;)" office:value-type="string" office:string-value="call Rda_Insert_q('312',16,1);/" calcext:value-type="string">
            <text:p>call Rda_Insert_q('312',16,1);/</text:p>
          </table:table-cell>
          <table:table-cell table:formula="of:=COM.MICROSOFT.CONCAT(&quot;call Rda_Insert_q&quot;;&quot;('&quot;;[.$B46];&quot;',&quot;;[.T$3];&quot;,&quot;;[.T46];&quot;);/&quot;)" office:value-type="string" office:string-value="call Rda_Insert_q('312',17,1);/" calcext:value-type="string">
            <text:p>call Rda_Insert_q('312',17,1);/</text:p>
          </table:table-cell>
          <table:table-cell table:formula="of:=COM.MICROSOFT.CONCAT(&quot;call Rda_Insert_q&quot;;&quot;('&quot;;[.$B46];&quot;',&quot;;[.U$3];&quot;,&quot;;[.U46];&quot;);/&quot;)" office:value-type="string" office:string-value="call Rda_Insert_q('312',18,1);/" calcext:value-type="string">
            <text:p>call Rda_Insert_q('312',18,1);/</text:p>
          </table:table-cell>
          <table:table-cell table:formula="of:=COM.MICROSOFT.CONCAT(&quot;call Rda_Insert_q&quot;;&quot;('&quot;;[.$B46];&quot;',&quot;;[.V$3];&quot;,&quot;;[.V46];&quot;);/&quot;)" office:value-type="string" office:string-value="call Rda_Insert_q('312',19,1.3);/" calcext:value-type="string">
            <text:p>call Rda_Insert_q('312',19,1.3);/</text:p>
          </table:table-cell>
          <table:table-cell table:formula="of:=COM.MICROSOFT.CONCAT(&quot;call Rda_Insert_q&quot;;&quot;('&quot;;[.$B46];&quot;',&quot;;[.W$3];&quot;,&quot;;[.W46];&quot;);/&quot;)" office:value-type="string" office:string-value="call Rda_Insert_q('312',20,1.3);/" calcext:value-type="string">
            <text:p>call Rda_Insert_q('312',20,1.3);/</text:p>
          </table:table-cell>
          <table:table-cell table:formula="of:=COM.MICROSOFT.CONCAT(&quot;call Rda_Insert_q&quot;;&quot;('&quot;;[.$B46];&quot;',&quot;;[.X$3];&quot;,&quot;;[.X46];&quot;);/&quot;)" office:value-type="string" office:string-value="call Rda_Insert_q('312',21,1.3);/" calcext:value-type="string">
            <text:p>call Rda_Insert_q('312',21,1.3);/</text:p>
          </table:table-cell>
          <table:table-cell table:number-columns-repeated="1000"/>
        </table:table-row>
        <table:table-row table:style-name="ro1">
          <table:table-cell table:number-columns-repeated="2"/>
          <table:table-cell table:formula="of:=COM.MICROSOFT.CONCAT(&quot;call Rda_Insert_q&quot;;&quot;('&quot;;[.$B47];&quot;',&quot;;[.C$3];&quot;,&quot;;[.C47];&quot;);/&quot;)" office:value-type="string" office:string-value="call Rda_Insert_q('313',0,10);/" calcext:value-type="string">
            <text:p>call Rda_Insert_q('313',0,10);/</text:p>
          </table:table-cell>
          <table:table-cell table:formula="of:=COM.MICROSOFT.CONCAT(&quot;call Rda_Insert_q&quot;;&quot;('&quot;;[.$B47];&quot;',&quot;;[.D$3];&quot;,&quot;;[.D47];&quot;);/&quot;)" office:value-type="string" office:string-value="call Rda_Insert_q('313',1,500);/" calcext:value-type="string">
            <text:p>call Rda_Insert_q('313',1,500);/</text:p>
          </table:table-cell>
          <table:table-cell table:formula="of:=COM.MICROSOFT.CONCAT(&quot;call Rda_Insert_q&quot;;&quot;('&quot;;[.$B47];&quot;',&quot;;[.E$3];&quot;,&quot;;[.E47];&quot;);/&quot;)" office:value-type="string" office:string-value="call Rda_Insert_q('313',2,700);/" calcext:value-type="string">
            <text:p>call Rda_Insert_q('313',2,700);/</text:p>
          </table:table-cell>
          <table:table-cell table:formula="of:=COM.MICROSOFT.CONCAT(&quot;call Rda_Insert_q&quot;;&quot;('&quot;;[.$B47];&quot;',&quot;;[.F$3];&quot;,&quot;;[.F47];&quot;);/&quot;)" office:value-type="string" office:string-value="call Rda_Insert_q('313',3,1000);/" calcext:value-type="string">
            <text:p>call Rda_Insert_q('313',3,1000);/</text:p>
          </table:table-cell>
          <table:table-cell table:formula="of:=COM.MICROSOFT.CONCAT(&quot;call Rda_Insert_q&quot;;&quot;('&quot;;[.$B47];&quot;',&quot;;[.G$3];&quot;,&quot;;[.G47];&quot;);/&quot;)" office:value-type="string" office:string-value="call Rda_Insert_q('313',4,2000);/" calcext:value-type="string">
            <text:p>call Rda_Insert_q('313',4,2000);/</text:p>
          </table:table-cell>
          <table:table-cell table:formula="of:=COM.MICROSOFT.CONCAT(&quot;call Rda_Insert_q&quot;;&quot;('&quot;;[.$B47];&quot;',&quot;;[.H$3];&quot;,&quot;;[.H47];&quot;);/&quot;)" office:value-type="string" office:string-value="call Rda_Insert_q('313',5,3000);/" calcext:value-type="string">
            <text:p>call Rda_Insert_q('313',5,3000);/</text:p>
          </table:table-cell>
          <table:table-cell table:formula="of:=COM.MICROSOFT.CONCAT(&quot;call Rda_Insert_q&quot;;&quot;('&quot;;[.$B47];&quot;',&quot;;[.I$3];&quot;,&quot;;[.I47];&quot;);/&quot;)" office:value-type="string" office:string-value="call Rda_Insert_q('313',6,4000);/" calcext:value-type="string">
            <text:p>call Rda_Insert_q('313',6,4000);/</text:p>
          </table:table-cell>
          <table:table-cell table:formula="of:=COM.MICROSOFT.CONCAT(&quot;call Rda_Insert_q&quot;;&quot;('&quot;;[.$B47];&quot;',&quot;;[.J$3];&quot;,&quot;;[.J47];&quot;);/&quot;)" office:value-type="string" office:string-value="call Rda_Insert_q('313',7,4000);/" calcext:value-type="string">
            <text:p>call Rda_Insert_q('313',7,4000);/</text:p>
          </table:table-cell>
          <table:table-cell table:formula="of:=COM.MICROSOFT.CONCAT(&quot;call Rda_Insert_q&quot;;&quot;('&quot;;[.$B47];&quot;',&quot;;[.K$3];&quot;,&quot;;[.K47];&quot;);/&quot;)" office:value-type="string" office:string-value="call Rda_Insert_q('313',8,4000);/" calcext:value-type="string">
            <text:p>call Rda_Insert_q('313',8,4000);/</text:p>
          </table:table-cell>
          <table:table-cell table:formula="of:=COM.MICROSOFT.CONCAT(&quot;call Rda_Insert_q&quot;;&quot;('&quot;;[.$B47];&quot;',&quot;;[.L$3];&quot;,&quot;;[.L47];&quot;);/&quot;)" office:value-type="string" office:string-value="call Rda_Insert_q('313',9,4000);/" calcext:value-type="string">
            <text:p>call Rda_Insert_q('313',9,4000);/</text:p>
          </table:table-cell>
          <table:table-cell table:formula="of:=COM.MICROSOFT.CONCAT(&quot;call Rda_Insert_q&quot;;&quot;('&quot;;[.$B47];&quot;',&quot;;[.M$3];&quot;,&quot;;[.M47];&quot;);/&quot;)" office:value-type="string" office:string-value="call Rda_Insert_q('313',10,2000);/" calcext:value-type="string">
            <text:p>call Rda_Insert_q('313',10,2000);/</text:p>
          </table:table-cell>
          <table:table-cell table:formula="of:=COM.MICROSOFT.CONCAT(&quot;call Rda_Insert_q&quot;;&quot;('&quot;;[.$B47];&quot;',&quot;;[.N$3];&quot;,&quot;;[.N47];&quot;);/&quot;)" office:value-type="string" office:string-value="call Rda_Insert_q('313',11,3000);/" calcext:value-type="string">
            <text:p>call Rda_Insert_q('313',11,3000);/</text:p>
          </table:table-cell>
          <table:table-cell table:formula="of:=COM.MICROSOFT.CONCAT(&quot;call Rda_Insert_q&quot;;&quot;('&quot;;[.$B47];&quot;',&quot;;[.O$3];&quot;,&quot;;[.O47];&quot;);/&quot;)" office:value-type="string" office:string-value="call Rda_Insert_q('313',12,3000);/" calcext:value-type="string">
            <text:p>call Rda_Insert_q('313',12,3000);/</text:p>
          </table:table-cell>
          <table:table-cell table:formula="of:=COM.MICROSOFT.CONCAT(&quot;call Rda_Insert_q&quot;;&quot;('&quot;;[.$B47];&quot;',&quot;;[.P$3];&quot;,&quot;;[.P47];&quot;);/&quot;)" office:value-type="string" office:string-value="call Rda_Insert_q('313',13,3000);/" calcext:value-type="string">
            <text:p>call Rda_Insert_q('313',13,3000);/</text:p>
          </table:table-cell>
          <table:table-cell table:formula="of:=COM.MICROSOFT.CONCAT(&quot;call Rda_Insert_q&quot;;&quot;('&quot;;[.$B47];&quot;',&quot;;[.Q$3];&quot;,&quot;;[.Q47];&quot;);/&quot;)" office:value-type="string" office:string-value="call Rda_Insert_q('313',14,3000);/" calcext:value-type="string">
            <text:p>call Rda_Insert_q('313',14,3000);/</text:p>
          </table:table-cell>
          <table:table-cell table:formula="of:=COM.MICROSOFT.CONCAT(&quot;call Rda_Insert_q&quot;;&quot;('&quot;;[.$B47];&quot;',&quot;;[.R$3];&quot;,&quot;;[.R47];&quot;);/&quot;)" office:value-type="string" office:string-value="call Rda_Insert_q('313',15,3000);/" calcext:value-type="string">
            <text:p>call Rda_Insert_q('313',15,3000);/</text:p>
          </table:table-cell>
          <table:table-cell table:formula="of:=COM.MICROSOFT.CONCAT(&quot;call Rda_Insert_q&quot;;&quot;('&quot;;[.$B47];&quot;',&quot;;[.S$3];&quot;,&quot;;[.S47];&quot;);/&quot;)" office:value-type="string" office:string-value="call Rda_Insert_q('313',16,3000);/" calcext:value-type="string">
            <text:p>call Rda_Insert_q('313',16,3000);/</text:p>
          </table:table-cell>
          <table:table-cell table:formula="of:=COM.MICROSOFT.CONCAT(&quot;call Rda_Insert_q&quot;;&quot;('&quot;;[.$B47];&quot;',&quot;;[.T$3];&quot;,&quot;;[.T47];&quot;);/&quot;)" office:value-type="string" office:string-value="call Rda_Insert_q('313',17,3000);/" calcext:value-type="string">
            <text:p>call Rda_Insert_q('313',17,3000);/</text:p>
          </table:table-cell>
          <table:table-cell table:formula="of:=COM.MICROSOFT.CONCAT(&quot;call Rda_Insert_q&quot;;&quot;('&quot;;[.$B47];&quot;',&quot;;[.U$3];&quot;,&quot;;[.U47];&quot;);/&quot;)" office:value-type="string" office:string-value="call Rda_Insert_q('313',18,3000);/" calcext:value-type="string">
            <text:p>call Rda_Insert_q('313',18,3000);/</text:p>
          </table:table-cell>
          <table:table-cell table:formula="of:=COM.MICROSOFT.CONCAT(&quot;call Rda_Insert_q&quot;;&quot;('&quot;;[.$B47];&quot;',&quot;;[.V$3];&quot;,&quot;;[.V47];&quot;);/&quot;)" office:value-type="string" office:string-value="call Rda_Insert_q('313',19,3000);/" calcext:value-type="string">
            <text:p>call Rda_Insert_q('313',19,3000);/</text:p>
          </table:table-cell>
          <table:table-cell table:formula="of:=COM.MICROSOFT.CONCAT(&quot;call Rda_Insert_q&quot;;&quot;('&quot;;[.$B47];&quot;',&quot;;[.W$3];&quot;,&quot;;[.W47];&quot;);/&quot;)" office:value-type="string" office:string-value="call Rda_Insert_q('313',20,3000);/" calcext:value-type="string">
            <text:p>call Rda_Insert_q('313',20,3000);/</text:p>
          </table:table-cell>
          <table:table-cell table:formula="of:=COM.MICROSOFT.CONCAT(&quot;call Rda_Insert_q&quot;;&quot;('&quot;;[.$B47];&quot;',&quot;;[.X$3];&quot;,&quot;;[.X47];&quot;);/&quot;)" office:value-type="string" office:string-value="call Rda_Insert_q('313',21,3000);/" calcext:value-type="string">
            <text:p>call Rda_Insert_q('313',21,3000);/</text:p>
          </table:table-cell>
          <table:table-cell table:number-columns-repeated="1000"/>
        </table:table-row>
        <table:table-row table:style-name="ro1">
          <table:table-cell table:number-columns-repeated="2"/>
          <table:table-cell table:formula="of:=COM.MICROSOFT.CONCAT(&quot;call Rda_Insert_q&quot;;&quot;('&quot;;[.$B48];&quot;',&quot;;[.C$3];&quot;,&quot;;[.C48];&quot;);/&quot;)" office:value-type="string" office:string-value="call Rda_Insert_q('303',0,0.27);/" calcext:value-type="string">
            <text:p>call Rda_Insert_q('303',0,0.27);/</text:p>
          </table:table-cell>
          <table:table-cell table:formula="of:=COM.MICROSOFT.CONCAT(&quot;call Rda_Insert_q&quot;;&quot;('&quot;;[.$B48];&quot;',&quot;;[.D$3];&quot;,&quot;;[.D48];&quot;);/&quot;)" office:value-type="string" office:string-value="call Rda_Insert_q('303',1,11);/" calcext:value-type="string">
            <text:p>call Rda_Insert_q('303',1,11);/</text:p>
          </table:table-cell>
          <table:table-cell table:formula="of:=COM.MICROSOFT.CONCAT(&quot;call Rda_Insert_q&quot;;&quot;('&quot;;[.$B48];&quot;',&quot;;[.E$3];&quot;,&quot;;[.E48];&quot;);/&quot;)" office:value-type="string" office:string-value="call Rda_Insert_q('303',2,7);/" calcext:value-type="string">
            <text:p>call Rda_Insert_q('303',2,7);/</text:p>
          </table:table-cell>
          <table:table-cell table:formula="of:=COM.MICROSOFT.CONCAT(&quot;call Rda_Insert_q&quot;;&quot;('&quot;;[.$B48];&quot;',&quot;;[.F$3];&quot;,&quot;;[.F48];&quot;);/&quot;)" office:value-type="string" office:string-value="call Rda_Insert_q('303',3,10);/" calcext:value-type="string">
            <text:p>call Rda_Insert_q('303',3,10);/</text:p>
          </table:table-cell>
          <table:table-cell table:formula="of:=COM.MICROSOFT.CONCAT(&quot;call Rda_Insert_q&quot;;&quot;('&quot;;[.$B48];&quot;',&quot;;[.G$3];&quot;,&quot;;[.G48];&quot;);/&quot;)" office:value-type="string" office:string-value="call Rda_Insert_q('303',4,8);/" calcext:value-type="string">
            <text:p>call Rda_Insert_q('303',4,8);/</text:p>
          </table:table-cell>
          <table:table-cell table:formula="of:=COM.MICROSOFT.CONCAT(&quot;call Rda_Insert_q&quot;;&quot;('&quot;;[.$B48];&quot;',&quot;;[.H$3];&quot;,&quot;;[.H48];&quot;);/&quot;)" office:value-type="string" office:string-value="call Rda_Insert_q('303',5,11);/" calcext:value-type="string">
            <text:p>call Rda_Insert_q('303',5,11);/</text:p>
          </table:table-cell>
          <table:table-cell table:formula="of:=COM.MICROSOFT.CONCAT(&quot;call Rda_Insert_q&quot;;&quot;('&quot;;[.$B48];&quot;',&quot;;[.I$3];&quot;,&quot;;[.I48];&quot;);/&quot;)" office:value-type="string" office:string-value="call Rda_Insert_q('303',6,8);/" calcext:value-type="string">
            <text:p>call Rda_Insert_q('303',6,8);/</text:p>
          </table:table-cell>
          <table:table-cell table:formula="of:=COM.MICROSOFT.CONCAT(&quot;call Rda_Insert_q&quot;;&quot;('&quot;;[.$B48];&quot;',&quot;;[.J$3];&quot;,&quot;;[.J48];&quot;);/&quot;)" office:value-type="string" office:string-value="call Rda_Insert_q('303',7,8);/" calcext:value-type="string">
            <text:p>call Rda_Insert_q('303',7,8);/</text:p>
          </table:table-cell>
          <table:table-cell table:formula="of:=COM.MICROSOFT.CONCAT(&quot;call Rda_Insert_q&quot;;&quot;('&quot;;[.$B48];&quot;',&quot;;[.K$3];&quot;,&quot;;[.K48];&quot;);/&quot;)" office:value-type="string" office:string-value="call Rda_Insert_q('303',8,8);/" calcext:value-type="string">
            <text:p>call Rda_Insert_q('303',8,8);/</text:p>
          </table:table-cell>
          <table:table-cell table:formula="of:=COM.MICROSOFT.CONCAT(&quot;call Rda_Insert_q&quot;;&quot;('&quot;;[.$B48];&quot;',&quot;;[.L$3];&quot;,&quot;;[.L48];&quot;);/&quot;)" office:value-type="string" office:string-value="call Rda_Insert_q('303',9,8);/" calcext:value-type="string">
            <text:p>call Rda_Insert_q('303',9,8);/</text:p>
          </table:table-cell>
          <table:table-cell table:formula="of:=COM.MICROSOFT.CONCAT(&quot;call Rda_Insert_q&quot;;&quot;('&quot;;[.$B48];&quot;',&quot;;[.M$3];&quot;,&quot;;[.M48];&quot;);/&quot;)" office:value-type="string" office:string-value="call Rda_Insert_q('303',10,8);/" calcext:value-type="string">
            <text:p>call Rda_Insert_q('303',10,8);/</text:p>
          </table:table-cell>
          <table:table-cell table:formula="of:=COM.MICROSOFT.CONCAT(&quot;call Rda_Insert_q&quot;;&quot;('&quot;;[.$B48];&quot;',&quot;;[.N$3];&quot;,&quot;;[.N48];&quot;);/&quot;)" office:value-type="string" office:string-value="call Rda_Insert_q('303',11,15);/" calcext:value-type="string">
            <text:p>call Rda_Insert_q('303',11,15);/</text:p>
          </table:table-cell>
          <table:table-cell table:formula="of:=COM.MICROSOFT.CONCAT(&quot;call Rda_Insert_q&quot;;&quot;('&quot;;[.$B48];&quot;',&quot;;[.O$3];&quot;,&quot;;[.O48];&quot;);/&quot;)" office:value-type="string" office:string-value="call Rda_Insert_q('303',12,18);/" calcext:value-type="string">
            <text:p>call Rda_Insert_q('303',12,18);/</text:p>
          </table:table-cell>
          <table:table-cell table:formula="of:=COM.MICROSOFT.CONCAT(&quot;call Rda_Insert_q&quot;;&quot;('&quot;;[.$B48];&quot;',&quot;;[.P$3];&quot;,&quot;;[.P48];&quot;);/&quot;)" office:value-type="string" office:string-value="call Rda_Insert_q('303',13,18);/" calcext:value-type="string">
            <text:p>call Rda_Insert_q('303',13,18);/</text:p>
          </table:table-cell>
          <table:table-cell table:formula="of:=COM.MICROSOFT.CONCAT(&quot;call Rda_Insert_q&quot;;&quot;('&quot;;[.$B48];&quot;',&quot;;[.Q$3];&quot;,&quot;;[.Q48];&quot;);/&quot;)" office:value-type="string" office:string-value="call Rda_Insert_q('303',14,8);/" calcext:value-type="string">
            <text:p>call Rda_Insert_q('303',14,8);/</text:p>
          </table:table-cell>
          <table:table-cell table:formula="of:=COM.MICROSOFT.CONCAT(&quot;call Rda_Insert_q&quot;;&quot;('&quot;;[.$B48];&quot;',&quot;;[.R$3];&quot;,&quot;;[.R48];&quot;);/&quot;)" office:value-type="string" office:string-value="call Rda_Insert_q('303',15,8);/" calcext:value-type="string">
            <text:p>call Rda_Insert_q('303',15,8);/</text:p>
          </table:table-cell>
          <table:table-cell table:formula="of:=COM.MICROSOFT.CONCAT(&quot;call Rda_Insert_q&quot;;&quot;('&quot;;[.$B48];&quot;',&quot;;[.S$3];&quot;,&quot;;[.S48];&quot;);/&quot;)" office:value-type="string" office:string-value="call Rda_Insert_q('303',16,27);/" calcext:value-type="string">
            <text:p>call Rda_Insert_q('303',16,27);/</text:p>
          </table:table-cell>
          <table:table-cell table:formula="of:=COM.MICROSOFT.CONCAT(&quot;call Rda_Insert_q&quot;;&quot;('&quot;;[.$B48];&quot;',&quot;;[.T$3];&quot;,&quot;;[.T48];&quot;);/&quot;)" office:value-type="string" office:string-value="call Rda_Insert_q('303',17,27);/" calcext:value-type="string">
            <text:p>call Rda_Insert_q('303',17,27);/</text:p>
          </table:table-cell>
          <table:table-cell table:formula="of:=COM.MICROSOFT.CONCAT(&quot;call Rda_Insert_q&quot;;&quot;('&quot;;[.$B48];&quot;',&quot;;[.U$3];&quot;,&quot;;[.U48];&quot;);/&quot;)" office:value-type="string" office:string-value="call Rda_Insert_q('303',18,27);/" calcext:value-type="string">
            <text:p>call Rda_Insert_q('303',18,27);/</text:p>
          </table:table-cell>
          <table:table-cell table:formula="of:=COM.MICROSOFT.CONCAT(&quot;call Rda_Insert_q&quot;;&quot;('&quot;;[.$B48];&quot;',&quot;;[.V$3];&quot;,&quot;;[.V48];&quot;);/&quot;)" office:value-type="string" office:string-value="call Rda_Insert_q('303',19,10);/" calcext:value-type="string">
            <text:p>call Rda_Insert_q('303',19,10);/</text:p>
          </table:table-cell>
          <table:table-cell table:formula="of:=COM.MICROSOFT.CONCAT(&quot;call Rda_Insert_q&quot;;&quot;('&quot;;[.$B48];&quot;',&quot;;[.W$3];&quot;,&quot;;[.W48];&quot;);/&quot;)" office:value-type="string" office:string-value="call Rda_Insert_q('303',20,9);/" calcext:value-type="string">
            <text:p>call Rda_Insert_q('303',20,9);/</text:p>
          </table:table-cell>
          <table:table-cell table:formula="of:=COM.MICROSOFT.CONCAT(&quot;call Rda_Insert_q&quot;;&quot;('&quot;;[.$B48];&quot;',&quot;;[.X$3];&quot;,&quot;;[.X48];&quot;);/&quot;)" office:value-type="string" office:string-value="call Rda_Insert_q('303',21,9);/" calcext:value-type="string">
            <text:p>call Rda_Insert_q('303',21,9);/</text:p>
          </table:table-cell>
          <table:table-cell table:number-columns-repeated="1000"/>
        </table:table-row>
        <table:table-row table:style-name="ro1">
          <table:table-cell table:number-columns-repeated="2"/>
          <table:table-cell table:formula="of:=COM.MICROSOFT.CONCAT(&quot;call Rda_Insert_q&quot;;&quot;('&quot;;[.$B49];&quot;',&quot;;[.C$3];&quot;,&quot;;[.C49];&quot;);/&quot;)" office:value-type="string" office:string-value="call Rda_Insert_q('304',0,30);/" calcext:value-type="string">
            <text:p>call Rda_Insert_q('304',0,30);/</text:p>
          </table:table-cell>
          <table:table-cell table:formula="of:=COM.MICROSOFT.CONCAT(&quot;call Rda_Insert_q&quot;;&quot;('&quot;;[.$B49];&quot;',&quot;;[.D$3];&quot;,&quot;;[.D49];&quot;);/&quot;)" office:value-type="string" office:string-value="call Rda_Insert_q('304',1,75);/" calcext:value-type="string">
            <text:p>call Rda_Insert_q('304',1,75);/</text:p>
          </table:table-cell>
          <table:table-cell table:formula="of:=COM.MICROSOFT.CONCAT(&quot;call Rda_Insert_q&quot;;&quot;('&quot;;[.$B49];&quot;',&quot;;[.E$3];&quot;,&quot;;[.E49];&quot;);/&quot;)" office:value-type="string" office:string-value="call Rda_Insert_q('304',2,80);/" calcext:value-type="string">
            <text:p>call Rda_Insert_q('304',2,80);/</text:p>
          </table:table-cell>
          <table:table-cell table:formula="of:=COM.MICROSOFT.CONCAT(&quot;call Rda_Insert_q&quot;;&quot;('&quot;;[.$B49];&quot;',&quot;;[.F$3];&quot;,&quot;;[.F49];&quot;);/&quot;)" office:value-type="string" office:string-value="call Rda_Insert_q('304',3,130);/" calcext:value-type="string">
            <text:p>call Rda_Insert_q('304',3,130);/</text:p>
          </table:table-cell>
          <table:table-cell table:formula="of:=COM.MICROSOFT.CONCAT(&quot;call Rda_Insert_q&quot;;&quot;('&quot;;[.$B49];&quot;',&quot;;[.G$3];&quot;,&quot;;[.G49];&quot;);/&quot;)" office:value-type="string" office:string-value="call Rda_Insert_q('304',4,240);/" calcext:value-type="string">
            <text:p>call Rda_Insert_q('304',4,240);/</text:p>
          </table:table-cell>
          <table:table-cell table:formula="of:=COM.MICROSOFT.CONCAT(&quot;call Rda_Insert_q&quot;;&quot;('&quot;;[.$B49];&quot;',&quot;;[.H$3];&quot;,&quot;;[.H49];&quot;);/&quot;)" office:value-type="string" office:string-value="call Rda_Insert_q('304',5,410);/" calcext:value-type="string">
            <text:p>call Rda_Insert_q('304',5,410);/</text:p>
          </table:table-cell>
          <table:table-cell table:formula="of:=COM.MICROSOFT.CONCAT(&quot;call Rda_Insert_q&quot;;&quot;('&quot;;[.$B49];&quot;',&quot;;[.I$3];&quot;,&quot;;[.I49];&quot;);/&quot;)" office:value-type="string" office:string-value="call Rda_Insert_q('304',6,400);/" calcext:value-type="string">
            <text:p>call Rda_Insert_q('304',6,400);/</text:p>
          </table:table-cell>
          <table:table-cell table:formula="of:=COM.MICROSOFT.CONCAT(&quot;call Rda_Insert_q&quot;;&quot;('&quot;;[.$B49];&quot;',&quot;;[.J$3];&quot;,&quot;;[.J49];&quot;);/&quot;)" office:value-type="string" office:string-value="call Rda_Insert_q('304',7,420);/" calcext:value-type="string">
            <text:p>call Rda_Insert_q('304',7,420);/</text:p>
          </table:table-cell>
          <table:table-cell table:formula="of:=COM.MICROSOFT.CONCAT(&quot;call Rda_Insert_q&quot;;&quot;('&quot;;[.$B49];&quot;',&quot;;[.K$3];&quot;,&quot;;[.K49];&quot;);/&quot;)" office:value-type="string" office:string-value="call Rda_Insert_q('304',8,420);/" calcext:value-type="string">
            <text:p>call Rda_Insert_q('304',8,420);/</text:p>
          </table:table-cell>
          <table:table-cell table:formula="of:=COM.MICROSOFT.CONCAT(&quot;call Rda_Insert_q&quot;;&quot;('&quot;;[.$B49];&quot;',&quot;;[.L$3];&quot;,&quot;;[.L49];&quot;);/&quot;)" office:value-type="string" office:string-value="call Rda_Insert_q('304',9,420);/" calcext:value-type="string">
            <text:p>call Rda_Insert_q('304',9,420);/</text:p>
          </table:table-cell>
          <table:table-cell table:formula="of:=COM.MICROSOFT.CONCAT(&quot;call Rda_Insert_q&quot;;&quot;('&quot;;[.$B49];&quot;',&quot;;[.M$3];&quot;,&quot;;[.M49];&quot;);/&quot;)" office:value-type="string" office:string-value="call Rda_Insert_q('304',10,240);/" calcext:value-type="string">
            <text:p>call Rda_Insert_q('304',10,240);/</text:p>
          </table:table-cell>
          <table:table-cell table:formula="of:=COM.MICROSOFT.CONCAT(&quot;call Rda_Insert_q&quot;;&quot;('&quot;;[.$B49];&quot;',&quot;;[.N$3];&quot;,&quot;;[.N49];&quot;);/&quot;)" office:value-type="string" office:string-value="call Rda_Insert_q('304',11,360);/" calcext:value-type="string">
            <text:p>call Rda_Insert_q('304',11,360);/</text:p>
          </table:table-cell>
          <table:table-cell table:formula="of:=COM.MICROSOFT.CONCAT(&quot;call Rda_Insert_q&quot;;&quot;('&quot;;[.$B49];&quot;',&quot;;[.O$3];&quot;,&quot;;[.O49];&quot;);/&quot;)" office:value-type="string" office:string-value="call Rda_Insert_q('304',12,310);/" calcext:value-type="string">
            <text:p>call Rda_Insert_q('304',12,310);/</text:p>
          </table:table-cell>
          <table:table-cell table:formula="of:=COM.MICROSOFT.CONCAT(&quot;call Rda_Insert_q&quot;;&quot;('&quot;;[.$B49];&quot;',&quot;;[.P$3];&quot;,&quot;;[.P49];&quot;);/&quot;)" office:value-type="string" office:string-value="call Rda_Insert_q('304',13,320);/" calcext:value-type="string">
            <text:p>call Rda_Insert_q('304',13,320);/</text:p>
          </table:table-cell>
          <table:table-cell table:formula="of:=COM.MICROSOFT.CONCAT(&quot;call Rda_Insert_q&quot;;&quot;('&quot;;[.$B49];&quot;',&quot;;[.Q$3];&quot;,&quot;;[.Q49];&quot;);/&quot;)" office:value-type="string" office:string-value="call Rda_Insert_q('304',14,320);/" calcext:value-type="string">
            <text:p>call Rda_Insert_q('304',14,320);/</text:p>
          </table:table-cell>
          <table:table-cell table:formula="of:=COM.MICROSOFT.CONCAT(&quot;call Rda_Insert_q&quot;;&quot;('&quot;;[.$B49];&quot;',&quot;;[.R$3];&quot;,&quot;;[.R49];&quot;);/&quot;)" office:value-type="string" office:string-value="call Rda_Insert_q('304',15,320);/" calcext:value-type="string">
            <text:p>call Rda_Insert_q('304',15,320);/</text:p>
          </table:table-cell>
          <table:table-cell table:formula="of:=COM.MICROSOFT.CONCAT(&quot;call Rda_Insert_q&quot;;&quot;('&quot;;[.$B49];&quot;',&quot;;[.S$3];&quot;,&quot;;[.S49];&quot;);/&quot;)" office:value-type="string" office:string-value="call Rda_Insert_q('304',16,400);/" calcext:value-type="string">
            <text:p>call Rda_Insert_q('304',16,400);/</text:p>
          </table:table-cell>
          <table:table-cell table:formula="of:=COM.MICROSOFT.CONCAT(&quot;call Rda_Insert_q&quot;;&quot;('&quot;;[.$B49];&quot;',&quot;;[.T$3];&quot;,&quot;;[.T49];&quot;);/&quot;)" office:value-type="string" office:string-value="call Rda_Insert_q('304',17,350);/" calcext:value-type="string">
            <text:p>call Rda_Insert_q('304',17,350);/</text:p>
          </table:table-cell>
          <table:table-cell table:formula="of:=COM.MICROSOFT.CONCAT(&quot;call Rda_Insert_q&quot;;&quot;('&quot;;[.$B49];&quot;',&quot;;[.U$3];&quot;,&quot;;[.U49];&quot;);/&quot;)" office:value-type="string" office:string-value="call Rda_Insert_q('304',18,360);/" calcext:value-type="string">
            <text:p>call Rda_Insert_q('304',18,360);/</text:p>
          </table:table-cell>
          <table:table-cell table:formula="of:=COM.MICROSOFT.CONCAT(&quot;call Rda_Insert_q&quot;;&quot;('&quot;;[.$B49];&quot;',&quot;;[.V$3];&quot;,&quot;;[.V49];&quot;);/&quot;)" office:value-type="string" office:string-value="call Rda_Insert_q('304',19,360);/" calcext:value-type="string">
            <text:p>call Rda_Insert_q('304',19,360);/</text:p>
          </table:table-cell>
          <table:table-cell table:formula="of:=COM.MICROSOFT.CONCAT(&quot;call Rda_Insert_q&quot;;&quot;('&quot;;[.$B49];&quot;',&quot;;[.W$3];&quot;,&quot;;[.W49];&quot;);/&quot;)" office:value-type="string" office:string-value="call Rda_Insert_q('304',20,310);/" calcext:value-type="string">
            <text:p>call Rda_Insert_q('304',20,310);/</text:p>
          </table:table-cell>
          <table:table-cell table:formula="of:=COM.MICROSOFT.CONCAT(&quot;call Rda_Insert_q&quot;;&quot;('&quot;;[.$B49];&quot;',&quot;;[.X$3];&quot;,&quot;;[.X49];&quot;);/&quot;)" office:value-type="string" office:string-value="call Rda_Insert_q('304',21,320);/" calcext:value-type="string">
            <text:p>call Rda_Insert_q('304',21,320);/</text:p>
          </table:table-cell>
          <table:table-cell table:number-columns-repeated="1000"/>
        </table:table-row>
        <table:table-row table:style-name="ro1">
          <table:table-cell table:number-columns-repeated="2"/>
          <table:table-cell table:formula="of:=COM.MICROSOFT.CONCAT(&quot;call Rda_Insert_q&quot;;&quot;('&quot;;[.$B50];&quot;',&quot;;[.C$3];&quot;,&quot;;[.C50];&quot;);/&quot;)" office:value-type="string" office:string-value="call Rda_Insert_q('315',0,0.003);/" calcext:value-type="string">
            <text:p>call Rda_Insert_q('315',0,0.003);/</text:p>
          </table:table-cell>
          <table:table-cell table:formula="of:=COM.MICROSOFT.CONCAT(&quot;call Rda_Insert_q&quot;;&quot;('&quot;;[.$B50];&quot;',&quot;;[.D$3];&quot;,&quot;;[.D50];&quot;);/&quot;)" office:value-type="string" office:string-value="call Rda_Insert_q('315',1,0.6);/" calcext:value-type="string">
            <text:p>call Rda_Insert_q('315',1,0.6);/</text:p>
          </table:table-cell>
          <table:table-cell table:formula="of:=COM.MICROSOFT.CONCAT(&quot;call Rda_Insert_q&quot;;&quot;('&quot;;[.$B50];&quot;',&quot;;[.E$3];&quot;,&quot;;[.E50];&quot;);/&quot;)" office:value-type="string" office:string-value="call Rda_Insert_q('315',2,1.2);/" calcext:value-type="string">
            <text:p>call Rda_Insert_q('315',2,1.2);/</text:p>
          </table:table-cell>
          <table:table-cell table:formula="of:=COM.MICROSOFT.CONCAT(&quot;call Rda_Insert_q&quot;;&quot;('&quot;;[.$B50];&quot;',&quot;;[.F$3];&quot;,&quot;;[.F50];&quot;);/&quot;)" office:value-type="string" office:string-value="call Rda_Insert_q('315',3,1.5);/" calcext:value-type="string">
            <text:p>call Rda_Insert_q('315',3,1.5);/</text:p>
          </table:table-cell>
          <table:table-cell table:formula="of:=COM.MICROSOFT.CONCAT(&quot;call Rda_Insert_q&quot;;&quot;('&quot;;[.$B50];&quot;',&quot;;[.G$3];&quot;,&quot;;[.G50];&quot;);/&quot;)" office:value-type="string" office:string-value="call Rda_Insert_q('315',4,1.9);/" calcext:value-type="string">
            <text:p>call Rda_Insert_q('315',4,1.9);/</text:p>
          </table:table-cell>
          <table:table-cell table:formula="of:=COM.MICROSOFT.CONCAT(&quot;call Rda_Insert_q&quot;;&quot;('&quot;;[.$B50];&quot;',&quot;;[.H$3];&quot;,&quot;;[.H50];&quot;);/&quot;)" office:value-type="string" office:string-value="call Rda_Insert_q('315',5,2.2);/" calcext:value-type="string">
            <text:p>call Rda_Insert_q('315',5,2.2);/</text:p>
          </table:table-cell>
          <table:table-cell table:formula="of:=COM.MICROSOFT.CONCAT(&quot;call Rda_Insert_q&quot;;&quot;('&quot;;[.$B50];&quot;',&quot;;[.I$3];&quot;,&quot;;[.I50];&quot;);/&quot;)" office:value-type="string" office:string-value="call Rda_Insert_q('315',6,2.3);/" calcext:value-type="string">
            <text:p>call Rda_Insert_q('315',6,2.3);/</text:p>
          </table:table-cell>
          <table:table-cell table:formula="of:=COM.MICROSOFT.CONCAT(&quot;call Rda_Insert_q&quot;;&quot;('&quot;;[.$B50];&quot;',&quot;;[.J$3];&quot;,&quot;;[.J50];&quot;);/&quot;)" office:value-type="string" office:string-value="call Rda_Insert_q('315',7,2.3);/" calcext:value-type="string">
            <text:p>call Rda_Insert_q('315',7,2.3);/</text:p>
          </table:table-cell>
          <table:table-cell table:formula="of:=COM.MICROSOFT.CONCAT(&quot;call Rda_Insert_q&quot;;&quot;('&quot;;[.$B50];&quot;',&quot;;[.K$3];&quot;,&quot;;[.K50];&quot;);/&quot;)" office:value-type="string" office:string-value="call Rda_Insert_q('315',8,2.3);/" calcext:value-type="string">
            <text:p>call Rda_Insert_q('315',8,2.3);/</text:p>
          </table:table-cell>
          <table:table-cell table:formula="of:=COM.MICROSOFT.CONCAT(&quot;call Rda_Insert_q&quot;;&quot;('&quot;;[.$B50];&quot;',&quot;;[.L$3];&quot;,&quot;;[.L50];&quot;);/&quot;)" office:value-type="string" office:string-value="call Rda_Insert_q('315',9,2.3);/" calcext:value-type="string">
            <text:p>call Rda_Insert_q('315',9,2.3);/</text:p>
          </table:table-cell>
          <table:table-cell table:formula="of:=COM.MICROSOFT.CONCAT(&quot;call Rda_Insert_q&quot;;&quot;('&quot;;[.$B50];&quot;',&quot;;[.M$3];&quot;,&quot;;[.M50];&quot;);/&quot;)" office:value-type="string" office:string-value="call Rda_Insert_q('315',10,1.6);/" calcext:value-type="string">
            <text:p>call Rda_Insert_q('315',10,1.6);/</text:p>
          </table:table-cell>
          <table:table-cell table:formula="of:=COM.MICROSOFT.CONCAT(&quot;call Rda_Insert_q&quot;;&quot;('&quot;;[.$B50];&quot;',&quot;;[.N$3];&quot;,&quot;;[.N50];&quot;);/&quot;)" office:value-type="string" office:string-value="call Rda_Insert_q('315',11,1.6);/" calcext:value-type="string">
            <text:p>call Rda_Insert_q('315',11,1.6);/</text:p>
          </table:table-cell>
          <table:table-cell table:formula="of:=COM.MICROSOFT.CONCAT(&quot;call Rda_Insert_q&quot;;&quot;('&quot;;[.$B50];&quot;',&quot;;[.O$3];&quot;,&quot;;[.O50];&quot;);/&quot;)" office:value-type="string" office:string-value="call Rda_Insert_q('315',12,1.8);/" calcext:value-type="string">
            <text:p>call Rda_Insert_q('315',12,1.8);/</text:p>
          </table:table-cell>
          <table:table-cell table:formula="of:=COM.MICROSOFT.CONCAT(&quot;call Rda_Insert_q&quot;;&quot;('&quot;;[.$B50];&quot;',&quot;;[.P$3];&quot;,&quot;;[.P50];&quot;);/&quot;)" office:value-type="string" office:string-value="call Rda_Insert_q('315',13,1.8);/" calcext:value-type="string">
            <text:p>call Rda_Insert_q('315',13,1.8);/</text:p>
          </table:table-cell>
          <table:table-cell table:formula="of:=COM.MICROSOFT.CONCAT(&quot;call Rda_Insert_q&quot;;&quot;('&quot;;[.$B50];&quot;',&quot;;[.Q$3];&quot;,&quot;;[.Q50];&quot;);/&quot;)" office:value-type="string" office:string-value="call Rda_Insert_q('315',14,1.8);/" calcext:value-type="string">
            <text:p>call Rda_Insert_q('315',14,1.8);/</text:p>
          </table:table-cell>
          <table:table-cell table:formula="of:=COM.MICROSOFT.CONCAT(&quot;call Rda_Insert_q&quot;;&quot;('&quot;;[.$B50];&quot;',&quot;;[.R$3];&quot;,&quot;;[.R50];&quot;);/&quot;)" office:value-type="string" office:string-value="call Rda_Insert_q('315',15,1.8);/" calcext:value-type="string">
            <text:p>call Rda_Insert_q('315',15,1.8);/</text:p>
          </table:table-cell>
          <table:table-cell table:formula="of:=COM.MICROSOFT.CONCAT(&quot;call Rda_Insert_q&quot;;&quot;('&quot;;[.$B50];&quot;',&quot;;[.S$3];&quot;,&quot;;[.S50];&quot;);/&quot;)" office:value-type="string" office:string-value="call Rda_Insert_q('315',16,2);/" calcext:value-type="string">
            <text:p>call Rda_Insert_q('315',16,2);/</text:p>
          </table:table-cell>
          <table:table-cell table:formula="of:=COM.MICROSOFT.CONCAT(&quot;call Rda_Insert_q&quot;;&quot;('&quot;;[.$B50];&quot;',&quot;;[.T$3];&quot;,&quot;;[.T50];&quot;);/&quot;)" office:value-type="string" office:string-value="call Rda_Insert_q('315',17,2);/" calcext:value-type="string">
            <text:p>call Rda_Insert_q('315',17,2);/</text:p>
          </table:table-cell>
          <table:table-cell table:formula="of:=COM.MICROSOFT.CONCAT(&quot;call Rda_Insert_q&quot;;&quot;('&quot;;[.$B50];&quot;',&quot;;[.U$3];&quot;,&quot;;[.U50];&quot;);/&quot;)" office:value-type="string" office:string-value="call Rda_Insert_q('315',18,2);/" calcext:value-type="string">
            <text:p>call Rda_Insert_q('315',18,2);/</text:p>
          </table:table-cell>
          <table:table-cell table:formula="of:=COM.MICROSOFT.CONCAT(&quot;call Rda_Insert_q&quot;;&quot;('&quot;;[.$B50];&quot;',&quot;;[.V$3];&quot;,&quot;;[.V50];&quot;);/&quot;)" office:value-type="string" office:string-value="call Rda_Insert_q('315',19,2.6);/" calcext:value-type="string">
            <text:p>call Rda_Insert_q('315',19,2.6);/</text:p>
          </table:table-cell>
          <table:table-cell table:formula="of:=COM.MICROSOFT.CONCAT(&quot;call Rda_Insert_q&quot;;&quot;('&quot;;[.$B50];&quot;',&quot;;[.W$3];&quot;,&quot;;[.W50];&quot;);/&quot;)" office:value-type="string" office:string-value="call Rda_Insert_q('315',20,2.6);/" calcext:value-type="string">
            <text:p>call Rda_Insert_q('315',20,2.6);/</text:p>
          </table:table-cell>
          <table:table-cell table:formula="of:=COM.MICROSOFT.CONCAT(&quot;call Rda_Insert_q&quot;;&quot;('&quot;;[.$B50];&quot;',&quot;;[.X$3];&quot;,&quot;;[.X50];&quot;);/&quot;)" office:value-type="string" office:string-value="call Rda_Insert_q('315',21,2.6);/" calcext:value-type="string">
            <text:p>call Rda_Insert_q('315',21,2.6);/</text:p>
          </table:table-cell>
          <table:table-cell table:number-columns-repeated="1000"/>
        </table:table-row>
        <table:table-row table:style-name="ro1">
          <table:table-cell table:number-columns-repeated="2"/>
          <table:table-cell table:formula="of:=COM.MICROSOFT.CONCAT(&quot;call Rda_Insert_q&quot;;&quot;('&quot;;[.$B51];&quot;',&quot;;[.C$3];&quot;,&quot;;[.C51];&quot;);/&quot;)" office:value-type="string" office:string-value="call Rda_Insert_q('305',0,100);/" calcext:value-type="string">
            <text:p>call Rda_Insert_q('305',0,100);/</text:p>
          </table:table-cell>
          <table:table-cell table:formula="of:=COM.MICROSOFT.CONCAT(&quot;call Rda_Insert_q&quot;;&quot;('&quot;;[.$B51];&quot;',&quot;;[.D$3];&quot;,&quot;;[.D51];&quot;);/&quot;)" office:value-type="string" office:string-value="call Rda_Insert_q('305',1,275);/" calcext:value-type="string">
            <text:p>call Rda_Insert_q('305',1,275);/</text:p>
          </table:table-cell>
          <table:table-cell table:formula="of:=COM.MICROSOFT.CONCAT(&quot;call Rda_Insert_q&quot;;&quot;('&quot;;[.$B51];&quot;',&quot;;[.E$3];&quot;,&quot;;[.E51];&quot;);/&quot;)" office:value-type="string" office:string-value="call Rda_Insert_q('305',2,460);/" calcext:value-type="string">
            <text:p>call Rda_Insert_q('305',2,460);/</text:p>
          </table:table-cell>
          <table:table-cell table:formula="of:=COM.MICROSOFT.CONCAT(&quot;call Rda_Insert_q&quot;;&quot;('&quot;;[.$B51];&quot;',&quot;;[.F$3];&quot;,&quot;;[.F51];&quot;);/&quot;)" office:value-type="string" office:string-value="call Rda_Insert_q('305',3,500);/" calcext:value-type="string">
            <text:p>call Rda_Insert_q('305',3,500);/</text:p>
          </table:table-cell>
          <table:table-cell table:formula="of:=COM.MICROSOFT.CONCAT(&quot;call Rda_Insert_q&quot;;&quot;('&quot;;[.$B51];&quot;',&quot;;[.G$3];&quot;,&quot;;[.G51];&quot;);/&quot;)" office:value-type="string" office:string-value="call Rda_Insert_q('305',4,1250);/" calcext:value-type="string">
            <text:p>call Rda_Insert_q('305',4,1250);/</text:p>
          </table:table-cell>
          <table:table-cell table:formula="of:=COM.MICROSOFT.CONCAT(&quot;call Rda_Insert_q&quot;;&quot;('&quot;;[.$B51];&quot;',&quot;;[.H$3];&quot;,&quot;;[.H51];&quot;);/&quot;)" office:value-type="string" office:string-value="call Rda_Insert_q('305',5,1250);/" calcext:value-type="string">
            <text:p>call Rda_Insert_q('305',5,1250);/</text:p>
          </table:table-cell>
          <table:table-cell table:formula="of:=COM.MICROSOFT.CONCAT(&quot;call Rda_Insert_q&quot;;&quot;('&quot;;[.$B51];&quot;',&quot;;[.I$3];&quot;,&quot;;[.I51];&quot;);/&quot;)" office:value-type="string" office:string-value="call Rda_Insert_q('305',6,700);/" calcext:value-type="string">
            <text:p>call Rda_Insert_q('305',6,700);/</text:p>
          </table:table-cell>
          <table:table-cell table:formula="of:=COM.MICROSOFT.CONCAT(&quot;call Rda_Insert_q&quot;;&quot;('&quot;;[.$B51];&quot;',&quot;;[.J$3];&quot;,&quot;;[.J51];&quot;);/&quot;)" office:value-type="string" office:string-value="call Rda_Insert_q('305',7,700);/" calcext:value-type="string">
            <text:p>call Rda_Insert_q('305',7,700);/</text:p>
          </table:table-cell>
          <table:table-cell table:formula="of:=COM.MICROSOFT.CONCAT(&quot;call Rda_Insert_q&quot;;&quot;('&quot;;[.$B51];&quot;',&quot;;[.K$3];&quot;,&quot;;[.K51];&quot;);/&quot;)" office:value-type="string" office:string-value="call Rda_Insert_q('305',8,700);/" calcext:value-type="string">
            <text:p>call Rda_Insert_q('305',8,700);/</text:p>
          </table:table-cell>
          <table:table-cell table:formula="of:=COM.MICROSOFT.CONCAT(&quot;call Rda_Insert_q&quot;;&quot;('&quot;;[.$B51];&quot;',&quot;;[.L$3];&quot;,&quot;;[.L51];&quot;);/&quot;)" office:value-type="string" office:string-value="call Rda_Insert_q('305',9,700);/" calcext:value-type="string">
            <text:p>call Rda_Insert_q('305',9,700);/</text:p>
          </table:table-cell>
          <table:table-cell table:formula="of:=COM.MICROSOFT.CONCAT(&quot;call Rda_Insert_q&quot;;&quot;('&quot;;[.$B51];&quot;',&quot;;[.M$3];&quot;,&quot;;[.M51];&quot;);/&quot;)" office:value-type="string" office:string-value="call Rda_Insert_q('305',10,1250);/" calcext:value-type="string">
            <text:p>call Rda_Insert_q('305',10,1250);/</text:p>
          </table:table-cell>
          <table:table-cell table:formula="of:=COM.MICROSOFT.CONCAT(&quot;call Rda_Insert_q&quot;;&quot;('&quot;;[.$B51];&quot;',&quot;;[.N$3];&quot;,&quot;;[.N51];&quot;);/&quot;)" office:value-type="string" office:string-value="call Rda_Insert_q('305',11,1250);/" calcext:value-type="string">
            <text:p>call Rda_Insert_q('305',11,1250);/</text:p>
          </table:table-cell>
          <table:table-cell table:formula="of:=COM.MICROSOFT.CONCAT(&quot;call Rda_Insert_q&quot;;&quot;('&quot;;[.$B51];&quot;',&quot;;[.O$3];&quot;,&quot;;[.O51];&quot;);/&quot;)" office:value-type="string" office:string-value="call Rda_Insert_q('305',12,700);/" calcext:value-type="string">
            <text:p>call Rda_Insert_q('305',12,700);/</text:p>
          </table:table-cell>
          <table:table-cell table:formula="of:=COM.MICROSOFT.CONCAT(&quot;call Rda_Insert_q&quot;;&quot;('&quot;;[.$B51];&quot;',&quot;;[.P$3];&quot;,&quot;;[.P51];&quot;);/&quot;)" office:value-type="string" office:string-value="call Rda_Insert_q('305',13,700);/" calcext:value-type="string">
            <text:p>call Rda_Insert_q('305',13,700);/</text:p>
          </table:table-cell>
          <table:table-cell table:formula="of:=COM.MICROSOFT.CONCAT(&quot;call Rda_Insert_q&quot;;&quot;('&quot;;[.$B51];&quot;',&quot;;[.Q$3];&quot;,&quot;;[.Q51];&quot;);/&quot;)" office:value-type="string" office:string-value="call Rda_Insert_q('305',14,700);/" calcext:value-type="string">
            <text:p>call Rda_Insert_q('305',14,700);/</text:p>
          </table:table-cell>
          <table:table-cell table:formula="of:=COM.MICROSOFT.CONCAT(&quot;call Rda_Insert_q&quot;;&quot;('&quot;;[.$B51];&quot;',&quot;;[.R$3];&quot;,&quot;;[.R51];&quot;);/&quot;)" office:value-type="string" office:string-value="call Rda_Insert_q('305',15,700);/" calcext:value-type="string">
            <text:p>call Rda_Insert_q('305',15,700);/</text:p>
          </table:table-cell>
          <table:table-cell table:formula="of:=COM.MICROSOFT.CONCAT(&quot;call Rda_Insert_q&quot;;&quot;('&quot;;[.$B51];&quot;',&quot;;[.S$3];&quot;,&quot;;[.S51];&quot;);/&quot;)" office:value-type="string" office:string-value="call Rda_Insert_q('305',16,1250);/" calcext:value-type="string">
            <text:p>call Rda_Insert_q('305',16,1250);/</text:p>
          </table:table-cell>
          <table:table-cell table:formula="of:=COM.MICROSOFT.CONCAT(&quot;call Rda_Insert_q&quot;;&quot;('&quot;;[.$B51];&quot;',&quot;;[.T$3];&quot;,&quot;;[.T51];&quot;);/&quot;)" office:value-type="string" office:string-value="call Rda_Insert_q('305',17,700);/" calcext:value-type="string">
            <text:p>call Rda_Insert_q('305',17,700);/</text:p>
          </table:table-cell>
          <table:table-cell table:formula="of:=COM.MICROSOFT.CONCAT(&quot;call Rda_Insert_q&quot;;&quot;('&quot;;[.$B51];&quot;',&quot;;[.U$3];&quot;,&quot;;[.U51];&quot;);/&quot;)" office:value-type="string" office:string-value="call Rda_Insert_q('305',18,700);/" calcext:value-type="string">
            <text:p>call Rda_Insert_q('305',18,700);/</text:p>
          </table:table-cell>
          <table:table-cell table:formula="of:=COM.MICROSOFT.CONCAT(&quot;call Rda_Insert_q&quot;;&quot;('&quot;;[.$B51];&quot;',&quot;;[.V$3];&quot;,&quot;;[.V51];&quot;);/&quot;)" office:value-type="string" office:string-value="call Rda_Insert_q('305',19,1250);/" calcext:value-type="string">
            <text:p>call Rda_Insert_q('305',19,1250);/</text:p>
          </table:table-cell>
          <table:table-cell table:formula="of:=COM.MICROSOFT.CONCAT(&quot;call Rda_Insert_q&quot;;&quot;('&quot;;[.$B51];&quot;',&quot;;[.W$3];&quot;,&quot;;[.W51];&quot;);/&quot;)" office:value-type="string" office:string-value="call Rda_Insert_q('305',20,700);/" calcext:value-type="string">
            <text:p>call Rda_Insert_q('305',20,700);/</text:p>
          </table:table-cell>
          <table:table-cell table:formula="of:=COM.MICROSOFT.CONCAT(&quot;call Rda_Insert_q&quot;;&quot;('&quot;;[.$B51];&quot;',&quot;;[.X$3];&quot;,&quot;;[.X51];&quot;);/&quot;)" office:value-type="string" office:string-value="call Rda_Insert_q('305',21,700);/" calcext:value-type="string">
            <text:p>call Rda_Insert_q('305',21,700);/</text:p>
          </table:table-cell>
          <table:table-cell table:number-columns-repeated="1000"/>
        </table:table-row>
        <table:table-row table:style-name="ro1">
          <table:table-cell table:number-columns-repeated="2"/>
          <table:table-cell table:formula="of:=COM.MICROSOFT.CONCAT(&quot;call Rda_Insert_q&quot;;&quot;('&quot;;[.$B52];&quot;',&quot;;[.C$3];&quot;,&quot;;[.C52];&quot;);/&quot;)" office:value-type="string" office:string-value="call Rda_Insert_q('317',0,15);/" calcext:value-type="string">
            <text:p>call Rda_Insert_q('317',0,15);/</text:p>
          </table:table-cell>
          <table:table-cell table:formula="of:=COM.MICROSOFT.CONCAT(&quot;call Rda_Insert_q&quot;;&quot;('&quot;;[.$B52];&quot;',&quot;;[.D$3];&quot;,&quot;;[.D52];&quot;);/&quot;)" office:value-type="string" office:string-value="call Rda_Insert_q('317',1,20);/" calcext:value-type="string">
            <text:p>call Rda_Insert_q('317',1,20);/</text:p>
          </table:table-cell>
          <table:table-cell table:formula="of:=COM.MICROSOFT.CONCAT(&quot;call Rda_Insert_q&quot;;&quot;('&quot;;[.$B52];&quot;',&quot;;[.E$3];&quot;,&quot;;[.E52];&quot;);/&quot;)" office:value-type="string" office:string-value="call Rda_Insert_q('317',2,20);/" calcext:value-type="string">
            <text:p>call Rda_Insert_q('317',2,20);/</text:p>
          </table:table-cell>
          <table:table-cell table:formula="of:=COM.MICROSOFT.CONCAT(&quot;call Rda_Insert_q&quot;;&quot;('&quot;;[.$B52];&quot;',&quot;;[.F$3];&quot;,&quot;;[.F52];&quot;);/&quot;)" office:value-type="string" office:string-value="call Rda_Insert_q('317',3,30);/" calcext:value-type="string">
            <text:p>call Rda_Insert_q('317',3,30);/</text:p>
          </table:table-cell>
          <table:table-cell table:formula="of:=COM.MICROSOFT.CONCAT(&quot;call Rda_Insert_q&quot;;&quot;('&quot;;[.$B52];&quot;',&quot;;[.G$3];&quot;,&quot;;[.G52];&quot;);/&quot;)" office:value-type="string" office:string-value="call Rda_Insert_q('317',4,40);/" calcext:value-type="string">
            <text:p>call Rda_Insert_q('317',4,40);/</text:p>
          </table:table-cell>
          <table:table-cell table:formula="of:=COM.MICROSOFT.CONCAT(&quot;call Rda_Insert_q&quot;;&quot;('&quot;;[.$B52];&quot;',&quot;;[.H$3];&quot;,&quot;;[.H52];&quot;);/&quot;)" office:value-type="string" office:string-value="call Rda_Insert_q('317',5,55);/" calcext:value-type="string">
            <text:p>call Rda_Insert_q('317',5,55);/</text:p>
          </table:table-cell>
          <table:table-cell table:formula="of:=COM.MICROSOFT.CONCAT(&quot;call Rda_Insert_q&quot;;&quot;('&quot;;[.$B52];&quot;',&quot;;[.I$3];&quot;,&quot;;[.I52];&quot;);/&quot;)" office:value-type="string" office:string-value="call Rda_Insert_q('317',6,55);/" calcext:value-type="string">
            <text:p>call Rda_Insert_q('317',6,55);/</text:p>
          </table:table-cell>
          <table:table-cell table:formula="of:=COM.MICROSOFT.CONCAT(&quot;call Rda_Insert_q&quot;;&quot;('&quot;;[.$B52];&quot;',&quot;;[.J$3];&quot;,&quot;;[.J52];&quot;);/&quot;)" office:value-type="string" office:string-value="call Rda_Insert_q('317',7,55);/" calcext:value-type="string">
            <text:p>call Rda_Insert_q('317',7,55);/</text:p>
          </table:table-cell>
          <table:table-cell table:formula="of:=COM.MICROSOFT.CONCAT(&quot;call Rda_Insert_q&quot;;&quot;('&quot;;[.$B52];&quot;',&quot;;[.K$3];&quot;,&quot;;[.K52];&quot;);/&quot;)" office:value-type="string" office:string-value="call Rda_Insert_q('317',8,55);/" calcext:value-type="string">
            <text:p>call Rda_Insert_q('317',8,55);/</text:p>
          </table:table-cell>
          <table:table-cell table:formula="of:=COM.MICROSOFT.CONCAT(&quot;call Rda_Insert_q&quot;;&quot;('&quot;;[.$B52];&quot;',&quot;;[.L$3];&quot;,&quot;;[.L52];&quot;);/&quot;)" office:value-type="string" office:string-value="call Rda_Insert_q('317',9,55);/" calcext:value-type="string">
            <text:p>call Rda_Insert_q('317',9,55);/</text:p>
          </table:table-cell>
          <table:table-cell table:formula="of:=COM.MICROSOFT.CONCAT(&quot;call Rda_Insert_q&quot;;&quot;('&quot;;[.$B52];&quot;',&quot;;[.M$3];&quot;,&quot;;[.M52];&quot;);/&quot;)" office:value-type="string" office:string-value="call Rda_Insert_q('317',10,40);/" calcext:value-type="string">
            <text:p>call Rda_Insert_q('317',10,40);/</text:p>
          </table:table-cell>
          <table:table-cell table:formula="of:=COM.MICROSOFT.CONCAT(&quot;call Rda_Insert_q&quot;;&quot;('&quot;;[.$B52];&quot;',&quot;;[.N$3];&quot;,&quot;;[.N52];&quot;);/&quot;)" office:value-type="string" office:string-value="call Rda_Insert_q('317',11,55);/" calcext:value-type="string">
            <text:p>call Rda_Insert_q('317',11,55);/</text:p>
          </table:table-cell>
          <table:table-cell table:formula="of:=COM.MICROSOFT.CONCAT(&quot;call Rda_Insert_q&quot;;&quot;('&quot;;[.$B52];&quot;',&quot;;[.O$3];&quot;,&quot;;[.O52];&quot;);/&quot;)" office:value-type="string" office:string-value="call Rda_Insert_q('317',12,55);/" calcext:value-type="string">
            <text:p>call Rda_Insert_q('317',12,55);/</text:p>
          </table:table-cell>
          <table:table-cell table:formula="of:=COM.MICROSOFT.CONCAT(&quot;call Rda_Insert_q&quot;;&quot;('&quot;;[.$B52];&quot;',&quot;;[.P$3];&quot;,&quot;;[.P52];&quot;);/&quot;)" office:value-type="string" office:string-value="call Rda_Insert_q('317',13,55);/" calcext:value-type="string">
            <text:p>call Rda_Insert_q('317',13,55);/</text:p>
          </table:table-cell>
          <table:table-cell table:formula="of:=COM.MICROSOFT.CONCAT(&quot;call Rda_Insert_q&quot;;&quot;('&quot;;[.$B52];&quot;',&quot;;[.Q$3];&quot;,&quot;;[.Q52];&quot;);/&quot;)" office:value-type="string" office:string-value="call Rda_Insert_q('317',14,55);/" calcext:value-type="string">
            <text:p>call Rda_Insert_q('317',14,55);/</text:p>
          </table:table-cell>
          <table:table-cell table:formula="of:=COM.MICROSOFT.CONCAT(&quot;call Rda_Insert_q&quot;;&quot;('&quot;;[.$B52];&quot;',&quot;;[.R$3];&quot;,&quot;;[.R52];&quot;);/&quot;)" office:value-type="string" office:string-value="call Rda_Insert_q('317',15,55);/" calcext:value-type="string">
            <text:p>call Rda_Insert_q('317',15,55);/</text:p>
          </table:table-cell>
          <table:table-cell table:formula="of:=COM.MICROSOFT.CONCAT(&quot;call Rda_Insert_q&quot;;&quot;('&quot;;[.$B52];&quot;',&quot;;[.S$3];&quot;,&quot;;[.S52];&quot;);/&quot;)" office:value-type="string" office:string-value="call Rda_Insert_q('317',16,60);/" calcext:value-type="string">
            <text:p>call Rda_Insert_q('317',16,60);/</text:p>
          </table:table-cell>
          <table:table-cell table:formula="of:=COM.MICROSOFT.CONCAT(&quot;call Rda_Insert_q&quot;;&quot;('&quot;;[.$B52];&quot;',&quot;;[.T$3];&quot;,&quot;;[.T52];&quot;);/&quot;)" office:value-type="string" office:string-value="call Rda_Insert_q('317',17,60);/" calcext:value-type="string">
            <text:p>call Rda_Insert_q('317',17,60);/</text:p>
          </table:table-cell>
          <table:table-cell table:formula="of:=COM.MICROSOFT.CONCAT(&quot;call Rda_Insert_q&quot;;&quot;('&quot;;[.$B52];&quot;',&quot;;[.U$3];&quot;,&quot;;[.U52];&quot;);/&quot;)" office:value-type="string" office:string-value="call Rda_Insert_q('317',18,60);/" calcext:value-type="string">
            <text:p>call Rda_Insert_q('317',18,60);/</text:p>
          </table:table-cell>
          <table:table-cell table:formula="of:=COM.MICROSOFT.CONCAT(&quot;call Rda_Insert_q&quot;;&quot;('&quot;;[.$B52];&quot;',&quot;;[.V$3];&quot;,&quot;;[.V52];&quot;);/&quot;)" office:value-type="string" office:string-value="call Rda_Insert_q('317',19,70);/" calcext:value-type="string">
            <text:p>call Rda_Insert_q('317',19,70);/</text:p>
          </table:table-cell>
          <table:table-cell table:formula="of:=COM.MICROSOFT.CONCAT(&quot;call Rda_Insert_q&quot;;&quot;('&quot;;[.$B52];&quot;',&quot;;[.W$3];&quot;,&quot;;[.W52];&quot;);/&quot;)" office:value-type="string" office:string-value="call Rda_Insert_q('317',20,70);/" calcext:value-type="string">
            <text:p>call Rda_Insert_q('317',20,70);/</text:p>
          </table:table-cell>
          <table:table-cell table:formula="of:=COM.MICROSOFT.CONCAT(&quot;call Rda_Insert_q&quot;;&quot;('&quot;;[.$B52];&quot;',&quot;;[.X$3];&quot;,&quot;;[.X52];&quot;);/&quot;)" office:value-type="string" office:string-value="call Rda_Insert_q('317',21,70);/" calcext:value-type="string">
            <text:p>call Rda_Insert_q('317',21,70);/</text:p>
          </table:table-cell>
          <table:table-cell table:number-columns-repeated="1000"/>
        </table:table-row>
        <table:table-row table:style-name="ro1">
          <table:table-cell table:number-columns-repeated="2"/>
          <table:table-cell table:formula="of:=COM.MICROSOFT.CONCAT(&quot;call Rda_Insert_q&quot;;&quot;('&quot;;[.$B53];&quot;',&quot;;[.C$3];&quot;,&quot;;[.C53];&quot;);/&quot;)" office:value-type="string" office:string-value="call Rda_Insert_q('309',0,2);/" calcext:value-type="string">
            <text:p>call Rda_Insert_q('309',0,2);/</text:p>
          </table:table-cell>
          <table:table-cell table:formula="of:=COM.MICROSOFT.CONCAT(&quot;call Rda_Insert_q&quot;;&quot;('&quot;;[.$B53];&quot;',&quot;;[.D$3];&quot;,&quot;;[.D53];&quot;);/&quot;)" office:value-type="string" office:string-value="call Rda_Insert_q('309',1,3);/" calcext:value-type="string">
            <text:p>call Rda_Insert_q('309',1,3);/</text:p>
          </table:table-cell>
          <table:table-cell table:formula="of:=COM.MICROSOFT.CONCAT(&quot;call Rda_Insert_q&quot;;&quot;('&quot;;[.$B53];&quot;',&quot;;[.E$3];&quot;,&quot;;[.E53];&quot;);/&quot;)" office:value-type="string" office:string-value="call Rda_Insert_q('309',2,3);/" calcext:value-type="string">
            <text:p>call Rda_Insert_q('309',2,3);/</text:p>
          </table:table-cell>
          <table:table-cell table:formula="of:=COM.MICROSOFT.CONCAT(&quot;call Rda_Insert_q&quot;;&quot;('&quot;;[.$B53];&quot;',&quot;;[.F$3];&quot;,&quot;;[.F53];&quot;);/&quot;)" office:value-type="string" office:string-value="call Rda_Insert_q('309',3,5);/" calcext:value-type="string">
            <text:p>call Rda_Insert_q('309',3,5);/</text:p>
          </table:table-cell>
          <table:table-cell table:formula="of:=COM.MICROSOFT.CONCAT(&quot;call Rda_Insert_q&quot;;&quot;('&quot;;[.$B53];&quot;',&quot;;[.G$3];&quot;,&quot;;[.G53];&quot;);/&quot;)" office:value-type="string" office:string-value="call Rda_Insert_q('309',4,8);/" calcext:value-type="string">
            <text:p>call Rda_Insert_q('309',4,8);/</text:p>
          </table:table-cell>
          <table:table-cell table:formula="of:=COM.MICROSOFT.CONCAT(&quot;call Rda_Insert_q&quot;;&quot;('&quot;;[.$B53];&quot;',&quot;;[.H$3];&quot;,&quot;;[.H53];&quot;);/&quot;)" office:value-type="string" office:string-value="call Rda_Insert_q('309',5,11);/" calcext:value-type="string">
            <text:p>call Rda_Insert_q('309',5,11);/</text:p>
          </table:table-cell>
          <table:table-cell table:formula="of:=COM.MICROSOFT.CONCAT(&quot;call Rda_Insert_q&quot;;&quot;('&quot;;[.$B53];&quot;',&quot;;[.I$3];&quot;,&quot;;[.I53];&quot;);/&quot;)" office:value-type="string" office:string-value="call Rda_Insert_q('309',6,11);/" calcext:value-type="string">
            <text:p>call Rda_Insert_q('309',6,11);/</text:p>
          </table:table-cell>
          <table:table-cell table:formula="of:=COM.MICROSOFT.CONCAT(&quot;call Rda_Insert_q&quot;;&quot;('&quot;;[.$B53];&quot;',&quot;;[.J$3];&quot;,&quot;;[.J53];&quot;);/&quot;)" office:value-type="string" office:string-value="call Rda_Insert_q('309',7,11);/" calcext:value-type="string">
            <text:p>call Rda_Insert_q('309',7,11);/</text:p>
          </table:table-cell>
          <table:table-cell table:formula="of:=COM.MICROSOFT.CONCAT(&quot;call Rda_Insert_q&quot;;&quot;('&quot;;[.$B53];&quot;',&quot;;[.K$3];&quot;,&quot;;[.K53];&quot;);/&quot;)" office:value-type="string" office:string-value="call Rda_Insert_q('309',8,11);/" calcext:value-type="string">
            <text:p>call Rda_Insert_q('309',8,11);/</text:p>
          </table:table-cell>
          <table:table-cell table:formula="of:=COM.MICROSOFT.CONCAT(&quot;call Rda_Insert_q&quot;;&quot;('&quot;;[.$B53];&quot;',&quot;;[.L$3];&quot;,&quot;;[.L53];&quot;);/&quot;)" office:value-type="string" office:string-value="call Rda_Insert_q('309',9,11);/" calcext:value-type="string">
            <text:p>call Rda_Insert_q('309',9,11);/</text:p>
          </table:table-cell>
          <table:table-cell table:formula="of:=COM.MICROSOFT.CONCAT(&quot;call Rda_Insert_q&quot;;&quot;('&quot;;[.$B53];&quot;',&quot;;[.M$3];&quot;,&quot;;[.M53];&quot;);/&quot;)" office:value-type="string" office:string-value="call Rda_Insert_q('309',10,8);/" calcext:value-type="string">
            <text:p>call Rda_Insert_q('309',10,8);/</text:p>
          </table:table-cell>
          <table:table-cell table:formula="of:=COM.MICROSOFT.CONCAT(&quot;call Rda_Insert_q&quot;;&quot;('&quot;;[.$B53];&quot;',&quot;;[.N$3];&quot;,&quot;;[.N53];&quot;);/&quot;)" office:value-type="string" office:string-value="call Rda_Insert_q('309',11,9);/" calcext:value-type="string">
            <text:p>call Rda_Insert_q('309',11,9);/</text:p>
          </table:table-cell>
          <table:table-cell table:formula="of:=COM.MICROSOFT.CONCAT(&quot;call Rda_Insert_q&quot;;&quot;('&quot;;[.$B53];&quot;',&quot;;[.O$3];&quot;,&quot;;[.O53];&quot;);/&quot;)" office:value-type="string" office:string-value="call Rda_Insert_q('309',12,8);/" calcext:value-type="string">
            <text:p>call Rda_Insert_q('309',12,8);/</text:p>
          </table:table-cell>
          <table:table-cell table:formula="of:=COM.MICROSOFT.CONCAT(&quot;call Rda_Insert_q&quot;;&quot;('&quot;;[.$B53];&quot;',&quot;;[.P$3];&quot;,&quot;;[.P53];&quot;);/&quot;)" office:value-type="string" office:string-value="call Rda_Insert_q('309',13,8);/" calcext:value-type="string">
            <text:p>call Rda_Insert_q('309',13,8);/</text:p>
          </table:table-cell>
          <table:table-cell table:formula="of:=COM.MICROSOFT.CONCAT(&quot;call Rda_Insert_q&quot;;&quot;('&quot;;[.$B53];&quot;',&quot;;[.Q$3];&quot;,&quot;;[.Q53];&quot;);/&quot;)" office:value-type="string" office:string-value="call Rda_Insert_q('309',14,8);/" calcext:value-type="string">
            <text:p>call Rda_Insert_q('309',14,8);/</text:p>
          </table:table-cell>
          <table:table-cell table:formula="of:=COM.MICROSOFT.CONCAT(&quot;call Rda_Insert_q&quot;;&quot;('&quot;;[.$B53];&quot;',&quot;;[.R$3];&quot;,&quot;;[.R53];&quot;);/&quot;)" office:value-type="string" office:string-value="call Rda_Insert_q('309',15,8);/" calcext:value-type="string">
            <text:p>call Rda_Insert_q('309',15,8);/</text:p>
          </table:table-cell>
          <table:table-cell table:formula="of:=COM.MICROSOFT.CONCAT(&quot;call Rda_Insert_q&quot;;&quot;('&quot;;[.$B53];&quot;',&quot;;[.S$3];&quot;,&quot;;[.S53];&quot;);/&quot;)" office:value-type="string" office:string-value="call Rda_Insert_q('309',16,12);/" calcext:value-type="string">
            <text:p>call Rda_Insert_q('309',16,12);/</text:p>
          </table:table-cell>
          <table:table-cell table:formula="of:=COM.MICROSOFT.CONCAT(&quot;call Rda_Insert_q&quot;;&quot;('&quot;;[.$B53];&quot;',&quot;;[.T$3];&quot;,&quot;;[.T53];&quot;);/&quot;)" office:value-type="string" office:string-value="call Rda_Insert_q('309',17,11);/" calcext:value-type="string">
            <text:p>call Rda_Insert_q('309',17,11);/</text:p>
          </table:table-cell>
          <table:table-cell table:formula="of:=COM.MICROSOFT.CONCAT(&quot;call Rda_Insert_q&quot;;&quot;('&quot;;[.$B53];&quot;',&quot;;[.U$3];&quot;,&quot;;[.U53];&quot;);/&quot;)" office:value-type="string" office:string-value="call Rda_Insert_q('309',18,11);/" calcext:value-type="string">
            <text:p>call Rda_Insert_q('309',18,11);/</text:p>
          </table:table-cell>
          <table:table-cell table:formula="of:=COM.MICROSOFT.CONCAT(&quot;call Rda_Insert_q&quot;;&quot;('&quot;;[.$B53];&quot;',&quot;;[.V$3];&quot;,&quot;;[.V53];&quot;);/&quot;)" office:value-type="string" office:string-value="call Rda_Insert_q('309',19,13);/" calcext:value-type="string">
            <text:p>call Rda_Insert_q('309',19,13);/</text:p>
          </table:table-cell>
          <table:table-cell table:formula="of:=COM.MICROSOFT.CONCAT(&quot;call Rda_Insert_q&quot;;&quot;('&quot;;[.$B53];&quot;',&quot;;[.W$3];&quot;,&quot;;[.W53];&quot;);/&quot;)" office:value-type="string" office:string-value="call Rda_Insert_q('309',20,12);/" calcext:value-type="string">
            <text:p>call Rda_Insert_q('309',20,12);/</text:p>
          </table:table-cell>
          <table:table-cell table:formula="of:=COM.MICROSOFT.CONCAT(&quot;call Rda_Insert_q&quot;;&quot;('&quot;;[.$B53];&quot;',&quot;;[.X$3];&quot;,&quot;;[.X53];&quot;);/&quot;)" office:value-type="string" office:string-value="call Rda_Insert_q('309',21,12);/" calcext:value-type="string">
            <text:p>call Rda_Insert_q('309',21,12);/</text:p>
          </table:table-cell>
          <table:table-cell table:number-columns-repeated="1000"/>
        </table:table-row>
        <table:table-row table:style-name="ro1" table:number-rows-repeated="1048497">
          <table:table-cell table:number-columns-repeated="1024"/>
        </table:table-row>
        <table:table-row table:style-name="ro1">
          <table:table-cell table:number-columns-repeated="1024"/>
        </table:table-row>
      </table:table>
      <table:table table:name="UL, Vitamins, Processed" table:style-name="ta1">
        <table:table-column table:style-name="co5" table:default-cell-style-name="Default"/>
        <table:table-column table:style-name="co6" table:default-cell-style-name="ce8"/>
        <table:table-column table:style-name="co4" table:number-columns-repeated="1022" table:default-cell-style-name="Default"/>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number-columns-repeated="994"/>
        </table:table-row>
        <table:table-row table:style-name="ro1">
          <table:table-cell table:style-name="ce20" office:value-type="string" calcext:value-type="string">
            <text:p>Life Stage Group</text:p>
          </table:table-cell>
          <table:table-cell table:style-name="ce7"/>
          <table:table-cell table:style-name="ce7" office:value-type="string" calcext:value-type="string">
            <text:p> 0–6 <text:a xlink:href="https://www.ncbi.nlm.nih.gov/books/n/nap13050/appendixes.app1/def-item/appendixes.app1.gl1-d54/" xlink:type="simple">mo</text:a></text:p>
          </table:table-cell>
          <table:table-cell table:style-name="ce7" office:value-type="string" calcext:value-type="string">
            <text:p> 6–12 <text:a xlink:href="https://www.ncbi.nlm.nih.gov/books/n/nap13050/appendixes.app1/def-item/appendixes.app1.gl1-d54/" xlink:type="simple">mo</text:a></text:p>
          </table:table-cell>
          <table:table-cell table:style-name="ce7" office:value-type="string" calcext:value-type="string">
            <text:p> 1–3 <text:a xlink:href="https://www.ncbi.nlm.nih.gov/books/n/nap13050/appendixes.app1/def-item/appendixes.app1.gl1-d116/" xlink:type="simple">y</text:a></text:p>
          </table:table-cell>
          <table:table-cell table:style-name="ce7" office:value-type="string" calcext:value-type="string">
            <text:p> 4–8 <text:a xlink:href="https://www.ncbi.nlm.nih.gov/books/n/nap13050/appendixes.app1/def-item/appendixes.app1.gl1-d116/" xlink:type="simple">y</text:a></text:p>
          </table:table-cell>
          <table:table-cell table:style-name="ce7" office:value-type="string" calcext:value-type="string">
            <text:p> 9–13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51–70 <text:a xlink:href="https://www.ncbi.nlm.nih.gov/books/n/nap13050/appendixes.app1/def-item/appendixes.app1.gl1-d116/" xlink:type="simple">y</text:a></text:p>
          </table:table-cell>
          <table:table-cell table:style-name="ce7" office:value-type="string" calcext:value-type="string">
            <text:p> &gt; 70 <text:a xlink:href="https://www.ncbi.nlm.nih.gov/books/n/nap13050/appendixes.app1/def-item/appendixes.app1.gl1-d116/" xlink:type="simple">y</text:a></text:p>
          </table:table-cell>
          <table:table-cell table:style-name="ce7" office:value-type="string" calcext:value-type="string">
            <text:p> 9–13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51–70 <text:a xlink:href="https://www.ncbi.nlm.nih.gov/books/n/nap13050/appendixes.app1/def-item/appendixes.app1.gl1-d116/" xlink:type="simple">y</text:a></text:p>
          </table:table-cell>
          <table:table-cell table:style-name="ce7" office:value-type="string" calcext:value-type="string">
            <text:p> &gt; 70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table:number-columns-repeated="999"/>
          <table:table-cell table:style-name="ce8"/>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204.55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5" table:number-columns-repeated="6"/>
          <table:table-cell table:number-columns-repeated="994"/>
        </table:table-row>
        <table:table-row table:style-name="ro1">
          <table:table-cell office:value-type="string" calcext:value-type="string">
            <text:p>Vitamin A (μg/d)</text:p>
          </table:table-cell>
          <table:table-cell office:value-type="float" office:value="320" calcext:value-type="float">
            <text:p>320</text:p>
          </table:table-cell>
          <table:table-cell table:number-columns-repeated="3" office:value-type="float" office:value="600" calcext:value-type="float">
            <text:p>600</text:p>
          </table:table-cell>
          <table:table-cell office:value-type="float" office:value="900" calcext:value-type="float">
            <text:p>900</text:p>
          </table:table-cell>
          <table:table-cell office:value-type="float" office:value="1700" calcext:value-type="float">
            <text:p>1700</text:p>
          </table:table-cell>
          <table:table-cell office:value-type="float" office:value="2800" calcext:value-type="float">
            <text:p>2800</text:p>
          </table:table-cell>
          <table:table-cell table:number-columns-repeated="4" office:value-type="float" office:value="3000" calcext:value-type="float">
            <text:p>3000</text:p>
          </table:table-cell>
          <table:table-cell office:value-type="float" office:value="1700" calcext:value-type="float">
            <text:p>1700</text:p>
          </table:table-cell>
          <table:table-cell office:value-type="float" office:value="2800" calcext:value-type="float">
            <text:p>2800</text:p>
          </table:table-cell>
          <table:table-cell table:number-columns-repeated="4" office:value-type="float" office:value="3000" calcext:value-type="float">
            <text:p>3000</text:p>
          </table:table-cell>
          <table:table-cell office:value-type="float" office:value="2800" calcext:value-type="float">
            <text:p>2800</text:p>
          </table:table-cell>
          <table:table-cell table:number-columns-repeated="2" office:value-type="float" office:value="3000" calcext:value-type="float">
            <text:p>3000</text:p>
          </table:table-cell>
          <table:table-cell office:value-type="float" office:value="2800" calcext:value-type="float">
            <text:p>2800</text:p>
          </table:table-cell>
          <table:table-cell table:number-columns-repeated="2" office:value-type="float" office:value="3000" calcext:value-type="float">
            <text:p>30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style-name="ce21" office:value-type="float" office:value="0" calcext:value-type="float">
            <text:p>0</text:p>
          </table:table-cell>
          <table:table-cell office:value-type="float" office:value="0" calcext:value-type="float">
            <text:p>0</text:p>
          </table:table-cell>
          <table:table-cell office:value-type="float" office:value="400" calcext:value-type="float">
            <text:p>400</text:p>
          </table:table-cell>
          <table:table-cell office:value-type="float" office:value="650" calcext:value-type="float">
            <text:p>650</text:p>
          </table:table-cell>
          <table:table-cell office:value-type="float" office:value="1200" calcext:value-type="float">
            <text:p>1200</text:p>
          </table:table-cell>
          <table:table-cell office:value-type="float" office:value="1800" calcext:value-type="float">
            <text:p>1800</text:p>
          </table:table-cell>
          <table:table-cell table:number-columns-repeated="4" office:value-type="float" office:value="2000" calcext:value-type="float">
            <text:p>2000</text:p>
          </table:table-cell>
          <table:table-cell office:value-type="float" office:value="1200" calcext:value-type="float">
            <text:p>1200</text:p>
          </table:table-cell>
          <table:table-cell office:value-type="float" office:value="1800" calcext:value-type="float">
            <text:p>1800</text:p>
          </table:table-cell>
          <table:table-cell table:number-columns-repeated="4" office:value-type="float" office:value="2000" calcext:value-type="float">
            <text:p>2000</text:p>
          </table:table-cell>
          <table:table-cell office:value-type="float" office:value="1800" calcext:value-type="float">
            <text:p>1800</text:p>
          </table:table-cell>
          <table:table-cell table:number-columns-repeated="2" office:value-type="float" office:value="2000" calcext:value-type="float">
            <text:p>2000</text:p>
          </table:table-cell>
          <table:table-cell office:value-type="float" office:value="1800" calcext:value-type="float">
            <text:p>1800</text:p>
          </table:table-cell>
          <table:table-cell table:number-columns-repeated="2" office:value-type="float" office:value="2000" calcext:value-type="float">
            <text:p>200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office:value-type="float" office:value="25" calcext:value-type="float">
            <text:p>25</text:p>
          </table:table-cell>
          <table:table-cell office:value-type="float" office:value="38" calcext:value-type="float">
            <text:p>38</text:p>
          </table:table-cell>
          <table:table-cell office:value-type="float" office:value="63" calcext:value-type="float">
            <text:p>63</text:p>
          </table:table-cell>
          <table:table-cell office:value-type="float" office:value="75" calcext:value-type="float">
            <text:p>75</text:p>
          </table:table-cell>
          <table:table-cell table:number-columns-repeated="18" office:value-type="float" office:value="100" calcext:value-type="float">
            <text:p>100</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300" calcext:value-type="float">
            <text:p>3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30" calcext:value-type="float">
            <text:p>30</text:p>
          </table:table-cell>
          <table:table-cell table:number-columns-repeated="4" office:value-type="float" office:value="35" calcext:value-type="float">
            <text:p>35</text:p>
          </table:table-cell>
          <table:table-cell office:value-type="float" office:value="20" calcext:value-type="float">
            <text:p>20</text:p>
          </table:table-cell>
          <table:table-cell office:value-type="float" office:value="30" calcext:value-type="float">
            <text:p>30</text:p>
          </table:table-cell>
          <table:table-cell table:number-columns-repeated="4" office:value-type="float" office:value="35" calcext:value-type="float">
            <text:p>35</text:p>
          </table:table-cell>
          <table:table-cell office:value-type="float" office:value="30" calcext:value-type="float">
            <text:p>30</text:p>
          </table:table-cell>
          <table:table-cell table:number-columns-repeated="2" office:value-type="float" office:value="35" calcext:value-type="float">
            <text:p>35</text:p>
          </table:table-cell>
          <table:table-cell office:value-type="float" office:value="30" calcext:value-type="float">
            <text:p>30</text:p>
          </table:table-cell>
          <table:table-cell table:number-columns-repeated="2" office:value-type="float" office:value="35" calcext:value-type="float">
            <text:p>35</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40" calcext:value-type="float">
            <text:p>40</text:p>
          </table:table-cell>
          <table:table-cell office:value-type="float" office:value="60" calcext:value-type="float">
            <text:p>60</text:p>
          </table:table-cell>
          <table:table-cell office:value-type="float" office:value="80" calcext:value-type="float">
            <text:p>80</text:p>
          </table:table-cell>
          <table:table-cell table:number-columns-repeated="4" office:value-type="float" office:value="100" calcext:value-type="float">
            <text:p>100</text:p>
          </table:table-cell>
          <table:table-cell office:value-type="float" office:value="60" calcext:value-type="float">
            <text:p>60</text:p>
          </table:table-cell>
          <table:table-cell office:value-type="float" office:value="80" calcext:value-type="float">
            <text:p>80</text:p>
          </table:table-cell>
          <table:table-cell table:number-columns-repeated="4" office:value-type="float" office:value="100" calcext:value-type="float">
            <text:p>100</text:p>
          </table:table-cell>
          <table:table-cell office:value-type="float" office:value="80" calcext:value-type="float">
            <text:p>80</text:p>
          </table:table-cell>
          <table:table-cell table:number-columns-repeated="2" office:value-type="float" office:value="100" calcext:value-type="float">
            <text:p>100</text:p>
          </table:table-cell>
          <table:table-cell office:value-type="float" office:value="80" calcext:value-type="float">
            <text:p>80</text:p>
          </table:table-cell>
          <table:table-cell table:number-columns-repeated="2" office:value-type="float" office:value="100" calcext:value-type="float">
            <text:p>100</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400" calcext:value-type="float">
            <text:p>4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Choline (g/d)</text:p>
          </table:table-cell>
          <table:table-cell office:value-type="float" office:value="421" calcext:value-type="float">
            <text:p>42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3.5" calcext:value-type="float">
            <text:p>3.5</text:p>
          </table:table-cell>
          <table:table-cell office:value-type="float" office:value="3" calcext:value-type="float">
            <text:p>3</text:p>
          </table:table-cell>
          <table:table-cell table:number-columns-repeated="2" office:value-type="float" office:value="3.5" calcext:value-type="float">
            <text:p>3.5</text:p>
          </table:table-cell>
          <table:table-cell office:value-type="float" office:value="3" calcext:value-type="float">
            <text:p>3</text:p>
          </table:table-cell>
          <table:table-cell table:number-columns-repeated="2" office:value-type="float" office:value="3.5" calcext:value-type="float">
            <text:p>3.5</text:p>
          </table:table-cell>
          <table:table-cell table:number-columns-repeated="1000"/>
        </table:table-row>
        <table:table-row table:style-name="ro1">
          <table:table-cell table:number-columns-repeated="1024"/>
        </table:table-row>
        <table:table-row table:style-name="ro1">
          <table:table-cell office:value-type="string" calcext:value-type="string">
            <text:p>Vitamin A (μg/d)</text:p>
          </table:table-cell>
          <table:table-cell office:value-type="float" office:value="320" calcext:value-type="float">
            <text:p>320</text:p>
          </table:table-cell>
          <table:table-cell table:formula="of:=[.C4]" office:value-type="float" office:value="600" calcext:value-type="float">
            <text:p>600</text:p>
          </table:table-cell>
          <table:table-cell table:formula="of:=[.D4]" office:value-type="float" office:value="600" calcext:value-type="float">
            <text:p>600</text:p>
          </table:table-cell>
          <table:table-cell table:formula="of:=[.E4]" office:value-type="float" office:value="600" calcext:value-type="float">
            <text:p>600</text:p>
          </table:table-cell>
          <table:table-cell table:formula="of:=[.F4]" office:value-type="float" office:value="900" calcext:value-type="float">
            <text:p>900</text:p>
          </table:table-cell>
          <table:table-cell table:formula="of:=[.G4]" office:value-type="float" office:value="1700" calcext:value-type="float">
            <text:p>1700</text:p>
          </table:table-cell>
          <table:table-cell table:formula="of:=[.H4]" office:value-type="float" office:value="2800" calcext:value-type="float">
            <text:p>2800</text:p>
          </table:table-cell>
          <table:table-cell table:formula="of:=[.I4]" office:value-type="float" office:value="3000" calcext:value-type="float">
            <text:p>3000</text:p>
          </table:table-cell>
          <table:table-cell table:formula="of:=[.J4]" office:value-type="float" office:value="3000" calcext:value-type="float">
            <text:p>3000</text:p>
          </table:table-cell>
          <table:table-cell table:formula="of:=[.K4]" office:value-type="float" office:value="3000" calcext:value-type="float">
            <text:p>3000</text:p>
          </table:table-cell>
          <table:table-cell table:formula="of:=[.L4]" office:value-type="float" office:value="3000" calcext:value-type="float">
            <text:p>3000</text:p>
          </table:table-cell>
          <table:table-cell table:formula="of:=[.M4]" office:value-type="float" office:value="1700" calcext:value-type="float">
            <text:p>1700</text:p>
          </table:table-cell>
          <table:table-cell table:formula="of:=[.N4]" office:value-type="float" office:value="2800" calcext:value-type="float">
            <text:p>2800</text:p>
          </table:table-cell>
          <table:table-cell table:formula="of:=[.O4]" office:value-type="float" office:value="3000" calcext:value-type="float">
            <text:p>3000</text:p>
          </table:table-cell>
          <table:table-cell table:formula="of:=[.P4]" office:value-type="float" office:value="3000" calcext:value-type="float">
            <text:p>3000</text:p>
          </table:table-cell>
          <table:table-cell table:formula="of:=[.Q4]" office:value-type="float" office:value="3000" calcext:value-type="float">
            <text:p>3000</text:p>
          </table:table-cell>
          <table:table-cell table:formula="of:=[.R4]" office:value-type="float" office:value="3000" calcext:value-type="float">
            <text:p>3000</text:p>
          </table:table-cell>
          <table:table-cell table:formula="of:=[.S4]" office:value-type="float" office:value="2800" calcext:value-type="float">
            <text:p>2800</text:p>
          </table:table-cell>
          <table:table-cell table:formula="of:=[.T4]" office:value-type="float" office:value="3000" calcext:value-type="float">
            <text:p>3000</text:p>
          </table:table-cell>
          <table:table-cell table:formula="of:=[.U4]" office:value-type="float" office:value="3000" calcext:value-type="float">
            <text:p>3000</text:p>
          </table:table-cell>
          <table:table-cell table:formula="of:=[.V4]" office:value-type="float" office:value="2800" calcext:value-type="float">
            <text:p>2800</text:p>
          </table:table-cell>
          <table:table-cell table:formula="of:=[.W4]" office:value-type="float" office:value="3000" calcext:value-type="float">
            <text:p>3000</text:p>
          </table:table-cell>
          <table:table-cell table:formula="of:=[.X4]" office:value-type="float" office:value="3000" calcext:value-type="float">
            <text:p>30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formula="of:=[.C5]" office:value-type="float" office:value="0" calcext:value-type="float">
            <text:p>0</text:p>
          </table:table-cell>
          <table:table-cell table:formula="of:=[.D5]" office:value-type="float" office:value="0" calcext:value-type="float">
            <text:p>0</text:p>
          </table:table-cell>
          <table:table-cell table:formula="of:=[.E5]" office:value-type="float" office:value="400" calcext:value-type="float">
            <text:p>400</text:p>
          </table:table-cell>
          <table:table-cell table:formula="of:=[.F5]" office:value-type="float" office:value="650" calcext:value-type="float">
            <text:p>650</text:p>
          </table:table-cell>
          <table:table-cell table:formula="of:=[.G5]" office:value-type="float" office:value="1200" calcext:value-type="float">
            <text:p>1200</text:p>
          </table:table-cell>
          <table:table-cell table:formula="of:=[.H5]" office:value-type="float" office:value="1800" calcext:value-type="float">
            <text:p>1800</text:p>
          </table:table-cell>
          <table:table-cell table:formula="of:=[.I5]" office:value-type="float" office:value="2000" calcext:value-type="float">
            <text:p>2000</text:p>
          </table:table-cell>
          <table:table-cell table:formula="of:=[.J5]" office:value-type="float" office:value="2000" calcext:value-type="float">
            <text:p>2000</text:p>
          </table:table-cell>
          <table:table-cell table:formula="of:=[.K5]" office:value-type="float" office:value="2000" calcext:value-type="float">
            <text:p>2000</text:p>
          </table:table-cell>
          <table:table-cell table:formula="of:=[.L5]" office:value-type="float" office:value="2000" calcext:value-type="float">
            <text:p>2000</text:p>
          </table:table-cell>
          <table:table-cell table:formula="of:=[.M5]" office:value-type="float" office:value="1200" calcext:value-type="float">
            <text:p>1200</text:p>
          </table:table-cell>
          <table:table-cell table:formula="of:=[.N5]" office:value-type="float" office:value="1800" calcext:value-type="float">
            <text:p>1800</text:p>
          </table:table-cell>
          <table:table-cell table:formula="of:=[.O5]" office:value-type="float" office:value="2000" calcext:value-type="float">
            <text:p>2000</text:p>
          </table:table-cell>
          <table:table-cell table:formula="of:=[.P5]" office:value-type="float" office:value="2000" calcext:value-type="float">
            <text:p>2000</text:p>
          </table:table-cell>
          <table:table-cell table:formula="of:=[.Q5]" office:value-type="float" office:value="2000" calcext:value-type="float">
            <text:p>2000</text:p>
          </table:table-cell>
          <table:table-cell table:formula="of:=[.R5]" office:value-type="float" office:value="2000" calcext:value-type="float">
            <text:p>2000</text:p>
          </table:table-cell>
          <table:table-cell table:formula="of:=[.S5]" office:value-type="float" office:value="1800" calcext:value-type="float">
            <text:p>1800</text:p>
          </table:table-cell>
          <table:table-cell table:formula="of:=[.T5]" office:value-type="float" office:value="2000" calcext:value-type="float">
            <text:p>2000</text:p>
          </table:table-cell>
          <table:table-cell table:formula="of:=[.U5]" office:value-type="float" office:value="2000" calcext:value-type="float">
            <text:p>2000</text:p>
          </table:table-cell>
          <table:table-cell table:formula="of:=[.V5]" office:value-type="float" office:value="1800" calcext:value-type="float">
            <text:p>1800</text:p>
          </table:table-cell>
          <table:table-cell table:formula="of:=[.W5]" office:value-type="float" office:value="2000" calcext:value-type="float">
            <text:p>2000</text:p>
          </table:table-cell>
          <table:table-cell table:formula="of:=[.X5]" office:value-type="float" office:value="2000" calcext:value-type="float">
            <text:p>200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table:formula="of:=[.C6]" office:value-type="float" office:value="25" calcext:value-type="float">
            <text:p>25</text:p>
          </table:table-cell>
          <table:table-cell table:formula="of:=[.D6]" office:value-type="float" office:value="38" calcext:value-type="float">
            <text:p>38</text:p>
          </table:table-cell>
          <table:table-cell table:formula="of:=[.E6]" office:value-type="float" office:value="63" calcext:value-type="float">
            <text:p>63</text:p>
          </table:table-cell>
          <table:table-cell table:formula="of:=[.F6]" office:value-type="float" office:value="75" calcext:value-type="float">
            <text:p>75</text:p>
          </table:table-cell>
          <table:table-cell table:formula="of:=[.G6]" office:value-type="float" office:value="100" calcext:value-type="float">
            <text:p>100</text:p>
          </table:table-cell>
          <table:table-cell table:formula="of:=[.H6]" office:value-type="float" office:value="100" calcext:value-type="float">
            <text:p>100</text:p>
          </table:table-cell>
          <table:table-cell table:formula="of:=[.I6]" office:value-type="float" office:value="100" calcext:value-type="float">
            <text:p>100</text:p>
          </table:table-cell>
          <table:table-cell table:formula="of:=[.J6]" office:value-type="float" office:value="100" calcext:value-type="float">
            <text:p>100</text:p>
          </table:table-cell>
          <table:table-cell table:formula="of:=[.K6]" office:value-type="float" office:value="100" calcext:value-type="float">
            <text:p>100</text:p>
          </table:table-cell>
          <table:table-cell table:formula="of:=[.L6]" office:value-type="float" office:value="100" calcext:value-type="float">
            <text:p>100</text:p>
          </table:table-cell>
          <table:table-cell table:formula="of:=[.M6]" office:value-type="float" office:value="100" calcext:value-type="float">
            <text:p>100</text:p>
          </table:table-cell>
          <table:table-cell table:formula="of:=[.N6]" office:value-type="float" office:value="100" calcext:value-type="float">
            <text:p>100</text:p>
          </table:table-cell>
          <table:table-cell table:formula="of:=[.O6]" office:value-type="float" office:value="100" calcext:value-type="float">
            <text:p>100</text:p>
          </table:table-cell>
          <table:table-cell table:formula="of:=[.P6]" office:value-type="float" office:value="100" calcext:value-type="float">
            <text:p>100</text:p>
          </table:table-cell>
          <table:table-cell table:formula="of:=[.Q6]" office:value-type="float" office:value="100" calcext:value-type="float">
            <text:p>100</text:p>
          </table:table-cell>
          <table:table-cell table:formula="of:=[.R6]" office:value-type="float" office:value="100" calcext:value-type="float">
            <text:p>100</text:p>
          </table:table-cell>
          <table:table-cell table:formula="of:=[.S6]" office:value-type="float" office:value="100" calcext:value-type="float">
            <text:p>100</text:p>
          </table:table-cell>
          <table:table-cell table:formula="of:=[.T6]" office:value-type="float" office:value="100" calcext:value-type="float">
            <text:p>100</text:p>
          </table:table-cell>
          <table:table-cell table:formula="of:=[.U6]" office:value-type="float" office:value="100" calcext:value-type="float">
            <text:p>100</text:p>
          </table:table-cell>
          <table:table-cell table:formula="of:=[.V6]" office:value-type="float" office:value="100" calcext:value-type="float">
            <text:p>100</text:p>
          </table:table-cell>
          <table:table-cell table:formula="of:=[.W6]" office:value-type="float" office:value="100" calcext:value-type="float">
            <text:p>100</text:p>
          </table:table-cell>
          <table:table-cell table:formula="of:=[.X6]" office:value-type="float" office:value="100" calcext:value-type="float">
            <text:p>100</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formula="of:=[.C7]" office:value-type="float" office:value="0" calcext:value-type="float">
            <text:p>0</text:p>
          </table:table-cell>
          <table:table-cell table:formula="of:=[.D7]" office:value-type="float" office:value="0" calcext:value-type="float">
            <text:p>0</text:p>
          </table:table-cell>
          <table:table-cell table:formula="of:=[.E7]" office:value-type="float" office:value="200" calcext:value-type="float">
            <text:p>200</text:p>
          </table:table-cell>
          <table:table-cell table:formula="of:=[.F7]" office:value-type="float" office:value="300" calcext:value-type="float">
            <text:p>300</text:p>
          </table:table-cell>
          <table:table-cell table:formula="of:=[.G7]" office:value-type="float" office:value="600" calcext:value-type="float">
            <text:p>600</text:p>
          </table:table-cell>
          <table:table-cell table:formula="of:=[.H7]" office:value-type="float" office:value="800" calcext:value-type="float">
            <text:p>800</text:p>
          </table:table-cell>
          <table:table-cell table:formula="of:=[.I7]" office:value-type="float" office:value="1000" calcext:value-type="float">
            <text:p>1000</text:p>
          </table:table-cell>
          <table:table-cell table:formula="of:=[.J7]" office:value-type="float" office:value="1000" calcext:value-type="float">
            <text:p>1000</text:p>
          </table:table-cell>
          <table:table-cell table:formula="of:=[.K7]" office:value-type="float" office:value="1000" calcext:value-type="float">
            <text:p>1000</text:p>
          </table:table-cell>
          <table:table-cell table:formula="of:=[.L7]" office:value-type="float" office:value="1000" calcext:value-type="float">
            <text:p>1000</text:p>
          </table:table-cell>
          <table:table-cell table:formula="of:=[.M7]" office:value-type="float" office:value="600" calcext:value-type="float">
            <text:p>600</text:p>
          </table:table-cell>
          <table:table-cell table:formula="of:=[.N7]" office:value-type="float" office:value="800" calcext:value-type="float">
            <text:p>800</text:p>
          </table:table-cell>
          <table:table-cell table:formula="of:=[.O7]" office:value-type="float" office:value="1000" calcext:value-type="float">
            <text:p>1000</text:p>
          </table:table-cell>
          <table:table-cell table:formula="of:=[.P7]" office:value-type="float" office:value="1000" calcext:value-type="float">
            <text:p>1000</text:p>
          </table:table-cell>
          <table:table-cell table:formula="of:=[.Q7]" office:value-type="float" office:value="1000" calcext:value-type="float">
            <text:p>1000</text:p>
          </table:table-cell>
          <table:table-cell table:formula="of:=[.R7]" office:value-type="float" office:value="1000" calcext:value-type="float">
            <text:p>1000</text:p>
          </table:table-cell>
          <table:table-cell table:formula="of:=[.S7]" office:value-type="float" office:value="800" calcext:value-type="float">
            <text:p>800</text:p>
          </table:table-cell>
          <table:table-cell table:formula="of:=[.T7]" office:value-type="float" office:value="1000" calcext:value-type="float">
            <text:p>1000</text:p>
          </table:table-cell>
          <table:table-cell table:formula="of:=[.U7]" office:value-type="float" office:value="1000" calcext:value-type="float">
            <text:p>1000</text:p>
          </table:table-cell>
          <table:table-cell table:formula="of:=[.V7]" office:value-type="float" office:value="800" calcext:value-type="float">
            <text:p>800</text:p>
          </table:table-cell>
          <table:table-cell table:formula="of:=[.W7]" office:value-type="float" office:value="1000" calcext:value-type="float">
            <text:p>1000</text:p>
          </table:table-cell>
          <table:table-cell table:formula="of:=[.X7]" office:value-type="float" office:value="1000" calcext:value-type="float">
            <text:p>1000</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formula="of:=[.C8]" office:value-type="float" office:value="0" calcext:value-type="float">
            <text:p>0</text:p>
          </table:table-cell>
          <table:table-cell table:formula="of:=[.D8]" office:value-type="float" office:value="0" calcext:value-type="float">
            <text:p>0</text:p>
          </table:table-cell>
          <table:table-cell table:formula="of:=[.E8]" office:value-type="float" office:value="10" calcext:value-type="float">
            <text:p>10</text:p>
          </table:table-cell>
          <table:table-cell table:formula="of:=[.F8]" office:value-type="float" office:value="15" calcext:value-type="float">
            <text:p>15</text:p>
          </table:table-cell>
          <table:table-cell table:formula="of:=[.G8]" office:value-type="float" office:value="20" calcext:value-type="float">
            <text:p>20</text:p>
          </table:table-cell>
          <table:table-cell table:formula="of:=[.H8]" office:value-type="float" office:value="30" calcext:value-type="float">
            <text:p>30</text:p>
          </table:table-cell>
          <table:table-cell table:formula="of:=[.I8]" office:value-type="float" office:value="35" calcext:value-type="float">
            <text:p>35</text:p>
          </table:table-cell>
          <table:table-cell table:formula="of:=[.J8]" office:value-type="float" office:value="35" calcext:value-type="float">
            <text:p>35</text:p>
          </table:table-cell>
          <table:table-cell table:formula="of:=[.K8]" office:value-type="float" office:value="35" calcext:value-type="float">
            <text:p>35</text:p>
          </table:table-cell>
          <table:table-cell table:formula="of:=[.L8]" office:value-type="float" office:value="35" calcext:value-type="float">
            <text:p>35</text:p>
          </table:table-cell>
          <table:table-cell table:formula="of:=[.M8]" office:value-type="float" office:value="20" calcext:value-type="float">
            <text:p>20</text:p>
          </table:table-cell>
          <table:table-cell table:formula="of:=[.N8]" office:value-type="float" office:value="30" calcext:value-type="float">
            <text:p>30</text:p>
          </table:table-cell>
          <table:table-cell table:formula="of:=[.O8]" office:value-type="float" office:value="35" calcext:value-type="float">
            <text:p>35</text:p>
          </table:table-cell>
          <table:table-cell table:formula="of:=[.P8]" office:value-type="float" office:value="35" calcext:value-type="float">
            <text:p>35</text:p>
          </table:table-cell>
          <table:table-cell table:formula="of:=[.Q8]" office:value-type="float" office:value="35" calcext:value-type="float">
            <text:p>35</text:p>
          </table:table-cell>
          <table:table-cell table:formula="of:=[.R8]" office:value-type="float" office:value="35" calcext:value-type="float">
            <text:p>35</text:p>
          </table:table-cell>
          <table:table-cell table:formula="of:=[.S8]" office:value-type="float" office:value="30" calcext:value-type="float">
            <text:p>30</text:p>
          </table:table-cell>
          <table:table-cell table:formula="of:=[.T8]" office:value-type="float" office:value="35" calcext:value-type="float">
            <text:p>35</text:p>
          </table:table-cell>
          <table:table-cell table:formula="of:=[.U8]" office:value-type="float" office:value="35" calcext:value-type="float">
            <text:p>35</text:p>
          </table:table-cell>
          <table:table-cell table:formula="of:=[.V8]" office:value-type="float" office:value="30" calcext:value-type="float">
            <text:p>30</text:p>
          </table:table-cell>
          <table:table-cell table:formula="of:=[.W8]" office:value-type="float" office:value="35" calcext:value-type="float">
            <text:p>35</text:p>
          </table:table-cell>
          <table:table-cell table:formula="of:=[.X8]" office:value-type="float" office:value="35" calcext:value-type="float">
            <text:p>35</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formula="of:=[.C9]" office:value-type="float" office:value="0" calcext:value-type="float">
            <text:p>0</text:p>
          </table:table-cell>
          <table:table-cell table:formula="of:=[.D9]" office:value-type="float" office:value="0" calcext:value-type="float">
            <text:p>0</text:p>
          </table:table-cell>
          <table:table-cell table:formula="of:=[.E9]" office:value-type="float" office:value="30" calcext:value-type="float">
            <text:p>30</text:p>
          </table:table-cell>
          <table:table-cell table:formula="of:=[.F9]" office:value-type="float" office:value="40" calcext:value-type="float">
            <text:p>40</text:p>
          </table:table-cell>
          <table:table-cell table:formula="of:=[.G9]" office:value-type="float" office:value="60" calcext:value-type="float">
            <text:p>60</text:p>
          </table:table-cell>
          <table:table-cell table:formula="of:=[.H9]" office:value-type="float" office:value="80" calcext:value-type="float">
            <text:p>80</text:p>
          </table:table-cell>
          <table:table-cell table:formula="of:=[.I9]" office:value-type="float" office:value="100" calcext:value-type="float">
            <text:p>100</text:p>
          </table:table-cell>
          <table:table-cell table:formula="of:=[.J9]" office:value-type="float" office:value="100" calcext:value-type="float">
            <text:p>100</text:p>
          </table:table-cell>
          <table:table-cell table:formula="of:=[.K9]" office:value-type="float" office:value="100" calcext:value-type="float">
            <text:p>100</text:p>
          </table:table-cell>
          <table:table-cell table:formula="of:=[.L9]" office:value-type="float" office:value="100" calcext:value-type="float">
            <text:p>100</text:p>
          </table:table-cell>
          <table:table-cell table:formula="of:=[.M9]" office:value-type="float" office:value="60" calcext:value-type="float">
            <text:p>60</text:p>
          </table:table-cell>
          <table:table-cell table:formula="of:=[.N9]" office:value-type="float" office:value="80" calcext:value-type="float">
            <text:p>80</text:p>
          </table:table-cell>
          <table:table-cell table:formula="of:=[.O9]" office:value-type="float" office:value="100" calcext:value-type="float">
            <text:p>100</text:p>
          </table:table-cell>
          <table:table-cell table:formula="of:=[.P9]" office:value-type="float" office:value="100" calcext:value-type="float">
            <text:p>100</text:p>
          </table:table-cell>
          <table:table-cell table:formula="of:=[.Q9]" office:value-type="float" office:value="100" calcext:value-type="float">
            <text:p>100</text:p>
          </table:table-cell>
          <table:table-cell table:formula="of:=[.R9]" office:value-type="float" office:value="100" calcext:value-type="float">
            <text:p>100</text:p>
          </table:table-cell>
          <table:table-cell table:formula="of:=[.S9]" office:value-type="float" office:value="80" calcext:value-type="float">
            <text:p>80</text:p>
          </table:table-cell>
          <table:table-cell table:formula="of:=[.T9]" office:value-type="float" office:value="100" calcext:value-type="float">
            <text:p>100</text:p>
          </table:table-cell>
          <table:table-cell table:formula="of:=[.U9]" office:value-type="float" office:value="100" calcext:value-type="float">
            <text:p>100</text:p>
          </table:table-cell>
          <table:table-cell table:formula="of:=[.V9]" office:value-type="float" office:value="80" calcext:value-type="float">
            <text:p>80</text:p>
          </table:table-cell>
          <table:table-cell table:formula="of:=[.W9]" office:value-type="float" office:value="100" calcext:value-type="float">
            <text:p>100</text:p>
          </table:table-cell>
          <table:table-cell table:formula="of:=[.X9]" office:value-type="float" office:value="100" calcext:value-type="float">
            <text:p>100</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formula="of:=[.C10]" office:value-type="float" office:value="0" calcext:value-type="float">
            <text:p>0</text:p>
          </table:table-cell>
          <table:table-cell table:formula="of:=[.D10]" office:value-type="float" office:value="0" calcext:value-type="float">
            <text:p>0</text:p>
          </table:table-cell>
          <table:table-cell table:formula="of:=[.E10]" office:value-type="float" office:value="300" calcext:value-type="float">
            <text:p>300</text:p>
          </table:table-cell>
          <table:table-cell table:formula="of:=[.F10]" office:value-type="float" office:value="400" calcext:value-type="float">
            <text:p>400</text:p>
          </table:table-cell>
          <table:table-cell table:formula="of:=[.G10]" office:value-type="float" office:value="600" calcext:value-type="float">
            <text:p>600</text:p>
          </table:table-cell>
          <table:table-cell table:formula="of:=[.H10]" office:value-type="float" office:value="800" calcext:value-type="float">
            <text:p>800</text:p>
          </table:table-cell>
          <table:table-cell table:formula="of:=[.I10]" office:value-type="float" office:value="1000" calcext:value-type="float">
            <text:p>1000</text:p>
          </table:table-cell>
          <table:table-cell table:formula="of:=[.J10]" office:value-type="float" office:value="1000" calcext:value-type="float">
            <text:p>1000</text:p>
          </table:table-cell>
          <table:table-cell table:formula="of:=[.K10]" office:value-type="float" office:value="1000" calcext:value-type="float">
            <text:p>1000</text:p>
          </table:table-cell>
          <table:table-cell table:formula="of:=[.L10]" office:value-type="float" office:value="1000" calcext:value-type="float">
            <text:p>1000</text:p>
          </table:table-cell>
          <table:table-cell table:formula="of:=[.M10]" office:value-type="float" office:value="600" calcext:value-type="float">
            <text:p>600</text:p>
          </table:table-cell>
          <table:table-cell table:formula="of:=[.N10]" office:value-type="float" office:value="800" calcext:value-type="float">
            <text:p>800</text:p>
          </table:table-cell>
          <table:table-cell table:formula="of:=[.O10]" office:value-type="float" office:value="1000" calcext:value-type="float">
            <text:p>1000</text:p>
          </table:table-cell>
          <table:table-cell table:formula="of:=[.P10]" office:value-type="float" office:value="1000" calcext:value-type="float">
            <text:p>1000</text:p>
          </table:table-cell>
          <table:table-cell table:formula="of:=[.Q10]" office:value-type="float" office:value="1000" calcext:value-type="float">
            <text:p>1000</text:p>
          </table:table-cell>
          <table:table-cell table:formula="of:=[.R10]" office:value-type="float" office:value="1000" calcext:value-type="float">
            <text:p>1000</text:p>
          </table:table-cell>
          <table:table-cell table:formula="of:=[.S10]" office:value-type="float" office:value="800" calcext:value-type="float">
            <text:p>800</text:p>
          </table:table-cell>
          <table:table-cell table:formula="of:=[.T10]" office:value-type="float" office:value="1000" calcext:value-type="float">
            <text:p>1000</text:p>
          </table:table-cell>
          <table:table-cell table:formula="of:=[.U10]" office:value-type="float" office:value="1000" calcext:value-type="float">
            <text:p>1000</text:p>
          </table:table-cell>
          <table:table-cell table:formula="of:=[.V10]" office:value-type="float" office:value="800" calcext:value-type="float">
            <text:p>800</text:p>
          </table:table-cell>
          <table:table-cell table:formula="of:=[.W10]" office:value-type="float" office:value="1000" calcext:value-type="float">
            <text:p>1000</text:p>
          </table:table-cell>
          <table:table-cell table:formula="of:=[.X10]" office:value-type="float" office:value="1000" calcext:value-type="float">
            <text:p>1000</text:p>
          </table:table-cell>
          <table:table-cell table:number-columns-repeated="1000"/>
        </table:table-row>
        <table:table-row table:style-name="ro1">
          <table:table-cell office:value-type="string" calcext:value-type="string">
            <office:annotation draw:style-name="gr3" draw:text-style-name="P2" svg:width="633.94pt" svg:height="16.89pt" svg:x="149.75pt" svg:y="200.66pt" draw:caption-point-x="-17.29pt" draw:caption-point-y="42.8pt">
              <dc:date>2020-07-15T00:00:00</dc:date>
              <text:p text:style-name="P3"><text:span text:style-name="T1">Choline is reported in (g/d) on DRI report but on SR28 database is reported in (mg/d) so I converted it to (mg/d) so I could compare them</text:span></text:p>
            </office:annotation>
            <text:p>Choline (g/d) → (mg/d)</text:p>
          </table:table-cell>
          <table:table-cell office:value-type="float" office:value="421" calcext:value-type="float">
            <text:p>421</text:p>
          </table:table-cell>
          <table:table-cell table:formula="of:=[.C11]*1000" office:value-type="float" office:value="0" calcext:value-type="float">
            <text:p>0</text:p>
          </table:table-cell>
          <table:table-cell table:formula="of:=[.D11]*1000" office:value-type="float" office:value="0" calcext:value-type="float">
            <text:p>0</text:p>
          </table:table-cell>
          <table:table-cell table:formula="of:=[.E11]*1000" office:value-type="float" office:value="1000" calcext:value-type="float">
            <text:p>1000</text:p>
          </table:table-cell>
          <table:table-cell table:formula="of:=[.F11]*1000" office:value-type="float" office:value="1000" calcext:value-type="float">
            <text:p>1000</text:p>
          </table:table-cell>
          <table:table-cell table:formula="of:=[.G11]*1000" office:value-type="float" office:value="2000" calcext:value-type="float">
            <text:p>2000</text:p>
          </table:table-cell>
          <table:table-cell table:formula="of:=[.H11]*1000" office:value-type="float" office:value="3000" calcext:value-type="float">
            <text:p>3000</text:p>
          </table:table-cell>
          <table:table-cell table:formula="of:=[.I11]*1000" office:value-type="float" office:value="3500" calcext:value-type="float">
            <text:p>3500</text:p>
          </table:table-cell>
          <table:table-cell table:formula="of:=[.J11]*1000" office:value-type="float" office:value="3500" calcext:value-type="float">
            <text:p>3500</text:p>
          </table:table-cell>
          <table:table-cell table:formula="of:=[.K11]*1000" office:value-type="float" office:value="3500" calcext:value-type="float">
            <text:p>3500</text:p>
          </table:table-cell>
          <table:table-cell table:formula="of:=[.L11]*1000" office:value-type="float" office:value="3500" calcext:value-type="float">
            <text:p>3500</text:p>
          </table:table-cell>
          <table:table-cell table:formula="of:=[.M11]*1000" office:value-type="float" office:value="2000" calcext:value-type="float">
            <text:p>2000</text:p>
          </table:table-cell>
          <table:table-cell table:formula="of:=[.N11]*1000" office:value-type="float" office:value="3000" calcext:value-type="float">
            <text:p>3000</text:p>
          </table:table-cell>
          <table:table-cell table:formula="of:=[.O11]*1000" office:value-type="float" office:value="3500" calcext:value-type="float">
            <text:p>3500</text:p>
          </table:table-cell>
          <table:table-cell table:formula="of:=[.P11]*1000" office:value-type="float" office:value="3500" calcext:value-type="float">
            <text:p>3500</text:p>
          </table:table-cell>
          <table:table-cell table:formula="of:=[.Q11]*1000" office:value-type="float" office:value="3500" calcext:value-type="float">
            <text:p>3500</text:p>
          </table:table-cell>
          <table:table-cell table:formula="of:=[.R11]*1000" office:value-type="float" office:value="3500" calcext:value-type="float">
            <text:p>3500</text:p>
          </table:table-cell>
          <table:table-cell table:formula="of:=[.S11]*1000" office:value-type="float" office:value="3000" calcext:value-type="float">
            <text:p>3000</text:p>
          </table:table-cell>
          <table:table-cell table:formula="of:=[.T11]*1000" office:value-type="float" office:value="3500" calcext:value-type="float">
            <text:p>3500</text:p>
          </table:table-cell>
          <table:table-cell table:formula="of:=[.U11]*1000" office:value-type="float" office:value="3500" calcext:value-type="float">
            <text:p>3500</text:p>
          </table:table-cell>
          <table:table-cell table:formula="of:=[.V11]*1000" office:value-type="float" office:value="3000" calcext:value-type="float">
            <text:p>3000</text:p>
          </table:table-cell>
          <table:table-cell table:formula="of:=[.W11]*1000" office:value-type="float" office:value="3500" calcext:value-type="float">
            <text:p>3500</text:p>
          </table:table-cell>
          <table:table-cell table:formula="of:=[.X11]*1000" office:value-type="float" office:value="3500" calcext:value-type="float">
            <text:p>3500</text:p>
          </table:table-cell>
          <table:table-cell table:number-columns-repeated="1000"/>
        </table:table-row>
        <table:table-row table:style-name="ro1" table:number-rows-repeated="2">
          <table:table-cell table:number-columns-repeated="1024"/>
        </table:table-row>
        <table:table-row table:style-name="ro1">
          <table:table-cell table:number-columns-repeated="2"/>
          <table:table-cell table:formula="of:=COM.MICROSOFT.CONCAT(&quot;call Rda_Update_UL&quot;;&quot;('&quot;;[.$B13];&quot;',&quot;;[.C$3];&quot;,&quot;;[.C13];&quot;);/&quot;)" office:value-type="string" office:string-value="call Rda_Update_UL('320',0,600);/" calcext:value-type="string">
            <text:p>call Rda_Update_UL('320',0,600);/</text:p>
          </table:table-cell>
          <table:table-cell table:formula="of:=COM.MICROSOFT.CONCAT(&quot;call Rda_Update_UL&quot;;&quot;('&quot;;[.$B13];&quot;',&quot;;[.D$3];&quot;,&quot;;[.D13];&quot;);/&quot;)" office:value-type="string" office:string-value="call Rda_Update_UL('320',1,600);/" calcext:value-type="string">
            <text:p>call Rda_Update_UL('320',1,600);/</text:p>
          </table:table-cell>
          <table:table-cell table:formula="of:=COM.MICROSOFT.CONCAT(&quot;call Rda_Update_UL&quot;;&quot;('&quot;;[.$B13];&quot;',&quot;;[.E$3];&quot;,&quot;;[.E13];&quot;);/&quot;)" office:value-type="string" office:string-value="call Rda_Update_UL('320',2,600);/" calcext:value-type="string">
            <text:p>call Rda_Update_UL('320',2,600);/</text:p>
          </table:table-cell>
          <table:table-cell table:formula="of:=COM.MICROSOFT.CONCAT(&quot;call Rda_Update_UL&quot;;&quot;('&quot;;[.$B13];&quot;',&quot;;[.F$3];&quot;,&quot;;[.F13];&quot;);/&quot;)" office:value-type="string" office:string-value="call Rda_Update_UL('320',3,900);/" calcext:value-type="string">
            <text:p>call Rda_Update_UL('320',3,900);/</text:p>
          </table:table-cell>
          <table:table-cell table:formula="of:=COM.MICROSOFT.CONCAT(&quot;call Rda_Update_UL&quot;;&quot;('&quot;;[.$B13];&quot;',&quot;;[.G$3];&quot;,&quot;;[.G13];&quot;);/&quot;)" office:value-type="string" office:string-value="call Rda_Update_UL('320',4,1700);/" calcext:value-type="string">
            <text:p>call Rda_Update_UL('320',4,1700);/</text:p>
          </table:table-cell>
          <table:table-cell table:formula="of:=COM.MICROSOFT.CONCAT(&quot;call Rda_Update_UL&quot;;&quot;('&quot;;[.$B13];&quot;',&quot;;[.H$3];&quot;,&quot;;[.H13];&quot;);/&quot;)" office:value-type="string" office:string-value="call Rda_Update_UL('320',5,2800);/" calcext:value-type="string">
            <text:p>call Rda_Update_UL('320',5,2800);/</text:p>
          </table:table-cell>
          <table:table-cell table:formula="of:=COM.MICROSOFT.CONCAT(&quot;call Rda_Update_UL&quot;;&quot;('&quot;;[.$B13];&quot;',&quot;;[.I$3];&quot;,&quot;;[.I13];&quot;);/&quot;)" office:value-type="string" office:string-value="call Rda_Update_UL('320',6,3000);/" calcext:value-type="string">
            <text:p>call Rda_Update_UL('320',6,3000);/</text:p>
          </table:table-cell>
          <table:table-cell table:formula="of:=COM.MICROSOFT.CONCAT(&quot;call Rda_Update_UL&quot;;&quot;('&quot;;[.$B13];&quot;',&quot;;[.J$3];&quot;,&quot;;[.J13];&quot;);/&quot;)" office:value-type="string" office:string-value="call Rda_Update_UL('320',7,3000);/" calcext:value-type="string">
            <text:p>call Rda_Update_UL('320',7,3000);/</text:p>
          </table:table-cell>
          <table:table-cell table:formula="of:=COM.MICROSOFT.CONCAT(&quot;call Rda_Update_UL&quot;;&quot;('&quot;;[.$B13];&quot;',&quot;;[.K$3];&quot;,&quot;;[.K13];&quot;);/&quot;)" office:value-type="string" office:string-value="call Rda_Update_UL('320',8,3000);/" calcext:value-type="string">
            <text:p>call Rda_Update_UL('320',8,3000);/</text:p>
          </table:table-cell>
          <table:table-cell table:formula="of:=COM.MICROSOFT.CONCAT(&quot;call Rda_Update_UL&quot;;&quot;('&quot;;[.$B13];&quot;',&quot;;[.L$3];&quot;,&quot;;[.L13];&quot;);/&quot;)" office:value-type="string" office:string-value="call Rda_Update_UL('320',9,3000);/" calcext:value-type="string">
            <text:p>call Rda_Update_UL('320',9,3000);/</text:p>
          </table:table-cell>
          <table:table-cell table:formula="of:=COM.MICROSOFT.CONCAT(&quot;call Rda_Update_UL&quot;;&quot;('&quot;;[.$B13];&quot;',&quot;;[.M$3];&quot;,&quot;;[.M13];&quot;);/&quot;)" office:value-type="string" office:string-value="call Rda_Update_UL('320',10,1700);/" calcext:value-type="string">
            <text:p>call Rda_Update_UL('320',10,1700);/</text:p>
          </table:table-cell>
          <table:table-cell table:formula="of:=COM.MICROSOFT.CONCAT(&quot;call Rda_Update_UL&quot;;&quot;('&quot;;[.$B13];&quot;',&quot;;[.N$3];&quot;,&quot;;[.N13];&quot;);/&quot;)" office:value-type="string" office:string-value="call Rda_Update_UL('320',11,2800);/" calcext:value-type="string">
            <text:p>call Rda_Update_UL('320',11,2800);/</text:p>
          </table:table-cell>
          <table:table-cell table:formula="of:=COM.MICROSOFT.CONCAT(&quot;call Rda_Update_UL&quot;;&quot;('&quot;;[.$B13];&quot;',&quot;;[.O$3];&quot;,&quot;;[.O13];&quot;);/&quot;)" office:value-type="string" office:string-value="call Rda_Update_UL('320',12,3000);/" calcext:value-type="string">
            <text:p>call Rda_Update_UL('320',12,3000);/</text:p>
          </table:table-cell>
          <table:table-cell table:formula="of:=COM.MICROSOFT.CONCAT(&quot;call Rda_Update_UL&quot;;&quot;('&quot;;[.$B13];&quot;',&quot;;[.P$3];&quot;,&quot;;[.P13];&quot;);/&quot;)" office:value-type="string" office:string-value="call Rda_Update_UL('320',13,3000);/" calcext:value-type="string">
            <text:p>call Rda_Update_UL('320',13,3000);/</text:p>
          </table:table-cell>
          <table:table-cell table:formula="of:=COM.MICROSOFT.CONCAT(&quot;call Rda_Update_UL&quot;;&quot;('&quot;;[.$B13];&quot;',&quot;;[.Q$3];&quot;,&quot;;[.Q13];&quot;);/&quot;)" office:value-type="string" office:string-value="call Rda_Update_UL('320',14,3000);/" calcext:value-type="string">
            <text:p>call Rda_Update_UL('320',14,3000);/</text:p>
          </table:table-cell>
          <table:table-cell table:formula="of:=COM.MICROSOFT.CONCAT(&quot;call Rda_Update_UL&quot;;&quot;('&quot;;[.$B13];&quot;',&quot;;[.R$3];&quot;,&quot;;[.R13];&quot;);/&quot;)" office:value-type="string" office:string-value="call Rda_Update_UL('320',15,3000);/" calcext:value-type="string">
            <text:p>call Rda_Update_UL('320',15,3000);/</text:p>
          </table:table-cell>
          <table:table-cell table:formula="of:=COM.MICROSOFT.CONCAT(&quot;call Rda_Update_UL&quot;;&quot;('&quot;;[.$B13];&quot;',&quot;;[.S$3];&quot;,&quot;;[.S13];&quot;);/&quot;)" office:value-type="string" office:string-value="call Rda_Update_UL('320',16,2800);/" calcext:value-type="string">
            <text:p>call Rda_Update_UL('320',16,2800);/</text:p>
          </table:table-cell>
          <table:table-cell table:formula="of:=COM.MICROSOFT.CONCAT(&quot;call Rda_Update_UL&quot;;&quot;('&quot;;[.$B13];&quot;',&quot;;[.T$3];&quot;,&quot;;[.T13];&quot;);/&quot;)" office:value-type="string" office:string-value="call Rda_Update_UL('320',17,3000);/" calcext:value-type="string">
            <text:p>call Rda_Update_UL('320',17,3000);/</text:p>
          </table:table-cell>
          <table:table-cell table:formula="of:=COM.MICROSOFT.CONCAT(&quot;call Rda_Update_UL&quot;;&quot;('&quot;;[.$B13];&quot;',&quot;;[.U$3];&quot;,&quot;;[.U13];&quot;);/&quot;)" office:value-type="string" office:string-value="call Rda_Update_UL('320',18,3000);/" calcext:value-type="string">
            <text:p>call Rda_Update_UL('320',18,3000);/</text:p>
          </table:table-cell>
          <table:table-cell table:formula="of:=COM.MICROSOFT.CONCAT(&quot;call Rda_Update_UL&quot;;&quot;('&quot;;[.$B13];&quot;',&quot;;[.V$3];&quot;,&quot;;[.V13];&quot;);/&quot;)" office:value-type="string" office:string-value="call Rda_Update_UL('320',19,2800);/" calcext:value-type="string">
            <text:p>call Rda_Update_UL('320',19,2800);/</text:p>
          </table:table-cell>
          <table:table-cell table:formula="of:=COM.MICROSOFT.CONCAT(&quot;call Rda_Update_UL&quot;;&quot;('&quot;;[.$B13];&quot;',&quot;;[.W$3];&quot;,&quot;;[.W13];&quot;);/&quot;)" office:value-type="string" office:string-value="call Rda_Update_UL('320',20,3000);/" calcext:value-type="string">
            <text:p>call Rda_Update_UL('320',20,3000);/</text:p>
          </table:table-cell>
          <table:table-cell table:formula="of:=COM.MICROSOFT.CONCAT(&quot;call Rda_Update_UL&quot;;&quot;('&quot;;[.$B13];&quot;',&quot;;[.X$3];&quot;,&quot;;[.X13];&quot;);/&quot;)" office:value-type="string" office:string-value="call Rda_Update_UL('320',21,3000);/" calcext:value-type="string">
            <text:p>call Rda_Update_UL('320',21,3000);/</text:p>
          </table:table-cell>
          <table:table-cell table:number-columns-repeated="1000"/>
        </table:table-row>
        <table:table-row table:style-name="ro1">
          <table:table-cell table:number-columns-repeated="2"/>
          <table:table-cell table:formula="of:=COM.MICROSOFT.CONCAT(&quot;call Rda_Update_UL&quot;;&quot;('&quot;;[.$B14];&quot;',&quot;;[.C$3];&quot;,&quot;;[.C14];&quot;);/&quot;)" office:value-type="string" office:string-value="call Rda_Update_UL('401',0,0);/" calcext:value-type="string">
            <text:p>call Rda_Update_UL('401',0,0);/</text:p>
          </table:table-cell>
          <table:table-cell table:formula="of:=COM.MICROSOFT.CONCAT(&quot;call Rda_Update_UL&quot;;&quot;('&quot;;[.$B14];&quot;',&quot;;[.D$3];&quot;,&quot;;[.D14];&quot;);/&quot;)" office:value-type="string" office:string-value="call Rda_Update_UL('401',1,0);/" calcext:value-type="string">
            <text:p>call Rda_Update_UL('401',1,0);/</text:p>
          </table:table-cell>
          <table:table-cell table:formula="of:=COM.MICROSOFT.CONCAT(&quot;call Rda_Update_UL&quot;;&quot;('&quot;;[.$B14];&quot;',&quot;;[.E$3];&quot;,&quot;;[.E14];&quot;);/&quot;)" office:value-type="string" office:string-value="call Rda_Update_UL('401',2,400);/" calcext:value-type="string">
            <text:p>call Rda_Update_UL('401',2,400);/</text:p>
          </table:table-cell>
          <table:table-cell table:formula="of:=COM.MICROSOFT.CONCAT(&quot;call Rda_Update_UL&quot;;&quot;('&quot;;[.$B14];&quot;',&quot;;[.F$3];&quot;,&quot;;[.F14];&quot;);/&quot;)" office:value-type="string" office:string-value="call Rda_Update_UL('401',3,650);/" calcext:value-type="string">
            <text:p>call Rda_Update_UL('401',3,650);/</text:p>
          </table:table-cell>
          <table:table-cell table:formula="of:=COM.MICROSOFT.CONCAT(&quot;call Rda_Update_UL&quot;;&quot;('&quot;;[.$B14];&quot;',&quot;;[.G$3];&quot;,&quot;;[.G14];&quot;);/&quot;)" office:value-type="string" office:string-value="call Rda_Update_UL('401',4,1200);/" calcext:value-type="string">
            <text:p>call Rda_Update_UL('401',4,1200);/</text:p>
          </table:table-cell>
          <table:table-cell table:formula="of:=COM.MICROSOFT.CONCAT(&quot;call Rda_Update_UL&quot;;&quot;('&quot;;[.$B14];&quot;',&quot;;[.H$3];&quot;,&quot;;[.H14];&quot;);/&quot;)" office:value-type="string" office:string-value="call Rda_Update_UL('401',5,1800);/" calcext:value-type="string">
            <text:p>call Rda_Update_UL('401',5,1800);/</text:p>
          </table:table-cell>
          <table:table-cell table:formula="of:=COM.MICROSOFT.CONCAT(&quot;call Rda_Update_UL&quot;;&quot;('&quot;;[.$B14];&quot;',&quot;;[.I$3];&quot;,&quot;;[.I14];&quot;);/&quot;)" office:value-type="string" office:string-value="call Rda_Update_UL('401',6,2000);/" calcext:value-type="string">
            <text:p>call Rda_Update_UL('401',6,2000);/</text:p>
          </table:table-cell>
          <table:table-cell table:formula="of:=COM.MICROSOFT.CONCAT(&quot;call Rda_Update_UL&quot;;&quot;('&quot;;[.$B14];&quot;',&quot;;[.J$3];&quot;,&quot;;[.J14];&quot;);/&quot;)" office:value-type="string" office:string-value="call Rda_Update_UL('401',7,2000);/" calcext:value-type="string">
            <text:p>call Rda_Update_UL('401',7,2000);/</text:p>
          </table:table-cell>
          <table:table-cell table:formula="of:=COM.MICROSOFT.CONCAT(&quot;call Rda_Update_UL&quot;;&quot;('&quot;;[.$B14];&quot;',&quot;;[.K$3];&quot;,&quot;;[.K14];&quot;);/&quot;)" office:value-type="string" office:string-value="call Rda_Update_UL('401',8,2000);/" calcext:value-type="string">
            <text:p>call Rda_Update_UL('401',8,2000);/</text:p>
          </table:table-cell>
          <table:table-cell table:formula="of:=COM.MICROSOFT.CONCAT(&quot;call Rda_Update_UL&quot;;&quot;('&quot;;[.$B14];&quot;',&quot;;[.L$3];&quot;,&quot;;[.L14];&quot;);/&quot;)" office:value-type="string" office:string-value="call Rda_Update_UL('401',9,2000);/" calcext:value-type="string">
            <text:p>call Rda_Update_UL('401',9,2000);/</text:p>
          </table:table-cell>
          <table:table-cell table:formula="of:=COM.MICROSOFT.CONCAT(&quot;call Rda_Update_UL&quot;;&quot;('&quot;;[.$B14];&quot;',&quot;;[.M$3];&quot;,&quot;;[.M14];&quot;);/&quot;)" office:value-type="string" office:string-value="call Rda_Update_UL('401',10,1200);/" calcext:value-type="string">
            <text:p>call Rda_Update_UL('401',10,1200);/</text:p>
          </table:table-cell>
          <table:table-cell table:formula="of:=COM.MICROSOFT.CONCAT(&quot;call Rda_Update_UL&quot;;&quot;('&quot;;[.$B14];&quot;',&quot;;[.N$3];&quot;,&quot;;[.N14];&quot;);/&quot;)" office:value-type="string" office:string-value="call Rda_Update_UL('401',11,1800);/" calcext:value-type="string">
            <text:p>call Rda_Update_UL('401',11,1800);/</text:p>
          </table:table-cell>
          <table:table-cell table:formula="of:=COM.MICROSOFT.CONCAT(&quot;call Rda_Update_UL&quot;;&quot;('&quot;;[.$B14];&quot;',&quot;;[.O$3];&quot;,&quot;;[.O14];&quot;);/&quot;)" office:value-type="string" office:string-value="call Rda_Update_UL('401',12,2000);/" calcext:value-type="string">
            <text:p>call Rda_Update_UL('401',12,2000);/</text:p>
          </table:table-cell>
          <table:table-cell table:formula="of:=COM.MICROSOFT.CONCAT(&quot;call Rda_Update_UL&quot;;&quot;('&quot;;[.$B14];&quot;',&quot;;[.P$3];&quot;,&quot;;[.P14];&quot;);/&quot;)" office:value-type="string" office:string-value="call Rda_Update_UL('401',13,2000);/" calcext:value-type="string">
            <text:p>call Rda_Update_UL('401',13,2000);/</text:p>
          </table:table-cell>
          <table:table-cell table:formula="of:=COM.MICROSOFT.CONCAT(&quot;call Rda_Update_UL&quot;;&quot;('&quot;;[.$B14];&quot;',&quot;;[.Q$3];&quot;,&quot;;[.Q14];&quot;);/&quot;)" office:value-type="string" office:string-value="call Rda_Update_UL('401',14,2000);/" calcext:value-type="string">
            <text:p>call Rda_Update_UL('401',14,2000);/</text:p>
          </table:table-cell>
          <table:table-cell table:formula="of:=COM.MICROSOFT.CONCAT(&quot;call Rda_Update_UL&quot;;&quot;('&quot;;[.$B14];&quot;',&quot;;[.R$3];&quot;,&quot;;[.R14];&quot;);/&quot;)" office:value-type="string" office:string-value="call Rda_Update_UL('401',15,2000);/" calcext:value-type="string">
            <text:p>call Rda_Update_UL('401',15,2000);/</text:p>
          </table:table-cell>
          <table:table-cell table:formula="of:=COM.MICROSOFT.CONCAT(&quot;call Rda_Update_UL&quot;;&quot;('&quot;;[.$B14];&quot;',&quot;;[.S$3];&quot;,&quot;;[.S14];&quot;);/&quot;)" office:value-type="string" office:string-value="call Rda_Update_UL('401',16,1800);/" calcext:value-type="string">
            <text:p>call Rda_Update_UL('401',16,1800);/</text:p>
          </table:table-cell>
          <table:table-cell table:formula="of:=COM.MICROSOFT.CONCAT(&quot;call Rda_Update_UL&quot;;&quot;('&quot;;[.$B14];&quot;',&quot;;[.T$3];&quot;,&quot;;[.T14];&quot;);/&quot;)" office:value-type="string" office:string-value="call Rda_Update_UL('401',17,2000);/" calcext:value-type="string">
            <text:p>call Rda_Update_UL('401',17,2000);/</text:p>
          </table:table-cell>
          <table:table-cell table:formula="of:=COM.MICROSOFT.CONCAT(&quot;call Rda_Update_UL&quot;;&quot;('&quot;;[.$B14];&quot;',&quot;;[.U$3];&quot;,&quot;;[.U14];&quot;);/&quot;)" office:value-type="string" office:string-value="call Rda_Update_UL('401',18,2000);/" calcext:value-type="string">
            <text:p>call Rda_Update_UL('401',18,2000);/</text:p>
          </table:table-cell>
          <table:table-cell table:formula="of:=COM.MICROSOFT.CONCAT(&quot;call Rda_Update_UL&quot;;&quot;('&quot;;[.$B14];&quot;',&quot;;[.V$3];&quot;,&quot;;[.V14];&quot;);/&quot;)" office:value-type="string" office:string-value="call Rda_Update_UL('401',19,1800);/" calcext:value-type="string">
            <text:p>call Rda_Update_UL('401',19,1800);/</text:p>
          </table:table-cell>
          <table:table-cell table:formula="of:=COM.MICROSOFT.CONCAT(&quot;call Rda_Update_UL&quot;;&quot;('&quot;;[.$B14];&quot;',&quot;;[.W$3];&quot;,&quot;;[.W14];&quot;);/&quot;)" office:value-type="string" office:string-value="call Rda_Update_UL('401',20,2000);/" calcext:value-type="string">
            <text:p>call Rda_Update_UL('401',20,2000);/</text:p>
          </table:table-cell>
          <table:table-cell table:formula="of:=COM.MICROSOFT.CONCAT(&quot;call Rda_Update_UL&quot;;&quot;('&quot;;[.$B14];&quot;',&quot;;[.X$3];&quot;,&quot;;[.X14];&quot;);/&quot;)" office:value-type="string" office:string-value="call Rda_Update_UL('401',21,2000);/" calcext:value-type="string">
            <text:p>call Rda_Update_UL('401',21,2000);/</text:p>
          </table:table-cell>
          <table:table-cell table:number-columns-repeated="1000"/>
        </table:table-row>
        <table:table-row table:style-name="ro1">
          <table:table-cell table:number-columns-repeated="2"/>
          <table:table-cell table:formula="of:=COM.MICROSOFT.CONCAT(&quot;call Rda_Update_UL&quot;;&quot;('&quot;;[.$B15];&quot;',&quot;;[.C$3];&quot;,&quot;;[.C15];&quot;);/&quot;)" office:value-type="string" office:string-value="call Rda_Update_UL('328',0,25);/" calcext:value-type="string">
            <text:p>call Rda_Update_UL('328',0,25);/</text:p>
          </table:table-cell>
          <table:table-cell table:formula="of:=COM.MICROSOFT.CONCAT(&quot;call Rda_Update_UL&quot;;&quot;('&quot;;[.$B15];&quot;',&quot;;[.D$3];&quot;,&quot;;[.D15];&quot;);/&quot;)" office:value-type="string" office:string-value="call Rda_Update_UL('328',1,38);/" calcext:value-type="string">
            <text:p>call Rda_Update_UL('328',1,38);/</text:p>
          </table:table-cell>
          <table:table-cell table:formula="of:=COM.MICROSOFT.CONCAT(&quot;call Rda_Update_UL&quot;;&quot;('&quot;;[.$B15];&quot;',&quot;;[.E$3];&quot;,&quot;;[.E15];&quot;);/&quot;)" office:value-type="string" office:string-value="call Rda_Update_UL('328',2,63);/" calcext:value-type="string">
            <text:p>call Rda_Update_UL('328',2,63);/</text:p>
          </table:table-cell>
          <table:table-cell table:formula="of:=COM.MICROSOFT.CONCAT(&quot;call Rda_Update_UL&quot;;&quot;('&quot;;[.$B15];&quot;',&quot;;[.F$3];&quot;,&quot;;[.F15];&quot;);/&quot;)" office:value-type="string" office:string-value="call Rda_Update_UL('328',3,75);/" calcext:value-type="string">
            <text:p>call Rda_Update_UL('328',3,75);/</text:p>
          </table:table-cell>
          <table:table-cell table:formula="of:=COM.MICROSOFT.CONCAT(&quot;call Rda_Update_UL&quot;;&quot;('&quot;;[.$B15];&quot;',&quot;;[.G$3];&quot;,&quot;;[.G15];&quot;);/&quot;)" office:value-type="string" office:string-value="call Rda_Update_UL('328',4,100);/" calcext:value-type="string">
            <text:p>call Rda_Update_UL('328',4,100);/</text:p>
          </table:table-cell>
          <table:table-cell table:formula="of:=COM.MICROSOFT.CONCAT(&quot;call Rda_Update_UL&quot;;&quot;('&quot;;[.$B15];&quot;',&quot;;[.H$3];&quot;,&quot;;[.H15];&quot;);/&quot;)" office:value-type="string" office:string-value="call Rda_Update_UL('328',5,100);/" calcext:value-type="string">
            <text:p>call Rda_Update_UL('328',5,100);/</text:p>
          </table:table-cell>
          <table:table-cell table:formula="of:=COM.MICROSOFT.CONCAT(&quot;call Rda_Update_UL&quot;;&quot;('&quot;;[.$B15];&quot;',&quot;;[.I$3];&quot;,&quot;;[.I15];&quot;);/&quot;)" office:value-type="string" office:string-value="call Rda_Update_UL('328',6,100);/" calcext:value-type="string">
            <text:p>call Rda_Update_UL('328',6,100);/</text:p>
          </table:table-cell>
          <table:table-cell table:formula="of:=COM.MICROSOFT.CONCAT(&quot;call Rda_Update_UL&quot;;&quot;('&quot;;[.$B15];&quot;',&quot;;[.J$3];&quot;,&quot;;[.J15];&quot;);/&quot;)" office:value-type="string" office:string-value="call Rda_Update_UL('328',7,100);/" calcext:value-type="string">
            <text:p>call Rda_Update_UL('328',7,100);/</text:p>
          </table:table-cell>
          <table:table-cell table:formula="of:=COM.MICROSOFT.CONCAT(&quot;call Rda_Update_UL&quot;;&quot;('&quot;;[.$B15];&quot;',&quot;;[.K$3];&quot;,&quot;;[.K15];&quot;);/&quot;)" office:value-type="string" office:string-value="call Rda_Update_UL('328',8,100);/" calcext:value-type="string">
            <text:p>call Rda_Update_UL('328',8,100);/</text:p>
          </table:table-cell>
          <table:table-cell table:formula="of:=COM.MICROSOFT.CONCAT(&quot;call Rda_Update_UL&quot;;&quot;('&quot;;[.$B15];&quot;',&quot;;[.L$3];&quot;,&quot;;[.L15];&quot;);/&quot;)" office:value-type="string" office:string-value="call Rda_Update_UL('328',9,100);/" calcext:value-type="string">
            <text:p>call Rda_Update_UL('328',9,100);/</text:p>
          </table:table-cell>
          <table:table-cell table:formula="of:=COM.MICROSOFT.CONCAT(&quot;call Rda_Update_UL&quot;;&quot;('&quot;;[.$B15];&quot;',&quot;;[.M$3];&quot;,&quot;;[.M15];&quot;);/&quot;)" office:value-type="string" office:string-value="call Rda_Update_UL('328',10,100);/" calcext:value-type="string">
            <text:p>call Rda_Update_UL('328',10,100);/</text:p>
          </table:table-cell>
          <table:table-cell table:formula="of:=COM.MICROSOFT.CONCAT(&quot;call Rda_Update_UL&quot;;&quot;('&quot;;[.$B15];&quot;',&quot;;[.N$3];&quot;,&quot;;[.N15];&quot;);/&quot;)" office:value-type="string" office:string-value="call Rda_Update_UL('328',11,100);/" calcext:value-type="string">
            <text:p>call Rda_Update_UL('328',11,100);/</text:p>
          </table:table-cell>
          <table:table-cell table:formula="of:=COM.MICROSOFT.CONCAT(&quot;call Rda_Update_UL&quot;;&quot;('&quot;;[.$B15];&quot;',&quot;;[.O$3];&quot;,&quot;;[.O15];&quot;);/&quot;)" office:value-type="string" office:string-value="call Rda_Update_UL('328',12,100);/" calcext:value-type="string">
            <text:p>call Rda_Update_UL('328',12,100);/</text:p>
          </table:table-cell>
          <table:table-cell table:formula="of:=COM.MICROSOFT.CONCAT(&quot;call Rda_Update_UL&quot;;&quot;('&quot;;[.$B15];&quot;',&quot;;[.P$3];&quot;,&quot;;[.P15];&quot;);/&quot;)" office:value-type="string" office:string-value="call Rda_Update_UL('328',13,100);/" calcext:value-type="string">
            <text:p>call Rda_Update_UL('328',13,100);/</text:p>
          </table:table-cell>
          <table:table-cell table:formula="of:=COM.MICROSOFT.CONCAT(&quot;call Rda_Update_UL&quot;;&quot;('&quot;;[.$B15];&quot;',&quot;;[.Q$3];&quot;,&quot;;[.Q15];&quot;);/&quot;)" office:value-type="string" office:string-value="call Rda_Update_UL('328',14,100);/" calcext:value-type="string">
            <text:p>call Rda_Update_UL('328',14,100);/</text:p>
          </table:table-cell>
          <table:table-cell table:formula="of:=COM.MICROSOFT.CONCAT(&quot;call Rda_Update_UL&quot;;&quot;('&quot;;[.$B15];&quot;',&quot;;[.R$3];&quot;,&quot;;[.R15];&quot;);/&quot;)" office:value-type="string" office:string-value="call Rda_Update_UL('328',15,100);/" calcext:value-type="string">
            <text:p>call Rda_Update_UL('328',15,100);/</text:p>
          </table:table-cell>
          <table:table-cell table:formula="of:=COM.MICROSOFT.CONCAT(&quot;call Rda_Update_UL&quot;;&quot;('&quot;;[.$B15];&quot;',&quot;;[.S$3];&quot;,&quot;;[.S15];&quot;);/&quot;)" office:value-type="string" office:string-value="call Rda_Update_UL('328',16,100);/" calcext:value-type="string">
            <text:p>call Rda_Update_UL('328',16,100);/</text:p>
          </table:table-cell>
          <table:table-cell table:formula="of:=COM.MICROSOFT.CONCAT(&quot;call Rda_Update_UL&quot;;&quot;('&quot;;[.$B15];&quot;',&quot;;[.T$3];&quot;,&quot;;[.T15];&quot;);/&quot;)" office:value-type="string" office:string-value="call Rda_Update_UL('328',17,100);/" calcext:value-type="string">
            <text:p>call Rda_Update_UL('328',17,100);/</text:p>
          </table:table-cell>
          <table:table-cell table:formula="of:=COM.MICROSOFT.CONCAT(&quot;call Rda_Update_UL&quot;;&quot;('&quot;;[.$B15];&quot;',&quot;;[.U$3];&quot;,&quot;;[.U15];&quot;);/&quot;)" office:value-type="string" office:string-value="call Rda_Update_UL('328',18,100);/" calcext:value-type="string">
            <text:p>call Rda_Update_UL('328',18,100);/</text:p>
          </table:table-cell>
          <table:table-cell table:formula="of:=COM.MICROSOFT.CONCAT(&quot;call Rda_Update_UL&quot;;&quot;('&quot;;[.$B15];&quot;',&quot;;[.V$3];&quot;,&quot;;[.V15];&quot;);/&quot;)" office:value-type="string" office:string-value="call Rda_Update_UL('328',19,100);/" calcext:value-type="string">
            <text:p>call Rda_Update_UL('328',19,100);/</text:p>
          </table:table-cell>
          <table:table-cell table:formula="of:=COM.MICROSOFT.CONCAT(&quot;call Rda_Update_UL&quot;;&quot;('&quot;;[.$B15];&quot;',&quot;;[.W$3];&quot;,&quot;;[.W15];&quot;);/&quot;)" office:value-type="string" office:string-value="call Rda_Update_UL('328',20,100);/" calcext:value-type="string">
            <text:p>call Rda_Update_UL('328',20,100);/</text:p>
          </table:table-cell>
          <table:table-cell table:formula="of:=COM.MICROSOFT.CONCAT(&quot;call Rda_Update_UL&quot;;&quot;('&quot;;[.$B15];&quot;',&quot;;[.X$3];&quot;,&quot;;[.X15];&quot;);/&quot;)" office:value-type="string" office:string-value="call Rda_Update_UL('328',21,100);/" calcext:value-type="string">
            <text:p>call Rda_Update_UL('328',21,100);/</text:p>
          </table:table-cell>
          <table:table-cell table:number-columns-repeated="1000"/>
        </table:table-row>
        <table:table-row table:style-name="ro1">
          <table:table-cell table:number-columns-repeated="2"/>
          <table:table-cell table:formula="of:=COM.MICROSOFT.CONCAT(&quot;call Rda_Update_UL&quot;;&quot;('&quot;;[.$B16];&quot;',&quot;;[.C$3];&quot;,&quot;;[.C16];&quot;);/&quot;)" office:value-type="string" office:string-value="call Rda_Update_UL('323',0,0);/" calcext:value-type="string">
            <text:p>call Rda_Update_UL('323',0,0);/</text:p>
          </table:table-cell>
          <table:table-cell table:formula="of:=COM.MICROSOFT.CONCAT(&quot;call Rda_Update_UL&quot;;&quot;('&quot;;[.$B16];&quot;',&quot;;[.D$3];&quot;,&quot;;[.D16];&quot;);/&quot;)" office:value-type="string" office:string-value="call Rda_Update_UL('323',1,0);/" calcext:value-type="string">
            <text:p>call Rda_Update_UL('323',1,0);/</text:p>
          </table:table-cell>
          <table:table-cell table:formula="of:=COM.MICROSOFT.CONCAT(&quot;call Rda_Update_UL&quot;;&quot;('&quot;;[.$B16];&quot;',&quot;;[.E$3];&quot;,&quot;;[.E16];&quot;);/&quot;)" office:value-type="string" office:string-value="call Rda_Update_UL('323',2,200);/" calcext:value-type="string">
            <text:p>call Rda_Update_UL('323',2,200);/</text:p>
          </table:table-cell>
          <table:table-cell table:formula="of:=COM.MICROSOFT.CONCAT(&quot;call Rda_Update_UL&quot;;&quot;('&quot;;[.$B16];&quot;',&quot;;[.F$3];&quot;,&quot;;[.F16];&quot;);/&quot;)" office:value-type="string" office:string-value="call Rda_Update_UL('323',3,300);/" calcext:value-type="string">
            <text:p>call Rda_Update_UL('323',3,300);/</text:p>
          </table:table-cell>
          <table:table-cell table:formula="of:=COM.MICROSOFT.CONCAT(&quot;call Rda_Update_UL&quot;;&quot;('&quot;;[.$B16];&quot;',&quot;;[.G$3];&quot;,&quot;;[.G16];&quot;);/&quot;)" office:value-type="string" office:string-value="call Rda_Update_UL('323',4,600);/" calcext:value-type="string">
            <text:p>call Rda_Update_UL('323',4,600);/</text:p>
          </table:table-cell>
          <table:table-cell table:formula="of:=COM.MICROSOFT.CONCAT(&quot;call Rda_Update_UL&quot;;&quot;('&quot;;[.$B16];&quot;',&quot;;[.H$3];&quot;,&quot;;[.H16];&quot;);/&quot;)" office:value-type="string" office:string-value="call Rda_Update_UL('323',5,800);/" calcext:value-type="string">
            <text:p>call Rda_Update_UL('323',5,800);/</text:p>
          </table:table-cell>
          <table:table-cell table:formula="of:=COM.MICROSOFT.CONCAT(&quot;call Rda_Update_UL&quot;;&quot;('&quot;;[.$B16];&quot;',&quot;;[.I$3];&quot;,&quot;;[.I16];&quot;);/&quot;)" office:value-type="string" office:string-value="call Rda_Update_UL('323',6,1000);/" calcext:value-type="string">
            <text:p>call Rda_Update_UL('323',6,1000);/</text:p>
          </table:table-cell>
          <table:table-cell table:formula="of:=COM.MICROSOFT.CONCAT(&quot;call Rda_Update_UL&quot;;&quot;('&quot;;[.$B16];&quot;',&quot;;[.J$3];&quot;,&quot;;[.J16];&quot;);/&quot;)" office:value-type="string" office:string-value="call Rda_Update_UL('323',7,1000);/" calcext:value-type="string">
            <text:p>call Rda_Update_UL('323',7,1000);/</text:p>
          </table:table-cell>
          <table:table-cell table:formula="of:=COM.MICROSOFT.CONCAT(&quot;call Rda_Update_UL&quot;;&quot;('&quot;;[.$B16];&quot;',&quot;;[.K$3];&quot;,&quot;;[.K16];&quot;);/&quot;)" office:value-type="string" office:string-value="call Rda_Update_UL('323',8,1000);/" calcext:value-type="string">
            <text:p>call Rda_Update_UL('323',8,1000);/</text:p>
          </table:table-cell>
          <table:table-cell table:formula="of:=COM.MICROSOFT.CONCAT(&quot;call Rda_Update_UL&quot;;&quot;('&quot;;[.$B16];&quot;',&quot;;[.L$3];&quot;,&quot;;[.L16];&quot;);/&quot;)" office:value-type="string" office:string-value="call Rda_Update_UL('323',9,1000);/" calcext:value-type="string">
            <text:p>call Rda_Update_UL('323',9,1000);/</text:p>
          </table:table-cell>
          <table:table-cell table:formula="of:=COM.MICROSOFT.CONCAT(&quot;call Rda_Update_UL&quot;;&quot;('&quot;;[.$B16];&quot;',&quot;;[.M$3];&quot;,&quot;;[.M16];&quot;);/&quot;)" office:value-type="string" office:string-value="call Rda_Update_UL('323',10,600);/" calcext:value-type="string">
            <text:p>call Rda_Update_UL('323',10,600);/</text:p>
          </table:table-cell>
          <table:table-cell table:formula="of:=COM.MICROSOFT.CONCAT(&quot;call Rda_Update_UL&quot;;&quot;('&quot;;[.$B16];&quot;',&quot;;[.N$3];&quot;,&quot;;[.N16];&quot;);/&quot;)" office:value-type="string" office:string-value="call Rda_Update_UL('323',11,800);/" calcext:value-type="string">
            <text:p>call Rda_Update_UL('323',11,800);/</text:p>
          </table:table-cell>
          <table:table-cell table:formula="of:=COM.MICROSOFT.CONCAT(&quot;call Rda_Update_UL&quot;;&quot;('&quot;;[.$B16];&quot;',&quot;;[.O$3];&quot;,&quot;;[.O16];&quot;);/&quot;)" office:value-type="string" office:string-value="call Rda_Update_UL('323',12,1000);/" calcext:value-type="string">
            <text:p>call Rda_Update_UL('323',12,1000);/</text:p>
          </table:table-cell>
          <table:table-cell table:formula="of:=COM.MICROSOFT.CONCAT(&quot;call Rda_Update_UL&quot;;&quot;('&quot;;[.$B16];&quot;',&quot;;[.P$3];&quot;,&quot;;[.P16];&quot;);/&quot;)" office:value-type="string" office:string-value="call Rda_Update_UL('323',13,1000);/" calcext:value-type="string">
            <text:p>call Rda_Update_UL('323',13,1000);/</text:p>
          </table:table-cell>
          <table:table-cell table:formula="of:=COM.MICROSOFT.CONCAT(&quot;call Rda_Update_UL&quot;;&quot;('&quot;;[.$B16];&quot;',&quot;;[.Q$3];&quot;,&quot;;[.Q16];&quot;);/&quot;)" office:value-type="string" office:string-value="call Rda_Update_UL('323',14,1000);/" calcext:value-type="string">
            <text:p>call Rda_Update_UL('323',14,1000);/</text:p>
          </table:table-cell>
          <table:table-cell table:formula="of:=COM.MICROSOFT.CONCAT(&quot;call Rda_Update_UL&quot;;&quot;('&quot;;[.$B16];&quot;',&quot;;[.R$3];&quot;,&quot;;[.R16];&quot;);/&quot;)" office:value-type="string" office:string-value="call Rda_Update_UL('323',15,1000);/" calcext:value-type="string">
            <text:p>call Rda_Update_UL('323',15,1000);/</text:p>
          </table:table-cell>
          <table:table-cell table:formula="of:=COM.MICROSOFT.CONCAT(&quot;call Rda_Update_UL&quot;;&quot;('&quot;;[.$B16];&quot;',&quot;;[.S$3];&quot;,&quot;;[.S16];&quot;);/&quot;)" office:value-type="string" office:string-value="call Rda_Update_UL('323',16,800);/" calcext:value-type="string">
            <text:p>call Rda_Update_UL('323',16,800);/</text:p>
          </table:table-cell>
          <table:table-cell table:formula="of:=COM.MICROSOFT.CONCAT(&quot;call Rda_Update_UL&quot;;&quot;('&quot;;[.$B16];&quot;',&quot;;[.T$3];&quot;,&quot;;[.T16];&quot;);/&quot;)" office:value-type="string" office:string-value="call Rda_Update_UL('323',17,1000);/" calcext:value-type="string">
            <text:p>call Rda_Update_UL('323',17,1000);/</text:p>
          </table:table-cell>
          <table:table-cell table:formula="of:=COM.MICROSOFT.CONCAT(&quot;call Rda_Update_UL&quot;;&quot;('&quot;;[.$B16];&quot;',&quot;;[.U$3];&quot;,&quot;;[.U16];&quot;);/&quot;)" office:value-type="string" office:string-value="call Rda_Update_UL('323',18,1000);/" calcext:value-type="string">
            <text:p>call Rda_Update_UL('323',18,1000);/</text:p>
          </table:table-cell>
          <table:table-cell table:formula="of:=COM.MICROSOFT.CONCAT(&quot;call Rda_Update_UL&quot;;&quot;('&quot;;[.$B16];&quot;',&quot;;[.V$3];&quot;,&quot;;[.V16];&quot;);/&quot;)" office:value-type="string" office:string-value="call Rda_Update_UL('323',19,800);/" calcext:value-type="string">
            <text:p>call Rda_Update_UL('323',19,800);/</text:p>
          </table:table-cell>
          <table:table-cell table:formula="of:=COM.MICROSOFT.CONCAT(&quot;call Rda_Update_UL&quot;;&quot;('&quot;;[.$B16];&quot;',&quot;;[.W$3];&quot;,&quot;;[.W16];&quot;);/&quot;)" office:value-type="string" office:string-value="call Rda_Update_UL('323',20,1000);/" calcext:value-type="string">
            <text:p>call Rda_Update_UL('323',20,1000);/</text:p>
          </table:table-cell>
          <table:table-cell table:formula="of:=COM.MICROSOFT.CONCAT(&quot;call Rda_Update_UL&quot;;&quot;('&quot;;[.$B16];&quot;',&quot;;[.X$3];&quot;,&quot;;[.X16];&quot;);/&quot;)" office:value-type="string" office:string-value="call Rda_Update_UL('323',21,1000);/" calcext:value-type="string">
            <text:p>call Rda_Update_UL('323',21,1000);/</text:p>
          </table:table-cell>
          <table:table-cell table:number-columns-repeated="1000"/>
        </table:table-row>
        <table:table-row table:style-name="ro1">
          <table:table-cell table:number-columns-repeated="2"/>
          <table:table-cell table:formula="of:=COM.MICROSOFT.CONCAT(&quot;call Rda_Update_UL&quot;;&quot;('&quot;;[.$B17];&quot;',&quot;;[.C$3];&quot;,&quot;;[.C17];&quot;);/&quot;)" office:value-type="string" office:string-value="call Rda_Update_UL('406',0,0);/" calcext:value-type="string">
            <text:p>call Rda_Update_UL('406',0,0);/</text:p>
          </table:table-cell>
          <table:table-cell table:formula="of:=COM.MICROSOFT.CONCAT(&quot;call Rda_Update_UL&quot;;&quot;('&quot;;[.$B17];&quot;',&quot;;[.D$3];&quot;,&quot;;[.D17];&quot;);/&quot;)" office:value-type="string" office:string-value="call Rda_Update_UL('406',1,0);/" calcext:value-type="string">
            <text:p>call Rda_Update_UL('406',1,0);/</text:p>
          </table:table-cell>
          <table:table-cell table:formula="of:=COM.MICROSOFT.CONCAT(&quot;call Rda_Update_UL&quot;;&quot;('&quot;;[.$B17];&quot;',&quot;;[.E$3];&quot;,&quot;;[.E17];&quot;);/&quot;)" office:value-type="string" office:string-value="call Rda_Update_UL('406',2,10);/" calcext:value-type="string">
            <text:p>call Rda_Update_UL('406',2,10);/</text:p>
          </table:table-cell>
          <table:table-cell table:formula="of:=COM.MICROSOFT.CONCAT(&quot;call Rda_Update_UL&quot;;&quot;('&quot;;[.$B17];&quot;',&quot;;[.F$3];&quot;,&quot;;[.F17];&quot;);/&quot;)" office:value-type="string" office:string-value="call Rda_Update_UL('406',3,15);/" calcext:value-type="string">
            <text:p>call Rda_Update_UL('406',3,15);/</text:p>
          </table:table-cell>
          <table:table-cell table:formula="of:=COM.MICROSOFT.CONCAT(&quot;call Rda_Update_UL&quot;;&quot;('&quot;;[.$B17];&quot;',&quot;;[.G$3];&quot;,&quot;;[.G17];&quot;);/&quot;)" office:value-type="string" office:string-value="call Rda_Update_UL('406',4,20);/" calcext:value-type="string">
            <text:p>call Rda_Update_UL('406',4,20);/</text:p>
          </table:table-cell>
          <table:table-cell table:formula="of:=COM.MICROSOFT.CONCAT(&quot;call Rda_Update_UL&quot;;&quot;('&quot;;[.$B17];&quot;',&quot;;[.H$3];&quot;,&quot;;[.H17];&quot;);/&quot;)" office:value-type="string" office:string-value="call Rda_Update_UL('406',5,30);/" calcext:value-type="string">
            <text:p>call Rda_Update_UL('406',5,30);/</text:p>
          </table:table-cell>
          <table:table-cell table:formula="of:=COM.MICROSOFT.CONCAT(&quot;call Rda_Update_UL&quot;;&quot;('&quot;;[.$B17];&quot;',&quot;;[.I$3];&quot;,&quot;;[.I17];&quot;);/&quot;)" office:value-type="string" office:string-value="call Rda_Update_UL('406',6,35);/" calcext:value-type="string">
            <text:p>call Rda_Update_UL('406',6,35);/</text:p>
          </table:table-cell>
          <table:table-cell table:formula="of:=COM.MICROSOFT.CONCAT(&quot;call Rda_Update_UL&quot;;&quot;('&quot;;[.$B17];&quot;',&quot;;[.J$3];&quot;,&quot;;[.J17];&quot;);/&quot;)" office:value-type="string" office:string-value="call Rda_Update_UL('406',7,35);/" calcext:value-type="string">
            <text:p>call Rda_Update_UL('406',7,35);/</text:p>
          </table:table-cell>
          <table:table-cell table:formula="of:=COM.MICROSOFT.CONCAT(&quot;call Rda_Update_UL&quot;;&quot;('&quot;;[.$B17];&quot;',&quot;;[.K$3];&quot;,&quot;;[.K17];&quot;);/&quot;)" office:value-type="string" office:string-value="call Rda_Update_UL('406',8,35);/" calcext:value-type="string">
            <text:p>call Rda_Update_UL('406',8,35);/</text:p>
          </table:table-cell>
          <table:table-cell table:formula="of:=COM.MICROSOFT.CONCAT(&quot;call Rda_Update_UL&quot;;&quot;('&quot;;[.$B17];&quot;',&quot;;[.L$3];&quot;,&quot;;[.L17];&quot;);/&quot;)" office:value-type="string" office:string-value="call Rda_Update_UL('406',9,35);/" calcext:value-type="string">
            <text:p>call Rda_Update_UL('406',9,35);/</text:p>
          </table:table-cell>
          <table:table-cell table:formula="of:=COM.MICROSOFT.CONCAT(&quot;call Rda_Update_UL&quot;;&quot;('&quot;;[.$B17];&quot;',&quot;;[.M$3];&quot;,&quot;;[.M17];&quot;);/&quot;)" office:value-type="string" office:string-value="call Rda_Update_UL('406',10,20);/" calcext:value-type="string">
            <text:p>call Rda_Update_UL('406',10,20);/</text:p>
          </table:table-cell>
          <table:table-cell table:formula="of:=COM.MICROSOFT.CONCAT(&quot;call Rda_Update_UL&quot;;&quot;('&quot;;[.$B17];&quot;',&quot;;[.N$3];&quot;,&quot;;[.N17];&quot;);/&quot;)" office:value-type="string" office:string-value="call Rda_Update_UL('406',11,30);/" calcext:value-type="string">
            <text:p>call Rda_Update_UL('406',11,30);/</text:p>
          </table:table-cell>
          <table:table-cell table:formula="of:=COM.MICROSOFT.CONCAT(&quot;call Rda_Update_UL&quot;;&quot;('&quot;;[.$B17];&quot;',&quot;;[.O$3];&quot;,&quot;;[.O17];&quot;);/&quot;)" office:value-type="string" office:string-value="call Rda_Update_UL('406',12,35);/" calcext:value-type="string">
            <text:p>call Rda_Update_UL('406',12,35);/</text:p>
          </table:table-cell>
          <table:table-cell table:formula="of:=COM.MICROSOFT.CONCAT(&quot;call Rda_Update_UL&quot;;&quot;('&quot;;[.$B17];&quot;',&quot;;[.P$3];&quot;,&quot;;[.P17];&quot;);/&quot;)" office:value-type="string" office:string-value="call Rda_Update_UL('406',13,35);/" calcext:value-type="string">
            <text:p>call Rda_Update_UL('406',13,35);/</text:p>
          </table:table-cell>
          <table:table-cell table:formula="of:=COM.MICROSOFT.CONCAT(&quot;call Rda_Update_UL&quot;;&quot;('&quot;;[.$B17];&quot;',&quot;;[.Q$3];&quot;,&quot;;[.Q17];&quot;);/&quot;)" office:value-type="string" office:string-value="call Rda_Update_UL('406',14,35);/" calcext:value-type="string">
            <text:p>call Rda_Update_UL('406',14,35);/</text:p>
          </table:table-cell>
          <table:table-cell table:formula="of:=COM.MICROSOFT.CONCAT(&quot;call Rda_Update_UL&quot;;&quot;('&quot;;[.$B17];&quot;',&quot;;[.R$3];&quot;,&quot;;[.R17];&quot;);/&quot;)" office:value-type="string" office:string-value="call Rda_Update_UL('406',15,35);/" calcext:value-type="string">
            <text:p>call Rda_Update_UL('406',15,35);/</text:p>
          </table:table-cell>
          <table:table-cell table:formula="of:=COM.MICROSOFT.CONCAT(&quot;call Rda_Update_UL&quot;;&quot;('&quot;;[.$B17];&quot;',&quot;;[.S$3];&quot;,&quot;;[.S17];&quot;);/&quot;)" office:value-type="string" office:string-value="call Rda_Update_UL('406',16,30);/" calcext:value-type="string">
            <text:p>call Rda_Update_UL('406',16,30);/</text:p>
          </table:table-cell>
          <table:table-cell table:formula="of:=COM.MICROSOFT.CONCAT(&quot;call Rda_Update_UL&quot;;&quot;('&quot;;[.$B17];&quot;',&quot;;[.T$3];&quot;,&quot;;[.T17];&quot;);/&quot;)" office:value-type="string" office:string-value="call Rda_Update_UL('406',17,35);/" calcext:value-type="string">
            <text:p>call Rda_Update_UL('406',17,35);/</text:p>
          </table:table-cell>
          <table:table-cell table:formula="of:=COM.MICROSOFT.CONCAT(&quot;call Rda_Update_UL&quot;;&quot;('&quot;;[.$B17];&quot;',&quot;;[.U$3];&quot;,&quot;;[.U17];&quot;);/&quot;)" office:value-type="string" office:string-value="call Rda_Update_UL('406',18,35);/" calcext:value-type="string">
            <text:p>call Rda_Update_UL('406',18,35);/</text:p>
          </table:table-cell>
          <table:table-cell table:formula="of:=COM.MICROSOFT.CONCAT(&quot;call Rda_Update_UL&quot;;&quot;('&quot;;[.$B17];&quot;',&quot;;[.V$3];&quot;,&quot;;[.V17];&quot;);/&quot;)" office:value-type="string" office:string-value="call Rda_Update_UL('406',19,30);/" calcext:value-type="string">
            <text:p>call Rda_Update_UL('406',19,30);/</text:p>
          </table:table-cell>
          <table:table-cell table:formula="of:=COM.MICROSOFT.CONCAT(&quot;call Rda_Update_UL&quot;;&quot;('&quot;;[.$B17];&quot;',&quot;;[.W$3];&quot;,&quot;;[.W17];&quot;);/&quot;)" office:value-type="string" office:string-value="call Rda_Update_UL('406',20,35);/" calcext:value-type="string">
            <text:p>call Rda_Update_UL('406',20,35);/</text:p>
          </table:table-cell>
          <table:table-cell table:formula="of:=COM.MICROSOFT.CONCAT(&quot;call Rda_Update_UL&quot;;&quot;('&quot;;[.$B17];&quot;',&quot;;[.X$3];&quot;,&quot;;[.X17];&quot;);/&quot;)" office:value-type="string" office:string-value="call Rda_Update_UL('406',21,35);/" calcext:value-type="string">
            <text:p>call Rda_Update_UL('406',21,35);/</text:p>
          </table:table-cell>
          <table:table-cell table:number-columns-repeated="1000"/>
        </table:table-row>
        <table:table-row table:style-name="ro1">
          <table:table-cell table:number-columns-repeated="2"/>
          <table:table-cell table:formula="of:=COM.MICROSOFT.CONCAT(&quot;call Rda_Update_UL&quot;;&quot;('&quot;;[.$B18];&quot;',&quot;;[.C$3];&quot;,&quot;;[.C18];&quot;);/&quot;)" office:value-type="string" office:string-value="call Rda_Update_UL('415',0,0);/" calcext:value-type="string">
            <text:p>call Rda_Update_UL('415',0,0);/</text:p>
          </table:table-cell>
          <table:table-cell table:formula="of:=COM.MICROSOFT.CONCAT(&quot;call Rda_Update_UL&quot;;&quot;('&quot;;[.$B18];&quot;',&quot;;[.D$3];&quot;,&quot;;[.D18];&quot;);/&quot;)" office:value-type="string" office:string-value="call Rda_Update_UL('415',1,0);/" calcext:value-type="string">
            <text:p>call Rda_Update_UL('415',1,0);/</text:p>
          </table:table-cell>
          <table:table-cell table:formula="of:=COM.MICROSOFT.CONCAT(&quot;call Rda_Update_UL&quot;;&quot;('&quot;;[.$B18];&quot;',&quot;;[.E$3];&quot;,&quot;;[.E18];&quot;);/&quot;)" office:value-type="string" office:string-value="call Rda_Update_UL('415',2,30);/" calcext:value-type="string">
            <text:p>call Rda_Update_UL('415',2,30);/</text:p>
          </table:table-cell>
          <table:table-cell table:formula="of:=COM.MICROSOFT.CONCAT(&quot;call Rda_Update_UL&quot;;&quot;('&quot;;[.$B18];&quot;',&quot;;[.F$3];&quot;,&quot;;[.F18];&quot;);/&quot;)" office:value-type="string" office:string-value="call Rda_Update_UL('415',3,40);/" calcext:value-type="string">
            <text:p>call Rda_Update_UL('415',3,40);/</text:p>
          </table:table-cell>
          <table:table-cell table:formula="of:=COM.MICROSOFT.CONCAT(&quot;call Rda_Update_UL&quot;;&quot;('&quot;;[.$B18];&quot;',&quot;;[.G$3];&quot;,&quot;;[.G18];&quot;);/&quot;)" office:value-type="string" office:string-value="call Rda_Update_UL('415',4,60);/" calcext:value-type="string">
            <text:p>call Rda_Update_UL('415',4,60);/</text:p>
          </table:table-cell>
          <table:table-cell table:formula="of:=COM.MICROSOFT.CONCAT(&quot;call Rda_Update_UL&quot;;&quot;('&quot;;[.$B18];&quot;',&quot;;[.H$3];&quot;,&quot;;[.H18];&quot;);/&quot;)" office:value-type="string" office:string-value="call Rda_Update_UL('415',5,80);/" calcext:value-type="string">
            <text:p>call Rda_Update_UL('415',5,80);/</text:p>
          </table:table-cell>
          <table:table-cell table:formula="of:=COM.MICROSOFT.CONCAT(&quot;call Rda_Update_UL&quot;;&quot;('&quot;;[.$B18];&quot;',&quot;;[.I$3];&quot;,&quot;;[.I18];&quot;);/&quot;)" office:value-type="string" office:string-value="call Rda_Update_UL('415',6,100);/" calcext:value-type="string">
            <text:p>call Rda_Update_UL('415',6,100);/</text:p>
          </table:table-cell>
          <table:table-cell table:formula="of:=COM.MICROSOFT.CONCAT(&quot;call Rda_Update_UL&quot;;&quot;('&quot;;[.$B18];&quot;',&quot;;[.J$3];&quot;,&quot;;[.J18];&quot;);/&quot;)" office:value-type="string" office:string-value="call Rda_Update_UL('415',7,100);/" calcext:value-type="string">
            <text:p>call Rda_Update_UL('415',7,100);/</text:p>
          </table:table-cell>
          <table:table-cell table:formula="of:=COM.MICROSOFT.CONCAT(&quot;call Rda_Update_UL&quot;;&quot;('&quot;;[.$B18];&quot;',&quot;;[.K$3];&quot;,&quot;;[.K18];&quot;);/&quot;)" office:value-type="string" office:string-value="call Rda_Update_UL('415',8,100);/" calcext:value-type="string">
            <text:p>call Rda_Update_UL('415',8,100);/</text:p>
          </table:table-cell>
          <table:table-cell table:formula="of:=COM.MICROSOFT.CONCAT(&quot;call Rda_Update_UL&quot;;&quot;('&quot;;[.$B18];&quot;',&quot;;[.L$3];&quot;,&quot;;[.L18];&quot;);/&quot;)" office:value-type="string" office:string-value="call Rda_Update_UL('415',9,100);/" calcext:value-type="string">
            <text:p>call Rda_Update_UL('415',9,100);/</text:p>
          </table:table-cell>
          <table:table-cell table:formula="of:=COM.MICROSOFT.CONCAT(&quot;call Rda_Update_UL&quot;;&quot;('&quot;;[.$B18];&quot;',&quot;;[.M$3];&quot;,&quot;;[.M18];&quot;);/&quot;)" office:value-type="string" office:string-value="call Rda_Update_UL('415',10,60);/" calcext:value-type="string">
            <text:p>call Rda_Update_UL('415',10,60);/</text:p>
          </table:table-cell>
          <table:table-cell table:formula="of:=COM.MICROSOFT.CONCAT(&quot;call Rda_Update_UL&quot;;&quot;('&quot;;[.$B18];&quot;',&quot;;[.N$3];&quot;,&quot;;[.N18];&quot;);/&quot;)" office:value-type="string" office:string-value="call Rda_Update_UL('415',11,80);/" calcext:value-type="string">
            <text:p>call Rda_Update_UL('415',11,80);/</text:p>
          </table:table-cell>
          <table:table-cell table:formula="of:=COM.MICROSOFT.CONCAT(&quot;call Rda_Update_UL&quot;;&quot;('&quot;;[.$B18];&quot;',&quot;;[.O$3];&quot;,&quot;;[.O18];&quot;);/&quot;)" office:value-type="string" office:string-value="call Rda_Update_UL('415',12,100);/" calcext:value-type="string">
            <text:p>call Rda_Update_UL('415',12,100);/</text:p>
          </table:table-cell>
          <table:table-cell table:formula="of:=COM.MICROSOFT.CONCAT(&quot;call Rda_Update_UL&quot;;&quot;('&quot;;[.$B18];&quot;',&quot;;[.P$3];&quot;,&quot;;[.P18];&quot;);/&quot;)" office:value-type="string" office:string-value="call Rda_Update_UL('415',13,100);/" calcext:value-type="string">
            <text:p>call Rda_Update_UL('415',13,100);/</text:p>
          </table:table-cell>
          <table:table-cell table:formula="of:=COM.MICROSOFT.CONCAT(&quot;call Rda_Update_UL&quot;;&quot;('&quot;;[.$B18];&quot;',&quot;;[.Q$3];&quot;,&quot;;[.Q18];&quot;);/&quot;)" office:value-type="string" office:string-value="call Rda_Update_UL('415',14,100);/" calcext:value-type="string">
            <text:p>call Rda_Update_UL('415',14,100);/</text:p>
          </table:table-cell>
          <table:table-cell table:formula="of:=COM.MICROSOFT.CONCAT(&quot;call Rda_Update_UL&quot;;&quot;('&quot;;[.$B18];&quot;',&quot;;[.R$3];&quot;,&quot;;[.R18];&quot;);/&quot;)" office:value-type="string" office:string-value="call Rda_Update_UL('415',15,100);/" calcext:value-type="string">
            <text:p>call Rda_Update_UL('415',15,100);/</text:p>
          </table:table-cell>
          <table:table-cell table:formula="of:=COM.MICROSOFT.CONCAT(&quot;call Rda_Update_UL&quot;;&quot;('&quot;;[.$B18];&quot;',&quot;;[.S$3];&quot;,&quot;;[.S18];&quot;);/&quot;)" office:value-type="string" office:string-value="call Rda_Update_UL('415',16,80);/" calcext:value-type="string">
            <text:p>call Rda_Update_UL('415',16,80);/</text:p>
          </table:table-cell>
          <table:table-cell table:formula="of:=COM.MICROSOFT.CONCAT(&quot;call Rda_Update_UL&quot;;&quot;('&quot;;[.$B18];&quot;',&quot;;[.T$3];&quot;,&quot;;[.T18];&quot;);/&quot;)" office:value-type="string" office:string-value="call Rda_Update_UL('415',17,100);/" calcext:value-type="string">
            <text:p>call Rda_Update_UL('415',17,100);/</text:p>
          </table:table-cell>
          <table:table-cell table:formula="of:=COM.MICROSOFT.CONCAT(&quot;call Rda_Update_UL&quot;;&quot;('&quot;;[.$B18];&quot;',&quot;;[.U$3];&quot;,&quot;;[.U18];&quot;);/&quot;)" office:value-type="string" office:string-value="call Rda_Update_UL('415',18,100);/" calcext:value-type="string">
            <text:p>call Rda_Update_UL('415',18,100);/</text:p>
          </table:table-cell>
          <table:table-cell table:formula="of:=COM.MICROSOFT.CONCAT(&quot;call Rda_Update_UL&quot;;&quot;('&quot;;[.$B18];&quot;',&quot;;[.V$3];&quot;,&quot;;[.V18];&quot;);/&quot;)" office:value-type="string" office:string-value="call Rda_Update_UL('415',19,80);/" calcext:value-type="string">
            <text:p>call Rda_Update_UL('415',19,80);/</text:p>
          </table:table-cell>
          <table:table-cell table:formula="of:=COM.MICROSOFT.CONCAT(&quot;call Rda_Update_UL&quot;;&quot;('&quot;;[.$B18];&quot;',&quot;;[.W$3];&quot;,&quot;;[.W18];&quot;);/&quot;)" office:value-type="string" office:string-value="call Rda_Update_UL('415',20,100);/" calcext:value-type="string">
            <text:p>call Rda_Update_UL('415',20,100);/</text:p>
          </table:table-cell>
          <table:table-cell table:formula="of:=COM.MICROSOFT.CONCAT(&quot;call Rda_Update_UL&quot;;&quot;('&quot;;[.$B18];&quot;',&quot;;[.X$3];&quot;,&quot;;[.X18];&quot;);/&quot;)" office:value-type="string" office:string-value="call Rda_Update_UL('415',21,100);/" calcext:value-type="string">
            <text:p>call Rda_Update_UL('415',21,100);/</text:p>
          </table:table-cell>
          <table:table-cell table:number-columns-repeated="1000"/>
        </table:table-row>
        <table:table-row table:style-name="ro1">
          <table:table-cell table:number-columns-repeated="2"/>
          <table:table-cell table:formula="of:=COM.MICROSOFT.CONCAT(&quot;call Rda_Update_UL&quot;;&quot;('&quot;;[.$B19];&quot;',&quot;;[.C$3];&quot;,&quot;;[.C19];&quot;);/&quot;)" office:value-type="string" office:string-value="call Rda_Update_UL('417',0,0);/" calcext:value-type="string">
            <text:p>call Rda_Update_UL('417',0,0);/</text:p>
          </table:table-cell>
          <table:table-cell table:formula="of:=COM.MICROSOFT.CONCAT(&quot;call Rda_Update_UL&quot;;&quot;('&quot;;[.$B19];&quot;',&quot;;[.D$3];&quot;,&quot;;[.D19];&quot;);/&quot;)" office:value-type="string" office:string-value="call Rda_Update_UL('417',1,0);/" calcext:value-type="string">
            <text:p>call Rda_Update_UL('417',1,0);/</text:p>
          </table:table-cell>
          <table:table-cell table:formula="of:=COM.MICROSOFT.CONCAT(&quot;call Rda_Update_UL&quot;;&quot;('&quot;;[.$B19];&quot;',&quot;;[.E$3];&quot;,&quot;;[.E19];&quot;);/&quot;)" office:value-type="string" office:string-value="call Rda_Update_UL('417',2,300);/" calcext:value-type="string">
            <text:p>call Rda_Update_UL('417',2,300);/</text:p>
          </table:table-cell>
          <table:table-cell table:formula="of:=COM.MICROSOFT.CONCAT(&quot;call Rda_Update_UL&quot;;&quot;('&quot;;[.$B19];&quot;',&quot;;[.F$3];&quot;,&quot;;[.F19];&quot;);/&quot;)" office:value-type="string" office:string-value="call Rda_Update_UL('417',3,400);/" calcext:value-type="string">
            <text:p>call Rda_Update_UL('417',3,400);/</text:p>
          </table:table-cell>
          <table:table-cell table:formula="of:=COM.MICROSOFT.CONCAT(&quot;call Rda_Update_UL&quot;;&quot;('&quot;;[.$B19];&quot;',&quot;;[.G$3];&quot;,&quot;;[.G19];&quot;);/&quot;)" office:value-type="string" office:string-value="call Rda_Update_UL('417',4,600);/" calcext:value-type="string">
            <text:p>call Rda_Update_UL('417',4,600);/</text:p>
          </table:table-cell>
          <table:table-cell table:formula="of:=COM.MICROSOFT.CONCAT(&quot;call Rda_Update_UL&quot;;&quot;('&quot;;[.$B19];&quot;',&quot;;[.H$3];&quot;,&quot;;[.H19];&quot;);/&quot;)" office:value-type="string" office:string-value="call Rda_Update_UL('417',5,800);/" calcext:value-type="string">
            <text:p>call Rda_Update_UL('417',5,800);/</text:p>
          </table:table-cell>
          <table:table-cell table:formula="of:=COM.MICROSOFT.CONCAT(&quot;call Rda_Update_UL&quot;;&quot;('&quot;;[.$B19];&quot;',&quot;;[.I$3];&quot;,&quot;;[.I19];&quot;);/&quot;)" office:value-type="string" office:string-value="call Rda_Update_UL('417',6,1000);/" calcext:value-type="string">
            <text:p>call Rda_Update_UL('417',6,1000);/</text:p>
          </table:table-cell>
          <table:table-cell table:formula="of:=COM.MICROSOFT.CONCAT(&quot;call Rda_Update_UL&quot;;&quot;('&quot;;[.$B19];&quot;',&quot;;[.J$3];&quot;,&quot;;[.J19];&quot;);/&quot;)" office:value-type="string" office:string-value="call Rda_Update_UL('417',7,1000);/" calcext:value-type="string">
            <text:p>call Rda_Update_UL('417',7,1000);/</text:p>
          </table:table-cell>
          <table:table-cell table:formula="of:=COM.MICROSOFT.CONCAT(&quot;call Rda_Update_UL&quot;;&quot;('&quot;;[.$B19];&quot;',&quot;;[.K$3];&quot;,&quot;;[.K19];&quot;);/&quot;)" office:value-type="string" office:string-value="call Rda_Update_UL('417',8,1000);/" calcext:value-type="string">
            <text:p>call Rda_Update_UL('417',8,1000);/</text:p>
          </table:table-cell>
          <table:table-cell table:formula="of:=COM.MICROSOFT.CONCAT(&quot;call Rda_Update_UL&quot;;&quot;('&quot;;[.$B19];&quot;',&quot;;[.L$3];&quot;,&quot;;[.L19];&quot;);/&quot;)" office:value-type="string" office:string-value="call Rda_Update_UL('417',9,1000);/" calcext:value-type="string">
            <text:p>call Rda_Update_UL('417',9,1000);/</text:p>
          </table:table-cell>
          <table:table-cell table:formula="of:=COM.MICROSOFT.CONCAT(&quot;call Rda_Update_UL&quot;;&quot;('&quot;;[.$B19];&quot;',&quot;;[.M$3];&quot;,&quot;;[.M19];&quot;);/&quot;)" office:value-type="string" office:string-value="call Rda_Update_UL('417',10,600);/" calcext:value-type="string">
            <text:p>call Rda_Update_UL('417',10,600);/</text:p>
          </table:table-cell>
          <table:table-cell table:formula="of:=COM.MICROSOFT.CONCAT(&quot;call Rda_Update_UL&quot;;&quot;('&quot;;[.$B19];&quot;',&quot;;[.N$3];&quot;,&quot;;[.N19];&quot;);/&quot;)" office:value-type="string" office:string-value="call Rda_Update_UL('417',11,800);/" calcext:value-type="string">
            <text:p>call Rda_Update_UL('417',11,800);/</text:p>
          </table:table-cell>
          <table:table-cell table:formula="of:=COM.MICROSOFT.CONCAT(&quot;call Rda_Update_UL&quot;;&quot;('&quot;;[.$B19];&quot;',&quot;;[.O$3];&quot;,&quot;;[.O19];&quot;);/&quot;)" office:value-type="string" office:string-value="call Rda_Update_UL('417',12,1000);/" calcext:value-type="string">
            <text:p>call Rda_Update_UL('417',12,1000);/</text:p>
          </table:table-cell>
          <table:table-cell table:formula="of:=COM.MICROSOFT.CONCAT(&quot;call Rda_Update_UL&quot;;&quot;('&quot;;[.$B19];&quot;',&quot;;[.P$3];&quot;,&quot;;[.P19];&quot;);/&quot;)" office:value-type="string" office:string-value="call Rda_Update_UL('417',13,1000);/" calcext:value-type="string">
            <text:p>call Rda_Update_UL('417',13,1000);/</text:p>
          </table:table-cell>
          <table:table-cell table:formula="of:=COM.MICROSOFT.CONCAT(&quot;call Rda_Update_UL&quot;;&quot;('&quot;;[.$B19];&quot;',&quot;;[.Q$3];&quot;,&quot;;[.Q19];&quot;);/&quot;)" office:value-type="string" office:string-value="call Rda_Update_UL('417',14,1000);/" calcext:value-type="string">
            <text:p>call Rda_Update_UL('417',14,1000);/</text:p>
          </table:table-cell>
          <table:table-cell table:formula="of:=COM.MICROSOFT.CONCAT(&quot;call Rda_Update_UL&quot;;&quot;('&quot;;[.$B19];&quot;',&quot;;[.R$3];&quot;,&quot;;[.R19];&quot;);/&quot;)" office:value-type="string" office:string-value="call Rda_Update_UL('417',15,1000);/" calcext:value-type="string">
            <text:p>call Rda_Update_UL('417',15,1000);/</text:p>
          </table:table-cell>
          <table:table-cell table:formula="of:=COM.MICROSOFT.CONCAT(&quot;call Rda_Update_UL&quot;;&quot;('&quot;;[.$B19];&quot;',&quot;;[.S$3];&quot;,&quot;;[.S19];&quot;);/&quot;)" office:value-type="string" office:string-value="call Rda_Update_UL('417',16,800);/" calcext:value-type="string">
            <text:p>call Rda_Update_UL('417',16,800);/</text:p>
          </table:table-cell>
          <table:table-cell table:formula="of:=COM.MICROSOFT.CONCAT(&quot;call Rda_Update_UL&quot;;&quot;('&quot;;[.$B19];&quot;',&quot;;[.T$3];&quot;,&quot;;[.T19];&quot;);/&quot;)" office:value-type="string" office:string-value="call Rda_Update_UL('417',17,1000);/" calcext:value-type="string">
            <text:p>call Rda_Update_UL('417',17,1000);/</text:p>
          </table:table-cell>
          <table:table-cell table:formula="of:=COM.MICROSOFT.CONCAT(&quot;call Rda_Update_UL&quot;;&quot;('&quot;;[.$B19];&quot;',&quot;;[.U$3];&quot;,&quot;;[.U19];&quot;);/&quot;)" office:value-type="string" office:string-value="call Rda_Update_UL('417',18,1000);/" calcext:value-type="string">
            <text:p>call Rda_Update_UL('417',18,1000);/</text:p>
          </table:table-cell>
          <table:table-cell table:formula="of:=COM.MICROSOFT.CONCAT(&quot;call Rda_Update_UL&quot;;&quot;('&quot;;[.$B19];&quot;',&quot;;[.V$3];&quot;,&quot;;[.V19];&quot;);/&quot;)" office:value-type="string" office:string-value="call Rda_Update_UL('417',19,800);/" calcext:value-type="string">
            <text:p>call Rda_Update_UL('417',19,800);/</text:p>
          </table:table-cell>
          <table:table-cell table:formula="of:=COM.MICROSOFT.CONCAT(&quot;call Rda_Update_UL&quot;;&quot;('&quot;;[.$B19];&quot;',&quot;;[.W$3];&quot;,&quot;;[.W19];&quot;);/&quot;)" office:value-type="string" office:string-value="call Rda_Update_UL('417',20,1000);/" calcext:value-type="string">
            <text:p>call Rda_Update_UL('417',20,1000);/</text:p>
          </table:table-cell>
          <table:table-cell table:formula="of:=COM.MICROSOFT.CONCAT(&quot;call Rda_Update_UL&quot;;&quot;('&quot;;[.$B19];&quot;',&quot;;[.X$3];&quot;,&quot;;[.X19];&quot;);/&quot;)" office:value-type="string" office:string-value="call Rda_Update_UL('417',21,1000);/" calcext:value-type="string">
            <text:p>call Rda_Update_UL('417',21,1000);/</text:p>
          </table:table-cell>
          <table:table-cell table:number-columns-repeated="1000"/>
        </table:table-row>
        <table:table-row table:style-name="ro1">
          <table:table-cell table:number-columns-repeated="2"/>
          <table:table-cell table:formula="of:=COM.MICROSOFT.CONCAT(&quot;call Rda_Update_UL&quot;;&quot;('&quot;;[.$B20];&quot;',&quot;;[.C$3];&quot;,&quot;;[.C20];&quot;);/&quot;)" office:value-type="string" office:string-value="call Rda_Update_UL('421',0,0);/" calcext:value-type="string">
            <text:p>call Rda_Update_UL('421',0,0);/</text:p>
          </table:table-cell>
          <table:table-cell table:formula="of:=COM.MICROSOFT.CONCAT(&quot;call Rda_Update_UL&quot;;&quot;('&quot;;[.$B20];&quot;',&quot;;[.D$3];&quot;,&quot;;[.D20];&quot;);/&quot;)" office:value-type="string" office:string-value="call Rda_Update_UL('421',1,0);/" calcext:value-type="string">
            <text:p>call Rda_Update_UL('421',1,0);/</text:p>
          </table:table-cell>
          <table:table-cell table:formula="of:=COM.MICROSOFT.CONCAT(&quot;call Rda_Update_UL&quot;;&quot;('&quot;;[.$B20];&quot;',&quot;;[.E$3];&quot;,&quot;;[.E20];&quot;);/&quot;)" office:value-type="string" office:string-value="call Rda_Update_UL('421',2,1000);/" calcext:value-type="string">
            <text:p>call Rda_Update_UL('421',2,1000);/</text:p>
          </table:table-cell>
          <table:table-cell table:formula="of:=COM.MICROSOFT.CONCAT(&quot;call Rda_Update_UL&quot;;&quot;('&quot;;[.$B20];&quot;',&quot;;[.F$3];&quot;,&quot;;[.F20];&quot;);/&quot;)" office:value-type="string" office:string-value="call Rda_Update_UL('421',3,1000);/" calcext:value-type="string">
            <text:p>call Rda_Update_UL('421',3,1000);/</text:p>
          </table:table-cell>
          <table:table-cell table:formula="of:=COM.MICROSOFT.CONCAT(&quot;call Rda_Update_UL&quot;;&quot;('&quot;;[.$B20];&quot;',&quot;;[.G$3];&quot;,&quot;;[.G20];&quot;);/&quot;)" office:value-type="string" office:string-value="call Rda_Update_UL('421',4,2000);/" calcext:value-type="string">
            <text:p>call Rda_Update_UL('421',4,2000);/</text:p>
          </table:table-cell>
          <table:table-cell table:formula="of:=COM.MICROSOFT.CONCAT(&quot;call Rda_Update_UL&quot;;&quot;('&quot;;[.$B20];&quot;',&quot;;[.H$3];&quot;,&quot;;[.H20];&quot;);/&quot;)" office:value-type="string" office:string-value="call Rda_Update_UL('421',5,3000);/" calcext:value-type="string">
            <text:p>call Rda_Update_UL('421',5,3000);/</text:p>
          </table:table-cell>
          <table:table-cell table:formula="of:=COM.MICROSOFT.CONCAT(&quot;call Rda_Update_UL&quot;;&quot;('&quot;;[.$B20];&quot;',&quot;;[.I$3];&quot;,&quot;;[.I20];&quot;);/&quot;)" office:value-type="string" office:string-value="call Rda_Update_UL('421',6,3500);/" calcext:value-type="string">
            <text:p>call Rda_Update_UL('421',6,3500);/</text:p>
          </table:table-cell>
          <table:table-cell table:formula="of:=COM.MICROSOFT.CONCAT(&quot;call Rda_Update_UL&quot;;&quot;('&quot;;[.$B20];&quot;',&quot;;[.J$3];&quot;,&quot;;[.J20];&quot;);/&quot;)" office:value-type="string" office:string-value="call Rda_Update_UL('421',7,3500);/" calcext:value-type="string">
            <text:p>call Rda_Update_UL('421',7,3500);/</text:p>
          </table:table-cell>
          <table:table-cell table:formula="of:=COM.MICROSOFT.CONCAT(&quot;call Rda_Update_UL&quot;;&quot;('&quot;;[.$B20];&quot;',&quot;;[.K$3];&quot;,&quot;;[.K20];&quot;);/&quot;)" office:value-type="string" office:string-value="call Rda_Update_UL('421',8,3500);/" calcext:value-type="string">
            <text:p>call Rda_Update_UL('421',8,3500);/</text:p>
          </table:table-cell>
          <table:table-cell table:formula="of:=COM.MICROSOFT.CONCAT(&quot;call Rda_Update_UL&quot;;&quot;('&quot;;[.$B20];&quot;',&quot;;[.L$3];&quot;,&quot;;[.L20];&quot;);/&quot;)" office:value-type="string" office:string-value="call Rda_Update_UL('421',9,3500);/" calcext:value-type="string">
            <text:p>call Rda_Update_UL('421',9,3500);/</text:p>
          </table:table-cell>
          <table:table-cell table:formula="of:=COM.MICROSOFT.CONCAT(&quot;call Rda_Update_UL&quot;;&quot;('&quot;;[.$B20];&quot;',&quot;;[.M$3];&quot;,&quot;;[.M20];&quot;);/&quot;)" office:value-type="string" office:string-value="call Rda_Update_UL('421',10,2000);/" calcext:value-type="string">
            <text:p>call Rda_Update_UL('421',10,2000);/</text:p>
          </table:table-cell>
          <table:table-cell table:formula="of:=COM.MICROSOFT.CONCAT(&quot;call Rda_Update_UL&quot;;&quot;('&quot;;[.$B20];&quot;',&quot;;[.N$3];&quot;,&quot;;[.N20];&quot;);/&quot;)" office:value-type="string" office:string-value="call Rda_Update_UL('421',11,3000);/" calcext:value-type="string">
            <text:p>call Rda_Update_UL('421',11,3000);/</text:p>
          </table:table-cell>
          <table:table-cell table:formula="of:=COM.MICROSOFT.CONCAT(&quot;call Rda_Update_UL&quot;;&quot;('&quot;;[.$B20];&quot;',&quot;;[.O$3];&quot;,&quot;;[.O20];&quot;);/&quot;)" office:value-type="string" office:string-value="call Rda_Update_UL('421',12,3500);/" calcext:value-type="string">
            <text:p>call Rda_Update_UL('421',12,3500);/</text:p>
          </table:table-cell>
          <table:table-cell table:formula="of:=COM.MICROSOFT.CONCAT(&quot;call Rda_Update_UL&quot;;&quot;('&quot;;[.$B20];&quot;',&quot;;[.P$3];&quot;,&quot;;[.P20];&quot;);/&quot;)" office:value-type="string" office:string-value="call Rda_Update_UL('421',13,3500);/" calcext:value-type="string">
            <text:p>call Rda_Update_UL('421',13,3500);/</text:p>
          </table:table-cell>
          <table:table-cell table:formula="of:=COM.MICROSOFT.CONCAT(&quot;call Rda_Update_UL&quot;;&quot;('&quot;;[.$B20];&quot;',&quot;;[.Q$3];&quot;,&quot;;[.Q20];&quot;);/&quot;)" office:value-type="string" office:string-value="call Rda_Update_UL('421',14,3500);/" calcext:value-type="string">
            <text:p>call Rda_Update_UL('421',14,3500);/</text:p>
          </table:table-cell>
          <table:table-cell table:formula="of:=COM.MICROSOFT.CONCAT(&quot;call Rda_Update_UL&quot;;&quot;('&quot;;[.$B20];&quot;',&quot;;[.R$3];&quot;,&quot;;[.R20];&quot;);/&quot;)" office:value-type="string" office:string-value="call Rda_Update_UL('421',15,3500);/" calcext:value-type="string">
            <text:p>call Rda_Update_UL('421',15,3500);/</text:p>
          </table:table-cell>
          <table:table-cell table:formula="of:=COM.MICROSOFT.CONCAT(&quot;call Rda_Update_UL&quot;;&quot;('&quot;;[.$B20];&quot;',&quot;;[.S$3];&quot;,&quot;;[.S20];&quot;);/&quot;)" office:value-type="string" office:string-value="call Rda_Update_UL('421',16,3000);/" calcext:value-type="string">
            <text:p>call Rda_Update_UL('421',16,3000);/</text:p>
          </table:table-cell>
          <table:table-cell table:formula="of:=COM.MICROSOFT.CONCAT(&quot;call Rda_Update_UL&quot;;&quot;('&quot;;[.$B20];&quot;',&quot;;[.T$3];&quot;,&quot;;[.T20];&quot;);/&quot;)" office:value-type="string" office:string-value="call Rda_Update_UL('421',17,3500);/" calcext:value-type="string">
            <text:p>call Rda_Update_UL('421',17,3500);/</text:p>
          </table:table-cell>
          <table:table-cell table:formula="of:=COM.MICROSOFT.CONCAT(&quot;call Rda_Update_UL&quot;;&quot;('&quot;;[.$B20];&quot;',&quot;;[.U$3];&quot;,&quot;;[.U20];&quot;);/&quot;)" office:value-type="string" office:string-value="call Rda_Update_UL('421',18,3500);/" calcext:value-type="string">
            <text:p>call Rda_Update_UL('421',18,3500);/</text:p>
          </table:table-cell>
          <table:table-cell table:formula="of:=COM.MICROSOFT.CONCAT(&quot;call Rda_Update_UL&quot;;&quot;('&quot;;[.$B20];&quot;',&quot;;[.V$3];&quot;,&quot;;[.V20];&quot;);/&quot;)" office:value-type="string" office:string-value="call Rda_Update_UL('421',19,3000);/" calcext:value-type="string">
            <text:p>call Rda_Update_UL('421',19,3000);/</text:p>
          </table:table-cell>
          <table:table-cell table:formula="of:=COM.MICROSOFT.CONCAT(&quot;call Rda_Update_UL&quot;;&quot;('&quot;;[.$B20];&quot;',&quot;;[.W$3];&quot;,&quot;;[.W20];&quot;);/&quot;)" office:value-type="string" office:string-value="call Rda_Update_UL('421',20,3500);/" calcext:value-type="string">
            <text:p>call Rda_Update_UL('421',20,3500);/</text:p>
          </table:table-cell>
          <table:table-cell table:formula="of:=COM.MICROSOFT.CONCAT(&quot;call Rda_Update_UL&quot;;&quot;('&quot;;[.$B20];&quot;',&quot;;[.X$3];&quot;,&quot;;[.X20];&quot;);/&quot;)" office:value-type="string" office:string-value="call Rda_Update_UL('421',21,3500);/" calcext:value-type="string">
            <text:p>call Rda_Update_UL('421',21,3500);/</text:p>
          </table:table-cell>
          <table:table-cell table:number-columns-repeated="1000"/>
        </table:table-row>
        <table:table-row table:style-name="ro1" table:number-rows-repeated="1048545">
          <table:table-cell table:number-columns-repeated="1024"/>
        </table:table-row>
        <table:table-row table:style-name="ro1">
          <table:table-cell table:number-columns-repeated="1024"/>
        </table:table-row>
      </table:table>
      <table:table table:name="UL, Elements, Processed" table:style-name="ta1">
        <table:table-column table:style-name="co7" table:default-cell-style-name="ce19"/>
        <table:table-column table:style-name="co8" table:default-cell-style-name="ce19"/>
        <table:table-column table:style-name="co4" table:number-columns-repeated="1022" table:default-cell-style-name="ce19"/>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style-name="Default" table:number-columns-repeated="994"/>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table:number-columns-repeated="1000"/>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299.57pt" svg:height="16.89pt" svg:x="209.93pt" svg:y="0pt" draw:caption-point-x="-17.29pt" draw:caption-point-y="25.88pt">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29"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style-name="ce21" office:value-type="float" office:value="1000" calcext:value-type="float">
            <text:p>1000</text:p>
          </table:table-cell>
          <table:table-cell table:style-name="ce21" office:value-type="float" office:value="1500" calcext:value-type="float">
            <text:p>1500</text:p>
          </table:table-cell>
          <table:table-cell table:number-columns-repeated="2" table:style-name="ce21" office:value-type="float" office:value="2500" calcext:value-type="float">
            <text:p>2500</text:p>
          </table:table-cell>
          <table:table-cell table:number-columns-repeated="2"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2" table:style-name="ce21" office:value-type="float" office:value="2000" calcext:value-type="float">
            <text:p>2000</text:p>
          </table:table-cell>
          <table:table-cell table:number-columns-repeated="2"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2" table:style-name="ce21" office:value-type="float" office:value="2000" calcext:value-type="float">
            <text:p>2000</text:p>
          </table:table-cell>
          <table:table-cell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1000"/>
        </table:table-row>
        <table:table-row table:style-name="ro1">
          <table:table-cell office:value-type="string" calcext:value-type="string">
            <text:p>Copper (μg/d)</text:p>
          </table:table-cell>
          <table:table-cell office:value-type="float" office:value="312" calcext:value-type="float">
            <text:p>312</text:p>
          </table:table-cell>
          <table:table-cell table:number-columns-repeated="2" table:style-name="ce21" office:value-type="float" office:value="0" calcext:value-type="float">
            <text:p>0</text:p>
          </table:table-cell>
          <table:table-cell table:style-name="ce21" office:value-type="float" office:value="1000" calcext:value-type="float">
            <text:p>1000</text:p>
          </table:table-cell>
          <table:table-cell table:style-name="ce21" office:value-type="float" office:value="3000" calcext:value-type="float">
            <text:p>3000</text:p>
          </table:table-cell>
          <table:table-cell table:style-name="ce21" office:value-type="float" office:value="5000" calcext:value-type="float">
            <text:p>5000</text:p>
          </table:table-cell>
          <table:table-cell table:style-name="ce21" office:value-type="float" office:value="8000" calcext:value-type="float">
            <text:p>8000</text:p>
          </table:table-cell>
          <table:table-cell table:number-columns-repeated="4" table:style-name="ce21" office:value-type="float" office:value="10000" calcext:value-type="float">
            <text:p>10000</text:p>
          </table:table-cell>
          <table:table-cell table:style-name="ce21" office:value-type="float" office:value="5000" calcext:value-type="float">
            <text:p>5000</text:p>
          </table:table-cell>
          <table:table-cell table:style-name="ce21" office:value-type="float" office:value="8000" calcext:value-type="float">
            <text:p>8000</text:p>
          </table:table-cell>
          <table:table-cell table:number-columns-repeated="4" table:style-name="ce21" office:value-type="float" office:value="10000" calcext:value-type="float">
            <text:p>10000</text:p>
          </table:table-cell>
          <table:table-cell table:style-name="ce21" office:value-type="float" office:value="8000" calcext:value-type="float">
            <text:p>8000</text:p>
          </table:table-cell>
          <table:table-cell table:number-columns-repeated="2" table:style-name="ce21" office:value-type="float" office:value="10000" calcext:value-type="float">
            <text:p>10000</text:p>
          </table:table-cell>
          <table:table-cell table:style-name="ce21" office:value-type="float" office:value="8000" calcext:value-type="float">
            <text:p>8000</text:p>
          </table:table-cell>
          <table:table-cell table:number-columns-repeated="2" table:style-name="ce21" office:value-type="float" office:value="10000" calcext:value-type="float">
            <text:p>10000</text:p>
          </table:table-cell>
          <table:table-cell table:number-columns-repeated="1000"/>
        </table:table-row>
        <table:table-row table:style-name="ro1">
          <table:table-cell office:value-type="string" calcext:value-type="string">
            <text:p>Fluoride (mg/d)</text:p>
          </table:table-cell>
          <table:table-cell office:value-type="float" office:value="313" calcext:value-type="float">
            <text:p>313</text:p>
          </table:table-cell>
          <table:table-cell table:style-name="ce21" office:value-type="float" office:value="0.7" calcext:value-type="float">
            <text:p>0.7</text:p>
          </table:table-cell>
          <table:table-cell table:style-name="ce21" office:value-type="float" office:value="0.9" calcext:value-type="float">
            <text:p>0.9</text:p>
          </table:table-cell>
          <table:table-cell table:style-name="ce21" office:value-type="float" office:value="1.3" calcext:value-type="float">
            <text:p>1.3</text:p>
          </table:table-cell>
          <table:table-cell table:style-name="ce21" office:value-type="float" office:value="2.2" calcext:value-type="float">
            <text:p>2.2</text:p>
          </table:table-cell>
          <table:table-cell table:number-columns-repeated="18" table:style-name="ce21" office:value-type="float" office:value="10" calcext:value-type="float">
            <text:p>1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number-columns-repeated="5" table:style-name="ce21" office:value-type="float" office:value="40" calcext:value-type="float">
            <text:p>40</text:p>
          </table:table-cell>
          <table:table-cell table:number-columns-repeated="5" table:style-name="ce21" office:value-type="float" office:value="45" calcext:value-type="float">
            <text:p>45</text:p>
          </table:table-cell>
          <table:table-cell table:style-name="ce21" office:value-type="float" office:value="40" calcext:value-type="float">
            <text:p>40</text:p>
          </table:table-cell>
          <table:table-cell table:number-columns-repeated="11" table:style-name="ce21" office:value-type="float" office:value="45" calcext:value-type="float">
            <text:p>45</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number-columns-repeated="2" table:style-name="ce21" office:value-type="float" office:value="0" calcext:value-type="float">
            <text:p>0</text:p>
          </table:table-cell>
          <table:table-cell table:style-name="ce21" office:value-type="float" office:value="65" calcext:value-type="float">
            <text:p>65</text:p>
          </table:table-cell>
          <table:table-cell table:style-name="ce21" office:value-type="float" office:value="110" calcext:value-type="float">
            <text:p>110</text:p>
          </table:table-cell>
          <table:table-cell table:number-columns-repeated="18" table:style-name="ce21" office:value-type="float" office:value="350" calcext:value-type="float">
            <text:p>35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number-columns-repeated="2" table:style-name="ce21" office:value-type="float" office:value="0" calcext:value-type="float">
            <text:p>0</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number-columns-repeated="4" table:style-name="ce21" office:value-type="float" office:value="11" calcext:value-type="float">
            <text:p>11</text:p>
          </table:table-cell>
          <table:table-cell table:style-name="ce21" office:value-type="float" office:value="6" calcext:value-type="float">
            <text:p>6</text:p>
          </table:table-cell>
          <table:table-cell table:style-name="ce21" office:value-type="float" office:value="9" calcext:value-type="float">
            <text:p>9</text:p>
          </table:table-cell>
          <table:table-cell table:number-columns-repeated="4" table:style-name="ce21" office:value-type="float" office:value="11" calcext:value-type="float">
            <text:p>11</text:p>
          </table:table-cell>
          <table:table-cell table:style-name="ce21" office:value-type="float" office:value="9" calcext:value-type="float">
            <text:p>9</text:p>
          </table:table-cell>
          <table:table-cell table:number-columns-repeated="2" table:style-name="ce21" office:value-type="float" office:value="11" calcext:value-type="float">
            <text:p>11</text:p>
          </table:table-cell>
          <table:table-cell table:style-name="ce21" office:value-type="float" office:value="9" calcext:value-type="float">
            <text:p>9</text:p>
          </table:table-cell>
          <table:table-cell table:number-columns-repeated="2" table:style-name="ce21" office:value-type="float" office:value="11" calcext:value-type="float">
            <text:p>11</text:p>
          </table:table-cell>
          <table:table-cell table:number-columns-repeated="1000"/>
        </table:table-row>
        <table:table-row table:style-name="ro1">
          <table:table-cell office:value-type="string" calcext:value-type="string">
            <text:p>Phosphorus (g/d)</text:p>
          </table:table-cell>
          <table:table-cell office:value-type="float" office:value="305" calcext:value-type="float">
            <text:p>305</text:p>
          </table:table-cell>
          <table:table-cell table:number-columns-repeated="2" table:style-name="ce21" office:value-type="float" office:value="0" calcext:value-type="float">
            <text:p>0</text:p>
          </table:table-cell>
          <table:table-cell table:number-columns-repeated="2" table:style-name="ce21" office:value-type="float" office:value="3" calcext:value-type="float">
            <text:p>3</text:p>
          </table:table-cell>
          <table:table-cell table:number-columns-repeated="5" table:style-name="ce21" office:value-type="float" office:value="4" calcext:value-type="float">
            <text:p>4</text:p>
          </table:table-cell>
          <table:table-cell table:style-name="ce21" office:value-type="float" office:value="3" calcext:value-type="float">
            <text:p>3</text:p>
          </table:table-cell>
          <table:table-cell table:number-columns-repeated="5" table:style-name="ce21" office:value-type="float" office:value="4" calcext:value-type="float">
            <text:p>4</text:p>
          </table:table-cell>
          <table:table-cell table:style-name="ce21" office:value-type="float" office:value="3" calcext:value-type="float">
            <text:p>3</text:p>
          </table:table-cell>
          <table:table-cell table:number-columns-repeated="3" table:style-name="ce21" office:value-type="float" office:value="3.5" calcext:value-type="float">
            <text:p>3.5</text:p>
          </table:table-cell>
          <table:table-cell table:number-columns-repeated="3" table:style-name="ce21" office:value-type="float" office:value="4" calcext:value-type="float">
            <text:p>4</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style-name="ce21" office:value-type="float" office:value="45" calcext:value-type="float">
            <text:p>45</text:p>
          </table:table-cell>
          <table:table-cell table:style-name="ce21" office:value-type="float" office:value="60" calcext:value-type="float">
            <text:p>60</text:p>
          </table:table-cell>
          <table:table-cell table:style-name="ce21" office:value-type="float" office:value="90" calcext:value-type="float">
            <text:p>90</text:p>
          </table:table-cell>
          <table:table-cell table:style-name="ce21" office:value-type="float" office:value="150" calcext:value-type="float">
            <text:p>150</text:p>
          </table:table-cell>
          <table:table-cell table:style-name="ce21" office:value-type="float" office:value="280" calcext:value-type="float">
            <text:p>280</text:p>
          </table:table-cell>
          <table:table-cell table:number-columns-repeated="5" table:style-name="ce21" office:value-type="float" office:value="400" calcext:value-type="float">
            <text:p>400</text:p>
          </table:table-cell>
          <table:table-cell table:style-name="ce21" office:value-type="float" office:value="280" calcext:value-type="float">
            <text:p>280</text:p>
          </table:table-cell>
          <table:table-cell table:number-columns-repeated="11" table:style-name="ce21" office:value-type="float" office:value="400" calcext:value-type="float">
            <text:p>40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7" calcext:value-type="float">
            <text:p>7</text:p>
          </table:table-cell>
          <table:table-cell table:style-name="ce21" office:value-type="float" office:value="12" calcext:value-type="float">
            <text:p>12</text:p>
          </table:table-cell>
          <table:table-cell table:style-name="ce21" office:value-type="float" office:value="23" calcext:value-type="float">
            <text:p>23</text:p>
          </table:table-cell>
          <table:table-cell table:style-name="ce21" office:value-type="float" office:value="34" calcext:value-type="float">
            <text:p>34</text:p>
          </table:table-cell>
          <table:table-cell table:number-columns-repeated="4" table:style-name="ce21" office:value-type="float" office:value="40" calcext:value-type="float">
            <text:p>40</text:p>
          </table:table-cell>
          <table:table-cell table:style-name="ce21" office:value-type="float" office:value="23" calcext:value-type="float">
            <text:p>23</text:p>
          </table:table-cell>
          <table:table-cell table:style-name="ce21" office:value-type="float" office:value="34" calcext:value-type="float">
            <text:p>34</text:p>
          </table:table-cell>
          <table:table-cell table:number-columns-repeated="4" table:style-name="ce21" office:value-type="float" office:value="40" calcext:value-type="float">
            <text:p>40</text:p>
          </table:table-cell>
          <table:table-cell table:style-name="ce21" office:value-type="float" office:value="34" calcext:value-type="float">
            <text:p>34</text:p>
          </table:table-cell>
          <table:table-cell table:number-columns-repeated="2" table:style-name="ce21" office:value-type="float" office:value="40" calcext:value-type="float">
            <text:p>40</text:p>
          </table:table-cell>
          <table:table-cell table:style-name="ce21" office:value-type="float" office:value="34" calcext:value-type="float">
            <text:p>34</text:p>
          </table:table-cell>
          <table:table-cell table:number-columns-repeated="2" table:style-name="ce21" office:value-type="float" office:value="40" calcext:value-type="float">
            <text:p>40</text:p>
          </table:table-cell>
          <table:table-cell table:number-columns-repeated="1000"/>
        </table:table-row>
        <table:table-row table:style-name="ro1" table:number-rows-repeated="2">
          <table:table-cell table:number-columns-repeated="2"/>
          <table:table-cell table:style-name="ce21" table:number-columns-repeated="22"/>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style-name="ce21" table:formula="of:=[.C4]" office:value-type="float" office:value="1000" calcext:value-type="float">
            <text:p>1000</text:p>
          </table:table-cell>
          <table:table-cell table:style-name="ce21" table:formula="of:=[.D4]" office:value-type="float" office:value="1500" calcext:value-type="float">
            <text:p>1500</text:p>
          </table:table-cell>
          <table:table-cell table:style-name="ce21" table:formula="of:=[.E4]" office:value-type="float" office:value="2500" calcext:value-type="float">
            <text:p>2500</text:p>
          </table:table-cell>
          <table:table-cell table:style-name="ce21" table:formula="of:=[.F4]" office:value-type="float" office:value="2500" calcext:value-type="float">
            <text:p>2500</text:p>
          </table:table-cell>
          <table:table-cell table:style-name="ce21" table:formula="of:=[.G4]" office:value-type="float" office:value="3000" calcext:value-type="float">
            <text:p>3000</text:p>
          </table:table-cell>
          <table:table-cell table:style-name="ce21" table:formula="of:=[.H4]" office:value-type="float" office:value="3000" calcext:value-type="float">
            <text:p>3000</text:p>
          </table:table-cell>
          <table:table-cell table:style-name="ce21" table:formula="of:=[.I4]" office:value-type="float" office:value="2500" calcext:value-type="float">
            <text:p>2500</text:p>
          </table:table-cell>
          <table:table-cell table:style-name="ce21" table:formula="of:=[.J4]" office:value-type="float" office:value="2500" calcext:value-type="float">
            <text:p>2500</text:p>
          </table:table-cell>
          <table:table-cell table:style-name="ce21" table:formula="of:=[.K4]" office:value-type="float" office:value="2000" calcext:value-type="float">
            <text:p>2000</text:p>
          </table:table-cell>
          <table:table-cell table:style-name="ce21" table:formula="of:=[.L4]" office:value-type="float" office:value="2000" calcext:value-type="float">
            <text:p>2000</text:p>
          </table:table-cell>
          <table:table-cell table:style-name="ce21" table:formula="of:=[.M4]" office:value-type="float" office:value="3000" calcext:value-type="float">
            <text:p>3000</text:p>
          </table:table-cell>
          <table:table-cell table:style-name="ce21" table:formula="of:=[.N4]" office:value-type="float" office:value="3000" calcext:value-type="float">
            <text:p>3000</text:p>
          </table:table-cell>
          <table:table-cell table:style-name="ce21" table:formula="of:=[.O4]" office:value-type="float" office:value="2500" calcext:value-type="float">
            <text:p>2500</text:p>
          </table:table-cell>
          <table:table-cell table:style-name="ce21" table:formula="of:=[.P4]" office:value-type="float" office:value="2500" calcext:value-type="float">
            <text:p>2500</text:p>
          </table:table-cell>
          <table:table-cell table:style-name="ce21" table:formula="of:=[.Q4]" office:value-type="float" office:value="2000" calcext:value-type="float">
            <text:p>2000</text:p>
          </table:table-cell>
          <table:table-cell table:style-name="ce21" table:formula="of:=[.R4]" office:value-type="float" office:value="2000" calcext:value-type="float">
            <text:p>2000</text:p>
          </table:table-cell>
          <table:table-cell table:style-name="ce21" table:formula="of:=[.S4]" office:value-type="float" office:value="3000" calcext:value-type="float">
            <text:p>3000</text:p>
          </table:table-cell>
          <table:table-cell table:style-name="ce21" table:formula="of:=[.T4]" office:value-type="float" office:value="2500" calcext:value-type="float">
            <text:p>2500</text:p>
          </table:table-cell>
          <table:table-cell table:style-name="ce21" table:formula="of:=[.U4]" office:value-type="float" office:value="2500" calcext:value-type="float">
            <text:p>2500</text:p>
          </table:table-cell>
          <table:table-cell table:style-name="ce21" table:formula="of:=[.V4]" office:value-type="float" office:value="3000" calcext:value-type="float">
            <text:p>3000</text:p>
          </table:table-cell>
          <table:table-cell table:style-name="ce21" table:formula="of:=[.W4]" office:value-type="float" office:value="2500" calcext:value-type="float">
            <text:p>2500</text:p>
          </table:table-cell>
          <table:table-cell table:style-name="ce21" table:formula="of:=[.X4]" office:value-type="float" office:value="2500" calcext:value-type="float">
            <text:p>2500</text:p>
          </table:table-cell>
          <table:table-cell table:number-columns-repeated="1000"/>
        </table:table-row>
        <table:table-row table:style-name="ro1">
          <table:table-cell office:value-type="string" calcext:value-type="string">
            <text:p>Copper (μg/d) → (mg/d)</text:p>
          </table:table-cell>
          <table:table-cell office:value-type="float" office:value="312" calcext:value-type="float">
            <text:p>312</text:p>
          </table:table-cell>
          <table:table-cell table:style-name="ce21" table:formula="of:=[.C5]/1000" office:value-type="float" office:value="0" calcext:value-type="float">
            <text:p>0</text:p>
          </table:table-cell>
          <table:table-cell table:style-name="ce21" table:formula="of:=[.D5]/1000" office:value-type="float" office:value="0" calcext:value-type="float">
            <text:p>0</text:p>
          </table:table-cell>
          <table:table-cell table:style-name="ce21" table:formula="of:=[.E5]/1000" office:value-type="float" office:value="1" calcext:value-type="float">
            <text:p>1</text:p>
          </table:table-cell>
          <table:table-cell table:style-name="ce21" table:formula="of:=[.F5]/1000" office:value-type="float" office:value="3" calcext:value-type="float">
            <text:p>3</text:p>
          </table:table-cell>
          <table:table-cell table:style-name="ce21" table:formula="of:=[.G5]/1000" office:value-type="float" office:value="5" calcext:value-type="float">
            <text:p>5</text:p>
          </table:table-cell>
          <table:table-cell table:style-name="ce21" table:formula="of:=[.H5]/1000" office:value-type="float" office:value="8" calcext:value-type="float">
            <text:p>8</text:p>
          </table:table-cell>
          <table:table-cell table:style-name="ce21" table:formula="of:=[.I5]/1000" office:value-type="float" office:value="10" calcext:value-type="float">
            <text:p>10</text:p>
          </table:table-cell>
          <table:table-cell table:style-name="ce21" table:formula="of:=[.J5]/1000" office:value-type="float" office:value="10" calcext:value-type="float">
            <text:p>10</text:p>
          </table:table-cell>
          <table:table-cell table:style-name="ce21" table:formula="of:=[.K5]/1000" office:value-type="float" office:value="10" calcext:value-type="float">
            <text:p>10</text:p>
          </table:table-cell>
          <table:table-cell table:style-name="ce21" table:formula="of:=[.L5]/1000" office:value-type="float" office:value="10" calcext:value-type="float">
            <text:p>10</text:p>
          </table:table-cell>
          <table:table-cell table:style-name="ce21" table:formula="of:=[.M5]/1000" office:value-type="float" office:value="5" calcext:value-type="float">
            <text:p>5</text:p>
          </table:table-cell>
          <table:table-cell table:style-name="ce21" table:formula="of:=[.N5]/1000" office:value-type="float" office:value="8" calcext:value-type="float">
            <text:p>8</text:p>
          </table:table-cell>
          <table:table-cell table:style-name="ce21" table:formula="of:=[.O5]/1000" office:value-type="float" office:value="10" calcext:value-type="float">
            <text:p>10</text:p>
          </table:table-cell>
          <table:table-cell table:style-name="ce21" table:formula="of:=[.P5]/1000" office:value-type="float" office:value="10" calcext:value-type="float">
            <text:p>10</text:p>
          </table:table-cell>
          <table:table-cell table:style-name="ce21" table:formula="of:=[.Q5]/1000" office:value-type="float" office:value="10" calcext:value-type="float">
            <text:p>10</text:p>
          </table:table-cell>
          <table:table-cell table:style-name="ce21" table:formula="of:=[.R5]/1000" office:value-type="float" office:value="10" calcext:value-type="float">
            <text:p>10</text:p>
          </table:table-cell>
          <table:table-cell table:style-name="ce21" table:formula="of:=[.S5]/1000" office:value-type="float" office:value="8" calcext:value-type="float">
            <text:p>8</text:p>
          </table:table-cell>
          <table:table-cell table:style-name="ce21" table:formula="of:=[.T5]/1000" office:value-type="float" office:value="10" calcext:value-type="float">
            <text:p>10</text:p>
          </table:table-cell>
          <table:table-cell table:style-name="ce21" table:formula="of:=[.U5]/1000" office:value-type="float" office:value="10" calcext:value-type="float">
            <text:p>10</text:p>
          </table:table-cell>
          <table:table-cell table:style-name="ce21" table:formula="of:=[.V5]/1000" office:value-type="float" office:value="8" calcext:value-type="float">
            <text:p>8</text:p>
          </table:table-cell>
          <table:table-cell table:style-name="ce21" table:formula="of:=[.W5]/1000" office:value-type="float" office:value="10" calcext:value-type="float">
            <text:p>10</text:p>
          </table:table-cell>
          <table:table-cell table:style-name="ce21" table:formula="of:=[.X5]/1000" office:value-type="float" office:value="10" calcext:value-type="float">
            <text:p>10</text:p>
          </table:table-cell>
          <table:table-cell table:number-columns-repeated="1000"/>
        </table:table-row>
        <table:table-row table:style-name="ro1">
          <table:table-cell office:value-type="string" calcext:value-type="string">
            <text:p><text:span text:style-name="T2">Fluoride (mg/d) → (μg</text:span>/d)</text:p>
          </table:table-cell>
          <table:table-cell office:value-type="float" office:value="313" calcext:value-type="float">
            <text:p>313</text:p>
          </table:table-cell>
          <table:table-cell table:style-name="ce21" table:formula="of:=[.C6]*1000" office:value-type="float" office:value="700" calcext:value-type="float">
            <text:p>700</text:p>
          </table:table-cell>
          <table:table-cell table:style-name="ce21" table:formula="of:=[.D6]*1000" office:value-type="float" office:value="900" calcext:value-type="float">
            <text:p>900</text:p>
          </table:table-cell>
          <table:table-cell table:style-name="ce21" table:formula="of:=[.E6]*1000" office:value-type="float" office:value="1300" calcext:value-type="float">
            <text:p>1300</text:p>
          </table:table-cell>
          <table:table-cell table:style-name="ce21" table:formula="of:=[.F6]*1000" office:value-type="float" office:value="2200" calcext:value-type="float">
            <text:p>2200</text:p>
          </table:table-cell>
          <table:table-cell table:style-name="ce21" table:formula="of:=[.G6]*1000" office:value-type="float" office:value="10000" calcext:value-type="float">
            <text:p>10000</text:p>
          </table:table-cell>
          <table:table-cell table:style-name="ce21" table:formula="of:=[.H6]*1000" office:value-type="float" office:value="10000" calcext:value-type="float">
            <text:p>10000</text:p>
          </table:table-cell>
          <table:table-cell table:style-name="ce21" table:formula="of:=[.I6]*1000" office:value-type="float" office:value="10000" calcext:value-type="float">
            <text:p>10000</text:p>
          </table:table-cell>
          <table:table-cell table:style-name="ce21" table:formula="of:=[.J6]*1000" office:value-type="float" office:value="10000" calcext:value-type="float">
            <text:p>10000</text:p>
          </table:table-cell>
          <table:table-cell table:style-name="ce21" table:formula="of:=[.K6]*1000" office:value-type="float" office:value="10000" calcext:value-type="float">
            <text:p>10000</text:p>
          </table:table-cell>
          <table:table-cell table:style-name="ce21" table:formula="of:=[.L6]*1000" office:value-type="float" office:value="10000" calcext:value-type="float">
            <text:p>10000</text:p>
          </table:table-cell>
          <table:table-cell table:style-name="ce21" table:formula="of:=[.M6]*1000" office:value-type="float" office:value="10000" calcext:value-type="float">
            <text:p>10000</text:p>
          </table:table-cell>
          <table:table-cell table:style-name="ce21" table:formula="of:=[.N6]*1000" office:value-type="float" office:value="10000" calcext:value-type="float">
            <text:p>10000</text:p>
          </table:table-cell>
          <table:table-cell table:style-name="ce21" table:formula="of:=[.O6]*1000" office:value-type="float" office:value="10000" calcext:value-type="float">
            <text:p>10000</text:p>
          </table:table-cell>
          <table:table-cell table:style-name="ce21" table:formula="of:=[.P6]*1000" office:value-type="float" office:value="10000" calcext:value-type="float">
            <text:p>10000</text:p>
          </table:table-cell>
          <table:table-cell table:style-name="ce21" table:formula="of:=[.Q6]*1000" office:value-type="float" office:value="10000" calcext:value-type="float">
            <text:p>10000</text:p>
          </table:table-cell>
          <table:table-cell table:style-name="ce21" table:formula="of:=[.R6]*1000" office:value-type="float" office:value="10000" calcext:value-type="float">
            <text:p>10000</text:p>
          </table:table-cell>
          <table:table-cell table:style-name="ce21" table:formula="of:=[.S6]*1000" office:value-type="float" office:value="10000" calcext:value-type="float">
            <text:p>10000</text:p>
          </table:table-cell>
          <table:table-cell table:style-name="ce21" table:formula="of:=[.T6]*1000" office:value-type="float" office:value="10000" calcext:value-type="float">
            <text:p>10000</text:p>
          </table:table-cell>
          <table:table-cell table:style-name="ce21" table:formula="of:=[.U6]*1000" office:value-type="float" office:value="10000" calcext:value-type="float">
            <text:p>10000</text:p>
          </table:table-cell>
          <table:table-cell table:style-name="ce21" table:formula="of:=[.V6]*1000" office:value-type="float" office:value="10000" calcext:value-type="float">
            <text:p>10000</text:p>
          </table:table-cell>
          <table:table-cell table:style-name="ce21" table:formula="of:=[.W6]*1000" office:value-type="float" office:value="10000" calcext:value-type="float">
            <text:p>10000</text:p>
          </table:table-cell>
          <table:table-cell table:style-name="ce21" table:formula="of:=[.X6]*1000" office:value-type="float" office:value="10000" calcext:value-type="float">
            <text:p>1000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style-name="ce21" table:formula="of:=[.C7]" office:value-type="float" office:value="40" calcext:value-type="float">
            <text:p>40</text:p>
          </table:table-cell>
          <table:table-cell table:style-name="ce21" table:formula="of:=[.D7]" office:value-type="float" office:value="40" calcext:value-type="float">
            <text:p>40</text:p>
          </table:table-cell>
          <table:table-cell table:style-name="ce21" table:formula="of:=[.E7]" office:value-type="float" office:value="40" calcext:value-type="float">
            <text:p>40</text:p>
          </table:table-cell>
          <table:table-cell table:style-name="ce21" table:formula="of:=[.F7]" office:value-type="float" office:value="40" calcext:value-type="float">
            <text:p>40</text:p>
          </table:table-cell>
          <table:table-cell table:style-name="ce21" table:formula="of:=[.G7]" office:value-type="float" office:value="40" calcext:value-type="float">
            <text:p>40</text:p>
          </table:table-cell>
          <table:table-cell table:style-name="ce21" table:formula="of:=[.H7]" office:value-type="float" office:value="45" calcext:value-type="float">
            <text:p>45</text:p>
          </table:table-cell>
          <table:table-cell table:style-name="ce21" table:formula="of:=[.I7]" office:value-type="float" office:value="45" calcext:value-type="float">
            <text:p>45</text:p>
          </table:table-cell>
          <table:table-cell table:style-name="ce21" table:formula="of:=[.J7]" office:value-type="float" office:value="45" calcext:value-type="float">
            <text:p>45</text:p>
          </table:table-cell>
          <table:table-cell table:style-name="ce21" table:formula="of:=[.K7]" office:value-type="float" office:value="45" calcext:value-type="float">
            <text:p>45</text:p>
          </table:table-cell>
          <table:table-cell table:style-name="ce21" table:formula="of:=[.L7]" office:value-type="float" office:value="45" calcext:value-type="float">
            <text:p>45</text:p>
          </table:table-cell>
          <table:table-cell table:style-name="ce21" table:formula="of:=[.M7]" office:value-type="float" office:value="40" calcext:value-type="float">
            <text:p>40</text:p>
          </table:table-cell>
          <table:table-cell table:style-name="ce21" table:formula="of:=[.N7]" office:value-type="float" office:value="45" calcext:value-type="float">
            <text:p>45</text:p>
          </table:table-cell>
          <table:table-cell table:style-name="ce21" table:formula="of:=[.O7]" office:value-type="float" office:value="45" calcext:value-type="float">
            <text:p>45</text:p>
          </table:table-cell>
          <table:table-cell table:style-name="ce21" table:formula="of:=[.P7]" office:value-type="float" office:value="45" calcext:value-type="float">
            <text:p>45</text:p>
          </table:table-cell>
          <table:table-cell table:style-name="ce21" table:formula="of:=[.Q7]" office:value-type="float" office:value="45" calcext:value-type="float">
            <text:p>45</text:p>
          </table:table-cell>
          <table:table-cell table:style-name="ce21" table:formula="of:=[.R7]" office:value-type="float" office:value="45" calcext:value-type="float">
            <text:p>45</text:p>
          </table:table-cell>
          <table:table-cell table:style-name="ce21" table:formula="of:=[.S7]" office:value-type="float" office:value="45" calcext:value-type="float">
            <text:p>45</text:p>
          </table:table-cell>
          <table:table-cell table:style-name="ce21" table:formula="of:=[.T7]" office:value-type="float" office:value="45" calcext:value-type="float">
            <text:p>45</text:p>
          </table:table-cell>
          <table:table-cell table:style-name="ce21" table:formula="of:=[.U7]" office:value-type="float" office:value="45" calcext:value-type="float">
            <text:p>45</text:p>
          </table:table-cell>
          <table:table-cell table:style-name="ce21" table:formula="of:=[.V7]" office:value-type="float" office:value="45" calcext:value-type="float">
            <text:p>45</text:p>
          </table:table-cell>
          <table:table-cell table:style-name="ce21" table:formula="of:=[.W7]" office:value-type="float" office:value="45" calcext:value-type="float">
            <text:p>45</text:p>
          </table:table-cell>
          <table:table-cell table:style-name="ce21" table:formula="of:=[.X7]" office:value-type="float" office:value="45" calcext:value-type="float">
            <text:p>45</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style-name="ce21" table:formula="of:=[.C8]" office:value-type="float" office:value="0" calcext:value-type="float">
            <text:p>0</text:p>
          </table:table-cell>
          <table:table-cell table:style-name="ce21" table:formula="of:=[.D8]" office:value-type="float" office:value="0" calcext:value-type="float">
            <text:p>0</text:p>
          </table:table-cell>
          <table:table-cell table:style-name="ce21" table:formula="of:=[.E8]" office:value-type="float" office:value="65" calcext:value-type="float">
            <text:p>65</text:p>
          </table:table-cell>
          <table:table-cell table:style-name="ce21" table:formula="of:=[.F8]" office:value-type="float" office:value="110" calcext:value-type="float">
            <text:p>110</text:p>
          </table:table-cell>
          <table:table-cell table:style-name="ce21" table:formula="of:=[.G8]" office:value-type="float" office:value="350" calcext:value-type="float">
            <text:p>350</text:p>
          </table:table-cell>
          <table:table-cell table:style-name="ce21" table:formula="of:=[.H8]" office:value-type="float" office:value="350" calcext:value-type="float">
            <text:p>350</text:p>
          </table:table-cell>
          <table:table-cell table:style-name="ce21" table:formula="of:=[.I8]" office:value-type="float" office:value="350" calcext:value-type="float">
            <text:p>350</text:p>
          </table:table-cell>
          <table:table-cell table:style-name="ce21" table:formula="of:=[.J8]" office:value-type="float" office:value="350" calcext:value-type="float">
            <text:p>350</text:p>
          </table:table-cell>
          <table:table-cell table:style-name="ce21" table:formula="of:=[.K8]" office:value-type="float" office:value="350" calcext:value-type="float">
            <text:p>350</text:p>
          </table:table-cell>
          <table:table-cell table:style-name="ce21" table:formula="of:=[.L8]" office:value-type="float" office:value="350" calcext:value-type="float">
            <text:p>350</text:p>
          </table:table-cell>
          <table:table-cell table:style-name="ce21" table:formula="of:=[.M8]" office:value-type="float" office:value="350" calcext:value-type="float">
            <text:p>350</text:p>
          </table:table-cell>
          <table:table-cell table:style-name="ce21" table:formula="of:=[.N8]" office:value-type="float" office:value="350" calcext:value-type="float">
            <text:p>350</text:p>
          </table:table-cell>
          <table:table-cell table:style-name="ce21" table:formula="of:=[.O8]" office:value-type="float" office:value="350" calcext:value-type="float">
            <text:p>350</text:p>
          </table:table-cell>
          <table:table-cell table:style-name="ce21" table:formula="of:=[.P8]" office:value-type="float" office:value="350" calcext:value-type="float">
            <text:p>350</text:p>
          </table:table-cell>
          <table:table-cell table:style-name="ce21" table:formula="of:=[.Q8]" office:value-type="float" office:value="350" calcext:value-type="float">
            <text:p>350</text:p>
          </table:table-cell>
          <table:table-cell table:style-name="ce21" table:formula="of:=[.R8]" office:value-type="float" office:value="350" calcext:value-type="float">
            <text:p>350</text:p>
          </table:table-cell>
          <table:table-cell table:style-name="ce21" table:formula="of:=[.S8]" office:value-type="float" office:value="350" calcext:value-type="float">
            <text:p>350</text:p>
          </table:table-cell>
          <table:table-cell table:style-name="ce21" table:formula="of:=[.T8]" office:value-type="float" office:value="350" calcext:value-type="float">
            <text:p>350</text:p>
          </table:table-cell>
          <table:table-cell table:style-name="ce21" table:formula="of:=[.U8]" office:value-type="float" office:value="350" calcext:value-type="float">
            <text:p>350</text:p>
          </table:table-cell>
          <table:table-cell table:style-name="ce21" table:formula="of:=[.V8]" office:value-type="float" office:value="350" calcext:value-type="float">
            <text:p>350</text:p>
          </table:table-cell>
          <table:table-cell table:style-name="ce21" table:formula="of:=[.W8]" office:value-type="float" office:value="350" calcext:value-type="float">
            <text:p>350</text:p>
          </table:table-cell>
          <table:table-cell table:style-name="ce21" table:formula="of:=[.X8]" office:value-type="float" office:value="350" calcext:value-type="float">
            <text:p>35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style-name="ce21" table:formula="of:=[.C9]" office:value-type="float" office:value="0" calcext:value-type="float">
            <text:p>0</text:p>
          </table:table-cell>
          <table:table-cell table:style-name="ce21" table:formula="of:=[.D9]" office:value-type="float" office:value="0" calcext:value-type="float">
            <text:p>0</text:p>
          </table:table-cell>
          <table:table-cell table:style-name="ce21" table:formula="of:=[.E9]" office:value-type="float" office:value="2" calcext:value-type="float">
            <text:p>2</text:p>
          </table:table-cell>
          <table:table-cell table:style-name="ce21" table:formula="of:=[.F9]" office:value-type="float" office:value="3" calcext:value-type="float">
            <text:p>3</text:p>
          </table:table-cell>
          <table:table-cell table:style-name="ce21" table:formula="of:=[.G9]" office:value-type="float" office:value="6" calcext:value-type="float">
            <text:p>6</text:p>
          </table:table-cell>
          <table:table-cell table:style-name="ce21" table:formula="of:=[.H9]" office:value-type="float" office:value="9" calcext:value-type="float">
            <text:p>9</text:p>
          </table:table-cell>
          <table:table-cell table:style-name="ce21" table:formula="of:=[.I9]" office:value-type="float" office:value="11" calcext:value-type="float">
            <text:p>11</text:p>
          </table:table-cell>
          <table:table-cell table:style-name="ce21" table:formula="of:=[.J9]" office:value-type="float" office:value="11" calcext:value-type="float">
            <text:p>11</text:p>
          </table:table-cell>
          <table:table-cell table:style-name="ce21" table:formula="of:=[.K9]" office:value-type="float" office:value="11" calcext:value-type="float">
            <text:p>11</text:p>
          </table:table-cell>
          <table:table-cell table:style-name="ce21" table:formula="of:=[.L9]" office:value-type="float" office:value="11" calcext:value-type="float">
            <text:p>11</text:p>
          </table:table-cell>
          <table:table-cell table:style-name="ce21" table:formula="of:=[.M9]" office:value-type="float" office:value="6" calcext:value-type="float">
            <text:p>6</text:p>
          </table:table-cell>
          <table:table-cell table:style-name="ce21" table:formula="of:=[.N9]" office:value-type="float" office:value="9" calcext:value-type="float">
            <text:p>9</text:p>
          </table:table-cell>
          <table:table-cell table:style-name="ce21" table:formula="of:=[.O9]" office:value-type="float" office:value="11" calcext:value-type="float">
            <text:p>11</text:p>
          </table:table-cell>
          <table:table-cell table:style-name="ce21" table:formula="of:=[.P9]" office:value-type="float" office:value="11" calcext:value-type="float">
            <text:p>11</text:p>
          </table:table-cell>
          <table:table-cell table:style-name="ce21" table:formula="of:=[.Q9]" office:value-type="float" office:value="11" calcext:value-type="float">
            <text:p>11</text:p>
          </table:table-cell>
          <table:table-cell table:style-name="ce21" table:formula="of:=[.R9]" office:value-type="float" office:value="11" calcext:value-type="float">
            <text:p>11</text:p>
          </table:table-cell>
          <table:table-cell table:style-name="ce21" table:formula="of:=[.S9]" office:value-type="float" office:value="9" calcext:value-type="float">
            <text:p>9</text:p>
          </table:table-cell>
          <table:table-cell table:style-name="ce21" table:formula="of:=[.T9]" office:value-type="float" office:value="11" calcext:value-type="float">
            <text:p>11</text:p>
          </table:table-cell>
          <table:table-cell table:style-name="ce21" table:formula="of:=[.U9]" office:value-type="float" office:value="11" calcext:value-type="float">
            <text:p>11</text:p>
          </table:table-cell>
          <table:table-cell table:style-name="ce21" table:formula="of:=[.V9]" office:value-type="float" office:value="9" calcext:value-type="float">
            <text:p>9</text:p>
          </table:table-cell>
          <table:table-cell table:style-name="ce21" table:formula="of:=[.W9]" office:value-type="float" office:value="11" calcext:value-type="float">
            <text:p>11</text:p>
          </table:table-cell>
          <table:table-cell table:style-name="ce21" table:formula="of:=[.X9]" office:value-type="float" office:value="11" calcext:value-type="float">
            <text:p>11</text:p>
          </table:table-cell>
          <table:table-cell table:number-columns-repeated="1000"/>
        </table:table-row>
        <table:table-row table:style-name="ro1">
          <table:table-cell office:value-type="string" calcext:value-type="string">
            <office:annotation draw:style-name="gr3" draw:text-style-name="P2" svg:width="648.71pt" svg:height="16.89pt" svg:x="155.93pt" svg:y="213.48pt" draw:caption-point-x="-17.29pt" draw:caption-point-y="42.8pt">
              <dc:date>2020-07-15T00:00:00</dc:date>
              <text:p text:style-name="P3"><text:span text:style-name="T1">Phosphorus is reported in (g/d) on DRI report but on SR28 database is reported in (mg/d) so I converted it to (mg/d) so I could compare them</text:span></text:p>
            </office:annotation>
            <text:p><text:span text:style-name="T2">Phosphorus (g/d) → </text:span>(mg/d) </text:p>
          </table:table-cell>
          <table:table-cell office:value-type="float" office:value="305" calcext:value-type="float">
            <text:p>305</text:p>
          </table:table-cell>
          <table:table-cell table:style-name="ce21" table:formula="of:=[.C10]*1000" office:value-type="float" office:value="0" calcext:value-type="float">
            <text:p>0</text:p>
          </table:table-cell>
          <table:table-cell table:style-name="ce21" table:formula="of:=[.D10]*1000" office:value-type="float" office:value="0" calcext:value-type="float">
            <text:p>0</text:p>
          </table:table-cell>
          <table:table-cell table:style-name="ce21" table:formula="of:=[.E10]*1000" office:value-type="float" office:value="3000" calcext:value-type="float">
            <text:p>3000</text:p>
          </table:table-cell>
          <table:table-cell table:style-name="ce21" table:formula="of:=[.F10]*1000" office:value-type="float" office:value="3000" calcext:value-type="float">
            <text:p>3000</text:p>
          </table:table-cell>
          <table:table-cell table:style-name="ce21" table:formula="of:=[.G10]*1000" office:value-type="float" office:value="4000" calcext:value-type="float">
            <text:p>4000</text:p>
          </table:table-cell>
          <table:table-cell table:style-name="ce21" table:formula="of:=[.H10]*1000" office:value-type="float" office:value="4000" calcext:value-type="float">
            <text:p>4000</text:p>
          </table:table-cell>
          <table:table-cell table:style-name="ce21" table:formula="of:=[.I10]*1000" office:value-type="float" office:value="4000" calcext:value-type="float">
            <text:p>4000</text:p>
          </table:table-cell>
          <table:table-cell table:style-name="ce21" table:formula="of:=[.J10]*1000" office:value-type="float" office:value="4000" calcext:value-type="float">
            <text:p>4000</text:p>
          </table:table-cell>
          <table:table-cell table:style-name="ce21" table:formula="of:=[.K10]*1000" office:value-type="float" office:value="4000" calcext:value-type="float">
            <text:p>4000</text:p>
          </table:table-cell>
          <table:table-cell table:style-name="ce21" table:formula="of:=[.L10]*1000" office:value-type="float" office:value="3000" calcext:value-type="float">
            <text:p>3000</text:p>
          </table:table-cell>
          <table:table-cell table:style-name="ce21" table:formula="of:=[.M10]*1000" office:value-type="float" office:value="4000" calcext:value-type="float">
            <text:p>4000</text:p>
          </table:table-cell>
          <table:table-cell table:style-name="ce21" table:formula="of:=[.N10]*1000" office:value-type="float" office:value="4000" calcext:value-type="float">
            <text:p>4000</text:p>
          </table:table-cell>
          <table:table-cell table:style-name="ce21" table:formula="of:=[.O10]*1000" office:value-type="float" office:value="4000" calcext:value-type="float">
            <text:p>4000</text:p>
          </table:table-cell>
          <table:table-cell table:style-name="ce21" table:formula="of:=[.P10]*1000" office:value-type="float" office:value="4000" calcext:value-type="float">
            <text:p>4000</text:p>
          </table:table-cell>
          <table:table-cell table:style-name="ce21" table:formula="of:=[.Q10]*1000" office:value-type="float" office:value="4000" calcext:value-type="float">
            <text:p>4000</text:p>
          </table:table-cell>
          <table:table-cell table:style-name="ce21" table:formula="of:=[.R10]*1000" office:value-type="float" office:value="3000" calcext:value-type="float">
            <text:p>3000</text:p>
          </table:table-cell>
          <table:table-cell table:style-name="ce21" table:formula="of:=[.S10]*1000" office:value-type="float" office:value="3500" calcext:value-type="float">
            <text:p>3500</text:p>
          </table:table-cell>
          <table:table-cell table:style-name="ce21" table:formula="of:=[.T10]*1000" office:value-type="float" office:value="3500" calcext:value-type="float">
            <text:p>3500</text:p>
          </table:table-cell>
          <table:table-cell table:style-name="ce21" table:formula="of:=[.U10]*1000" office:value-type="float" office:value="3500" calcext:value-type="float">
            <text:p>3500</text:p>
          </table:table-cell>
          <table:table-cell table:style-name="ce21" table:formula="of:=[.V10]*1000" office:value-type="float" office:value="4000" calcext:value-type="float">
            <text:p>4000</text:p>
          </table:table-cell>
          <table:table-cell table:style-name="ce21" table:formula="of:=[.W10]*1000" office:value-type="float" office:value="4000" calcext:value-type="float">
            <text:p>4000</text:p>
          </table:table-cell>
          <table:table-cell table:style-name="ce21" table:formula="of:=[.X10]*1000" office:value-type="float" office:value="4000" calcext:value-type="float">
            <text:p>40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style-name="ce21" table:formula="of:=[.C11]" office:value-type="float" office:value="45" calcext:value-type="float">
            <text:p>45</text:p>
          </table:table-cell>
          <table:table-cell table:style-name="ce21" table:formula="of:=[.D11]" office:value-type="float" office:value="60" calcext:value-type="float">
            <text:p>60</text:p>
          </table:table-cell>
          <table:table-cell table:style-name="ce21" table:formula="of:=[.E11]" office:value-type="float" office:value="90" calcext:value-type="float">
            <text:p>90</text:p>
          </table:table-cell>
          <table:table-cell table:style-name="ce21" table:formula="of:=[.F11]" office:value-type="float" office:value="150" calcext:value-type="float">
            <text:p>150</text:p>
          </table:table-cell>
          <table:table-cell table:style-name="ce21" table:formula="of:=[.G11]" office:value-type="float" office:value="280" calcext:value-type="float">
            <text:p>280</text:p>
          </table:table-cell>
          <table:table-cell table:style-name="ce21" table:formula="of:=[.H11]" office:value-type="float" office:value="400" calcext:value-type="float">
            <text:p>400</text:p>
          </table:table-cell>
          <table:table-cell table:style-name="ce21" table:formula="of:=[.I11]" office:value-type="float" office:value="400" calcext:value-type="float">
            <text:p>400</text:p>
          </table:table-cell>
          <table:table-cell table:style-name="ce21" table:formula="of:=[.J11]" office:value-type="float" office:value="400" calcext:value-type="float">
            <text:p>400</text:p>
          </table:table-cell>
          <table:table-cell table:style-name="ce21" table:formula="of:=[.K11]" office:value-type="float" office:value="400" calcext:value-type="float">
            <text:p>400</text:p>
          </table:table-cell>
          <table:table-cell table:style-name="ce21" table:formula="of:=[.L11]" office:value-type="float" office:value="400" calcext:value-type="float">
            <text:p>400</text:p>
          </table:table-cell>
          <table:table-cell table:style-name="ce21" table:formula="of:=[.M11]" office:value-type="float" office:value="280" calcext:value-type="float">
            <text:p>280</text:p>
          </table:table-cell>
          <table:table-cell table:style-name="ce21" table:formula="of:=[.N11]" office:value-type="float" office:value="400" calcext:value-type="float">
            <text:p>400</text:p>
          </table:table-cell>
          <table:table-cell table:style-name="ce21" table:formula="of:=[.O11]" office:value-type="float" office:value="400" calcext:value-type="float">
            <text:p>400</text:p>
          </table:table-cell>
          <table:table-cell table:style-name="ce21" table:formula="of:=[.P11]" office:value-type="float" office:value="400" calcext:value-type="float">
            <text:p>400</text:p>
          </table:table-cell>
          <table:table-cell table:style-name="ce21" table:formula="of:=[.Q11]" office:value-type="float" office:value="400" calcext:value-type="float">
            <text:p>400</text:p>
          </table:table-cell>
          <table:table-cell table:style-name="ce21" table:formula="of:=[.R11]" office:value-type="float" office:value="400" calcext:value-type="float">
            <text:p>400</text:p>
          </table:table-cell>
          <table:table-cell table:style-name="ce21" table:formula="of:=[.S11]" office:value-type="float" office:value="400" calcext:value-type="float">
            <text:p>400</text:p>
          </table:table-cell>
          <table:table-cell table:style-name="ce21" table:formula="of:=[.T11]" office:value-type="float" office:value="400" calcext:value-type="float">
            <text:p>400</text:p>
          </table:table-cell>
          <table:table-cell table:style-name="ce21" table:formula="of:=[.U11]" office:value-type="float" office:value="400" calcext:value-type="float">
            <text:p>400</text:p>
          </table:table-cell>
          <table:table-cell table:style-name="ce21" table:formula="of:=[.V11]" office:value-type="float" office:value="400" calcext:value-type="float">
            <text:p>400</text:p>
          </table:table-cell>
          <table:table-cell table:style-name="ce21" table:formula="of:=[.W11]" office:value-type="float" office:value="400" calcext:value-type="float">
            <text:p>400</text:p>
          </table:table-cell>
          <table:table-cell table:style-name="ce21" table:formula="of:=[.X11]" office:value-type="float" office:value="400" calcext:value-type="float">
            <text:p>40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style-name="ce21" table:formula="of:=[.C12]" office:value-type="float" office:value="4" calcext:value-type="float">
            <text:p>4</text:p>
          </table:table-cell>
          <table:table-cell table:style-name="ce21" table:formula="of:=[.D12]" office:value-type="float" office:value="5" calcext:value-type="float">
            <text:p>5</text:p>
          </table:table-cell>
          <table:table-cell table:style-name="ce21" table:formula="of:=[.E12]" office:value-type="float" office:value="7" calcext:value-type="float">
            <text:p>7</text:p>
          </table:table-cell>
          <table:table-cell table:style-name="ce21" table:formula="of:=[.F12]" office:value-type="float" office:value="12" calcext:value-type="float">
            <text:p>12</text:p>
          </table:table-cell>
          <table:table-cell table:style-name="ce21" table:formula="of:=[.G12]" office:value-type="float" office:value="23" calcext:value-type="float">
            <text:p>23</text:p>
          </table:table-cell>
          <table:table-cell table:style-name="ce21" table:formula="of:=[.H12]" office:value-type="float" office:value="34" calcext:value-type="float">
            <text:p>34</text:p>
          </table:table-cell>
          <table:table-cell table:style-name="ce21" table:formula="of:=[.I12]" office:value-type="float" office:value="40" calcext:value-type="float">
            <text:p>40</text:p>
          </table:table-cell>
          <table:table-cell table:style-name="ce21" table:formula="of:=[.J12]" office:value-type="float" office:value="40" calcext:value-type="float">
            <text:p>40</text:p>
          </table:table-cell>
          <table:table-cell table:style-name="ce21" table:formula="of:=[.K12]" office:value-type="float" office:value="40" calcext:value-type="float">
            <text:p>40</text:p>
          </table:table-cell>
          <table:table-cell table:style-name="ce21" table:formula="of:=[.L12]" office:value-type="float" office:value="40" calcext:value-type="float">
            <text:p>40</text:p>
          </table:table-cell>
          <table:table-cell table:style-name="ce21" table:formula="of:=[.M12]" office:value-type="float" office:value="23" calcext:value-type="float">
            <text:p>23</text:p>
          </table:table-cell>
          <table:table-cell table:style-name="ce21" table:formula="of:=[.N12]" office:value-type="float" office:value="34" calcext:value-type="float">
            <text:p>34</text:p>
          </table:table-cell>
          <table:table-cell table:style-name="ce21" table:formula="of:=[.O12]" office:value-type="float" office:value="40" calcext:value-type="float">
            <text:p>40</text:p>
          </table:table-cell>
          <table:table-cell table:style-name="ce21" table:formula="of:=[.P12]" office:value-type="float" office:value="40" calcext:value-type="float">
            <text:p>40</text:p>
          </table:table-cell>
          <table:table-cell table:style-name="ce21" table:formula="of:=[.Q12]" office:value-type="float" office:value="40" calcext:value-type="float">
            <text:p>40</text:p>
          </table:table-cell>
          <table:table-cell table:style-name="ce21" table:formula="of:=[.R12]" office:value-type="float" office:value="40" calcext:value-type="float">
            <text:p>40</text:p>
          </table:table-cell>
          <table:table-cell table:style-name="ce21" table:formula="of:=[.S12]" office:value-type="float" office:value="34" calcext:value-type="float">
            <text:p>34</text:p>
          </table:table-cell>
          <table:table-cell table:style-name="ce21" table:formula="of:=[.T12]" office:value-type="float" office:value="40" calcext:value-type="float">
            <text:p>40</text:p>
          </table:table-cell>
          <table:table-cell table:style-name="ce21" table:formula="of:=[.U12]" office:value-type="float" office:value="40" calcext:value-type="float">
            <text:p>40</text:p>
          </table:table-cell>
          <table:table-cell table:style-name="ce21" table:formula="of:=[.V12]" office:value-type="float" office:value="34" calcext:value-type="float">
            <text:p>34</text:p>
          </table:table-cell>
          <table:table-cell table:style-name="ce21" table:formula="of:=[.W12]" office:value-type="float" office:value="40" calcext:value-type="float">
            <text:p>40</text:p>
          </table:table-cell>
          <table:table-cell table:style-name="ce21" table:formula="of:=[.X12]" office:value-type="float" office:value="40" calcext:value-type="float">
            <text:p>40</text:p>
          </table:table-cell>
          <table:table-cell table:number-columns-repeated="1000"/>
        </table:table-row>
        <table:table-row table:style-name="ro1">
          <table:table-cell table:number-columns-repeated="1024"/>
        </table:table-row>
        <table:table-row table:style-name="ro1">
          <table:table-cell table:number-columns-repeated="2"/>
          <table:table-cell table:style-name="Default" table:formula="of:=COM.MICROSOFT.CONCAT(&quot;call Rda_Update_UL&quot;;&quot;('&quot;;[.$B15];&quot;',&quot;;[.C$3];&quot;,&quot;;[.C15];&quot;);/&quot;)" office:value-type="string" office:string-value="call Rda_Update_UL('301',0,1000);/" calcext:value-type="string">
            <text:p>call Rda_Update_UL('301',0,1000);/</text:p>
          </table:table-cell>
          <table:table-cell table:style-name="Default" table:formula="of:=COM.MICROSOFT.CONCAT(&quot;call Rda_Update_UL&quot;;&quot;('&quot;;[.$B15];&quot;',&quot;;[.D$3];&quot;,&quot;;[.D15];&quot;);/&quot;)" office:value-type="string" office:string-value="call Rda_Update_UL('301',1,1500);/" calcext:value-type="string">
            <text:p>call Rda_Update_UL('301',1,1500);/</text:p>
          </table:table-cell>
          <table:table-cell table:style-name="Default" table:formula="of:=COM.MICROSOFT.CONCAT(&quot;call Rda_Update_UL&quot;;&quot;('&quot;;[.$B15];&quot;',&quot;;[.E$3];&quot;,&quot;;[.E15];&quot;);/&quot;)" office:value-type="string" office:string-value="call Rda_Update_UL('301',2,2500);/" calcext:value-type="string">
            <text:p>call Rda_Update_UL('301',2,2500);/</text:p>
          </table:table-cell>
          <table:table-cell table:style-name="Default" table:formula="of:=COM.MICROSOFT.CONCAT(&quot;call Rda_Update_UL&quot;;&quot;('&quot;;[.$B15];&quot;',&quot;;[.F$3];&quot;,&quot;;[.F15];&quot;);/&quot;)" office:value-type="string" office:string-value="call Rda_Update_UL('301',3,2500);/" calcext:value-type="string">
            <text:p>call Rda_Update_UL('301',3,2500);/</text:p>
          </table:table-cell>
          <table:table-cell table:style-name="Default" table:formula="of:=COM.MICROSOFT.CONCAT(&quot;call Rda_Update_UL&quot;;&quot;('&quot;;[.$B15];&quot;',&quot;;[.G$3];&quot;,&quot;;[.G15];&quot;);/&quot;)" office:value-type="string" office:string-value="call Rda_Update_UL('301',4,3000);/" calcext:value-type="string">
            <text:p>call Rda_Update_UL('301',4,3000);/</text:p>
          </table:table-cell>
          <table:table-cell table:style-name="Default" table:formula="of:=COM.MICROSOFT.CONCAT(&quot;call Rda_Update_UL&quot;;&quot;('&quot;;[.$B15];&quot;',&quot;;[.H$3];&quot;,&quot;;[.H15];&quot;);/&quot;)" office:value-type="string" office:string-value="call Rda_Update_UL('301',5,3000);/" calcext:value-type="string">
            <text:p>call Rda_Update_UL('301',5,3000);/</text:p>
          </table:table-cell>
          <table:table-cell table:style-name="Default" table:formula="of:=COM.MICROSOFT.CONCAT(&quot;call Rda_Update_UL&quot;;&quot;('&quot;;[.$B15];&quot;',&quot;;[.I$3];&quot;,&quot;;[.I15];&quot;);/&quot;)" office:value-type="string" office:string-value="call Rda_Update_UL('301',6,2500);/" calcext:value-type="string">
            <text:p>call Rda_Update_UL('301',6,2500);/</text:p>
          </table:table-cell>
          <table:table-cell table:style-name="Default" table:formula="of:=COM.MICROSOFT.CONCAT(&quot;call Rda_Update_UL&quot;;&quot;('&quot;;[.$B15];&quot;',&quot;;[.J$3];&quot;,&quot;;[.J15];&quot;);/&quot;)" office:value-type="string" office:string-value="call Rda_Update_UL('301',7,2500);/" calcext:value-type="string">
            <text:p>call Rda_Update_UL('301',7,2500);/</text:p>
          </table:table-cell>
          <table:table-cell table:style-name="Default" table:formula="of:=COM.MICROSOFT.CONCAT(&quot;call Rda_Update_UL&quot;;&quot;('&quot;;[.$B15];&quot;',&quot;;[.K$3];&quot;,&quot;;[.K15];&quot;);/&quot;)" office:value-type="string" office:string-value="call Rda_Update_UL('301',8,2000);/" calcext:value-type="string">
            <text:p>call Rda_Update_UL('301',8,2000);/</text:p>
          </table:table-cell>
          <table:table-cell table:style-name="Default" table:formula="of:=COM.MICROSOFT.CONCAT(&quot;call Rda_Update_UL&quot;;&quot;('&quot;;[.$B15];&quot;',&quot;;[.L$3];&quot;,&quot;;[.L15];&quot;);/&quot;)" office:value-type="string" office:string-value="call Rda_Update_UL('301',9,2000);/" calcext:value-type="string">
            <text:p>call Rda_Update_UL('301',9,2000);/</text:p>
          </table:table-cell>
          <table:table-cell table:style-name="Default" table:formula="of:=COM.MICROSOFT.CONCAT(&quot;call Rda_Update_UL&quot;;&quot;('&quot;;[.$B15];&quot;',&quot;;[.M$3];&quot;,&quot;;[.M15];&quot;);/&quot;)" office:value-type="string" office:string-value="call Rda_Update_UL('301',10,3000);/" calcext:value-type="string">
            <text:p>call Rda_Update_UL('301',10,3000);/</text:p>
          </table:table-cell>
          <table:table-cell table:style-name="Default" table:formula="of:=COM.MICROSOFT.CONCAT(&quot;call Rda_Update_UL&quot;;&quot;('&quot;;[.$B15];&quot;',&quot;;[.N$3];&quot;,&quot;;[.N15];&quot;);/&quot;)" office:value-type="string" office:string-value="call Rda_Update_UL('301',11,3000);/" calcext:value-type="string">
            <text:p>call Rda_Update_UL('301',11,3000);/</text:p>
          </table:table-cell>
          <table:table-cell table:style-name="Default" table:formula="of:=COM.MICROSOFT.CONCAT(&quot;call Rda_Update_UL&quot;;&quot;('&quot;;[.$B15];&quot;',&quot;;[.O$3];&quot;,&quot;;[.O15];&quot;);/&quot;)" office:value-type="string" office:string-value="call Rda_Update_UL('301',12,2500);/" calcext:value-type="string">
            <text:p>call Rda_Update_UL('301',12,2500);/</text:p>
          </table:table-cell>
          <table:table-cell table:style-name="Default" table:formula="of:=COM.MICROSOFT.CONCAT(&quot;call Rda_Update_UL&quot;;&quot;('&quot;;[.$B15];&quot;',&quot;;[.P$3];&quot;,&quot;;[.P15];&quot;);/&quot;)" office:value-type="string" office:string-value="call Rda_Update_UL('301',13,2500);/" calcext:value-type="string">
            <text:p>call Rda_Update_UL('301',13,2500);/</text:p>
          </table:table-cell>
          <table:table-cell table:style-name="Default" table:formula="of:=COM.MICROSOFT.CONCAT(&quot;call Rda_Update_UL&quot;;&quot;('&quot;;[.$B15];&quot;',&quot;;[.Q$3];&quot;,&quot;;[.Q15];&quot;);/&quot;)" office:value-type="string" office:string-value="call Rda_Update_UL('301',14,2000);/" calcext:value-type="string">
            <text:p>call Rda_Update_UL('301',14,2000);/</text:p>
          </table:table-cell>
          <table:table-cell table:style-name="Default" table:formula="of:=COM.MICROSOFT.CONCAT(&quot;call Rda_Update_UL&quot;;&quot;('&quot;;[.$B15];&quot;',&quot;;[.R$3];&quot;,&quot;;[.R15];&quot;);/&quot;)" office:value-type="string" office:string-value="call Rda_Update_UL('301',15,2000);/" calcext:value-type="string">
            <text:p>call Rda_Update_UL('301',15,2000);/</text:p>
          </table:table-cell>
          <table:table-cell table:style-name="Default" table:formula="of:=COM.MICROSOFT.CONCAT(&quot;call Rda_Update_UL&quot;;&quot;('&quot;;[.$B15];&quot;',&quot;;[.S$3];&quot;,&quot;;[.S15];&quot;);/&quot;)" office:value-type="string" office:string-value="call Rda_Update_UL('301',16,3000);/" calcext:value-type="string">
            <text:p>call Rda_Update_UL('301',16,3000);/</text:p>
          </table:table-cell>
          <table:table-cell table:style-name="Default" table:formula="of:=COM.MICROSOFT.CONCAT(&quot;call Rda_Update_UL&quot;;&quot;('&quot;;[.$B15];&quot;',&quot;;[.T$3];&quot;,&quot;;[.T15];&quot;);/&quot;)" office:value-type="string" office:string-value="call Rda_Update_UL('301',17,2500);/" calcext:value-type="string">
            <text:p>call Rda_Update_UL('301',17,2500);/</text:p>
          </table:table-cell>
          <table:table-cell table:style-name="Default" table:formula="of:=COM.MICROSOFT.CONCAT(&quot;call Rda_Update_UL&quot;;&quot;('&quot;;[.$B15];&quot;',&quot;;[.U$3];&quot;,&quot;;[.U15];&quot;);/&quot;)" office:value-type="string" office:string-value="call Rda_Update_UL('301',18,2500);/" calcext:value-type="string">
            <text:p>call Rda_Update_UL('301',18,2500);/</text:p>
          </table:table-cell>
          <table:table-cell table:style-name="Default" table:formula="of:=COM.MICROSOFT.CONCAT(&quot;call Rda_Update_UL&quot;;&quot;('&quot;;[.$B15];&quot;',&quot;;[.V$3];&quot;,&quot;;[.V15];&quot;);/&quot;)" office:value-type="string" office:string-value="call Rda_Update_UL('301',19,3000);/" calcext:value-type="string">
            <text:p>call Rda_Update_UL('301',19,3000);/</text:p>
          </table:table-cell>
          <table:table-cell table:style-name="Default" table:formula="of:=COM.MICROSOFT.CONCAT(&quot;call Rda_Update_UL&quot;;&quot;('&quot;;[.$B15];&quot;',&quot;;[.W$3];&quot;,&quot;;[.W15];&quot;);/&quot;)" office:value-type="string" office:string-value="call Rda_Update_UL('301',20,2500);/" calcext:value-type="string">
            <text:p>call Rda_Update_UL('301',20,2500);/</text:p>
          </table:table-cell>
          <table:table-cell table:style-name="Default" table:formula="of:=COM.MICROSOFT.CONCAT(&quot;call Rda_Update_UL&quot;;&quot;('&quot;;[.$B15];&quot;',&quot;;[.X$3];&quot;,&quot;;[.X15];&quot;);/&quot;)" office:value-type="string" office:string-value="call Rda_Update_UL('301',21,2500);/" calcext:value-type="string">
            <text:p>call Rda_Update_UL('301',21,2500);/</text:p>
          </table:table-cell>
          <table:table-cell table:number-columns-repeated="1000"/>
        </table:table-row>
        <table:table-row table:style-name="ro1">
          <table:table-cell table:number-columns-repeated="2"/>
          <table:table-cell table:style-name="Default" table:formula="of:=COM.MICROSOFT.CONCAT(&quot;call Rda_Update_UL&quot;;&quot;('&quot;;[.$B16];&quot;',&quot;;[.C$3];&quot;,&quot;;[.C16];&quot;);/&quot;)" office:value-type="string" office:string-value="call Rda_Update_UL('312',0,0);/" calcext:value-type="string">
            <text:p>call Rda_Update_UL('312',0,0);/</text:p>
          </table:table-cell>
          <table:table-cell table:style-name="Default" table:formula="of:=COM.MICROSOFT.CONCAT(&quot;call Rda_Update_UL&quot;;&quot;('&quot;;[.$B16];&quot;',&quot;;[.D$3];&quot;,&quot;;[.D16];&quot;);/&quot;)" office:value-type="string" office:string-value="call Rda_Update_UL('312',1,0);/" calcext:value-type="string">
            <text:p>call Rda_Update_UL('312',1,0);/</text:p>
          </table:table-cell>
          <table:table-cell table:style-name="Default" table:formula="of:=COM.MICROSOFT.CONCAT(&quot;call Rda_Update_UL&quot;;&quot;('&quot;;[.$B16];&quot;',&quot;;[.E$3];&quot;,&quot;;[.E16];&quot;);/&quot;)" office:value-type="string" office:string-value="call Rda_Update_UL('312',2,1);/" calcext:value-type="string">
            <text:p>call Rda_Update_UL('312',2,1);/</text:p>
          </table:table-cell>
          <table:table-cell table:style-name="Default" table:formula="of:=COM.MICROSOFT.CONCAT(&quot;call Rda_Update_UL&quot;;&quot;('&quot;;[.$B16];&quot;',&quot;;[.F$3];&quot;,&quot;;[.F16];&quot;);/&quot;)" office:value-type="string" office:string-value="call Rda_Update_UL('312',3,3);/" calcext:value-type="string">
            <text:p>call Rda_Update_UL('312',3,3);/</text:p>
          </table:table-cell>
          <table:table-cell table:style-name="Default" table:formula="of:=COM.MICROSOFT.CONCAT(&quot;call Rda_Update_UL&quot;;&quot;('&quot;;[.$B16];&quot;',&quot;;[.G$3];&quot;,&quot;;[.G16];&quot;);/&quot;)" office:value-type="string" office:string-value="call Rda_Update_UL('312',4,5);/" calcext:value-type="string">
            <text:p>call Rda_Update_UL('312',4,5);/</text:p>
          </table:table-cell>
          <table:table-cell table:style-name="Default" table:formula="of:=COM.MICROSOFT.CONCAT(&quot;call Rda_Update_UL&quot;;&quot;('&quot;;[.$B16];&quot;',&quot;;[.H$3];&quot;,&quot;;[.H16];&quot;);/&quot;)" office:value-type="string" office:string-value="call Rda_Update_UL('312',5,8);/" calcext:value-type="string">
            <text:p>call Rda_Update_UL('312',5,8);/</text:p>
          </table:table-cell>
          <table:table-cell table:style-name="Default" table:formula="of:=COM.MICROSOFT.CONCAT(&quot;call Rda_Update_UL&quot;;&quot;('&quot;;[.$B16];&quot;',&quot;;[.I$3];&quot;,&quot;;[.I16];&quot;);/&quot;)" office:value-type="string" office:string-value="call Rda_Update_UL('312',6,10);/" calcext:value-type="string">
            <text:p>call Rda_Update_UL('312',6,10);/</text:p>
          </table:table-cell>
          <table:table-cell table:style-name="Default" table:formula="of:=COM.MICROSOFT.CONCAT(&quot;call Rda_Update_UL&quot;;&quot;('&quot;;[.$B16];&quot;',&quot;;[.J$3];&quot;,&quot;;[.J16];&quot;);/&quot;)" office:value-type="string" office:string-value="call Rda_Update_UL('312',7,10);/" calcext:value-type="string">
            <text:p>call Rda_Update_UL('312',7,10);/</text:p>
          </table:table-cell>
          <table:table-cell table:style-name="Default" table:formula="of:=COM.MICROSOFT.CONCAT(&quot;call Rda_Update_UL&quot;;&quot;('&quot;;[.$B16];&quot;',&quot;;[.K$3];&quot;,&quot;;[.K16];&quot;);/&quot;)" office:value-type="string" office:string-value="call Rda_Update_UL('312',8,10);/" calcext:value-type="string">
            <text:p>call Rda_Update_UL('312',8,10);/</text:p>
          </table:table-cell>
          <table:table-cell table:style-name="Default" table:formula="of:=COM.MICROSOFT.CONCAT(&quot;call Rda_Update_UL&quot;;&quot;('&quot;;[.$B16];&quot;',&quot;;[.L$3];&quot;,&quot;;[.L16];&quot;);/&quot;)" office:value-type="string" office:string-value="call Rda_Update_UL('312',9,10);/" calcext:value-type="string">
            <text:p>call Rda_Update_UL('312',9,10);/</text:p>
          </table:table-cell>
          <table:table-cell table:style-name="Default" table:formula="of:=COM.MICROSOFT.CONCAT(&quot;call Rda_Update_UL&quot;;&quot;('&quot;;[.$B16];&quot;',&quot;;[.M$3];&quot;,&quot;;[.M16];&quot;);/&quot;)" office:value-type="string" office:string-value="call Rda_Update_UL('312',10,5);/" calcext:value-type="string">
            <text:p>call Rda_Update_UL('312',10,5);/</text:p>
          </table:table-cell>
          <table:table-cell table:style-name="Default" table:formula="of:=COM.MICROSOFT.CONCAT(&quot;call Rda_Update_UL&quot;;&quot;('&quot;;[.$B16];&quot;',&quot;;[.N$3];&quot;,&quot;;[.N16];&quot;);/&quot;)" office:value-type="string" office:string-value="call Rda_Update_UL('312',11,8);/" calcext:value-type="string">
            <text:p>call Rda_Update_UL('312',11,8);/</text:p>
          </table:table-cell>
          <table:table-cell table:style-name="Default" table:formula="of:=COM.MICROSOFT.CONCAT(&quot;call Rda_Update_UL&quot;;&quot;('&quot;;[.$B16];&quot;',&quot;;[.O$3];&quot;,&quot;;[.O16];&quot;);/&quot;)" office:value-type="string" office:string-value="call Rda_Update_UL('312',12,10);/" calcext:value-type="string">
            <text:p>call Rda_Update_UL('312',12,10);/</text:p>
          </table:table-cell>
          <table:table-cell table:style-name="Default" table:formula="of:=COM.MICROSOFT.CONCAT(&quot;call Rda_Update_UL&quot;;&quot;('&quot;;[.$B16];&quot;',&quot;;[.P$3];&quot;,&quot;;[.P16];&quot;);/&quot;)" office:value-type="string" office:string-value="call Rda_Update_UL('312',13,10);/" calcext:value-type="string">
            <text:p>call Rda_Update_UL('312',13,10);/</text:p>
          </table:table-cell>
          <table:table-cell table:style-name="Default" table:formula="of:=COM.MICROSOFT.CONCAT(&quot;call Rda_Update_UL&quot;;&quot;('&quot;;[.$B16];&quot;',&quot;;[.Q$3];&quot;,&quot;;[.Q16];&quot;);/&quot;)" office:value-type="string" office:string-value="call Rda_Update_UL('312',14,10);/" calcext:value-type="string">
            <text:p>call Rda_Update_UL('312',14,10);/</text:p>
          </table:table-cell>
          <table:table-cell table:style-name="Default" table:formula="of:=COM.MICROSOFT.CONCAT(&quot;call Rda_Update_UL&quot;;&quot;('&quot;;[.$B16];&quot;',&quot;;[.R$3];&quot;,&quot;;[.R16];&quot;);/&quot;)" office:value-type="string" office:string-value="call Rda_Update_UL('312',15,10);/" calcext:value-type="string">
            <text:p>call Rda_Update_UL('312',15,10);/</text:p>
          </table:table-cell>
          <table:table-cell table:style-name="Default" table:formula="of:=COM.MICROSOFT.CONCAT(&quot;call Rda_Update_UL&quot;;&quot;('&quot;;[.$B16];&quot;',&quot;;[.S$3];&quot;,&quot;;[.S16];&quot;);/&quot;)" office:value-type="string" office:string-value="call Rda_Update_UL('312',16,8);/" calcext:value-type="string">
            <text:p>call Rda_Update_UL('312',16,8);/</text:p>
          </table:table-cell>
          <table:table-cell table:style-name="Default" table:formula="of:=COM.MICROSOFT.CONCAT(&quot;call Rda_Update_UL&quot;;&quot;('&quot;;[.$B16];&quot;',&quot;;[.T$3];&quot;,&quot;;[.T16];&quot;);/&quot;)" office:value-type="string" office:string-value="call Rda_Update_UL('312',17,10);/" calcext:value-type="string">
            <text:p>call Rda_Update_UL('312',17,10);/</text:p>
          </table:table-cell>
          <table:table-cell table:style-name="Default" table:formula="of:=COM.MICROSOFT.CONCAT(&quot;call Rda_Update_UL&quot;;&quot;('&quot;;[.$B16];&quot;',&quot;;[.U$3];&quot;,&quot;;[.U16];&quot;);/&quot;)" office:value-type="string" office:string-value="call Rda_Update_UL('312',18,10);/" calcext:value-type="string">
            <text:p>call Rda_Update_UL('312',18,10);/</text:p>
          </table:table-cell>
          <table:table-cell table:style-name="Default" table:formula="of:=COM.MICROSOFT.CONCAT(&quot;call Rda_Update_UL&quot;;&quot;('&quot;;[.$B16];&quot;',&quot;;[.V$3];&quot;,&quot;;[.V16];&quot;);/&quot;)" office:value-type="string" office:string-value="call Rda_Update_UL('312',19,8);/" calcext:value-type="string">
            <text:p>call Rda_Update_UL('312',19,8);/</text:p>
          </table:table-cell>
          <table:table-cell table:style-name="Default" table:formula="of:=COM.MICROSOFT.CONCAT(&quot;call Rda_Update_UL&quot;;&quot;('&quot;;[.$B16];&quot;',&quot;;[.W$3];&quot;,&quot;;[.W16];&quot;);/&quot;)" office:value-type="string" office:string-value="call Rda_Update_UL('312',20,10);/" calcext:value-type="string">
            <text:p>call Rda_Update_UL('312',20,10);/</text:p>
          </table:table-cell>
          <table:table-cell table:style-name="Default" table:formula="of:=COM.MICROSOFT.CONCAT(&quot;call Rda_Update_UL&quot;;&quot;('&quot;;[.$B16];&quot;',&quot;;[.X$3];&quot;,&quot;;[.X16];&quot;);/&quot;)" office:value-type="string" office:string-value="call Rda_Update_UL('312',21,10);/" calcext:value-type="string">
            <text:p>call Rda_Update_UL('312',21,10);/</text:p>
          </table:table-cell>
          <table:table-cell table:number-columns-repeated="1000"/>
        </table:table-row>
        <table:table-row table:style-name="ro1">
          <table:table-cell table:number-columns-repeated="2"/>
          <table:table-cell table:style-name="Default" table:formula="of:=COM.MICROSOFT.CONCAT(&quot;call Rda_Update_UL&quot;;&quot;('&quot;;[.$B17];&quot;',&quot;;[.C$3];&quot;,&quot;;[.C17];&quot;);/&quot;)" office:value-type="string" office:string-value="call Rda_Update_UL('313',0,700);/" calcext:value-type="string">
            <text:p>call Rda_Update_UL('313',0,700);/</text:p>
          </table:table-cell>
          <table:table-cell table:style-name="Default" table:formula="of:=COM.MICROSOFT.CONCAT(&quot;call Rda_Update_UL&quot;;&quot;('&quot;;[.$B17];&quot;',&quot;;[.D$3];&quot;,&quot;;[.D17];&quot;);/&quot;)" office:value-type="string" office:string-value="call Rda_Update_UL('313',1,900);/" calcext:value-type="string">
            <text:p>call Rda_Update_UL('313',1,900);/</text:p>
          </table:table-cell>
          <table:table-cell table:style-name="Default" table:formula="of:=COM.MICROSOFT.CONCAT(&quot;call Rda_Update_UL&quot;;&quot;('&quot;;[.$B17];&quot;',&quot;;[.E$3];&quot;,&quot;;[.E17];&quot;);/&quot;)" office:value-type="string" office:string-value="call Rda_Update_UL('313',2,1300);/" calcext:value-type="string">
            <text:p>call Rda_Update_UL('313',2,1300);/</text:p>
          </table:table-cell>
          <table:table-cell table:style-name="Default" table:formula="of:=COM.MICROSOFT.CONCAT(&quot;call Rda_Update_UL&quot;;&quot;('&quot;;[.$B17];&quot;',&quot;;[.F$3];&quot;,&quot;;[.F17];&quot;);/&quot;)" office:value-type="string" office:string-value="call Rda_Update_UL('313',3,2200);/" calcext:value-type="string">
            <text:p>call Rda_Update_UL('313',3,2200);/</text:p>
          </table:table-cell>
          <table:table-cell table:style-name="Default" table:formula="of:=COM.MICROSOFT.CONCAT(&quot;call Rda_Update_UL&quot;;&quot;('&quot;;[.$B17];&quot;',&quot;;[.G$3];&quot;,&quot;;[.G17];&quot;);/&quot;)" office:value-type="string" office:string-value="call Rda_Update_UL('313',4,10000);/" calcext:value-type="string">
            <text:p>call Rda_Update_UL('313',4,10000);/</text:p>
          </table:table-cell>
          <table:table-cell table:style-name="Default" table:formula="of:=COM.MICROSOFT.CONCAT(&quot;call Rda_Update_UL&quot;;&quot;('&quot;;[.$B17];&quot;',&quot;;[.H$3];&quot;,&quot;;[.H17];&quot;);/&quot;)" office:value-type="string" office:string-value="call Rda_Update_UL('313',5,10000);/" calcext:value-type="string">
            <text:p>call Rda_Update_UL('313',5,10000);/</text:p>
          </table:table-cell>
          <table:table-cell table:style-name="Default" table:formula="of:=COM.MICROSOFT.CONCAT(&quot;call Rda_Update_UL&quot;;&quot;('&quot;;[.$B17];&quot;',&quot;;[.I$3];&quot;,&quot;;[.I17];&quot;);/&quot;)" office:value-type="string" office:string-value="call Rda_Update_UL('313',6,10000);/" calcext:value-type="string">
            <text:p>call Rda_Update_UL('313',6,10000);/</text:p>
          </table:table-cell>
          <table:table-cell table:style-name="Default" table:formula="of:=COM.MICROSOFT.CONCAT(&quot;call Rda_Update_UL&quot;;&quot;('&quot;;[.$B17];&quot;',&quot;;[.J$3];&quot;,&quot;;[.J17];&quot;);/&quot;)" office:value-type="string" office:string-value="call Rda_Update_UL('313',7,10000);/" calcext:value-type="string">
            <text:p>call Rda_Update_UL('313',7,10000);/</text:p>
          </table:table-cell>
          <table:table-cell table:style-name="Default" table:formula="of:=COM.MICROSOFT.CONCAT(&quot;call Rda_Update_UL&quot;;&quot;('&quot;;[.$B17];&quot;',&quot;;[.K$3];&quot;,&quot;;[.K17];&quot;);/&quot;)" office:value-type="string" office:string-value="call Rda_Update_UL('313',8,10000);/" calcext:value-type="string">
            <text:p>call Rda_Update_UL('313',8,10000);/</text:p>
          </table:table-cell>
          <table:table-cell table:style-name="Default" table:formula="of:=COM.MICROSOFT.CONCAT(&quot;call Rda_Update_UL&quot;;&quot;('&quot;;[.$B17];&quot;',&quot;;[.L$3];&quot;,&quot;;[.L17];&quot;);/&quot;)" office:value-type="string" office:string-value="call Rda_Update_UL('313',9,10000);/" calcext:value-type="string">
            <text:p>call Rda_Update_UL('313',9,10000);/</text:p>
          </table:table-cell>
          <table:table-cell table:style-name="Default" table:formula="of:=COM.MICROSOFT.CONCAT(&quot;call Rda_Update_UL&quot;;&quot;('&quot;;[.$B17];&quot;',&quot;;[.M$3];&quot;,&quot;;[.M17];&quot;);/&quot;)" office:value-type="string" office:string-value="call Rda_Update_UL('313',10,10000);/" calcext:value-type="string">
            <text:p>call Rda_Update_UL('313',10,10000);/</text:p>
          </table:table-cell>
          <table:table-cell table:style-name="Default" table:formula="of:=COM.MICROSOFT.CONCAT(&quot;call Rda_Update_UL&quot;;&quot;('&quot;;[.$B17];&quot;',&quot;;[.N$3];&quot;,&quot;;[.N17];&quot;);/&quot;)" office:value-type="string" office:string-value="call Rda_Update_UL('313',11,10000);/" calcext:value-type="string">
            <text:p>call Rda_Update_UL('313',11,10000);/</text:p>
          </table:table-cell>
          <table:table-cell table:style-name="Default" table:formula="of:=COM.MICROSOFT.CONCAT(&quot;call Rda_Update_UL&quot;;&quot;('&quot;;[.$B17];&quot;',&quot;;[.O$3];&quot;,&quot;;[.O17];&quot;);/&quot;)" office:value-type="string" office:string-value="call Rda_Update_UL('313',12,10000);/" calcext:value-type="string">
            <text:p>call Rda_Update_UL('313',12,10000);/</text:p>
          </table:table-cell>
          <table:table-cell table:style-name="Default" table:formula="of:=COM.MICROSOFT.CONCAT(&quot;call Rda_Update_UL&quot;;&quot;('&quot;;[.$B17];&quot;',&quot;;[.P$3];&quot;,&quot;;[.P17];&quot;);/&quot;)" office:value-type="string" office:string-value="call Rda_Update_UL('313',13,10000);/" calcext:value-type="string">
            <text:p>call Rda_Update_UL('313',13,10000);/</text:p>
          </table:table-cell>
          <table:table-cell table:style-name="Default" table:formula="of:=COM.MICROSOFT.CONCAT(&quot;call Rda_Update_UL&quot;;&quot;('&quot;;[.$B17];&quot;',&quot;;[.Q$3];&quot;,&quot;;[.Q17];&quot;);/&quot;)" office:value-type="string" office:string-value="call Rda_Update_UL('313',14,10000);/" calcext:value-type="string">
            <text:p>call Rda_Update_UL('313',14,10000);/</text:p>
          </table:table-cell>
          <table:table-cell table:style-name="Default" table:formula="of:=COM.MICROSOFT.CONCAT(&quot;call Rda_Update_UL&quot;;&quot;('&quot;;[.$B17];&quot;',&quot;;[.R$3];&quot;,&quot;;[.R17];&quot;);/&quot;)" office:value-type="string" office:string-value="call Rda_Update_UL('313',15,10000);/" calcext:value-type="string">
            <text:p>call Rda_Update_UL('313',15,10000);/</text:p>
          </table:table-cell>
          <table:table-cell table:style-name="Default" table:formula="of:=COM.MICROSOFT.CONCAT(&quot;call Rda_Update_UL&quot;;&quot;('&quot;;[.$B17];&quot;',&quot;;[.S$3];&quot;,&quot;;[.S17];&quot;);/&quot;)" office:value-type="string" office:string-value="call Rda_Update_UL('313',16,10000);/" calcext:value-type="string">
            <text:p>call Rda_Update_UL('313',16,10000);/</text:p>
          </table:table-cell>
          <table:table-cell table:style-name="Default" table:formula="of:=COM.MICROSOFT.CONCAT(&quot;call Rda_Update_UL&quot;;&quot;('&quot;;[.$B17];&quot;',&quot;;[.T$3];&quot;,&quot;;[.T17];&quot;);/&quot;)" office:value-type="string" office:string-value="call Rda_Update_UL('313',17,10000);/" calcext:value-type="string">
            <text:p>call Rda_Update_UL('313',17,10000);/</text:p>
          </table:table-cell>
          <table:table-cell table:style-name="Default" table:formula="of:=COM.MICROSOFT.CONCAT(&quot;call Rda_Update_UL&quot;;&quot;('&quot;;[.$B17];&quot;',&quot;;[.U$3];&quot;,&quot;;[.U17];&quot;);/&quot;)" office:value-type="string" office:string-value="call Rda_Update_UL('313',18,10000);/" calcext:value-type="string">
            <text:p>call Rda_Update_UL('313',18,10000);/</text:p>
          </table:table-cell>
          <table:table-cell table:style-name="Default" table:formula="of:=COM.MICROSOFT.CONCAT(&quot;call Rda_Update_UL&quot;;&quot;('&quot;;[.$B17];&quot;',&quot;;[.V$3];&quot;,&quot;;[.V17];&quot;);/&quot;)" office:value-type="string" office:string-value="call Rda_Update_UL('313',19,10000);/" calcext:value-type="string">
            <text:p>call Rda_Update_UL('313',19,10000);/</text:p>
          </table:table-cell>
          <table:table-cell table:style-name="Default" table:formula="of:=COM.MICROSOFT.CONCAT(&quot;call Rda_Update_UL&quot;;&quot;('&quot;;[.$B17];&quot;',&quot;;[.W$3];&quot;,&quot;;[.W17];&quot;);/&quot;)" office:value-type="string" office:string-value="call Rda_Update_UL('313',20,10000);/" calcext:value-type="string">
            <text:p>call Rda_Update_UL('313',20,10000);/</text:p>
          </table:table-cell>
          <table:table-cell table:style-name="Default" table:formula="of:=COM.MICROSOFT.CONCAT(&quot;call Rda_Update_UL&quot;;&quot;('&quot;;[.$B17];&quot;',&quot;;[.X$3];&quot;,&quot;;[.X17];&quot;);/&quot;)" office:value-type="string" office:string-value="call Rda_Update_UL('313',21,10000);/" calcext:value-type="string">
            <text:p>call Rda_Update_UL('313',21,10000);/</text:p>
          </table:table-cell>
          <table:table-cell table:number-columns-repeated="1000"/>
        </table:table-row>
        <table:table-row table:style-name="ro1">
          <table:table-cell table:number-columns-repeated="2"/>
          <table:table-cell table:style-name="Default" table:formula="of:=COM.MICROSOFT.CONCAT(&quot;call Rda_Update_UL&quot;;&quot;('&quot;;[.$B18];&quot;',&quot;;[.C$3];&quot;,&quot;;[.C18];&quot;);/&quot;)" office:value-type="string" office:string-value="call Rda_Update_UL('303',0,40);/" calcext:value-type="string">
            <text:p>call Rda_Update_UL('303',0,40);/</text:p>
          </table:table-cell>
          <table:table-cell table:style-name="Default" table:formula="of:=COM.MICROSOFT.CONCAT(&quot;call Rda_Update_UL&quot;;&quot;('&quot;;[.$B18];&quot;',&quot;;[.D$3];&quot;,&quot;;[.D18];&quot;);/&quot;)" office:value-type="string" office:string-value="call Rda_Update_UL('303',1,40);/" calcext:value-type="string">
            <text:p>call Rda_Update_UL('303',1,40);/</text:p>
          </table:table-cell>
          <table:table-cell table:style-name="Default" table:formula="of:=COM.MICROSOFT.CONCAT(&quot;call Rda_Update_UL&quot;;&quot;('&quot;;[.$B18];&quot;',&quot;;[.E$3];&quot;,&quot;;[.E18];&quot;);/&quot;)" office:value-type="string" office:string-value="call Rda_Update_UL('303',2,40);/" calcext:value-type="string">
            <text:p>call Rda_Update_UL('303',2,40);/</text:p>
          </table:table-cell>
          <table:table-cell table:style-name="Default" table:formula="of:=COM.MICROSOFT.CONCAT(&quot;call Rda_Update_UL&quot;;&quot;('&quot;;[.$B18];&quot;',&quot;;[.F$3];&quot;,&quot;;[.F18];&quot;);/&quot;)" office:value-type="string" office:string-value="call Rda_Update_UL('303',3,40);/" calcext:value-type="string">
            <text:p>call Rda_Update_UL('303',3,40);/</text:p>
          </table:table-cell>
          <table:table-cell table:style-name="Default" table:formula="of:=COM.MICROSOFT.CONCAT(&quot;call Rda_Update_UL&quot;;&quot;('&quot;;[.$B18];&quot;',&quot;;[.G$3];&quot;,&quot;;[.G18];&quot;);/&quot;)" office:value-type="string" office:string-value="call Rda_Update_UL('303',4,40);/" calcext:value-type="string">
            <text:p>call Rda_Update_UL('303',4,40);/</text:p>
          </table:table-cell>
          <table:table-cell table:style-name="Default" table:formula="of:=COM.MICROSOFT.CONCAT(&quot;call Rda_Update_UL&quot;;&quot;('&quot;;[.$B18];&quot;',&quot;;[.H$3];&quot;,&quot;;[.H18];&quot;);/&quot;)" office:value-type="string" office:string-value="call Rda_Update_UL('303',5,45);/" calcext:value-type="string">
            <text:p>call Rda_Update_UL('303',5,45);/</text:p>
          </table:table-cell>
          <table:table-cell table:style-name="Default" table:formula="of:=COM.MICROSOFT.CONCAT(&quot;call Rda_Update_UL&quot;;&quot;('&quot;;[.$B18];&quot;',&quot;;[.I$3];&quot;,&quot;;[.I18];&quot;);/&quot;)" office:value-type="string" office:string-value="call Rda_Update_UL('303',6,45);/" calcext:value-type="string">
            <text:p>call Rda_Update_UL('303',6,45);/</text:p>
          </table:table-cell>
          <table:table-cell table:style-name="Default" table:formula="of:=COM.MICROSOFT.CONCAT(&quot;call Rda_Update_UL&quot;;&quot;('&quot;;[.$B18];&quot;',&quot;;[.J$3];&quot;,&quot;;[.J18];&quot;);/&quot;)" office:value-type="string" office:string-value="call Rda_Update_UL('303',7,45);/" calcext:value-type="string">
            <text:p>call Rda_Update_UL('303',7,45);/</text:p>
          </table:table-cell>
          <table:table-cell table:style-name="Default" table:formula="of:=COM.MICROSOFT.CONCAT(&quot;call Rda_Update_UL&quot;;&quot;('&quot;;[.$B18];&quot;',&quot;;[.K$3];&quot;,&quot;;[.K18];&quot;);/&quot;)" office:value-type="string" office:string-value="call Rda_Update_UL('303',8,45);/" calcext:value-type="string">
            <text:p>call Rda_Update_UL('303',8,45);/</text:p>
          </table:table-cell>
          <table:table-cell table:style-name="Default" table:formula="of:=COM.MICROSOFT.CONCAT(&quot;call Rda_Update_UL&quot;;&quot;('&quot;;[.$B18];&quot;',&quot;;[.L$3];&quot;,&quot;;[.L18];&quot;);/&quot;)" office:value-type="string" office:string-value="call Rda_Update_UL('303',9,45);/" calcext:value-type="string">
            <text:p>call Rda_Update_UL('303',9,45);/</text:p>
          </table:table-cell>
          <table:table-cell table:style-name="Default" table:formula="of:=COM.MICROSOFT.CONCAT(&quot;call Rda_Update_UL&quot;;&quot;('&quot;;[.$B18];&quot;',&quot;;[.M$3];&quot;,&quot;;[.M18];&quot;);/&quot;)" office:value-type="string" office:string-value="call Rda_Update_UL('303',10,40);/" calcext:value-type="string">
            <text:p>call Rda_Update_UL('303',10,40);/</text:p>
          </table:table-cell>
          <table:table-cell table:style-name="Default" table:formula="of:=COM.MICROSOFT.CONCAT(&quot;call Rda_Update_UL&quot;;&quot;('&quot;;[.$B18];&quot;',&quot;;[.N$3];&quot;,&quot;;[.N18];&quot;);/&quot;)" office:value-type="string" office:string-value="call Rda_Update_UL('303',11,45);/" calcext:value-type="string">
            <text:p>call Rda_Update_UL('303',11,45);/</text:p>
          </table:table-cell>
          <table:table-cell table:style-name="Default" table:formula="of:=COM.MICROSOFT.CONCAT(&quot;call Rda_Update_UL&quot;;&quot;('&quot;;[.$B18];&quot;',&quot;;[.O$3];&quot;,&quot;;[.O18];&quot;);/&quot;)" office:value-type="string" office:string-value="call Rda_Update_UL('303',12,45);/" calcext:value-type="string">
            <text:p>call Rda_Update_UL('303',12,45);/</text:p>
          </table:table-cell>
          <table:table-cell table:style-name="Default" table:formula="of:=COM.MICROSOFT.CONCAT(&quot;call Rda_Update_UL&quot;;&quot;('&quot;;[.$B18];&quot;',&quot;;[.P$3];&quot;,&quot;;[.P18];&quot;);/&quot;)" office:value-type="string" office:string-value="call Rda_Update_UL('303',13,45);/" calcext:value-type="string">
            <text:p>call Rda_Update_UL('303',13,45);/</text:p>
          </table:table-cell>
          <table:table-cell table:style-name="Default" table:formula="of:=COM.MICROSOFT.CONCAT(&quot;call Rda_Update_UL&quot;;&quot;('&quot;;[.$B18];&quot;',&quot;;[.Q$3];&quot;,&quot;;[.Q18];&quot;);/&quot;)" office:value-type="string" office:string-value="call Rda_Update_UL('303',14,45);/" calcext:value-type="string">
            <text:p>call Rda_Update_UL('303',14,45);/</text:p>
          </table:table-cell>
          <table:table-cell table:style-name="Default" table:formula="of:=COM.MICROSOFT.CONCAT(&quot;call Rda_Update_UL&quot;;&quot;('&quot;;[.$B18];&quot;',&quot;;[.R$3];&quot;,&quot;;[.R18];&quot;);/&quot;)" office:value-type="string" office:string-value="call Rda_Update_UL('303',15,45);/" calcext:value-type="string">
            <text:p>call Rda_Update_UL('303',15,45);/</text:p>
          </table:table-cell>
          <table:table-cell table:style-name="Default" table:formula="of:=COM.MICROSOFT.CONCAT(&quot;call Rda_Update_UL&quot;;&quot;('&quot;;[.$B18];&quot;',&quot;;[.S$3];&quot;,&quot;;[.S18];&quot;);/&quot;)" office:value-type="string" office:string-value="call Rda_Update_UL('303',16,45);/" calcext:value-type="string">
            <text:p>call Rda_Update_UL('303',16,45);/</text:p>
          </table:table-cell>
          <table:table-cell table:style-name="Default" table:formula="of:=COM.MICROSOFT.CONCAT(&quot;call Rda_Update_UL&quot;;&quot;('&quot;;[.$B18];&quot;',&quot;;[.T$3];&quot;,&quot;;[.T18];&quot;);/&quot;)" office:value-type="string" office:string-value="call Rda_Update_UL('303',17,45);/" calcext:value-type="string">
            <text:p>call Rda_Update_UL('303',17,45);/</text:p>
          </table:table-cell>
          <table:table-cell table:style-name="Default" table:formula="of:=COM.MICROSOFT.CONCAT(&quot;call Rda_Update_UL&quot;;&quot;('&quot;;[.$B18];&quot;',&quot;;[.U$3];&quot;,&quot;;[.U18];&quot;);/&quot;)" office:value-type="string" office:string-value="call Rda_Update_UL('303',18,45);/" calcext:value-type="string">
            <text:p>call Rda_Update_UL('303',18,45);/</text:p>
          </table:table-cell>
          <table:table-cell table:style-name="Default" table:formula="of:=COM.MICROSOFT.CONCAT(&quot;call Rda_Update_UL&quot;;&quot;('&quot;;[.$B18];&quot;',&quot;;[.V$3];&quot;,&quot;;[.V18];&quot;);/&quot;)" office:value-type="string" office:string-value="call Rda_Update_UL('303',19,45);/" calcext:value-type="string">
            <text:p>call Rda_Update_UL('303',19,45);/</text:p>
          </table:table-cell>
          <table:table-cell table:style-name="Default" table:formula="of:=COM.MICROSOFT.CONCAT(&quot;call Rda_Update_UL&quot;;&quot;('&quot;;[.$B18];&quot;',&quot;;[.W$3];&quot;,&quot;;[.W18];&quot;);/&quot;)" office:value-type="string" office:string-value="call Rda_Update_UL('303',20,45);/" calcext:value-type="string">
            <text:p>call Rda_Update_UL('303',20,45);/</text:p>
          </table:table-cell>
          <table:table-cell table:style-name="Default" table:formula="of:=COM.MICROSOFT.CONCAT(&quot;call Rda_Update_UL&quot;;&quot;('&quot;;[.$B18];&quot;',&quot;;[.X$3];&quot;,&quot;;[.X18];&quot;);/&quot;)" office:value-type="string" office:string-value="call Rda_Update_UL('303',21,45);/" calcext:value-type="string">
            <text:p>call Rda_Update_UL('303',21,45);/</text:p>
          </table:table-cell>
          <table:table-cell table:number-columns-repeated="1000"/>
        </table:table-row>
        <table:table-row table:style-name="ro1">
          <table:table-cell table:number-columns-repeated="2"/>
          <table:table-cell table:style-name="Default" table:formula="of:=COM.MICROSOFT.CONCAT(&quot;call Rda_Update_UL&quot;;&quot;('&quot;;[.$B19];&quot;',&quot;;[.C$3];&quot;,&quot;;[.C19];&quot;);/&quot;)" office:value-type="string" office:string-value="call Rda_Update_UL('304',0,0);/" calcext:value-type="string">
            <text:p>call Rda_Update_UL('304',0,0);/</text:p>
          </table:table-cell>
          <table:table-cell table:style-name="Default" table:formula="of:=COM.MICROSOFT.CONCAT(&quot;call Rda_Update_UL&quot;;&quot;('&quot;;[.$B19];&quot;',&quot;;[.D$3];&quot;,&quot;;[.D19];&quot;);/&quot;)" office:value-type="string" office:string-value="call Rda_Update_UL('304',1,0);/" calcext:value-type="string">
            <text:p>call Rda_Update_UL('304',1,0);/</text:p>
          </table:table-cell>
          <table:table-cell table:style-name="Default" table:formula="of:=COM.MICROSOFT.CONCAT(&quot;call Rda_Update_UL&quot;;&quot;('&quot;;[.$B19];&quot;',&quot;;[.E$3];&quot;,&quot;;[.E19];&quot;);/&quot;)" office:value-type="string" office:string-value="call Rda_Update_UL('304',2,65);/" calcext:value-type="string">
            <text:p>call Rda_Update_UL('304',2,65);/</text:p>
          </table:table-cell>
          <table:table-cell table:style-name="Default" table:formula="of:=COM.MICROSOFT.CONCAT(&quot;call Rda_Update_UL&quot;;&quot;('&quot;;[.$B19];&quot;',&quot;;[.F$3];&quot;,&quot;;[.F19];&quot;);/&quot;)" office:value-type="string" office:string-value="call Rda_Update_UL('304',3,110);/" calcext:value-type="string">
            <text:p>call Rda_Update_UL('304',3,110);/</text:p>
          </table:table-cell>
          <table:table-cell table:style-name="Default" table:formula="of:=COM.MICROSOFT.CONCAT(&quot;call Rda_Update_UL&quot;;&quot;('&quot;;[.$B19];&quot;',&quot;;[.G$3];&quot;,&quot;;[.G19];&quot;);/&quot;)" office:value-type="string" office:string-value="call Rda_Update_UL('304',4,350);/" calcext:value-type="string">
            <text:p>call Rda_Update_UL('304',4,350);/</text:p>
          </table:table-cell>
          <table:table-cell table:style-name="Default" table:formula="of:=COM.MICROSOFT.CONCAT(&quot;call Rda_Update_UL&quot;;&quot;('&quot;;[.$B19];&quot;',&quot;;[.H$3];&quot;,&quot;;[.H19];&quot;);/&quot;)" office:value-type="string" office:string-value="call Rda_Update_UL('304',5,350);/" calcext:value-type="string">
            <text:p>call Rda_Update_UL('304',5,350);/</text:p>
          </table:table-cell>
          <table:table-cell table:style-name="Default" table:formula="of:=COM.MICROSOFT.CONCAT(&quot;call Rda_Update_UL&quot;;&quot;('&quot;;[.$B19];&quot;',&quot;;[.I$3];&quot;,&quot;;[.I19];&quot;);/&quot;)" office:value-type="string" office:string-value="call Rda_Update_UL('304',6,350);/" calcext:value-type="string">
            <text:p>call Rda_Update_UL('304',6,350);/</text:p>
          </table:table-cell>
          <table:table-cell table:style-name="Default" table:formula="of:=COM.MICROSOFT.CONCAT(&quot;call Rda_Update_UL&quot;;&quot;('&quot;;[.$B19];&quot;',&quot;;[.J$3];&quot;,&quot;;[.J19];&quot;);/&quot;)" office:value-type="string" office:string-value="call Rda_Update_UL('304',7,350);/" calcext:value-type="string">
            <text:p>call Rda_Update_UL('304',7,350);/</text:p>
          </table:table-cell>
          <table:table-cell table:style-name="Default" table:formula="of:=COM.MICROSOFT.CONCAT(&quot;call Rda_Update_UL&quot;;&quot;('&quot;;[.$B19];&quot;',&quot;;[.K$3];&quot;,&quot;;[.K19];&quot;);/&quot;)" office:value-type="string" office:string-value="call Rda_Update_UL('304',8,350);/" calcext:value-type="string">
            <text:p>call Rda_Update_UL('304',8,350);/</text:p>
          </table:table-cell>
          <table:table-cell table:style-name="Default" table:formula="of:=COM.MICROSOFT.CONCAT(&quot;call Rda_Update_UL&quot;;&quot;('&quot;;[.$B19];&quot;',&quot;;[.L$3];&quot;,&quot;;[.L19];&quot;);/&quot;)" office:value-type="string" office:string-value="call Rda_Update_UL('304',9,350);/" calcext:value-type="string">
            <text:p>call Rda_Update_UL('304',9,350);/</text:p>
          </table:table-cell>
          <table:table-cell table:style-name="Default" table:formula="of:=COM.MICROSOFT.CONCAT(&quot;call Rda_Update_UL&quot;;&quot;('&quot;;[.$B19];&quot;',&quot;;[.M$3];&quot;,&quot;;[.M19];&quot;);/&quot;)" office:value-type="string" office:string-value="call Rda_Update_UL('304',10,350);/" calcext:value-type="string">
            <text:p>call Rda_Update_UL('304',10,350);/</text:p>
          </table:table-cell>
          <table:table-cell table:style-name="Default" table:formula="of:=COM.MICROSOFT.CONCAT(&quot;call Rda_Update_UL&quot;;&quot;('&quot;;[.$B19];&quot;',&quot;;[.N$3];&quot;,&quot;;[.N19];&quot;);/&quot;)" office:value-type="string" office:string-value="call Rda_Update_UL('304',11,350);/" calcext:value-type="string">
            <text:p>call Rda_Update_UL('304',11,350);/</text:p>
          </table:table-cell>
          <table:table-cell table:style-name="Default" table:formula="of:=COM.MICROSOFT.CONCAT(&quot;call Rda_Update_UL&quot;;&quot;('&quot;;[.$B19];&quot;',&quot;;[.O$3];&quot;,&quot;;[.O19];&quot;);/&quot;)" office:value-type="string" office:string-value="call Rda_Update_UL('304',12,350);/" calcext:value-type="string">
            <text:p>call Rda_Update_UL('304',12,350);/</text:p>
          </table:table-cell>
          <table:table-cell table:style-name="Default" table:formula="of:=COM.MICROSOFT.CONCAT(&quot;call Rda_Update_UL&quot;;&quot;('&quot;;[.$B19];&quot;',&quot;;[.P$3];&quot;,&quot;;[.P19];&quot;);/&quot;)" office:value-type="string" office:string-value="call Rda_Update_UL('304',13,350);/" calcext:value-type="string">
            <text:p>call Rda_Update_UL('304',13,350);/</text:p>
          </table:table-cell>
          <table:table-cell table:style-name="Default" table:formula="of:=COM.MICROSOFT.CONCAT(&quot;call Rda_Update_UL&quot;;&quot;('&quot;;[.$B19];&quot;',&quot;;[.Q$3];&quot;,&quot;;[.Q19];&quot;);/&quot;)" office:value-type="string" office:string-value="call Rda_Update_UL('304',14,350);/" calcext:value-type="string">
            <text:p>call Rda_Update_UL('304',14,350);/</text:p>
          </table:table-cell>
          <table:table-cell table:style-name="Default" table:formula="of:=COM.MICROSOFT.CONCAT(&quot;call Rda_Update_UL&quot;;&quot;('&quot;;[.$B19];&quot;',&quot;;[.R$3];&quot;,&quot;;[.R19];&quot;);/&quot;)" office:value-type="string" office:string-value="call Rda_Update_UL('304',15,350);/" calcext:value-type="string">
            <text:p>call Rda_Update_UL('304',15,350);/</text:p>
          </table:table-cell>
          <table:table-cell table:style-name="Default" table:formula="of:=COM.MICROSOFT.CONCAT(&quot;call Rda_Update_UL&quot;;&quot;('&quot;;[.$B19];&quot;',&quot;;[.S$3];&quot;,&quot;;[.S19];&quot;);/&quot;)" office:value-type="string" office:string-value="call Rda_Update_UL('304',16,350);/" calcext:value-type="string">
            <text:p>call Rda_Update_UL('304',16,350);/</text:p>
          </table:table-cell>
          <table:table-cell table:style-name="Default" table:formula="of:=COM.MICROSOFT.CONCAT(&quot;call Rda_Update_UL&quot;;&quot;('&quot;;[.$B19];&quot;',&quot;;[.T$3];&quot;,&quot;;[.T19];&quot;);/&quot;)" office:value-type="string" office:string-value="call Rda_Update_UL('304',17,350);/" calcext:value-type="string">
            <text:p>call Rda_Update_UL('304',17,350);/</text:p>
          </table:table-cell>
          <table:table-cell table:style-name="Default" table:formula="of:=COM.MICROSOFT.CONCAT(&quot;call Rda_Update_UL&quot;;&quot;('&quot;;[.$B19];&quot;',&quot;;[.U$3];&quot;,&quot;;[.U19];&quot;);/&quot;)" office:value-type="string" office:string-value="call Rda_Update_UL('304',18,350);/" calcext:value-type="string">
            <text:p>call Rda_Update_UL('304',18,350);/</text:p>
          </table:table-cell>
          <table:table-cell table:style-name="Default" table:formula="of:=COM.MICROSOFT.CONCAT(&quot;call Rda_Update_UL&quot;;&quot;('&quot;;[.$B19];&quot;',&quot;;[.V$3];&quot;,&quot;;[.V19];&quot;);/&quot;)" office:value-type="string" office:string-value="call Rda_Update_UL('304',19,350);/" calcext:value-type="string">
            <text:p>call Rda_Update_UL('304',19,350);/</text:p>
          </table:table-cell>
          <table:table-cell table:style-name="Default" table:formula="of:=COM.MICROSOFT.CONCAT(&quot;call Rda_Update_UL&quot;;&quot;('&quot;;[.$B19];&quot;',&quot;;[.W$3];&quot;,&quot;;[.W19];&quot;);/&quot;)" office:value-type="string" office:string-value="call Rda_Update_UL('304',20,350);/" calcext:value-type="string">
            <text:p>call Rda_Update_UL('304',20,350);/</text:p>
          </table:table-cell>
          <table:table-cell table:style-name="Default" table:formula="of:=COM.MICROSOFT.CONCAT(&quot;call Rda_Update_UL&quot;;&quot;('&quot;;[.$B19];&quot;',&quot;;[.X$3];&quot;,&quot;;[.X19];&quot;);/&quot;)" office:value-type="string" office:string-value="call Rda_Update_UL('304',21,350);/" calcext:value-type="string">
            <text:p>call Rda_Update_UL('304',21,350);/</text:p>
          </table:table-cell>
          <table:table-cell table:number-columns-repeated="1000"/>
        </table:table-row>
        <table:table-row table:style-name="ro1">
          <table:table-cell table:number-columns-repeated="2"/>
          <table:table-cell table:style-name="Default" table:formula="of:=COM.MICROSOFT.CONCAT(&quot;call Rda_Update_UL&quot;;&quot;('&quot;;[.$B20];&quot;',&quot;;[.C$3];&quot;,&quot;;[.C20];&quot;);/&quot;)" office:value-type="string" office:string-value="call Rda_Update_UL('315',0,0);/" calcext:value-type="string">
            <text:p>call Rda_Update_UL('315',0,0);/</text:p>
          </table:table-cell>
          <table:table-cell table:style-name="Default" table:formula="of:=COM.MICROSOFT.CONCAT(&quot;call Rda_Update_UL&quot;;&quot;('&quot;;[.$B20];&quot;',&quot;;[.D$3];&quot;,&quot;;[.D20];&quot;);/&quot;)" office:value-type="string" office:string-value="call Rda_Update_UL('315',1,0);/" calcext:value-type="string">
            <text:p>call Rda_Update_UL('315',1,0);/</text:p>
          </table:table-cell>
          <table:table-cell table:style-name="Default" table:formula="of:=COM.MICROSOFT.CONCAT(&quot;call Rda_Update_UL&quot;;&quot;('&quot;;[.$B20];&quot;',&quot;;[.E$3];&quot;,&quot;;[.E20];&quot;);/&quot;)" office:value-type="string" office:string-value="call Rda_Update_UL('315',2,2);/" calcext:value-type="string">
            <text:p>call Rda_Update_UL('315',2,2);/</text:p>
          </table:table-cell>
          <table:table-cell table:style-name="Default" table:formula="of:=COM.MICROSOFT.CONCAT(&quot;call Rda_Update_UL&quot;;&quot;('&quot;;[.$B20];&quot;',&quot;;[.F$3];&quot;,&quot;;[.F20];&quot;);/&quot;)" office:value-type="string" office:string-value="call Rda_Update_UL('315',3,3);/" calcext:value-type="string">
            <text:p>call Rda_Update_UL('315',3,3);/</text:p>
          </table:table-cell>
          <table:table-cell table:style-name="Default" table:formula="of:=COM.MICROSOFT.CONCAT(&quot;call Rda_Update_UL&quot;;&quot;('&quot;;[.$B20];&quot;',&quot;;[.G$3];&quot;,&quot;;[.G20];&quot;);/&quot;)" office:value-type="string" office:string-value="call Rda_Update_UL('315',4,6);/" calcext:value-type="string">
            <text:p>call Rda_Update_UL('315',4,6);/</text:p>
          </table:table-cell>
          <table:table-cell table:style-name="Default" table:formula="of:=COM.MICROSOFT.CONCAT(&quot;call Rda_Update_UL&quot;;&quot;('&quot;;[.$B20];&quot;',&quot;;[.H$3];&quot;,&quot;;[.H20];&quot;);/&quot;)" office:value-type="string" office:string-value="call Rda_Update_UL('315',5,9);/" calcext:value-type="string">
            <text:p>call Rda_Update_UL('315',5,9);/</text:p>
          </table:table-cell>
          <table:table-cell table:style-name="Default" table:formula="of:=COM.MICROSOFT.CONCAT(&quot;call Rda_Update_UL&quot;;&quot;('&quot;;[.$B20];&quot;',&quot;;[.I$3];&quot;,&quot;;[.I20];&quot;);/&quot;)" office:value-type="string" office:string-value="call Rda_Update_UL('315',6,11);/" calcext:value-type="string">
            <text:p>call Rda_Update_UL('315',6,11);/</text:p>
          </table:table-cell>
          <table:table-cell table:style-name="Default" table:formula="of:=COM.MICROSOFT.CONCAT(&quot;call Rda_Update_UL&quot;;&quot;('&quot;;[.$B20];&quot;',&quot;;[.J$3];&quot;,&quot;;[.J20];&quot;);/&quot;)" office:value-type="string" office:string-value="call Rda_Update_UL('315',7,11);/" calcext:value-type="string">
            <text:p>call Rda_Update_UL('315',7,11);/</text:p>
          </table:table-cell>
          <table:table-cell table:style-name="Default" table:formula="of:=COM.MICROSOFT.CONCAT(&quot;call Rda_Update_UL&quot;;&quot;('&quot;;[.$B20];&quot;',&quot;;[.K$3];&quot;,&quot;;[.K20];&quot;);/&quot;)" office:value-type="string" office:string-value="call Rda_Update_UL('315',8,11);/" calcext:value-type="string">
            <text:p>call Rda_Update_UL('315',8,11);/</text:p>
          </table:table-cell>
          <table:table-cell table:style-name="Default" table:formula="of:=COM.MICROSOFT.CONCAT(&quot;call Rda_Update_UL&quot;;&quot;('&quot;;[.$B20];&quot;',&quot;;[.L$3];&quot;,&quot;;[.L20];&quot;);/&quot;)" office:value-type="string" office:string-value="call Rda_Update_UL('315',9,11);/" calcext:value-type="string">
            <text:p>call Rda_Update_UL('315',9,11);/</text:p>
          </table:table-cell>
          <table:table-cell table:style-name="Default" table:formula="of:=COM.MICROSOFT.CONCAT(&quot;call Rda_Update_UL&quot;;&quot;('&quot;;[.$B20];&quot;',&quot;;[.M$3];&quot;,&quot;;[.M20];&quot;);/&quot;)" office:value-type="string" office:string-value="call Rda_Update_UL('315',10,6);/" calcext:value-type="string">
            <text:p>call Rda_Update_UL('315',10,6);/</text:p>
          </table:table-cell>
          <table:table-cell table:style-name="Default" table:formula="of:=COM.MICROSOFT.CONCAT(&quot;call Rda_Update_UL&quot;;&quot;('&quot;;[.$B20];&quot;',&quot;;[.N$3];&quot;,&quot;;[.N20];&quot;);/&quot;)" office:value-type="string" office:string-value="call Rda_Update_UL('315',11,9);/" calcext:value-type="string">
            <text:p>call Rda_Update_UL('315',11,9);/</text:p>
          </table:table-cell>
          <table:table-cell table:style-name="Default" table:formula="of:=COM.MICROSOFT.CONCAT(&quot;call Rda_Update_UL&quot;;&quot;('&quot;;[.$B20];&quot;',&quot;;[.O$3];&quot;,&quot;;[.O20];&quot;);/&quot;)" office:value-type="string" office:string-value="call Rda_Update_UL('315',12,11);/" calcext:value-type="string">
            <text:p>call Rda_Update_UL('315',12,11);/</text:p>
          </table:table-cell>
          <table:table-cell table:style-name="Default" table:formula="of:=COM.MICROSOFT.CONCAT(&quot;call Rda_Update_UL&quot;;&quot;('&quot;;[.$B20];&quot;',&quot;;[.P$3];&quot;,&quot;;[.P20];&quot;);/&quot;)" office:value-type="string" office:string-value="call Rda_Update_UL('315',13,11);/" calcext:value-type="string">
            <text:p>call Rda_Update_UL('315',13,11);/</text:p>
          </table:table-cell>
          <table:table-cell table:style-name="Default" table:formula="of:=COM.MICROSOFT.CONCAT(&quot;call Rda_Update_UL&quot;;&quot;('&quot;;[.$B20];&quot;',&quot;;[.Q$3];&quot;,&quot;;[.Q20];&quot;);/&quot;)" office:value-type="string" office:string-value="call Rda_Update_UL('315',14,11);/" calcext:value-type="string">
            <text:p>call Rda_Update_UL('315',14,11);/</text:p>
          </table:table-cell>
          <table:table-cell table:style-name="Default" table:formula="of:=COM.MICROSOFT.CONCAT(&quot;call Rda_Update_UL&quot;;&quot;('&quot;;[.$B20];&quot;',&quot;;[.R$3];&quot;,&quot;;[.R20];&quot;);/&quot;)" office:value-type="string" office:string-value="call Rda_Update_UL('315',15,11);/" calcext:value-type="string">
            <text:p>call Rda_Update_UL('315',15,11);/</text:p>
          </table:table-cell>
          <table:table-cell table:style-name="Default" table:formula="of:=COM.MICROSOFT.CONCAT(&quot;call Rda_Update_UL&quot;;&quot;('&quot;;[.$B20];&quot;',&quot;;[.S$3];&quot;,&quot;;[.S20];&quot;);/&quot;)" office:value-type="string" office:string-value="call Rda_Update_UL('315',16,9);/" calcext:value-type="string">
            <text:p>call Rda_Update_UL('315',16,9);/</text:p>
          </table:table-cell>
          <table:table-cell table:style-name="Default" table:formula="of:=COM.MICROSOFT.CONCAT(&quot;call Rda_Update_UL&quot;;&quot;('&quot;;[.$B20];&quot;',&quot;;[.T$3];&quot;,&quot;;[.T20];&quot;);/&quot;)" office:value-type="string" office:string-value="call Rda_Update_UL('315',17,11);/" calcext:value-type="string">
            <text:p>call Rda_Update_UL('315',17,11);/</text:p>
          </table:table-cell>
          <table:table-cell table:style-name="Default" table:formula="of:=COM.MICROSOFT.CONCAT(&quot;call Rda_Update_UL&quot;;&quot;('&quot;;[.$B20];&quot;',&quot;;[.U$3];&quot;,&quot;;[.U20];&quot;);/&quot;)" office:value-type="string" office:string-value="call Rda_Update_UL('315',18,11);/" calcext:value-type="string">
            <text:p>call Rda_Update_UL('315',18,11);/</text:p>
          </table:table-cell>
          <table:table-cell table:style-name="Default" table:formula="of:=COM.MICROSOFT.CONCAT(&quot;call Rda_Update_UL&quot;;&quot;('&quot;;[.$B20];&quot;',&quot;;[.V$3];&quot;,&quot;;[.V20];&quot;);/&quot;)" office:value-type="string" office:string-value="call Rda_Update_UL('315',19,9);/" calcext:value-type="string">
            <text:p>call Rda_Update_UL('315',19,9);/</text:p>
          </table:table-cell>
          <table:table-cell table:style-name="Default" table:formula="of:=COM.MICROSOFT.CONCAT(&quot;call Rda_Update_UL&quot;;&quot;('&quot;;[.$B20];&quot;',&quot;;[.W$3];&quot;,&quot;;[.W20];&quot;);/&quot;)" office:value-type="string" office:string-value="call Rda_Update_UL('315',20,11);/" calcext:value-type="string">
            <text:p>call Rda_Update_UL('315',20,11);/</text:p>
          </table:table-cell>
          <table:table-cell table:style-name="Default" table:formula="of:=COM.MICROSOFT.CONCAT(&quot;call Rda_Update_UL&quot;;&quot;('&quot;;[.$B20];&quot;',&quot;;[.X$3];&quot;,&quot;;[.X20];&quot;);/&quot;)" office:value-type="string" office:string-value="call Rda_Update_UL('315',21,11);/" calcext:value-type="string">
            <text:p>call Rda_Update_UL('315',21,11);/</text:p>
          </table:table-cell>
          <table:table-cell table:number-columns-repeated="1000"/>
        </table:table-row>
        <table:table-row table:style-name="ro1">
          <table:table-cell table:number-columns-repeated="2"/>
          <table:table-cell table:style-name="Default" table:formula="of:=COM.MICROSOFT.CONCAT(&quot;call Rda_Update_UL&quot;;&quot;('&quot;;[.$B21];&quot;',&quot;;[.C$3];&quot;,&quot;;[.C21];&quot;);/&quot;)" office:value-type="string" office:string-value="call Rda_Update_UL('305',0,0);/" calcext:value-type="string">
            <text:p>call Rda_Update_UL('305',0,0);/</text:p>
          </table:table-cell>
          <table:table-cell table:style-name="Default" table:formula="of:=COM.MICROSOFT.CONCAT(&quot;call Rda_Update_UL&quot;;&quot;('&quot;;[.$B21];&quot;',&quot;;[.D$3];&quot;,&quot;;[.D21];&quot;);/&quot;)" office:value-type="string" office:string-value="call Rda_Update_UL('305',1,0);/" calcext:value-type="string">
            <text:p>call Rda_Update_UL('305',1,0);/</text:p>
          </table:table-cell>
          <table:table-cell table:style-name="Default" table:formula="of:=COM.MICROSOFT.CONCAT(&quot;call Rda_Update_UL&quot;;&quot;('&quot;;[.$B21];&quot;',&quot;;[.E$3];&quot;,&quot;;[.E21];&quot;);/&quot;)" office:value-type="string" office:string-value="call Rda_Update_UL('305',2,3000);/" calcext:value-type="string">
            <text:p>call Rda_Update_UL('305',2,3000);/</text:p>
          </table:table-cell>
          <table:table-cell table:style-name="Default" table:formula="of:=COM.MICROSOFT.CONCAT(&quot;call Rda_Update_UL&quot;;&quot;('&quot;;[.$B21];&quot;',&quot;;[.F$3];&quot;,&quot;;[.F21];&quot;);/&quot;)" office:value-type="string" office:string-value="call Rda_Update_UL('305',3,3000);/" calcext:value-type="string">
            <text:p>call Rda_Update_UL('305',3,3000);/</text:p>
          </table:table-cell>
          <table:table-cell table:style-name="Default" table:formula="of:=COM.MICROSOFT.CONCAT(&quot;call Rda_Update_UL&quot;;&quot;('&quot;;[.$B21];&quot;',&quot;;[.G$3];&quot;,&quot;;[.G21];&quot;);/&quot;)" office:value-type="string" office:string-value="call Rda_Update_UL('305',4,4000);/" calcext:value-type="string">
            <text:p>call Rda_Update_UL('305',4,4000);/</text:p>
          </table:table-cell>
          <table:table-cell table:style-name="Default" table:formula="of:=COM.MICROSOFT.CONCAT(&quot;call Rda_Update_UL&quot;;&quot;('&quot;;[.$B21];&quot;',&quot;;[.H$3];&quot;,&quot;;[.H21];&quot;);/&quot;)" office:value-type="string" office:string-value="call Rda_Update_UL('305',5,4000);/" calcext:value-type="string">
            <text:p>call Rda_Update_UL('305',5,4000);/</text:p>
          </table:table-cell>
          <table:table-cell table:style-name="Default" table:formula="of:=COM.MICROSOFT.CONCAT(&quot;call Rda_Update_UL&quot;;&quot;('&quot;;[.$B21];&quot;',&quot;;[.I$3];&quot;,&quot;;[.I21];&quot;);/&quot;)" office:value-type="string" office:string-value="call Rda_Update_UL('305',6,4000);/" calcext:value-type="string">
            <text:p>call Rda_Update_UL('305',6,4000);/</text:p>
          </table:table-cell>
          <table:table-cell table:style-name="Default" table:formula="of:=COM.MICROSOFT.CONCAT(&quot;call Rda_Update_UL&quot;;&quot;('&quot;;[.$B21];&quot;',&quot;;[.J$3];&quot;,&quot;;[.J21];&quot;);/&quot;)" office:value-type="string" office:string-value="call Rda_Update_UL('305',7,4000);/" calcext:value-type="string">
            <text:p>call Rda_Update_UL('305',7,4000);/</text:p>
          </table:table-cell>
          <table:table-cell table:style-name="Default" table:formula="of:=COM.MICROSOFT.CONCAT(&quot;call Rda_Update_UL&quot;;&quot;('&quot;;[.$B21];&quot;',&quot;;[.K$3];&quot;,&quot;;[.K21];&quot;);/&quot;)" office:value-type="string" office:string-value="call Rda_Update_UL('305',8,4000);/" calcext:value-type="string">
            <text:p>call Rda_Update_UL('305',8,4000);/</text:p>
          </table:table-cell>
          <table:table-cell table:style-name="Default" table:formula="of:=COM.MICROSOFT.CONCAT(&quot;call Rda_Update_UL&quot;;&quot;('&quot;;[.$B21];&quot;',&quot;;[.L$3];&quot;,&quot;;[.L21];&quot;);/&quot;)" office:value-type="string" office:string-value="call Rda_Update_UL('305',9,3000);/" calcext:value-type="string">
            <text:p>call Rda_Update_UL('305',9,3000);/</text:p>
          </table:table-cell>
          <table:table-cell table:style-name="Default" table:formula="of:=COM.MICROSOFT.CONCAT(&quot;call Rda_Update_UL&quot;;&quot;('&quot;;[.$B21];&quot;',&quot;;[.M$3];&quot;,&quot;;[.M21];&quot;);/&quot;)" office:value-type="string" office:string-value="call Rda_Update_UL('305',10,4000);/" calcext:value-type="string">
            <text:p>call Rda_Update_UL('305',10,4000);/</text:p>
          </table:table-cell>
          <table:table-cell table:style-name="Default" table:formula="of:=COM.MICROSOFT.CONCAT(&quot;call Rda_Update_UL&quot;;&quot;('&quot;;[.$B21];&quot;',&quot;;[.N$3];&quot;,&quot;;[.N21];&quot;);/&quot;)" office:value-type="string" office:string-value="call Rda_Update_UL('305',11,4000);/" calcext:value-type="string">
            <text:p>call Rda_Update_UL('305',11,4000);/</text:p>
          </table:table-cell>
          <table:table-cell table:style-name="Default" table:formula="of:=COM.MICROSOFT.CONCAT(&quot;call Rda_Update_UL&quot;;&quot;('&quot;;[.$B21];&quot;',&quot;;[.O$3];&quot;,&quot;;[.O21];&quot;);/&quot;)" office:value-type="string" office:string-value="call Rda_Update_UL('305',12,4000);/" calcext:value-type="string">
            <text:p>call Rda_Update_UL('305',12,4000);/</text:p>
          </table:table-cell>
          <table:table-cell table:style-name="Default" table:formula="of:=COM.MICROSOFT.CONCAT(&quot;call Rda_Update_UL&quot;;&quot;('&quot;;[.$B21];&quot;',&quot;;[.P$3];&quot;,&quot;;[.P21];&quot;);/&quot;)" office:value-type="string" office:string-value="call Rda_Update_UL('305',13,4000);/" calcext:value-type="string">
            <text:p>call Rda_Update_UL('305',13,4000);/</text:p>
          </table:table-cell>
          <table:table-cell table:style-name="Default" table:formula="of:=COM.MICROSOFT.CONCAT(&quot;call Rda_Update_UL&quot;;&quot;('&quot;;[.$B21];&quot;',&quot;;[.Q$3];&quot;,&quot;;[.Q21];&quot;);/&quot;)" office:value-type="string" office:string-value="call Rda_Update_UL('305',14,4000);/" calcext:value-type="string">
            <text:p>call Rda_Update_UL('305',14,4000);/</text:p>
          </table:table-cell>
          <table:table-cell table:style-name="Default" table:formula="of:=COM.MICROSOFT.CONCAT(&quot;call Rda_Update_UL&quot;;&quot;('&quot;;[.$B21];&quot;',&quot;;[.R$3];&quot;,&quot;;[.R21];&quot;);/&quot;)" office:value-type="string" office:string-value="call Rda_Update_UL('305',15,3000);/" calcext:value-type="string">
            <text:p>call Rda_Update_UL('305',15,3000);/</text:p>
          </table:table-cell>
          <table:table-cell table:style-name="Default" table:formula="of:=COM.MICROSOFT.CONCAT(&quot;call Rda_Update_UL&quot;;&quot;('&quot;;[.$B21];&quot;',&quot;;[.S$3];&quot;,&quot;;[.S21];&quot;);/&quot;)" office:value-type="string" office:string-value="call Rda_Update_UL('305',16,3500);/" calcext:value-type="string">
            <text:p>call Rda_Update_UL('305',16,3500);/</text:p>
          </table:table-cell>
          <table:table-cell table:style-name="Default" table:formula="of:=COM.MICROSOFT.CONCAT(&quot;call Rda_Update_UL&quot;;&quot;('&quot;;[.$B21];&quot;',&quot;;[.T$3];&quot;,&quot;;[.T21];&quot;);/&quot;)" office:value-type="string" office:string-value="call Rda_Update_UL('305',17,3500);/" calcext:value-type="string">
            <text:p>call Rda_Update_UL('305',17,3500);/</text:p>
          </table:table-cell>
          <table:table-cell table:style-name="Default" table:formula="of:=COM.MICROSOFT.CONCAT(&quot;call Rda_Update_UL&quot;;&quot;('&quot;;[.$B21];&quot;',&quot;;[.U$3];&quot;,&quot;;[.U21];&quot;);/&quot;)" office:value-type="string" office:string-value="call Rda_Update_UL('305',18,3500);/" calcext:value-type="string">
            <text:p>call Rda_Update_UL('305',18,3500);/</text:p>
          </table:table-cell>
          <table:table-cell table:style-name="Default" table:formula="of:=COM.MICROSOFT.CONCAT(&quot;call Rda_Update_UL&quot;;&quot;('&quot;;[.$B21];&quot;',&quot;;[.V$3];&quot;,&quot;;[.V21];&quot;);/&quot;)" office:value-type="string" office:string-value="call Rda_Update_UL('305',19,4000);/" calcext:value-type="string">
            <text:p>call Rda_Update_UL('305',19,4000);/</text:p>
          </table:table-cell>
          <table:table-cell table:style-name="Default" table:formula="of:=COM.MICROSOFT.CONCAT(&quot;call Rda_Update_UL&quot;;&quot;('&quot;;[.$B21];&quot;',&quot;;[.W$3];&quot;,&quot;;[.W21];&quot;);/&quot;)" office:value-type="string" office:string-value="call Rda_Update_UL('305',20,4000);/" calcext:value-type="string">
            <text:p>call Rda_Update_UL('305',20,4000);/</text:p>
          </table:table-cell>
          <table:table-cell table:style-name="Default" table:formula="of:=COM.MICROSOFT.CONCAT(&quot;call Rda_Update_UL&quot;;&quot;('&quot;;[.$B21];&quot;',&quot;;[.X$3];&quot;,&quot;;[.X21];&quot;);/&quot;)" office:value-type="string" office:string-value="call Rda_Update_UL('305',21,4000);/" calcext:value-type="string">
            <text:p>call Rda_Update_UL('305',21,4000);/</text:p>
          </table:table-cell>
          <table:table-cell table:number-columns-repeated="1000"/>
        </table:table-row>
        <table:table-row table:style-name="ro1">
          <table:table-cell table:number-columns-repeated="2"/>
          <table:table-cell table:style-name="Default" table:formula="of:=COM.MICROSOFT.CONCAT(&quot;call Rda_Update_UL&quot;;&quot;('&quot;;[.$B22];&quot;',&quot;;[.C$3];&quot;,&quot;;[.C22];&quot;);/&quot;)" office:value-type="string" office:string-value="call Rda_Update_UL('317',0,45);/" calcext:value-type="string">
            <text:p>call Rda_Update_UL('317',0,45);/</text:p>
          </table:table-cell>
          <table:table-cell table:style-name="Default" table:formula="of:=COM.MICROSOFT.CONCAT(&quot;call Rda_Update_UL&quot;;&quot;('&quot;;[.$B22];&quot;',&quot;;[.D$3];&quot;,&quot;;[.D22];&quot;);/&quot;)" office:value-type="string" office:string-value="call Rda_Update_UL('317',1,60);/" calcext:value-type="string">
            <text:p>call Rda_Update_UL('317',1,60);/</text:p>
          </table:table-cell>
          <table:table-cell table:style-name="Default" table:formula="of:=COM.MICROSOFT.CONCAT(&quot;call Rda_Update_UL&quot;;&quot;('&quot;;[.$B22];&quot;',&quot;;[.E$3];&quot;,&quot;;[.E22];&quot;);/&quot;)" office:value-type="string" office:string-value="call Rda_Update_UL('317',2,90);/" calcext:value-type="string">
            <text:p>call Rda_Update_UL('317',2,90);/</text:p>
          </table:table-cell>
          <table:table-cell table:style-name="Default" table:formula="of:=COM.MICROSOFT.CONCAT(&quot;call Rda_Update_UL&quot;;&quot;('&quot;;[.$B22];&quot;',&quot;;[.F$3];&quot;,&quot;;[.F22];&quot;);/&quot;)" office:value-type="string" office:string-value="call Rda_Update_UL('317',3,150);/" calcext:value-type="string">
            <text:p>call Rda_Update_UL('317',3,150);/</text:p>
          </table:table-cell>
          <table:table-cell table:style-name="Default" table:formula="of:=COM.MICROSOFT.CONCAT(&quot;call Rda_Update_UL&quot;;&quot;('&quot;;[.$B22];&quot;',&quot;;[.G$3];&quot;,&quot;;[.G22];&quot;);/&quot;)" office:value-type="string" office:string-value="call Rda_Update_UL('317',4,280);/" calcext:value-type="string">
            <text:p>call Rda_Update_UL('317',4,280);/</text:p>
          </table:table-cell>
          <table:table-cell table:style-name="Default" table:formula="of:=COM.MICROSOFT.CONCAT(&quot;call Rda_Update_UL&quot;;&quot;('&quot;;[.$B22];&quot;',&quot;;[.H$3];&quot;,&quot;;[.H22];&quot;);/&quot;)" office:value-type="string" office:string-value="call Rda_Update_UL('317',5,400);/" calcext:value-type="string">
            <text:p>call Rda_Update_UL('317',5,400);/</text:p>
          </table:table-cell>
          <table:table-cell table:style-name="Default" table:formula="of:=COM.MICROSOFT.CONCAT(&quot;call Rda_Update_UL&quot;;&quot;('&quot;;[.$B22];&quot;',&quot;;[.I$3];&quot;,&quot;;[.I22];&quot;);/&quot;)" office:value-type="string" office:string-value="call Rda_Update_UL('317',6,400);/" calcext:value-type="string">
            <text:p>call Rda_Update_UL('317',6,400);/</text:p>
          </table:table-cell>
          <table:table-cell table:style-name="Default" table:formula="of:=COM.MICROSOFT.CONCAT(&quot;call Rda_Update_UL&quot;;&quot;('&quot;;[.$B22];&quot;',&quot;;[.J$3];&quot;,&quot;;[.J22];&quot;);/&quot;)" office:value-type="string" office:string-value="call Rda_Update_UL('317',7,400);/" calcext:value-type="string">
            <text:p>call Rda_Update_UL('317',7,400);/</text:p>
          </table:table-cell>
          <table:table-cell table:style-name="Default" table:formula="of:=COM.MICROSOFT.CONCAT(&quot;call Rda_Update_UL&quot;;&quot;('&quot;;[.$B22];&quot;',&quot;;[.K$3];&quot;,&quot;;[.K22];&quot;);/&quot;)" office:value-type="string" office:string-value="call Rda_Update_UL('317',8,400);/" calcext:value-type="string">
            <text:p>call Rda_Update_UL('317',8,400);/</text:p>
          </table:table-cell>
          <table:table-cell table:style-name="Default" table:formula="of:=COM.MICROSOFT.CONCAT(&quot;call Rda_Update_UL&quot;;&quot;('&quot;;[.$B22];&quot;',&quot;;[.L$3];&quot;,&quot;;[.L22];&quot;);/&quot;)" office:value-type="string" office:string-value="call Rda_Update_UL('317',9,400);/" calcext:value-type="string">
            <text:p>call Rda_Update_UL('317',9,400);/</text:p>
          </table:table-cell>
          <table:table-cell table:style-name="Default" table:formula="of:=COM.MICROSOFT.CONCAT(&quot;call Rda_Update_UL&quot;;&quot;('&quot;;[.$B22];&quot;',&quot;;[.M$3];&quot;,&quot;;[.M22];&quot;);/&quot;)" office:value-type="string" office:string-value="call Rda_Update_UL('317',10,280);/" calcext:value-type="string">
            <text:p>call Rda_Update_UL('317',10,280);/</text:p>
          </table:table-cell>
          <table:table-cell table:style-name="Default" table:formula="of:=COM.MICROSOFT.CONCAT(&quot;call Rda_Update_UL&quot;;&quot;('&quot;;[.$B22];&quot;',&quot;;[.N$3];&quot;,&quot;;[.N22];&quot;);/&quot;)" office:value-type="string" office:string-value="call Rda_Update_UL('317',11,400);/" calcext:value-type="string">
            <text:p>call Rda_Update_UL('317',11,400);/</text:p>
          </table:table-cell>
          <table:table-cell table:style-name="Default" table:formula="of:=COM.MICROSOFT.CONCAT(&quot;call Rda_Update_UL&quot;;&quot;('&quot;;[.$B22];&quot;',&quot;;[.O$3];&quot;,&quot;;[.O22];&quot;);/&quot;)" office:value-type="string" office:string-value="call Rda_Update_UL('317',12,400);/" calcext:value-type="string">
            <text:p>call Rda_Update_UL('317',12,400);/</text:p>
          </table:table-cell>
          <table:table-cell table:style-name="Default" table:formula="of:=COM.MICROSOFT.CONCAT(&quot;call Rda_Update_UL&quot;;&quot;('&quot;;[.$B22];&quot;',&quot;;[.P$3];&quot;,&quot;;[.P22];&quot;);/&quot;)" office:value-type="string" office:string-value="call Rda_Update_UL('317',13,400);/" calcext:value-type="string">
            <text:p>call Rda_Update_UL('317',13,400);/</text:p>
          </table:table-cell>
          <table:table-cell table:style-name="Default" table:formula="of:=COM.MICROSOFT.CONCAT(&quot;call Rda_Update_UL&quot;;&quot;('&quot;;[.$B22];&quot;',&quot;;[.Q$3];&quot;,&quot;;[.Q22];&quot;);/&quot;)" office:value-type="string" office:string-value="call Rda_Update_UL('317',14,400);/" calcext:value-type="string">
            <text:p>call Rda_Update_UL('317',14,400);/</text:p>
          </table:table-cell>
          <table:table-cell table:style-name="Default" table:formula="of:=COM.MICROSOFT.CONCAT(&quot;call Rda_Update_UL&quot;;&quot;('&quot;;[.$B22];&quot;',&quot;;[.R$3];&quot;,&quot;;[.R22];&quot;);/&quot;)" office:value-type="string" office:string-value="call Rda_Update_UL('317',15,400);/" calcext:value-type="string">
            <text:p>call Rda_Update_UL('317',15,400);/</text:p>
          </table:table-cell>
          <table:table-cell table:style-name="Default" table:formula="of:=COM.MICROSOFT.CONCAT(&quot;call Rda_Update_UL&quot;;&quot;('&quot;;[.$B22];&quot;',&quot;;[.S$3];&quot;,&quot;;[.S22];&quot;);/&quot;)" office:value-type="string" office:string-value="call Rda_Update_UL('317',16,400);/" calcext:value-type="string">
            <text:p>call Rda_Update_UL('317',16,400);/</text:p>
          </table:table-cell>
          <table:table-cell table:style-name="Default" table:formula="of:=COM.MICROSOFT.CONCAT(&quot;call Rda_Update_UL&quot;;&quot;('&quot;;[.$B22];&quot;',&quot;;[.T$3];&quot;,&quot;;[.T22];&quot;);/&quot;)" office:value-type="string" office:string-value="call Rda_Update_UL('317',17,400);/" calcext:value-type="string">
            <text:p>call Rda_Update_UL('317',17,400);/</text:p>
          </table:table-cell>
          <table:table-cell table:style-name="Default" table:formula="of:=COM.MICROSOFT.CONCAT(&quot;call Rda_Update_UL&quot;;&quot;('&quot;;[.$B22];&quot;',&quot;;[.U$3];&quot;,&quot;;[.U22];&quot;);/&quot;)" office:value-type="string" office:string-value="call Rda_Update_UL('317',18,400);/" calcext:value-type="string">
            <text:p>call Rda_Update_UL('317',18,400);/</text:p>
          </table:table-cell>
          <table:table-cell table:style-name="Default" table:formula="of:=COM.MICROSOFT.CONCAT(&quot;call Rda_Update_UL&quot;;&quot;('&quot;;[.$B22];&quot;',&quot;;[.V$3];&quot;,&quot;;[.V22];&quot;);/&quot;)" office:value-type="string" office:string-value="call Rda_Update_UL('317',19,400);/" calcext:value-type="string">
            <text:p>call Rda_Update_UL('317',19,400);/</text:p>
          </table:table-cell>
          <table:table-cell table:style-name="Default" table:formula="of:=COM.MICROSOFT.CONCAT(&quot;call Rda_Update_UL&quot;;&quot;('&quot;;[.$B22];&quot;',&quot;;[.W$3];&quot;,&quot;;[.W22];&quot;);/&quot;)" office:value-type="string" office:string-value="call Rda_Update_UL('317',20,400);/" calcext:value-type="string">
            <text:p>call Rda_Update_UL('317',20,400);/</text:p>
          </table:table-cell>
          <table:table-cell table:style-name="Default" table:formula="of:=COM.MICROSOFT.CONCAT(&quot;call Rda_Update_UL&quot;;&quot;('&quot;;[.$B22];&quot;',&quot;;[.X$3];&quot;,&quot;;[.X22];&quot;);/&quot;)" office:value-type="string" office:string-value="call Rda_Update_UL('317',21,400);/" calcext:value-type="string">
            <text:p>call Rda_Update_UL('317',21,400);/</text:p>
          </table:table-cell>
          <table:table-cell table:number-columns-repeated="1000"/>
        </table:table-row>
        <table:table-row table:style-name="ro1">
          <table:table-cell table:number-columns-repeated="2"/>
          <table:table-cell table:style-name="Default" table:formula="of:=COM.MICROSOFT.CONCAT(&quot;call Rda_Update_UL&quot;;&quot;('&quot;;[.$B23];&quot;',&quot;;[.C$3];&quot;,&quot;;[.C23];&quot;);/&quot;)" office:value-type="string" office:string-value="call Rda_Update_UL('309',0,4);/" calcext:value-type="string">
            <text:p>call Rda_Update_UL('309',0,4);/</text:p>
          </table:table-cell>
          <table:table-cell table:style-name="Default" table:formula="of:=COM.MICROSOFT.CONCAT(&quot;call Rda_Update_UL&quot;;&quot;('&quot;;[.$B23];&quot;',&quot;;[.D$3];&quot;,&quot;;[.D23];&quot;);/&quot;)" office:value-type="string" office:string-value="call Rda_Update_UL('309',1,5);/" calcext:value-type="string">
            <text:p>call Rda_Update_UL('309',1,5);/</text:p>
          </table:table-cell>
          <table:table-cell table:style-name="Default" table:formula="of:=COM.MICROSOFT.CONCAT(&quot;call Rda_Update_UL&quot;;&quot;('&quot;;[.$B23];&quot;',&quot;;[.E$3];&quot;,&quot;;[.E23];&quot;);/&quot;)" office:value-type="string" office:string-value="call Rda_Update_UL('309',2,7);/" calcext:value-type="string">
            <text:p>call Rda_Update_UL('309',2,7);/</text:p>
          </table:table-cell>
          <table:table-cell table:style-name="Default" table:formula="of:=COM.MICROSOFT.CONCAT(&quot;call Rda_Update_UL&quot;;&quot;('&quot;;[.$B23];&quot;',&quot;;[.F$3];&quot;,&quot;;[.F23];&quot;);/&quot;)" office:value-type="string" office:string-value="call Rda_Update_UL('309',3,12);/" calcext:value-type="string">
            <text:p>call Rda_Update_UL('309',3,12);/</text:p>
          </table:table-cell>
          <table:table-cell table:style-name="Default" table:formula="of:=COM.MICROSOFT.CONCAT(&quot;call Rda_Update_UL&quot;;&quot;('&quot;;[.$B23];&quot;',&quot;;[.G$3];&quot;,&quot;;[.G23];&quot;);/&quot;)" office:value-type="string" office:string-value="call Rda_Update_UL('309',4,23);/" calcext:value-type="string">
            <text:p>call Rda_Update_UL('309',4,23);/</text:p>
          </table:table-cell>
          <table:table-cell table:style-name="Default" table:formula="of:=COM.MICROSOFT.CONCAT(&quot;call Rda_Update_UL&quot;;&quot;('&quot;;[.$B23];&quot;',&quot;;[.H$3];&quot;,&quot;;[.H23];&quot;);/&quot;)" office:value-type="string" office:string-value="call Rda_Update_UL('309',5,34);/" calcext:value-type="string">
            <text:p>call Rda_Update_UL('309',5,34);/</text:p>
          </table:table-cell>
          <table:table-cell table:style-name="Default" table:formula="of:=COM.MICROSOFT.CONCAT(&quot;call Rda_Update_UL&quot;;&quot;('&quot;;[.$B23];&quot;',&quot;;[.I$3];&quot;,&quot;;[.I23];&quot;);/&quot;)" office:value-type="string" office:string-value="call Rda_Update_UL('309',6,40);/" calcext:value-type="string">
            <text:p>call Rda_Update_UL('309',6,40);/</text:p>
          </table:table-cell>
          <table:table-cell table:style-name="Default" table:formula="of:=COM.MICROSOFT.CONCAT(&quot;call Rda_Update_UL&quot;;&quot;('&quot;;[.$B23];&quot;',&quot;;[.J$3];&quot;,&quot;;[.J23];&quot;);/&quot;)" office:value-type="string" office:string-value="call Rda_Update_UL('309',7,40);/" calcext:value-type="string">
            <text:p>call Rda_Update_UL('309',7,40);/</text:p>
          </table:table-cell>
          <table:table-cell table:style-name="Default" table:formula="of:=COM.MICROSOFT.CONCAT(&quot;call Rda_Update_UL&quot;;&quot;('&quot;;[.$B23];&quot;',&quot;;[.K$3];&quot;,&quot;;[.K23];&quot;);/&quot;)" office:value-type="string" office:string-value="call Rda_Update_UL('309',8,40);/" calcext:value-type="string">
            <text:p>call Rda_Update_UL('309',8,40);/</text:p>
          </table:table-cell>
          <table:table-cell table:style-name="Default" table:formula="of:=COM.MICROSOFT.CONCAT(&quot;call Rda_Update_UL&quot;;&quot;('&quot;;[.$B23];&quot;',&quot;;[.L$3];&quot;,&quot;;[.L23];&quot;);/&quot;)" office:value-type="string" office:string-value="call Rda_Update_UL('309',9,40);/" calcext:value-type="string">
            <text:p>call Rda_Update_UL('309',9,40);/</text:p>
          </table:table-cell>
          <table:table-cell table:style-name="Default" table:formula="of:=COM.MICROSOFT.CONCAT(&quot;call Rda_Update_UL&quot;;&quot;('&quot;;[.$B23];&quot;',&quot;;[.M$3];&quot;,&quot;;[.M23];&quot;);/&quot;)" office:value-type="string" office:string-value="call Rda_Update_UL('309',10,23);/" calcext:value-type="string">
            <text:p>call Rda_Update_UL('309',10,23);/</text:p>
          </table:table-cell>
          <table:table-cell table:style-name="Default" table:formula="of:=COM.MICROSOFT.CONCAT(&quot;call Rda_Update_UL&quot;;&quot;('&quot;;[.$B23];&quot;',&quot;;[.N$3];&quot;,&quot;;[.N23];&quot;);/&quot;)" office:value-type="string" office:string-value="call Rda_Update_UL('309',11,34);/" calcext:value-type="string">
            <text:p>call Rda_Update_UL('309',11,34);/</text:p>
          </table:table-cell>
          <table:table-cell table:style-name="Default" table:formula="of:=COM.MICROSOFT.CONCAT(&quot;call Rda_Update_UL&quot;;&quot;('&quot;;[.$B23];&quot;',&quot;;[.O$3];&quot;,&quot;;[.O23];&quot;);/&quot;)" office:value-type="string" office:string-value="call Rda_Update_UL('309',12,40);/" calcext:value-type="string">
            <text:p>call Rda_Update_UL('309',12,40);/</text:p>
          </table:table-cell>
          <table:table-cell table:style-name="Default" table:formula="of:=COM.MICROSOFT.CONCAT(&quot;call Rda_Update_UL&quot;;&quot;('&quot;;[.$B23];&quot;',&quot;;[.P$3];&quot;,&quot;;[.P23];&quot;);/&quot;)" office:value-type="string" office:string-value="call Rda_Update_UL('309',13,40);/" calcext:value-type="string">
            <text:p>call Rda_Update_UL('309',13,40);/</text:p>
          </table:table-cell>
          <table:table-cell table:style-name="Default" table:formula="of:=COM.MICROSOFT.CONCAT(&quot;call Rda_Update_UL&quot;;&quot;('&quot;;[.$B23];&quot;',&quot;;[.Q$3];&quot;,&quot;;[.Q23];&quot;);/&quot;)" office:value-type="string" office:string-value="call Rda_Update_UL('309',14,40);/" calcext:value-type="string">
            <text:p>call Rda_Update_UL('309',14,40);/</text:p>
          </table:table-cell>
          <table:table-cell table:style-name="Default" table:formula="of:=COM.MICROSOFT.CONCAT(&quot;call Rda_Update_UL&quot;;&quot;('&quot;;[.$B23];&quot;',&quot;;[.R$3];&quot;,&quot;;[.R23];&quot;);/&quot;)" office:value-type="string" office:string-value="call Rda_Update_UL('309',15,40);/" calcext:value-type="string">
            <text:p>call Rda_Update_UL('309',15,40);/</text:p>
          </table:table-cell>
          <table:table-cell table:style-name="Default" table:formula="of:=COM.MICROSOFT.CONCAT(&quot;call Rda_Update_UL&quot;;&quot;('&quot;;[.$B23];&quot;',&quot;;[.S$3];&quot;,&quot;;[.S23];&quot;);/&quot;)" office:value-type="string" office:string-value="call Rda_Update_UL('309',16,34);/" calcext:value-type="string">
            <text:p>call Rda_Update_UL('309',16,34);/</text:p>
          </table:table-cell>
          <table:table-cell table:style-name="Default" table:formula="of:=COM.MICROSOFT.CONCAT(&quot;call Rda_Update_UL&quot;;&quot;('&quot;;[.$B23];&quot;',&quot;;[.T$3];&quot;,&quot;;[.T23];&quot;);/&quot;)" office:value-type="string" office:string-value="call Rda_Update_UL('309',17,40);/" calcext:value-type="string">
            <text:p>call Rda_Update_UL('309',17,40);/</text:p>
          </table:table-cell>
          <table:table-cell table:style-name="Default" table:formula="of:=COM.MICROSOFT.CONCAT(&quot;call Rda_Update_UL&quot;;&quot;('&quot;;[.$B23];&quot;',&quot;;[.U$3];&quot;,&quot;;[.U23];&quot;);/&quot;)" office:value-type="string" office:string-value="call Rda_Update_UL('309',18,40);/" calcext:value-type="string">
            <text:p>call Rda_Update_UL('309',18,40);/</text:p>
          </table:table-cell>
          <table:table-cell table:style-name="Default" table:formula="of:=COM.MICROSOFT.CONCAT(&quot;call Rda_Update_UL&quot;;&quot;('&quot;;[.$B23];&quot;',&quot;;[.V$3];&quot;,&quot;;[.V23];&quot;);/&quot;)" office:value-type="string" office:string-value="call Rda_Update_UL('309',19,34);/" calcext:value-type="string">
            <text:p>call Rda_Update_UL('309',19,34);/</text:p>
          </table:table-cell>
          <table:table-cell table:style-name="Default" table:formula="of:=COM.MICROSOFT.CONCAT(&quot;call Rda_Update_UL&quot;;&quot;('&quot;;[.$B23];&quot;',&quot;;[.W$3];&quot;,&quot;;[.W23];&quot;);/&quot;)" office:value-type="string" office:string-value="call Rda_Update_UL('309',20,40);/" calcext:value-type="string">
            <text:p>call Rda_Update_UL('309',20,40);/</text:p>
          </table:table-cell>
          <table:table-cell table:style-name="Default" table:formula="of:=COM.MICROSOFT.CONCAT(&quot;call Rda_Update_UL&quot;;&quot;('&quot;;[.$B23];&quot;',&quot;;[.X$3];&quot;,&quot;;[.X23];&quot;);/&quot;)" office:value-type="string" office:string-value="call Rda_Update_UL('309',21,40);/" calcext:value-type="string">
            <text:p>call Rda_Update_UL('309',21,40);/</text:p>
          </table:table-cell>
          <table:table-cell table:number-columns-repeated="100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5">00/00/0000</text:date>, <text:time style:data-style-name="N2" text:time-value="14:57:46.5560943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07:56:42.209061672</meta:creation-date>
    <dc:date>2020-07-15T15:10:16.201882864</dc:date>
    <meta:editing-duration>PT4H38M1S</meta:editing-duration>
    <meta:editing-cycles>91</meta:editing-cycles>
    <meta:generator>LibreOffice/6.1.5.2$Linux_X86_64 LibreOffice_project/10$Build-2</meta:generator>
    <dc:description>I used this document to generate procedure calls to load Snack: Learning Software For Nutrition (build 600) database. </dc:description>
    <dc:title>RDA and Tolerable Upper Intake Levels for Vitamins and Minerals</dc:title>
    <meta:document-statistic meta:table-count="7" meta:cell-count="4639" meta:object-count="0"/>
    <meta:user-defined meta:name="Owner">Jorge Garcia de Alba</meta:user-defined>
    <meta:user-defined meta:name="Project">Snack: Learning Software For Nutrition</meta:user-defined>
    <meta:user-defined meta:name="Purpose">To generate procedure calls to load snack (build 600) database</meta:user-defined>
    <meta:user-defined meta:name="URL">https://x-jrga.github.io/snack</meta:user-defined>
  </office:meta>
</office:document-meta>
</file>